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1/styles.xml" manifest:media-type="text/xml"/>
  <manifest:file-entry manifest:full-path="Object 1/content.xml" manifest:media-type="text/xml"/>
  <manifest:file-entry manifest:full-path="Object 5/styles.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3/content.xml" manifest:media-type="text/xml"/>
  <manifest:file-entry manifest:full-path="Object 6/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style:font-face style:name="Tahoma" svg:font-family="Tahom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middle" fo:wrap-option="wrap" fo:background-color="#C0C0C0" style:repeat-content="false"/>
      <style:paragraph-properties fo:text-align="center"/>
      <style:text-properties fo:font-size="8pt" style:font-size-asian="8pt" style:font-size-complex="8pt"/>
    </style:style>
    <style:style style:name="ce3" style:family="table-cell" style:parent-style-name="Default" style:data-style-name="N0">
      <style:table-cell-properties fo:border="thin solid #000000" style:vertical-align="top" fo:wrap-option="wrap" fo:background-color="#FFFFFF"/>
      <style:text-properties fo:font-size="8pt" style:font-size-asian="8pt" style:font-size-complex="8pt"/>
    </style:style>
    <style:style style:name="ce4" style:family="table-cell" style:parent-style-name="Default" style:data-style-name="N36">
      <style:table-cell-properties fo:border="thin solid #000000" style:vertical-align="top" fo:wrap-option="wrap" fo:background-color="#FFFFFF"/>
      <style:text-properties fo:font-size="8pt" style:font-size-asian="8pt" style:font-size-complex="8pt"/>
    </style:style>
    <style:style style:name="ce5" style:family="table-cell" style:parent-style-name="Default" style:data-style-name="N3">
      <style:table-cell-properties fo:border="thin solid #000000" style:vertical-align="top" fo:wrap-option="wrap" fo:background-color="#FFFFFF"/>
      <style:text-properties fo:font-size="8pt" style:font-size-asian="8pt" style:font-size-complex="8pt"/>
    </style:style>
    <style:style style:name="ce6" style:family="table-cell" style:parent-style-name="Default" style:data-style-name="N3">
      <style:table-cell-properties fo:border="thin solid #000000" style:vertical-align="automatic" fo:wrap-option="wrap" fo:background-color="#CCFFCC"/>
      <style:text-properties fo:font-size="8pt" style:font-size-asian="8pt" style:font-size-complex="8pt" fo:font-weight="bold" style:font-weight-asian="bold" style:font-weight-complex="bold"/>
    </style:style>
    <style:style style:name="ce7" style:family="table-cell" style:parent-style-name="Default" style:data-style-name="N0"/>
    <style:style style:name="ce8" style:family="table-cell" style:parent-style-name="Default" style:data-style-name="N0">
      <style:table-cell-properties style:vertical-align="automatic" style:repeat-content="false"/>
      <style:paragraph-properties fo:text-align="start" fo:margin-left="0cm"/>
    </style:style>
    <style:style style:name="ce9" style:family="table-cell" style:parent-style-name="Default" style:data-style-name="N37"/>
    <style:style style:name="ce10" style:family="table-cell" style:parent-style-name="Default" style:data-style-name="N38"/>
    <style:style style:name="ce11" style:family="table-cell" style:parent-style-name="Default" style:data-style-name="N0"/>
    <style:style style:name="ce12" style:family="table-cell" style:parent-style-name="Default" style:data-style-name="N0"/>
    <style:style style:name="ce13" style:family="table-cell" style:parent-style-name="Percent" style:data-style-name="N13"/>
    <style:style style:name="ce14" style:family="table-cell" style:parent-style-name="Default" style:data-style-name="N0">
      <style:text-properties fo:color="#C00000" style:font-name="Calibri" style:font-name-asian="Calibri" style:font-name-complex="Calibri" fo:font-size="11pt" style:font-size-asian="11pt" style:font-size-complex="11pt" fo:font-weight="bold" style:font-weight-asian="bold" style:font-weight-complex="bold"/>
    </style:style>
    <style:style style:name="ce15" style:family="table-cell" style:parent-style-name="Default" style:data-style-name="N0">
      <style:table-cell-properties fo:border-top="none" fo:border-bottom="thin solid #FBEB73" fo:border-left="none" fo:border-right="none" fo:background-color="#FEF9D0"/>
      <style:text-properties fo:color="#000000" style:font-name="Calibri" style:font-name-asian="Calibri" style:font-name-complex="Calibri" fo:font-size="11pt" style:font-size-asian="11pt" style:font-size-complex="11pt" fo:font-weight="bold" style:font-weight-asian="bold" style:font-weight-complex="bold"/>
    </style:style>
    <style:style style:name="ce16" style:family="table-cell" style:parent-style-name="Default" style:data-style-name="N2"/>
    <style:style style:name="ce17" style:family="table-cell" style:parent-style-name="Default" style:data-style-name="N0">
      <style:table-cell-properties fo:border-top="thin solid #FBEB73" fo:border-bottom="none" fo:border-left="none" fo:border-right="none" style:vertical-align="automatic" fo:background-color="#FEF9D0" style:repeat-content="false"/>
      <style:paragraph-properties fo:text-align="start" fo:margin-left="0cm"/>
      <style:text-properties fo:color="#000000" style:font-name="Calibri" style:font-name-asian="Calibri" style:font-name-complex="Calibri" fo:font-size="11pt" style:font-size-asian="11pt" style:font-size-complex="11pt" fo:font-weight="bold" style:font-weight-asian="bold" style:font-weight-complex="bold"/>
    </style:style>
    <style:style style:name="ce18" style:family="table-cell" style:parent-style-name="Default" style:data-style-name="N2">
      <style:table-cell-properties fo:border-top="thin solid #FBEB73" fo:border-bottom="none" fo:border-left="none" fo:border-right="none" fo:background-color="#FEF9D0"/>
      <style:text-properties fo:color="#000000" style:font-name="Calibri" style:font-name-asian="Calibri" style:font-name-complex="Calibri" fo:font-size="11pt" style:font-size-asian="11pt" style:font-size-complex="11pt" fo:font-weight="bold" style:font-weight-asian="bold" style:font-weight-complex="bold"/>
    </style:style>
    <style:style style:name="ce19" style:family="table-cell" style:parent-style-name="Hyperlink" style:data-style-name="N0">
      <style:table-cell-properties fo:border="thin solid #FFFFFF" style:vertical-align="automatic" fo:wrap-option="wrap" fo:background-color="#E8E8E8"/>
      <style:text-properties fo:color="#0000FF" style:text-underline-style="solid" style:text-underline-type="single"/>
    </style:style>
    <style:style style:name="ce20" style:family="table-cell" style:parent-style-name="Default" style:data-style-name="N3">
      <style:table-cell-properties fo:border="thin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1" style:family="table-cell" style:parent-style-name="Hyperlink" style:data-style-name="N0">
      <style:table-cell-properties fo:border="thin solid #FFFFFF" style:vertical-align="automatic" fo:wrap-option="wrap"/>
      <style:text-properties fo:color="#0000FF" style:text-underline-style="solid" style:text-underline-type="single"/>
    </style:style>
    <style:style style:name="ce22" style:family="table-cell" style:parent-style-name="Default" style:data-style-name="N3">
      <style:table-cell-properties fo:border="thin solid #FFFFFF" style:vertical-align="automatic" fo:wrap-option="wrap"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3" style:family="table-cell" style:parent-style-name="Default" style:data-style-name="N0">
      <style:table-cell-properties fo:border-top="thick solid #FFFFFF" fo:border-bottom="thin solid #FFFFFF" fo:border-left="thick solid #FFFFFF" fo:border-right="thin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4" style:family="table-cell" style:parent-style-name="Hyperlink" style:data-style-name="N0">
      <style:table-cell-properties fo:border-top="thick solid #FFFFFF" fo:border-bottom="thin solid #FFFFFF" fo:border-left="thin solid #FFFFFF" fo:border-right="thin solid #FFFFFF" style:vertical-align="automatic" fo:wrap-option="wrap" fo:background-color="#E8E8E8"/>
      <style:text-properties fo:color="#0000FF" style:text-underline-style="solid" style:text-underline-type="single"/>
    </style:style>
    <style:style style:name="ce25" style:family="table-cell" style:parent-style-name="Default" style:data-style-name="N3">
      <style:table-cell-properties fo:border-top="thick solid #FFFFFF" fo:border-bottom="thin solid #FFFFFF" fo:border-left="thin solid #FFFFFF" fo:border-right="thin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6" style:family="table-cell" style:parent-style-name="Default" style:data-style-name="N14">
      <style:table-cell-properties fo:border-top="thick solid #FFFFFF" fo:border-bottom="thin solid #FFFFFF" fo:border-left="thin solid #FFFFFF" fo:border-right="thick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7" style:family="table-cell" style:parent-style-name="Default" style:data-style-name="N0">
      <style:table-cell-properties fo:border-top="thin solid #FFFFFF" fo:border-bottom="thin solid #FFFFFF" fo:border-left="thick solid #FFFFFF" fo:border-right="thin solid #FFFFFF" style:vertical-align="automatic" fo:wrap-option="wrap"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8" style:family="table-cell" style:parent-style-name="Default" style:data-style-name="N14">
      <style:table-cell-properties fo:border-top="thin solid #FFFFFF" fo:border-bottom="thin solid #FFFFFF" fo:border-left="thin solid #FFFFFF" fo:border-right="thick solid #FFFFFF" style:vertical-align="automatic" fo:wrap-option="wrap"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29" style:family="table-cell" style:parent-style-name="Default" style:data-style-name="N0">
      <style:table-cell-properties fo:border-top="thin solid #FFFFFF" fo:border-bottom="thin solid #FFFFFF" fo:border-left="thick solid #FFFFFF" fo:border-right="thin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30" style:family="table-cell" style:parent-style-name="Default" style:data-style-name="N14">
      <style:table-cell-properties fo:border-top="thin solid #FFFFFF" fo:border-bottom="thin solid #FFFFFF" fo:border-left="thin solid #FFFFFF" fo:border-right="thick solid #FFFFFF" style:vertical-align="automatic" fo:wrap-option="wrap" fo:background-color="#E8E8E8" style:repeat-content="false"/>
      <style:paragraph-properties fo:text-align="end" fo:margin-right="0cm"/>
      <style:text-properties fo:color="#000000" style:font-name="Tahoma" style:font-name-asian="Tahoma" style:font-name-complex="Tahoma" fo:font-size="8pt" style:font-size-asian="8pt" style:font-size-complex="8pt"/>
    </style:style>
    <style:style style:name="ce31" style:family="table-cell" style:parent-style-name="Default" style:data-style-name="N0">
      <style:table-cell-properties fo:border-top="thin solid #FFFFFF" fo:border-bottom="thick solid #FFFFFF" fo:border-left="thick solid #FFFFFF" fo:border-right="thin solid #FFFFFF" style:vertical-align="automatic" fo:wrap-option="wrap"/>
      <style:text-properties fo:color="#000000" style:font-name="Tahoma" style:font-name-asian="Tahoma" style:font-name-complex="Tahoma" fo:font-size="8pt" style:font-size-asian="8pt" style:font-size-complex="8pt"/>
    </style:style>
    <style:style style:name="ce32" style:family="table-cell" style:parent-style-name="Default" style:data-style-name="N0">
      <style:table-cell-properties fo:border-top="thin solid #FFFFFF" fo:border-bottom="thick solid #FFFFFF" fo:border-left="thin solid #FFFFFF" fo:border-right="thin solid #FFFFFF" style:vertical-align="automatic" fo:wrap-option="wrap"/>
      <style:text-properties fo:color="#000000" style:font-name="Tahoma" style:font-name-asian="Tahoma" style:font-name-complex="Tahoma" fo:font-size="8pt" style:font-size-asian="8pt" style:font-size-complex="8pt" fo:font-weight="bold" style:font-weight-asian="bold" style:font-weight-complex="bold"/>
    </style:style>
    <style:style style:name="ce33" style:family="table-cell" style:parent-style-name="Default" style:data-style-name="N3">
      <style:table-cell-properties fo:border-top="thin solid #FFFFFF" fo:border-bottom="thick solid #FFFFFF" fo:border-left="thin solid #FFFFFF" fo:border-right="thin solid #FFFFFF" style:vertical-align="automatic" fo:wrap-option="wrap" style:repeat-content="false"/>
      <style:paragraph-properties fo:text-align="end" fo:margin-right="0cm"/>
      <style:text-properties fo:color="#000000" style:font-name="Tahoma" style:font-name-asian="Tahoma" style:font-name-complex="Tahoma" fo:font-size="8pt" style:font-size-asian="8pt" style:font-size-complex="8pt" fo:font-weight="bold" style:font-weight-asian="bold" style:font-weight-complex="bold"/>
    </style:style>
    <style:style style:name="ce34" style:family="table-cell" style:parent-style-name="Default" style:data-style-name="N13">
      <style:table-cell-properties fo:border-top="thin solid #FFFFFF" fo:border-bottom="thick solid #FFFFFF" fo:border-left="thin solid #FFFFFF" fo:border-right="thick solid #FFFFFF" style:vertical-align="automatic" fo:wrap-option="wrap" style:repeat-content="false"/>
      <style:paragraph-properties fo:text-align="end" fo:margin-right="0cm"/>
      <style:text-properties fo:color="#000000" style:font-name="Tahoma" style:font-name-asian="Tahoma" style:font-name-complex="Tahoma" fo:font-size="8pt" style:font-size-asian="8pt" style:font-size-complex="8pt" fo:font-weight="bold" style:font-weight-asian="bold" style:font-weight-complex="bold"/>
    </style:style>
    <style:style style:name="ce35" style:family="table-cell" style:parent-style-name="Default" style:data-style-name="N0"/>
    <style:style style:name="ce36" style:family="table-cell" style:parent-style-name="Default" style:data-style-name="N39"/>
    <style:style style:name="ce37" style:family="table-cell" style:parent-style-name="Default" style:data-style-name="N0">
      <style:table-cell-properties fo:background-color="#538ED5"/>
    </style:style>
    <style:style style:name="ce38" style:family="table-cell" style:parent-style-name="Default" style:data-style-name="N14"/>
    <style:style style:name="ce39" style:family="table-cell" style:parent-style-name="Default" style:data-style-name="N39">
      <style:table-cell-properties fo:border-top="thin solid #FBEB73" fo:border-bottom="none" fo:border-left="none" fo:border-right="none" fo:background-color="#FEF9D0"/>
      <style:text-properties fo:color="#000000" fo:font-weight="bold" style:font-weight-asian="bold" style:font-weight-complex="bold"/>
    </style:style>
    <style:style style:name="ce40" style:family="table-cell" style:parent-style-name="Default" style:data-style-name="N13"/>
    <style:style style:name="ce41"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size="8pt" style:font-size-asian="8pt" style:font-size-complex="8pt"/>
    </style:style>
    <style:style style:name="ce42" style:family="table-cell" style:parent-style-name="Default" style:data-style-name="N0"/>
    <style:style style:name="ce43" style:family="table-cell" style:parent-style-name="Default" style:data-style-name="N0">
      <style:table-cell-properties fo:border-top="none" fo:border-bottom="none" fo:border-left="thick solid #FFFFFF" fo:border-right="none" style:vertical-align="automatic" fo:wrap-option="wrap"/>
      <style:text-properties fo:color="#000000" style:font-name="Tahoma" style:font-name-asian="Tahoma" style:font-name-complex="Tahoma" fo:font-size="8pt" style:font-size-asian="8pt" style:font-size-complex="8pt"/>
    </style:style>
    <style:style style:name="ce44" style:family="table-cell" style:parent-style-name="Default" style:data-style-name="N0">
      <style:table-cell-properties style:vertical-align="automatic" fo:wrap-option="wrap" style:repeat-content="false"/>
      <style:paragraph-properties fo:text-align="center"/>
      <style:text-properties fo:color="#000000" style:font-name="Tahoma" style:font-name-asian="Tahoma" style:font-name-complex="Tahoma" fo:font-size="8pt" style:font-size-asian="8pt" style:font-size-complex="8pt"/>
    </style:style>
    <style:style style:name="ce45" style:family="table-cell" style:parent-style-name="Default" style:data-style-name="N0">
      <style:table-cell-properties fo:background-color="#538ED5"/>
      <style:text-properties fo:color="#FFFFFF"/>
    </style:style>
    <style:style style:name="ce46" style:family="table-cell" style:parent-style-name="Default" style:data-style-name="N0">
      <style:table-cell-properties fo:border-top="none" fo:border-bottom="none" fo:border-left="thin solid #000000" fo:border-right="none" style:vertical-align="top" fo:wrap-option="wrap" style:repeat-content="false"/>
      <style:paragraph-properties fo:text-align="start" fo:margin-left="0cm"/>
      <style:text-properties fo:font-size="8pt" style:font-size-asian="8pt" style:font-size-complex="8pt"/>
    </style:style>
    <style:style style:name="ce47" style:family="table-cell" style:parent-style-name="Default" style:data-style-name="N0">
      <style:table-cell-properties fo:background-color="#538ED5"/>
      <style:text-properties fo:color="#FFFFFF" fo:font-weight="bold" style:font-weight-asian="bold" style:font-weight-complex="bold"/>
    </style:style>
    <style:style style:name="ce48" style:family="table-cell" style:parent-style-name="Default" style:data-style-name="N0"/>
    <style:style style:name="ce49" style:family="table-cell" style:parent-style-name="Default" style:data-style-name="N37"/>
    <style:style style:name="co1" style:family="table-column">
      <style:table-column-properties fo:break-before="auto" style:column-width="3.83645833333333cm"/>
    </style:style>
    <style:style style:name="co2" style:family="table-column">
      <style:table-column-properties fo:break-before="auto" style:column-width="4.94770833333333cm"/>
    </style:style>
    <style:style style:name="co3" style:family="table-column">
      <style:table-column-properties fo:break-before="auto" style:column-width="5.68854166666667cm"/>
    </style:style>
    <style:style style:name="co4" style:family="table-column">
      <style:table-column-properties fo:break-before="auto" style:column-width="3.46604166666667cm"/>
    </style:style>
    <style:style style:name="co5" style:family="table-column">
      <style:table-column-properties fo:break-before="auto" style:column-width="1.69333333333333cm"/>
    </style:style>
    <style:style style:name="co6" style:family="table-column">
      <style:table-column-properties fo:break-before="auto" style:column-width="2.35479166666667cm"/>
    </style:style>
    <style:style style:name="co7" style:family="table-column">
      <style:table-column-properties fo:break-before="auto" style:column-width="2.16958333333333cm"/>
    </style:style>
    <style:style style:name="co8" style:family="table-column">
      <style:table-column-properties fo:break-before="auto" style:column-width="2.54cm"/>
    </style:style>
    <style:style style:name="co9" style:family="table-column">
      <style:table-column-properties fo:break-before="auto" style:column-width="7.540625cm"/>
    </style:style>
    <style:style style:name="co10" style:family="table-column">
      <style:table-column-properties fo:break-before="auto" style:column-width="3.83645833333333cm" style:use-optimal-column-width="true"/>
    </style:style>
    <style:style style:name="co11" style:family="table-column">
      <style:table-column-properties fo:break-before="auto" style:column-width="2.16958333333333cm" style:use-optimal-column-width="true"/>
    </style:style>
    <style:style style:name="co12" style:family="table-column">
      <style:table-column-properties fo:break-before="auto" style:column-width="2.27541666666667cm" style:use-optimal-column-width="true"/>
    </style:style>
    <style:style style:name="co13" style:family="table-column">
      <style:table-column-properties fo:break-before="auto" style:column-width="3.095625cm" style:use-optimal-column-width="true"/>
    </style:style>
    <style:style style:name="co14" style:family="table-column">
      <style:table-column-properties fo:break-before="auto" style:column-width="2.301875cm" style:use-optimal-column-width="true"/>
    </style:style>
    <style:style style:name="co15" style:family="table-column">
      <style:table-column-properties fo:break-before="auto" style:column-width="2.75166666666667cm"/>
    </style:style>
    <style:style style:name="co16" style:family="table-column">
      <style:table-column-properties fo:break-before="auto" style:column-width="9.07520833333333cm"/>
    </style:style>
    <style:style style:name="co17" style:family="table-column">
      <style:table-column-properties fo:break-before="auto" style:column-width="5.3975cm"/>
    </style:style>
    <style:style style:name="co18" style:family="table-column">
      <style:table-column-properties fo:break-before="auto" style:column-width="7.699375cm" style:use-optimal-column-width="true"/>
    </style:style>
    <style:style style:name="co19" style:family="table-column">
      <style:table-column-properties fo:break-before="auto" style:column-width="2.11666666666667cm" style:use-optimal-column-width="true"/>
    </style:style>
    <style:style style:name="co20" style:family="table-column">
      <style:table-column-properties fo:break-before="auto" style:column-width="4.86833333333333cm"/>
    </style:style>
    <style:style style:name="co21" style:family="table-column">
      <style:table-column-properties fo:break-before="auto" style:column-width="4.07458333333333cm"/>
    </style:style>
    <style:style style:name="co22" style:family="table-column">
      <style:table-column-properties fo:break-before="auto" style:column-width="4.683125cm"/>
    </style:style>
    <style:style style:name="co23" style:family="table-column">
      <style:table-column-properties fo:break-before="auto" style:column-width="4.10104166666667cm"/>
    </style:style>
    <style:style style:name="co24" style:family="table-column">
      <style:table-column-properties fo:break-before="auto" style:column-width="5.26520833333333cm"/>
    </style:style>
    <style:style style:name="co25" style:family="table-column">
      <style:table-column-properties fo:break-before="auto" style:column-width="1.71979166666667cm" style:use-optimal-column-width="true"/>
    </style:style>
    <style:style style:name="co26" style:family="table-column">
      <style:table-column-properties fo:break-before="auto" style:column-width="1.77270833333333cm" style:use-optimal-column-width="true"/>
    </style:style>
    <style:style style:name="ro1" style:family="table-row">
      <style:table-row-properties style:row-height="12.75pt" style:use-optimal-row-height="false" fo:break-before="auto"/>
    </style:style>
    <style:style style:name="ro2" style:family="table-row">
      <style:table-row-properties style:row-height="12.75pt" style:use-optimal-row-height="true" fo:break-before="auto"/>
    </style:style>
    <style:style style:name="ro3" style:family="table-row">
      <style:table-row-properties style:row-height="33.75pt" style:use-optimal-row-height="false" fo:break-before="auto"/>
    </style:style>
    <style:style style:name="ro4" style:family="table-row">
      <style:table-row-properties style:row-height="57pt" style:use-optimal-row-height="false" fo:break-before="auto"/>
    </style:style>
    <style:style style:name="ro5" style:family="table-row">
      <style:table-row-properties style:row-height="90.75pt" style:use-optimal-row-height="false" fo:break-before="auto"/>
    </style:style>
    <style:style style:name="ro6" style:family="table-row">
      <style:table-row-properties style:row-height="45.75pt" style:use-optimal-row-height="false" fo:break-before="auto"/>
    </style:style>
    <style:style style:name="ro7" style:family="table-row">
      <style:table-row-properties style:row-height="68.25pt" style:use-optimal-row-height="false" fo:break-before="auto"/>
    </style:style>
    <style:style style:name="ro8" style:family="table-row">
      <style:table-row-properties style:row-height="114pt" style:use-optimal-row-height="false" fo:break-before="auto"/>
    </style:style>
    <style:style style:name="ro9" style:family="table-row">
      <style:table-row-properties style:row-height="79.5pt" style:use-optimal-row-height="false" fo:break-before="auto"/>
    </style:style>
    <style:style style:name="ro10" style:family="table-row">
      <style:table-row-properties style:row-height="102pt" style:use-optimal-row-height="false" fo:break-before="auto"/>
    </style:style>
    <style:style style:name="ro11" style:family="table-row">
      <style:table-row-properties style:row-height="228pt" style:use-optimal-row-height="false" fo:break-before="auto"/>
    </style:style>
    <style:style style:name="ro12" style:family="table-row">
      <style:table-row-properties style:row-height="171pt" style:use-optimal-row-height="false" fo:break-before="auto"/>
    </style:style>
    <style:style style:name="ro13" style:family="table-row">
      <style:table-row-properties style:row-height="147.75pt" style:use-optimal-row-height="false" fo:break-before="auto"/>
    </style:style>
    <style:style style:name="ro14" style:family="table-row">
      <style:table-row-properties style:row-height="125.25pt" style:use-optimal-row-height="false" fo:break-before="auto"/>
    </style:style>
    <style:style style:name="ro15" style:family="table-row">
      <style:table-row-properties style:row-height="296.25pt" style:use-optimal-row-height="false" fo:break-before="auto"/>
    </style:style>
    <style:style style:name="ro16" style:family="table-row">
      <style:table-row-properties style:row-height="216pt" style:use-optimal-row-height="false" fo:break-before="auto"/>
    </style:style>
    <style:style style:name="ro17" style:family="table-row">
      <style:table-row-properties style:row-height="136.5pt" style:use-optimal-row-height="false" fo:break-before="auto"/>
    </style:style>
    <style:style style:name="ro18" style:family="table-row">
      <style:table-row-properties style:row-height="204.75pt" style:use-optimal-row-height="false" fo:break-before="auto"/>
    </style:style>
    <style:style style:name="ro19" style:family="table-row">
      <style:table-row-properties style:row-height="261.75pt" style:use-optimal-row-height="false" fo:break-before="auto"/>
    </style:style>
    <style:style style:name="ro20" style:family="table-row">
      <style:table-row-properties style:row-height="15pt" style:use-optimal-row-height="true" fo:break-before="auto"/>
    </style:style>
    <style:style style:name="ro21" style:family="table-row">
      <style:table-row-properties style:row-height="13.5pt" style:use-optimal-row-height="true" fo:break-before="auto"/>
    </style:style>
    <style:style style:name="ro22" style:family="table-row">
      <style:table-row-properties style:row-height="39pt" style:use-optimal-row-height="true" fo:break-before="auto"/>
    </style:style>
    <style:style style:name="ro23" style:family="table-row">
      <style:table-row-properties style:row-height="76.5pt" style:use-optimal-row-height="true" fo:break-before="auto"/>
    </style:style>
    <style:style style:name="ro24" style:family="table-row">
      <style:table-row-properties style:row-height="25.5pt" style:use-optimal-row-height="true" fo:break-before="auto"/>
    </style:style>
    <style:style style:name="ro25" style:family="table-row">
      <style:table-row-properties style:row-height="51pt" style:use-optimal-row-height="true" fo:break-before="auto"/>
    </style:style>
    <style:style style:name="ro26" style:family="table-row">
      <style:table-row-properties style:row-height="26.25pt" style:use-optimal-row-height="true" fo:break-before="auto"/>
    </style:style>
    <style:style style:name="ro27" style:family="table-row">
      <style:table-row-properties style:row-height="38.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spreadsheet>
      <table:calculation-settings table:case-sensitive="false" table:search-criteria-must-apply-to-whole-cell="false"/>
      <table:table table:name="FTS_export"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number-columns-repeated="2" table:default-cell-style-name="ce12"/>
        <table:table-column table:style-name="co6" table:default-cell-style-name="ce12"/>
        <table:table-column table:style-name="co7" table:number-columns-repeated="2" table:default-cell-style-name="ce12"/>
        <table:table-column table:style-name="co3" table:default-cell-style-name="ce12"/>
        <table:table-column table:style-name="co5" table:number-columns-repeated="2" table:default-cell-style-name="ce12"/>
        <table:table-column table:style-name="co8" table:default-cell-style-name="ce12"/>
        <table:table-column table:style-name="co5" table:number-columns-repeated="3" table:default-cell-style-name="ce12"/>
        <table:table-column table:style-name="co8" table:default-cell-style-name="ce12"/>
        <table:table-column table:style-name="co5" table:number-columns-repeated="5" table:default-cell-style-name="ce12"/>
        <table:table-column table:style-name="co9" table:default-cell-style-name="ce12"/>
        <table:table-column table:style-name="co5" table:number-columns-repeated="3" table:default-cell-style-name="ce12"/>
        <table:table-column table:style-name="co6" table:default-cell-style-name="ce12"/>
        <table:table-column table:style-name="co5" table:number-columns-repeated="2" table:default-cell-style-name="ce12"/>
        <table:table-column table:style-name="co8" table:number-columns-repeated="2" table:default-cell-style-name="ce12"/>
        <table:table-column table:style-name="co5" table:number-columns-repeated="16353" table:default-cell-style-name="ce12"/>
        <table:table-row table:style-name="ro1">
          <table:table-cell office:value-type="string" table:number-columns-spanned="3" table:number-rows-spanned="1" table:style-name="ce46">
            <text:p>Destination country(ies): Nepal</text:p>
          </table:table-cell>
          <table:covered-table-cell table:number-columns-repeated="2"/>
          <table:table-cell table:number-columns-repeated="38" table:style-name="ce1"/>
          <table:table-cell table:number-columns-repeated="16343"/>
        </table:table-row>
        <table:table-row table:style-name="ro1">
          <table:table-cell office:value-type="string" table:number-columns-spanned="3" table:number-rows-spanned="1" table:style-name="ce46">
            <text:p>Emergency year(s): 2013, 2014, 2015</text:p>
          </table:table-cell>
          <table:covered-table-cell table:number-columns-repeated="2"/>
          <table:table-cell table:number-columns-repeated="38" table:style-name="ce1"/>
          <table:table-cell table:number-columns-repeated="16343"/>
        </table:table-row>
        <table:table-row table:style-name="ro1">
          <table:table-cell office:value-type="string" table:number-columns-spanned="3" table:number-rows-spanned="1" table:style-name="ce46">
            <text:p>Downloaded on: 07 May 2015</text:p>
          </table:table-cell>
          <table:covered-table-cell table:number-columns-repeated="2"/>
          <table:table-cell table:number-columns-repeated="38" table:style-name="ce1"/>
          <table:table-cell table:number-columns-repeated="16343"/>
        </table:table-row>
        <table:table-row table:style-name="ro1">
          <table:table-cell office:value-type="string" table:number-columns-spanned="3" table:number-rows-spanned="1" table:style-name="ce46">
            <text:p/>
          </table:table-cell>
          <table:covered-table-cell table:number-columns-repeated="2"/>
          <table:table-cell table:number-columns-repeated="38" table:style-name="ce1"/>
          <table:table-cell table:number-columns-repeated="16343"/>
        </table:table-row>
        <table:table-row table:style-name="ro1">
          <table:table-cell office:value-type="string" table:number-columns-spanned="3" table:number-rows-spanned="1" table:style-name="ce46">
            <text:p>Total: 222 items returned<text:s/></text:p>
          </table:table-cell>
          <table:covered-table-cell table:number-columns-repeated="2"/>
          <table:table-cell table:number-columns-repeated="38" table:style-name="ce1"/>
          <table:table-cell table:number-columns-repeated="16343"/>
        </table:table-row>
        <table:table-row table:style-name="ro2">
          <table:table-cell table:number-columns-repeated="16384"/>
        </table:table-row>
        <table:table-row table:style-name="ro3">
          <table:table-cell office:value-type="string" table:style-name="ce2">
            <text:p>Donor</text:p>
          </table:table-cell>
          <table:table-cell office:value-type="string" table:style-name="ce2">
            <text:p>Recipient Organization</text:p>
          </table:table-cell>
          <table:table-cell office:value-type="string" table:style-name="ce2">
            <text:p>Emergency title</text:p>
          </table:table-cell>
          <table:table-cell office:value-type="string" table:style-name="ce2">
            <text:p>Response Plan/Appeal title</text:p>
          </table:table-cell>
          <table:table-cell office:value-type="string" table:style-name="ce2">
            <text:p>Project code</text:p>
          </table:table-cell>
          <table:table-cell office:value-type="string" table:style-name="ce2">
            <text:p>Project title</text:p>
          </table:table-cell>
          <table:table-cell office:value-type="string" table:style-name="ce2">
            <text:p>Emergency year</text:p>
          </table:table-cell>
          <table:table-cell office:value-type="string" table:style-name="ce2">
            <text:p>USD committed/contributed</text:p>
          </table:table-cell>
          <table:table-cell office:value-type="string" table:style-name="ce2">
            <text:p><text:s/>USD pledged</text:p>
          </table:table-cell>
          <table:table-cell office:value-type="string" table:style-name="ce2">
            <text:p>Description</text:p>
          </table:table-cell>
          <table:table-cell office:value-type="string" table:style-name="ce2">
            <text:p>Original currency amount</text:p>
          </table:table-cell>
          <table:table-cell office:value-type="string" table:style-name="ce2">
            <text:p>Original currency unit</text:p>
          </table:table-cell>
          <table:table-cell office:value-type="string" table:style-name="ce2">
            <text:p>Decision date</text:p>
          </table:table-cell>
          <table:table-cell office:value-type="string" table:style-name="ce2">
            <text:p>Cluster (Country specific)</text:p>
          </table:table-cell>
          <table:table-cell office:value-type="string" table:style-name="ce2">
            <text:p>IASC Standard Sector</text:p>
          </table:table-cell>
          <table:table-cell office:value-type="string" table:style-name="ce2">
            <text:p>Destination Country</text:p>
          </table:table-cell>
          <table:table-cell office:value-type="string" table:style-name="ce2">
            <text:p>Contribution status</text:p>
          </table:table-cell>
          <table:table-cell office:value-type="string" table:style-name="ce2">
            <text:p>Donor top org. name</text:p>
          </table:table-cell>
          <table:table-cell office:value-type="string" table:style-name="ce2">
            <text:p>Donor representative country</text:p>
          </table:table-cell>
          <table:table-cell office:value-type="string" table:style-name="ce2">
            <text:p>Appealing agency top org.</text:p>
          </table:table-cell>
          <table:table-cell office:value-type="string" table:style-name="ce2">
            <text:p>Appealing Agency <text:s/>type</text:p>
          </table:table-cell>
          <table:table-cell office:value-type="string" table:style-name="ce2">
            <text:p>Appealing agency abbrev.</text:p>
          </table:table-cell>
          <table:table-cell office:value-type="string" table:style-name="ce2">
            <text:p>Emergency Region Name</text:p>
          </table:table-cell>
          <table:table-cell office:value-type="string" table:style-name="ce2">
            <text:p>Emergency country</text:p>
          </table:table-cell>
          <table:table-cell office:value-type="string" table:style-name="ce2">
            <text:p>Emergency type</text:p>
          </table:table-cell>
          <table:table-cell office:value-type="string" table:style-name="ce2">
            <text:p>Contibution type</text:p>
          </table:table-cell>
          <table:table-cell office:value-type="string" table:style-name="ce2">
            <text:p>Item ID</text:p>
          </table:table-cell>
          <table:table-cell office:value-type="string" table:style-name="ce2">
            <text:p>Aid Type<text:s/></text:p>
          </table:table-cell>
          <table:table-cell office:value-type="string" table:style-name="ce2">
            <text:p>Reported by</text:p>
          </table:table-cell>
          <table:table-cell office:value-type="string" table:style-name="ce2">
            <text:p>Last updated</text:p>
          </table:table-cell>
          <table:table-cell office:value-type="string" table:style-name="ce2">
            <text:p>Date Created</text:p>
          </table:table-cell>
          <table:table-cell office:value-type="string" table:style-name="ce2">
            <text:p>Donor Project Code</text:p>
          </table:table-cell>
          <table:table-cell office:value-type="string" table:style-name="ce2">
            <text:p>Appeal year</text:p>
          </table:table-cell>
          <table:table-cell office:value-type="string" table:style-name="ce2">
            <text:p>Appeal country</text:p>
          </table:table-cell>
          <table:table-cell office:value-type="string" table:style-name="ce2">
            <text:p>Appeal sub-set</text:p>
          </table:table-cell>
          <table:table-cell office:value-type="string" table:style-name="ce2">
            <text:p>Project current request</text:p>
          </table:table-cell>
          <table:table-cell office:value-type="string" table:style-name="ce2">
            <text:p>Project date start</text:p>
          </table:table-cell>
          <table:table-cell office:value-type="string" table:style-name="ce2">
            <text:p>Project date end</text:p>
          </table:table-cell>
          <table:table-cell office:value-type="string" table:style-name="ce2">
            <text:p>Project location<text:s/></text:p>
          </table:table-cell>
          <table:table-cell office:value-type="string" table:style-name="ce2">
            <text:p>Priority<text:s/></text:p>
          </table:table-cell>
          <table:table-cell office:value-type="string" table:style-name="ce2">
            <text:p>Gender Marker</text:p>
          </table:table-cell>
          <table:table-cell table:number-columns-repeated="16343"/>
        </table:table-row>
        <table:table-row table:style-name="ro1">
          <table:table-cell office:value-type="string" table:style-name="ce6">
            <text:p>Total:</text:p>
          </table:table-cell>
          <table:table-cell table:number-columns-repeated="6" table:style-name="ce6"/>
          <table:table-cell office:value-type="float" office:value="143213247" table:style-name="ce6">
            <text:p>143,213,247</text:p>
          </table:table-cell>
          <table:table-cell office:value-type="float" office:value="313986764" table:style-name="ce6">
            <text:p>313,986,764</text:p>
          </table:table-cell>
          <table:table-cell table:number-columns-repeated="32" table:style-name="ce6"/>
          <table:table-cell table:number-columns-repeated="16343"/>
        </table:table-row>
        <table:table-row table:style-name="ro4">
          <table:table-cell office:value-type="string" table:style-name="ce5">
            <text:p>Alger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Deployed 70 relief workers; Medicines and other supplies</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Algeria</text:p>
          </table:table-cell>
          <table:table-cell office:value-type="string" table:style-name="ce5">
            <text:p>Alger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45" table:style-name="ce5">
            <text:p>229,445</text:p>
          </table:table-cell>
          <table:table-cell table:style-name="ce5"/>
          <table:table-cell office:value-type="string" table:style-name="ce5">
            <text:p>Other</text:p>
          </table:table-cell>
          <table:table-cell office:value-type="date" office:date-value="2015-05-01T11:49:00" table:style-name="ce4">
            <text:p>1-May-2015</text:p>
          </table:table-cell>
          <table:table-cell office:value-type="date" office:date-value="2015-05-01T11:49: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Andorra</text:p>
          </table:table-cell>
          <table:table-cell office:value-type="string" table:style-name="ce5">
            <text:p>UN Agencies (details not yet provided)<text: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7500" table:style-name="ce5">
            <text:p>7,500</text:p>
          </table:table-cell>
          <table:table-cell office:value-type="string" table:style-name="ce5">
            <text:p>To support the affected population</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Andorra</text:p>
          </table:table-cell>
          <table:table-cell office:value-type="string" table:style-name="ce5">
            <text:p>Andorra</text:p>
          </table:table-cell>
          <table:table-cell office:value-type="string" table:style-name="ce5">
            <text:p>UN Agencies (details not yet provided)<text:s/></text:p>
          </table:table-cell>
          <table:table-cell office:value-type="string" table:style-name="ce5">
            <text:p>UN Agencies</text:p>
          </table:table-cell>
          <table:table-cell office:value-type="string" table:style-name="ce5">
            <text:p>UN Agencie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44" table:style-name="ce5">
            <text:p>229,444</text:p>
          </table:table-cell>
          <table:table-cell table:style-name="ce5"/>
          <table:table-cell office:value-type="string" table:style-name="ce5">
            <text:p>Other</text:p>
          </table:table-cell>
          <table:table-cell office:value-type="date" office:date-value="2015-05-01T11:46:00" table:style-name="ce4">
            <text:p>1-May-2015</text:p>
          </table:table-cell>
          <table:table-cell office:value-type="date" office:date-value="2015-05-01T11:46: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Asian Development Bank</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200000000" table:style-name="ce5">
            <text:p>200,000,000</text:p>
          </table:table-cell>
          <table:table-cell office:value-type="string" table:style-name="ce5">
            <text:p>resources for projects in the first phase of rehabilitation in the country.</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Asian Development Bank</text:p>
          </table:table-cell>
          <table:table-cell office:value-type="string" table:style-name="ce5">
            <text:p>Asian Development Bank</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574" table:style-name="ce5">
            <text:p>229,574</text:p>
          </table:table-cell>
          <table:table-cell table:style-name="ce5"/>
          <table:table-cell office:value-type="string" table:style-name="ce5">
            <text:p>Donor</text:p>
          </table:table-cell>
          <table:table-cell office:value-type="date" office:date-value="2015-05-04T11:49:00" table:style-name="ce4">
            <text:p>4-May-2015</text:p>
          </table:table-cell>
          <table:table-cell office:value-type="date" office:date-value="2015-05-04T11:43: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Asian Development Bank</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000000" table:style-name="ce5">
            <text:p>3,000,000</text:p>
          </table:table-cell>
          <table:table-cell office:value-type="float" office:value="0" table:style-name="ce5">
            <text:p>0</text:p>
          </table:table-cell>
          <table:table-cell office:value-type="string" table:style-name="ce5">
            <text:p>to address the most immediate needs, including the delivery of rescue and relief goods and materials to the badly shattered remote rural communities in the worst affected districts, and for improving sanitation in the relief camps in urban areas (such as tents, medical assistance, food and drinking water)<text:s/></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Asian Development Bank</text:p>
          </table:table-cell>
          <table:table-cell office:value-type="string" table:style-name="ce5">
            <text:p>Asian Development Bank</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74" table:style-name="ce5">
            <text:p>229,474</text:p>
          </table:table-cell>
          <table:table-cell table:style-name="ce5"/>
          <table:table-cell office:value-type="string" table:style-name="ce5">
            <text:p>Donor</text:p>
          </table:table-cell>
          <table:table-cell office:value-type="date" office:date-value="2015-05-04T11:46:00" table:style-name="ce4">
            <text:p>4-May-2015</text:p>
          </table:table-cell>
          <table:table-cell office:value-type="date" office:date-value="2015-05-01T14:48: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ASYA SAR - KYM</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0962" table:style-name="ce5">
            <text:p>20,962</text:p>
          </table:table-cell>
          <table:table-cell office:value-type="float" office:value="0" table:style-name="ce5">
            <text:p>0</text:p>
          </table:table-cell>
          <table:table-cell office:value-type="string" table:style-name="ce5">
            <text:p>in kind - 8.7 tons of food packages distributed - Each package contains rice, lentil, potato, salt and cooking fat.</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Paid contribution</text:p>
          </table:table-cell>
          <table:table-cell office:value-type="string" table:style-name="ce5">
            <text:p>ASYA SAR - KYM</text:p>
          </table:table-cell>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324" table:style-name="ce5">
            <text:p>229,324</text:p>
          </table:table-cell>
          <table:table-cell table:style-name="ce5"/>
          <table:table-cell office:value-type="string" table:style-name="ce5">
            <text:p>Other</text:p>
          </table:table-cell>
          <table:table-cell office:value-type="date" office:date-value="2015-05-04T11:12:00" table:style-name="ce4">
            <text:p>4-May-2015</text:p>
          </table:table-cell>
          <table:table-cell office:value-type="date" office:date-value="2015-04-30T14:30: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Australia</text:p>
          </table:table-cell>
          <table:table-cell office:value-type="string" table:style-name="ce5">
            <text:p>Australian Red Cros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82848" table:style-name="ce5">
            <text:p>382,848</text:p>
          </table:table-cell>
          <table:table-cell office:value-type="float" office:value="0" table:style-name="ce5">
            <text:p>0</text:p>
          </table:table-cell>
          <table:table-cell office:value-type="string" table:style-name="ce5">
            <text:p>life-saving humanitarian support to Nepal<text:s/></text:p>
          </table:table-cell>
          <table:table-cell office:value-type="float" office:value="500000" table:style-name="ce5">
            <text:p>500,000</text:p>
          </table:table-cell>
          <table:table-cell office:value-type="string" table:style-name="ce5">
            <text:p>AU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Australia</text:p>
          </table:table-cell>
          <table:table-cell office:value-type="string" table:style-name="ce5">
            <text:p>Australia</text:p>
          </table:table-cell>
          <table:table-cell office:value-type="string" table:style-name="ce5">
            <text:p>Australian Red Cross</text:p>
          </table:table-cell>
          <table:table-cell office:value-type="string" table:style-name="ce5">
            <text:p>Red Cross / Red Crescent</text:p>
          </table:table-cell>
          <table:table-cell office:value-type="string" table:style-name="ce5">
            <text:p>Australia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51" table:style-name="ce5">
            <text:p>229,051</text:p>
          </table:table-cell>
          <table:table-cell table:style-name="ce5"/>
          <table:table-cell office:value-type="string" table:style-name="ce5">
            <text:p>Donor</text:p>
          </table:table-cell>
          <table:table-cell office:value-type="date" office:date-value="2015-04-30T16:19:00" table:style-name="ce4">
            <text:p>30-Apr-2015</text:p>
          </table:table-cell>
          <table:table-cell office:value-type="date" office:date-value="2015-04-27T11:57: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Australia</text:p>
          </table:table-cell>
          <table:table-cell office:value-type="string" table:style-name="ce5">
            <text:p>Australian Red Cros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01606" table:style-name="ce5">
            <text:p>401,606</text:p>
          </table:table-cell>
          <table:table-cell office:value-type="float" office:value="0" table:style-name="ce5">
            <text:p>0</text:p>
          </table:table-cell>
          <table:table-cell office:value-type="string" table:style-name="ce5">
            <text:p>life-saving humanitarian support to Nepal<text:s/></text:p>
          </table:table-cell>
          <table:table-cell office:value-type="float" office:value="500000" table:style-name="ce5">
            <text:p>500,000</text:p>
          </table:table-cell>
          <table:table-cell office:value-type="string" table:style-name="ce5">
            <text:p>AUD</text:p>
          </table:table-cell>
          <table:table-cell office:value-type="date" office:date-value="2015-05-01T00:00:00" table:style-name="ce4">
            <text:p>1-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Australian Red Cross</text:p>
          </table:table-cell>
          <table:table-cell office:value-type="string" table:style-name="ce5">
            <text:p>Red Cross / Red Crescent</text:p>
          </table:table-cell>
          <table:table-cell office:value-type="string" table:style-name="ce5">
            <text:p>Australia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3" table:style-name="ce5">
            <text:p>229,613</text:p>
          </table:table-cell>
          <table:table-cell table:style-name="ce5"/>
          <table:table-cell office:value-type="string" table:style-name="ce5">
            <text:p>Donor</text:p>
          </table:table-cell>
          <table:table-cell office:value-type="date" office:date-value="2015-05-04T15:22:00" table:style-name="ce4">
            <text:p>4-May-2015</text:p>
          </table:table-cell>
          <table:table-cell office:value-type="date" office:date-value="2015-05-04T15:22: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Australia</text:p>
          </table:table-cell>
          <table:table-cell office:value-type="string" table:style-name="ce5">
            <text:p>International Planned Parenthood Federation</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8285" table:style-name="ce5">
            <text:p>38,285</text:p>
          </table:table-cell>
          <table:table-cell office:value-type="float" office:value="0" table:style-name="ce5">
            <text:p>0</text:p>
          </table:table-cell>
          <table:table-cell office:value-type="string" table:style-name="ce5">
            <text:p>Child and maternal health services; and sexual and reproductive health kits (through Sprint Foundation, Sprint Foundation)</text:p>
          </table:table-cell>
          <table:table-cell office:value-type="float" office:value="50000" table:style-name="ce5">
            <text:p>50,000</text:p>
          </table:table-cell>
          <table:table-cell office:value-type="string" table:style-name="ce5">
            <text:p>AUD</text:p>
          </table:table-cell>
          <table:table-cell office:value-type="date" office:date-value="2015-04-30T00:00:00" table:style-name="ce4">
            <text:p>30-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International Planned Parenthood Federation</text:p>
          </table:table-cell>
          <table:table-cell office:value-type="string" table:style-name="ce5">
            <text:p>Private Orgs. &amp; Foundations</text:p>
          </table:table-cell>
          <table:table-cell office:value-type="string" table:style-name="ce5">
            <text:p>IPP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58" table:style-name="ce5">
            <text:p>229,358</text:p>
          </table:table-cell>
          <table:table-cell table:style-name="ce5"/>
          <table:table-cell office:value-type="string" table:style-name="ce5">
            <text:p>Donor</text:p>
          </table:table-cell>
          <table:table-cell office:value-type="date" office:date-value="2015-05-12T16:38:00" table:style-name="ce4">
            <text:p>12-May-2015</text:p>
          </table:table-cell>
          <table:table-cell office:value-type="date" office:date-value="2015-04-30T16:24: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Australia</text:p>
          </table:table-cell>
          <table:table-cell office:value-type="string" table:style-name="ce5">
            <text:p>NGO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204819" table:style-name="ce5">
            <text:p>1,204,819</text:p>
          </table:table-cell>
          <table:table-cell office:value-type="float" office:value="0" table:style-name="ce5">
            <text:p>0</text:p>
          </table:table-cell>
          <table:table-cell office:value-type="string" table:style-name="ce5">
            <text:p>Emergency relief for water, sanitation, child and maternal health and shelter (World Vision, Save the Children, Caritas, Care, Plan, Oxfam)</text:p>
            <text:p/>
          </table:table-cell>
          <table:table-cell office:value-type="float" office:value="1500000" table:style-name="ce5">
            <text:p>1,500,000</text:p>
          </table:table-cell>
          <table:table-cell office:value-type="string" table:style-name="ce5">
            <text:p>AUD</text:p>
          </table:table-cell>
          <table:table-cell office:value-type="date" office:date-value="2015-05-12T00:00:00" table:style-name="ce4">
            <text:p>12-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NGOs (details not yet provided)</text:p>
          </table:table-cell>
          <table:table-cell office:value-type="string" table:style-name="ce5">
            <text:p>NGOs</text:p>
          </table:table-cell>
          <table:table-cell office:value-type="string" table:style-name="ce5">
            <text:p>NGO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1" table:style-name="ce5">
            <text:p>229,611</text:p>
          </table:table-cell>
          <table:table-cell table:style-name="ce5"/>
          <table:table-cell office:value-type="string" table:style-name="ce5">
            <text:p>Donor</text:p>
          </table:table-cell>
          <table:table-cell office:value-type="date" office:date-value="2015-05-12T16:41:00" table:style-name="ce4">
            <text:p>12-May-2015</text:p>
          </table:table-cell>
          <table:table-cell office:value-type="date" office:date-value="2015-05-04T15:20: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Australia</text:p>
          </table:table-cell>
          <table:table-cell office:value-type="string" table:style-name="ce5">
            <text:p>NGO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914242" table:style-name="ce5">
            <text:p>1,914,242</text:p>
          </table:table-cell>
          <table:table-cell office:value-type="float" office:value="0" table:style-name="ce5">
            <text:p>0</text:p>
          </table:table-cell>
          <table:table-cell office:value-type="string" table:style-name="ce5">
            <text:p>life-saving humanitarian support to Nepal - Emergency relief for water, sanitation, child and maternal health and shelter (World Vision, Save the Children, Caritas, Care, Plan, Oxfam)</text:p>
            <text:p/>
          </table:table-cell>
          <table:table-cell office:value-type="float" office:value="2500000" table:style-name="ce5">
            <text:p>2,500,000</text:p>
          </table:table-cell>
          <table:table-cell office:value-type="string" table:style-name="ce5">
            <text:p>AU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Australia</text:p>
          </table:table-cell>
          <table:table-cell office:value-type="string" table:style-name="ce5">
            <text:p>Australia</text:p>
          </table:table-cell>
          <table:table-cell office:value-type="string" table:style-name="ce5">
            <text:p>NGOs (details not yet provided)</text:p>
          </table:table-cell>
          <table:table-cell office:value-type="string" table:style-name="ce5">
            <text:p>NGOs</text:p>
          </table:table-cell>
          <table:table-cell office:value-type="string" table:style-name="ce5">
            <text:p>NGO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48" table:style-name="ce5">
            <text:p>229,048</text:p>
          </table:table-cell>
          <table:table-cell table:style-name="ce5"/>
          <table:table-cell office:value-type="string" table:style-name="ce5">
            <text:p>Donor</text:p>
          </table:table-cell>
          <table:table-cell office:value-type="date" office:date-value="2015-05-12T16:19:00" table:style-name="ce4">
            <text:p>12-May-2015</text:p>
          </table:table-cell>
          <table:table-cell office:value-type="date" office:date-value="2015-04-27T11:5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Australia</text:p>
          </table:table-cell>
          <table:table-cell office:value-type="string" table:style-name="ce5">
            <text:p>RedR</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01606" table:style-name="ce5">
            <text:p>401,606</text:p>
          </table:table-cell>
          <table:table-cell office:value-type="float" office:value="0" table:style-name="ce5">
            <text:p>0</text:p>
          </table:table-cell>
          <table:table-cell office:value-type="string" table:style-name="ce5">
            <text:p>Emergency Supplies</text:p>
            <text:p/>
          </table:table-cell>
          <table:table-cell office:value-type="float" office:value="500000" table:style-name="ce5">
            <text:p>500,000</text:p>
          </table:table-cell>
          <table:table-cell office:value-type="string" table:style-name="ce5">
            <text:p>AUD</text:p>
          </table:table-cell>
          <table:table-cell office:value-type="date" office:date-value="2015-05-01T00:00:00" table:style-name="ce4">
            <text:p>1-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RedR</text:p>
          </table:table-cell>
          <table:table-cell office:value-type="string" table:style-name="ce5">
            <text:p>NGOs</text:p>
          </table:table-cell>
          <table:table-cell office:value-type="string" table:style-name="ce5">
            <text:p>RedR</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2" table:style-name="ce5">
            <text:p>229,612</text:p>
          </table:table-cell>
          <table:table-cell table:style-name="ce5"/>
          <table:table-cell office:value-type="string" table:style-name="ce5">
            <text:p>Donor</text:p>
          </table:table-cell>
          <table:table-cell office:value-type="date" office:date-value="2015-05-12T16:46:00" table:style-name="ce4">
            <text:p>12-May-2015</text:p>
          </table:table-cell>
          <table:table-cell office:value-type="date" office:date-value="2015-05-04T15:21: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Australia</text:p>
          </table:table-cell>
          <table:table-cell office:value-type="string" table:style-name="ce5">
            <text:p>United Nations Population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280/R/1171</text:p>
          </table:table-cell>
          <table:table-cell office:value-type="string" table:style-name="ce5">
            <text:p>Ensuring lifesaving sexual reproductive health services (SRH) in earthquake affected districts<text:s/></text:p>
          </table:table-cell>
          <table:table-cell office:value-type="float" office:value="2015" table:style-name="ce3">
            <text:p>2015</text:p>
          </table:table-cell>
          <table:table-cell office:value-type="float" office:value="401606" table:style-name="ce5">
            <text:p>401,606</text:p>
          </table:table-cell>
          <table:table-cell office:value-type="float" office:value="0" table:style-name="ce5">
            <text:p>0</text:p>
          </table:table-cell>
          <table:table-cell office:value-type="string" table:style-name="ce5">
            <text:p>Ensuring lifesaving sexual reproductive health services (SRH) in earthquake affected districts<text:s/></text:p>
          </table:table-cell>
          <table:table-cell office:value-type="float" office:value="500000" table:style-name="ce5">
            <text:p>500,000</text:p>
          </table:table-cell>
          <table:table-cell office:value-type="string" table:style-name="ce5">
            <text:p>AUD</text:p>
          </table:table-cell>
          <table:table-cell office:value-type="date" office:date-value="2015-05-12T00:00:00" table:style-name="ce4">
            <text:p>12-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147" table:style-name="ce5">
            <text:p>230,147</text:p>
          </table:table-cell>
          <table:table-cell table:style-name="ce5"/>
          <table:table-cell office:value-type="string" table:style-name="ce5">
            <text:p>Donor</text:p>
          </table:table-cell>
          <table:table-cell office:value-type="date" office:date-value="2015-05-12T16:36:00" table:style-name="ce4">
            <text:p>12-May-2015</text:p>
          </table:table-cell>
          <table:table-cell office:value-type="date" office:date-value="2015-05-12T16:36:00" table:style-name="ce4">
            <text:p>12-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6420000" table:style-name="ce5">
            <text:p>6,420,000</text:p>
          </table:table-cell>
          <table:table-cell office:value-type="date" office:date-value="2015-04-30T00:00:00" table:style-name="ce4">
            <text:p>30-Apr-2015</text:p>
          </table:table-cell>
          <table:table-cell office:value-type="date" office:date-value="2015-07-30T00:00:00" table:style-name="ce4">
            <text:p>30-Jul-2015</text:p>
          </table:table-cell>
          <table:table-cell office:value-type="string" table:style-name="ce5">
            <text:p>NOT SPECIFIED</text:p>
          </table:table-cell>
          <table:table-cell table:style-name="ce5"/>
          <table:table-cell office:value-type="string" table:style-name="ce5">
            <text:p>2b-The principal purpose of the project is to advance gender equality</text:p>
          </table:table-cell>
          <table:table-cell table:number-columns-repeated="16343"/>
        </table:table-row>
        <table:table-row table:style-name="ro7">
          <table:table-cell office:value-type="string" table:style-name="ce5">
            <text:p>Austral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16867" table:style-name="ce5">
            <text:p>216,867</text:p>
          </table:table-cell>
          <table:table-cell office:value-type="float" office:value="0" table:style-name="ce5">
            <text:p>0</text:p>
          </table:table-cell>
          <table:table-cell office:value-type="string" table:style-name="ce5">
            <text:p>in kind - relief supplies in two C17 flights - contains 936 tarpaulins for 936 families, 1,200 blankets for 240 families, 746 hygiene kits for 746 families, water purification tablets for 1,000 families.</text:p>
            <text:p><text:s/></text:p>
          </table:table-cell>
          <table:table-cell office:value-type="float" office:value="270000" table:style-name="ce5">
            <text:p>270,000</text:p>
          </table:table-cell>
          <table:table-cell office:value-type="string" table:style-name="ce5">
            <text:p>AUD</text:p>
          </table:table-cell>
          <table:table-cell office:value-type="date" office:date-value="2015-04-28T00:00:00" table:style-name="ce4">
            <text:p>28-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120" table:style-name="ce5">
            <text:p>229,120</text:p>
          </table:table-cell>
          <table:table-cell table:style-name="ce5"/>
          <table:table-cell office:value-type="string" table:style-name="ce5">
            <text:p>Donor</text:p>
          </table:table-cell>
          <table:table-cell office:value-type="date" office:date-value="2015-05-12T16:44:00" table:style-name="ce4">
            <text:p>12-May-2015</text:p>
          </table:table-cell>
          <table:table-cell office:value-type="date" office:date-value="2015-04-28T10:51:00" table:style-name="ce4">
            <text:p>28-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Austral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6064" table:style-name="ce5">
            <text:p>16,064</text:p>
          </table:table-cell>
          <table:table-cell office:value-type="float" office:value="0" table:style-name="ce5">
            <text:p>0</text:p>
          </table:table-cell>
          <table:table-cell office:value-type="string" table:style-name="ce5">
            <text:p>Disaster experts - United Nations Disaster and Assessment Centre</text:p>
            <text:p/>
            <text:p/>
            <text:p/>
          </table:table-cell>
          <table:table-cell office:value-type="float" office:value="20000" table:style-name="ce5">
            <text:p>20,000</text:p>
          </table:table-cell>
          <table:table-cell office:value-type="string" table:style-name="ce5">
            <text:p>AUD</text:p>
          </table:table-cell>
          <table:table-cell office:value-type="date" office:date-value="2015-05-12T00:00:00" table:style-name="ce4">
            <text:p>12-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153" table:style-name="ce5">
            <text:p>230,153</text:p>
          </table:table-cell>
          <table:table-cell table:style-name="ce5"/>
          <table:table-cell office:value-type="string" table:style-name="ce5">
            <text:p>Donor</text:p>
          </table:table-cell>
          <table:table-cell office:value-type="date" office:date-value="2015-05-12T16:47:00" table:style-name="ce4">
            <text:p>12-May-2015</text:p>
          </table:table-cell>
          <table:table-cell office:value-type="date" office:date-value="2015-05-12T16:47:00" table:style-name="ce4">
            <text:p>12-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Australia</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F/80268/R/561</text:p>
          </table:table-cell>
          <table:table-cell office:value-type="string" table:style-name="ce5">
            <text:p>Emergency Food Assistance to Earthquake Affected Populations</text:p>
          </table:table-cell>
          <table:table-cell office:value-type="float" office:value="2015" table:style-name="ce3">
            <text:p>2015</text:p>
          </table:table-cell>
          <table:table-cell office:value-type="float" office:value="803213" table:style-name="ce5">
            <text:p>803,213</text:p>
          </table:table-cell>
          <table:table-cell office:value-type="float" office:value="0" table:style-name="ce5">
            <text:p>0</text:p>
          </table:table-cell>
          <table:table-cell office:value-type="string" table:style-name="ce5">
            <text:p>Emergency Food Assistance to Earthquake Affected Populations<text:s/></text:p>
          </table:table-cell>
          <table:table-cell office:value-type="float" office:value="1000000" table:style-name="ce5">
            <text:p>1,000,000</text:p>
          </table:table-cell>
          <table:table-cell office:value-type="string" table:style-name="ce5">
            <text:p>AUD</text:p>
          </table:table-cell>
          <table:table-cell office:value-type="date" office:date-value="2015-04-30T00:00:00" table:style-name="ce4">
            <text:p>30-Apr-2015</text:p>
          </table:table-cell>
          <table:table-cell office:value-type="string" table:style-name="ce5">
            <text:p>FOOD SECURITY</text:p>
          </table:table-cell>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0" table:style-name="ce5">
            <text:p>229,610</text:p>
          </table:table-cell>
          <table:table-cell table:style-name="ce5"/>
          <table:table-cell office:value-type="string" table:style-name="ce5">
            <text:p>Donor</text:p>
          </table:table-cell>
          <table:table-cell office:value-type="date" office:date-value="2015-05-12T16:33:00" table:style-name="ce4">
            <text:p>12-May-2015</text:p>
          </table:table-cell>
          <table:table-cell office:value-type="date" office:date-value="2015-05-04T15:19:00" table:style-name="ce4">
            <text:p>4-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1838640" table:style-name="ce5">
            <text:p>111,838,640</text:p>
          </table:table-cell>
          <table:table-cell office:value-type="date" office:date-value="2015-04-27T00:00:00" table:style-name="ce4">
            <text:p>27-Apr-2015</text:p>
          </table:table-cell>
          <table:table-cell office:value-type="date" office:date-value="2015-07-27T00:00:00" table:style-name="ce4">
            <text:p>27-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9">
          <table:table-cell office:value-type="string" table:style-name="ce5">
            <text:p>Australia</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F/80268/R/561</text:p>
          </table:table-cell>
          <table:table-cell office:value-type="string" table:style-name="ce5">
            <text:p>Emergency Food Assistance to Earthquake Affected Populations</text:p>
          </table:table-cell>
          <table:table-cell office:value-type="float" office:value="2015" table:style-name="ce3">
            <text:p>2015</text:p>
          </table:table-cell>
          <table:table-cell office:value-type="float" office:value="803213" table:style-name="ce5">
            <text:p>803,213</text:p>
          </table:table-cell>
          <table:table-cell office:value-type="float" office:value="0" table:style-name="ce5">
            <text:p>0</text:p>
          </table:table-cell>
          <table:table-cell office:value-type="string" table:style-name="ce5">
            <text:p>Emergency Food Assistance to Earthquake Affected Populations<text:s/></text:p>
          </table:table-cell>
          <table:table-cell office:value-type="float" office:value="1000000" table:style-name="ce5">
            <text:p>1,000,000</text:p>
          </table:table-cell>
          <table:table-cell office:value-type="string" table:style-name="ce5">
            <text:p>AUD</text:p>
          </table:table-cell>
          <table:table-cell office:value-type="date" office:date-value="2015-05-12T00:00:00" table:style-name="ce4">
            <text:p>12-May-2015</text:p>
          </table:table-cell>
          <table:table-cell office:value-type="string" table:style-name="ce5">
            <text:p>FOOD SECURITY</text:p>
          </table:table-cell>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Australia</text:p>
          </table:table-cell>
          <table:table-cell office:value-type="string" table:style-name="ce5">
            <text:p>Australi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146" table:style-name="ce5">
            <text:p>230,146</text:p>
          </table:table-cell>
          <table:table-cell table:style-name="ce5"/>
          <table:table-cell office:value-type="string" table:style-name="ce5">
            <text:p>Donor</text:p>
          </table:table-cell>
          <table:table-cell office:value-type="date" office:date-value="2015-05-12T16:34:00" table:style-name="ce4">
            <text:p>12-May-2015</text:p>
          </table:table-cell>
          <table:table-cell office:value-type="date" office:date-value="2015-05-12T16:34:00" table:style-name="ce4">
            <text:p>12-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1838640" table:style-name="ce5">
            <text:p>111,838,640</text:p>
          </table:table-cell>
          <table:table-cell office:value-type="date" office:date-value="2015-04-27T00:00:00" table:style-name="ce4">
            <text:p>27-Apr-2015</text:p>
          </table:table-cell>
          <table:table-cell office:value-type="date" office:date-value="2015-07-27T00:00:00" table:style-name="ce4">
            <text:p>27-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9">
          <table:table-cell office:value-type="string" table:style-name="ce5">
            <text:p>Australia</text:p>
          </table:table-cell>
          <table:table-cell office:value-type="string" table:style-name="ce5">
            <text:p>World Health Organiz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462/R/122</text:p>
          </table:table-cell>
          <table:table-cell office:value-type="string" table:style-name="ce5">
            <text:p>Addressing health needs in the earthquake affected population</text:p>
          </table:table-cell>
          <table:table-cell office:value-type="float" office:value="2015" table:style-name="ce3">
            <text:p>2015</text:p>
          </table:table-cell>
          <table:table-cell office:value-type="float" office:value="765697" table:style-name="ce5">
            <text:p>765,697</text:p>
          </table:table-cell>
          <table:table-cell office:value-type="float" office:value="0" table:style-name="ce5">
            <text:p>0</text:p>
          </table:table-cell>
          <table:table-cell office:value-type="string" table:style-name="ce5">
            <text:p>life-saving humanitarian support to Nepal - <text:s/>for medical supplies</text:p>
          </table:table-cell>
          <table:table-cell office:value-type="float" office:value="1000000" table:style-name="ce5">
            <text:p>1,000,000</text:p>
          </table:table-cell>
          <table:table-cell office:value-type="string" table:style-name="ce5">
            <text:p>AUD</text:p>
          </table:table-cell>
          <table:table-cell office:value-type="date" office:date-value="2015-04-26T00:00:00" table:style-name="ce4">
            <text:p>26-Apr-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Australia</text:p>
          </table:table-cell>
          <table:table-cell office:value-type="string" table:style-name="ce5">
            <text:p>Australia</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117" table:style-name="ce5">
            <text:p>229,117</text:p>
          </table:table-cell>
          <table:table-cell table:style-name="ce5"/>
          <table:table-cell office:value-type="string" table:style-name="ce5">
            <text:p>Donor and Agency</text:p>
          </table:table-cell>
          <table:table-cell office:value-type="date" office:date-value="2015-05-07T18:53:00" table:style-name="ce4">
            <text:p>7-May-2015</text:p>
          </table:table-cell>
          <table:table-cell office:value-type="date" office:date-value="2015-04-28T10:46:00" table:style-name="ce4">
            <text:p>28-Apr-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621200" table:style-name="ce5">
            <text:p>11,621,200</text:p>
          </table:table-cell>
          <table:table-cell office:value-type="date" office:date-value="2015-05-04T00:00:00" table:style-name="ce4">
            <text:p>4-May-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9">
          <table:table-cell office:value-type="string" table:style-name="ce5">
            <text:p>Austria</text:p>
          </table:table-cell>
          <table:table-cell office:value-type="string" table:style-name="ce5">
            <text:p>International Federation of Red Cross and Red Crescent Societi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41712" table:style-name="ce5">
            <text:p>541,712</text:p>
          </table:table-cell>
          <table:table-cell office:value-type="float" office:value="0" table:style-name="ce5">
            <text:p>0</text:p>
          </table:table-cell>
          <table:table-cell office:value-type="string" table:style-name="ce5">
            <text:p>To support the affected population (NP.7.08.43/0001-VII.3/2015)</text:p>
          </table:table-cell>
          <table:table-cell office:value-type="float" office:value="500000" table:style-name="ce5">
            <text:p>500,000</text:p>
          </table:table-cell>
          <table:table-cell office:value-type="string" table:style-name="ce5">
            <text:p>EUR</text:p>
          </table:table-cell>
          <table:table-cell office:value-type="date" office:date-value="2015-04-28T00:00:00" table:style-name="ce4">
            <text:p>28-Apr-2015</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Commitment</text:p>
          </table:table-cell>
          <table:table-cell office:value-type="string" table:style-name="ce5">
            <text:p>Austria</text:p>
          </table:table-cell>
          <table:table-cell office:value-type="string" table:style-name="ce5">
            <text:p>Austri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80" table:style-name="ce5">
            <text:p>229,280</text:p>
          </table:table-cell>
          <table:table-cell table:style-name="ce5"/>
          <table:table-cell office:value-type="string" table:style-name="ce5">
            <text:p>Donor</text:p>
          </table:table-cell>
          <table:table-cell office:value-type="date" office:date-value="2015-05-05T15:24:00" table:style-name="ce4">
            <text:p>5-May-2015</text:p>
          </table:table-cell>
          <table:table-cell office:value-type="date" office:date-value="2015-04-30T10:44:00" table:style-name="ce4">
            <text:p>30-Apr-2015</text:p>
          </table:table-cell>
          <table:table-cell office:value-type="string" table:style-name="ce5">
            <text:p>NP.7.08.43/0001-VII.3/2015, [EDRIS:7075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Azerbaijan</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text:s/>medical rescue teams; emergency supplies - one ton of medicine, medical supplies, tents, blankets and packaged drinking water.</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Azerbaijan</text:p>
          </table:table-cell>
          <table:table-cell office:value-type="string" table:style-name="ce5">
            <text:p>Azerbaija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342" table:style-name="ce5">
            <text:p>229,342</text:p>
          </table:table-cell>
          <table:table-cell table:style-name="ce5"/>
          <table:table-cell office:value-type="string" table:style-name="ce5">
            <text:p>Other</text:p>
          </table:table-cell>
          <table:table-cell office:value-type="date" office:date-value="2015-05-06T17:10:00" table:style-name="ce4">
            <text:p>6-May-2015</text:p>
          </table:table-cell>
          <table:table-cell office:value-type="date" office:date-value="2015-04-30T15:05: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Bangladesh</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dispatched a BAF Lockheed C-130B aircraft with 10 tonnes of relief materials, including tents, dry food, water and blankets carrying a 34-member team consisting of 6 military medical teams and representatives of the Foreign Ministry</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Bangladesh</text:p>
          </table:table-cell>
          <table:table-cell office:value-type="string" table:style-name="ce5">
            <text:p>Bangladesh</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53" table:style-name="ce5">
            <text:p>229,053</text:p>
          </table:table-cell>
          <table:table-cell table:style-name="ce5"/>
          <table:table-cell office:value-type="string" table:style-name="ce5">
            <text:p>Other</text:p>
          </table:table-cell>
          <table:table-cell office:value-type="date" office:date-value="2015-05-06T15:44:00" table:style-name="ce4">
            <text:p>6-May-2015</text:p>
          </table:table-cell>
          <table:table-cell office:value-type="date" office:date-value="2015-04-27T11:5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Belgium</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text:s/>USAR/B-FAST BEL-1</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Belgium</text:p>
          </table:table-cell>
          <table:table-cell office:value-type="string" table:style-name="ce5">
            <text:p>Belgium</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25" table:style-name="ce5">
            <text:p>229,025</text:p>
          </table:table-cell>
          <table:table-cell table:style-name="ce5"/>
          <table:table-cell office:value-type="string" table:style-name="ce5">
            <text:p>Other</text:p>
          </table:table-cell>
          <table:table-cell office:value-type="date" office:date-value="2015-04-27T10:44:00" table:style-name="ce4">
            <text:p>27-Apr-2015</text:p>
          </table:table-cell>
          <table:table-cell office:value-type="date" office:date-value="2015-04-27T10:44: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Bhutan</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towards rehabilitation efforts - support to the government</text:p>
            <text:p>and people of Nepal, following the disastrous earthquake that struck the region on 25</text:p>
            <text:p>April.</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Paid contribution</text:p>
          </table:table-cell>
          <table:table-cell office:value-type="string" table:style-name="ce5">
            <text:p>Bhutan</text:p>
          </table:table-cell>
          <table:table-cell office:value-type="string" table:style-name="ce5">
            <text:p>Bhuta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76" table:style-name="ce5">
            <text:p>229,076</text:p>
          </table:table-cell>
          <table:table-cell table:style-name="ce5"/>
          <table:table-cell office:value-type="string" table:style-name="ce5">
            <text:p>Donor</text:p>
          </table:table-cell>
          <table:table-cell office:value-type="date" office:date-value="2015-04-27T14:55:00" table:style-name="ce4">
            <text:p>27-Apr-2015</text:p>
          </table:table-cell>
          <table:table-cell office:value-type="date" office:date-value="2015-04-27T14:5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Bhuta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63-member Medical team, Disaster management/volunteer team, Logistical support team<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Bhutan</text:p>
          </table:table-cell>
          <table:table-cell office:value-type="string" table:style-name="ce5">
            <text:p>Bhuta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8998" table:style-name="ce5">
            <text:p>228,998</text:p>
          </table:table-cell>
          <table:table-cell table:style-name="ce5"/>
          <table:table-cell office:value-type="string" table:style-name="ce5">
            <text:p>Other</text:p>
          </table:table-cell>
          <table:table-cell office:value-type="date" office:date-value="2015-04-27T14:51:00" table:style-name="ce4">
            <text:p>27-Apr-2015</text:p>
          </table:table-cell>
          <table:table-cell office:value-type="date" office:date-value="2015-04-27T10:0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Bill and Melinda Gates Foundation</text:p>
          </table:table-cell>
          <table:table-cell office:value-type="string" table:style-name="ce5">
            <text:p>ACT Alliance / Lutheran World Relief</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00000" table:style-name="ce5">
            <text:p>300,000</text:p>
          </table:table-cell>
          <table:table-cell office:value-type="float" office:value="0" table:style-name="ce5">
            <text:p>0</text:p>
          </table:table-cell>
          <table:table-cell office:value-type="string" table:style-name="ce5">
            <text:p>to provide emergency relief to populations affected the devastating earthquake in Nepal.</text:p>
          </table:table-cell>
          <table:table-cell office:value-type="float" office:value="300000" table:style-name="ce5">
            <text:p>300,000</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ACT Alliance</text:p>
          </table:table-cell>
          <table:table-cell office:value-type="string" table:style-name="ce5">
            <text:p>NGOs</text:p>
          </table:table-cell>
          <table:table-cell office:value-type="string" table:style-name="ce5">
            <text:p>ACT/LWR</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90" table:style-name="ce5">
            <text:p>229,290</text:p>
          </table:table-cell>
          <table:table-cell table:style-name="ce5"/>
          <table:table-cell office:value-type="string" table:style-name="ce5">
            <text:p>Donor</text:p>
          </table:table-cell>
          <table:table-cell office:value-type="date" office:date-value="2015-04-30T11:05:00" table:style-name="ce4">
            <text:p>30-Apr-2015</text:p>
          </table:table-cell>
          <table:table-cell office:value-type="date" office:date-value="2015-04-30T11:05: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Bill and Melinda Gates Foundation</text:p>
          </table:table-cell>
          <table:table-cell office:value-type="string" table:style-name="ce5">
            <text:p>ACT Alliance / Lutheran World Relief</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400000" table:style-name="ce5">
            <text:p>400,000</text:p>
          </table:table-cell>
          <table:table-cell office:value-type="float" office:value="0" table:style-name="ce5">
            <text:p>0</text:p>
          </table:table-cell>
          <table:table-cell office:value-type="string" table:style-name="ce5">
            <text:p>To provide emergency relief to populations affected by severe flooding and landslides in Nepal</text:p>
          </table:table-cell>
          <table:table-cell office:value-type="float" office:value="400000" table:style-name="ce5">
            <text:p>400,000</text:p>
          </table:table-cell>
          <table:table-cell office:value-type="string" table:style-name="ce5">
            <text:p>USD</text:p>
          </table:table-cell>
          <table:table-cell office:value-type="date" office:date-value="2014-09-05T00:00:00" table:style-name="ce4">
            <text:p>5-Sep-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ACT Alliance</text:p>
          </table:table-cell>
          <table:table-cell office:value-type="string" table:style-name="ce5">
            <text:p>NGOs</text:p>
          </table:table-cell>
          <table:table-cell office:value-type="string" table:style-name="ce5">
            <text:p>ACT/LWR</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50" table:style-name="ce5">
            <text:p>219,350</text:p>
          </table:table-cell>
          <table:table-cell table:style-name="ce5"/>
          <table:table-cell office:value-type="string" table:style-name="ce5">
            <text:p>Agency</text:p>
          </table:table-cell>
          <table:table-cell office:value-type="date" office:date-value="2014-10-15T12:35:00" table:style-name="ce4">
            <text:p>15-Oct-2014</text:p>
          </table:table-cell>
          <table:table-cell office:value-type="date" office:date-value="2014-10-15T12:35:00" table:style-name="ce4">
            <text:p>15-Oct-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Bill and Melinda Gates Foundation</text:p>
          </table:table-cell>
          <table:table-cell office:value-type="string" table:style-name="ce5">
            <text:p>ACT Alliance / Lutheran World Relief</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400000" table:style-name="ce5">
            <text:p>400,000</text:p>
          </table:table-cell>
          <table:table-cell office:value-type="float" office:value="0" table:style-name="ce5">
            <text:p>0</text:p>
          </table:table-cell>
          <table:table-cell office:value-type="string" table:style-name="ce5">
            <text:p>To provide emergency relief to populations affected by severe flooding and landslides in Nepal</text:p>
          </table:table-cell>
          <table:table-cell office:value-type="float" office:value="400000" table:style-name="ce5">
            <text:p>400,000</text:p>
          </table:table-cell>
          <table:table-cell office:value-type="string" table:style-name="ce5">
            <text:p>USD</text:p>
          </table:table-cell>
          <table:table-cell office:value-type="date" office:date-value="2014-09-05T00:00:00" table:style-name="ce4">
            <text:p>5-Sep-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ACT Alliance</text:p>
          </table:table-cell>
          <table:table-cell office:value-type="string" table:style-name="ce5">
            <text:p>NGOs</text:p>
          </table:table-cell>
          <table:table-cell office:value-type="string" table:style-name="ce5">
            <text:p>ACT/LWR</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085" table:style-name="ce5">
            <text:p>218,085</text:p>
          </table:table-cell>
          <table:table-cell table:style-name="ce5"/>
          <table:table-cell office:value-type="string" table:style-name="ce5">
            <text:p>Agency</text:p>
          </table:table-cell>
          <table:table-cell office:value-type="date" office:date-value="2014-09-18T11:24:00" table:style-name="ce4">
            <text:p>18-Sep-2014</text:p>
          </table:table-cell>
          <table:table-cell office:value-type="date" office:date-value="2014-09-18T11:24:00" table:style-name="ce4">
            <text:p>18-Sep-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Bill and Melinda Gates Foundation</text:p>
          </table:table-cell>
          <table:table-cell office:value-type="string" table:style-name="ce5">
            <text:p>OXFAM GB</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255/R/5120</text:p>
          </table:table-cell>
          <table:table-cell office:value-type="string" table:style-name="ce5">
            <text:p>Emergency Shelter</text:p>
          </table:table-cell>
          <table:table-cell office:value-type="float" office:value="2015" table:style-name="ce3">
            <text:p>2015</text:p>
          </table:table-cell>
          <table:table-cell office:value-type="float" office:value="700000" table:style-name="ce5">
            <text:p>700,000</text:p>
          </table:table-cell>
          <table:table-cell office:value-type="float" office:value="0" table:style-name="ce5">
            <text:p>0</text:p>
          </table:table-cell>
          <table:table-cell office:value-type="string" table:style-name="ce5">
            <text:p>to provide emergency relief to populations affected the devastating earthquake in Nepal.</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Oxfam/Community Aid Abroad/Intermon/Novib</text:p>
          </table:table-cell>
          <table:table-cell office:value-type="string" table:style-name="ce5">
            <text:p>NGOs</text:p>
          </table:table-cell>
          <table:table-cell office:value-type="string" table:style-name="ce5">
            <text:p>OXFAM GB</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20" table:style-name="ce5">
            <text:p>229,220</text:p>
          </table:table-cell>
          <table:table-cell table:style-name="ce5"/>
          <table:table-cell office:value-type="string" table:style-name="ce5">
            <text:p>Donor</text:p>
          </table:table-cell>
          <table:table-cell office:value-type="date" office:date-value="2015-05-07T18:11:00" table:style-name="ce4">
            <text:p>7-May-2015</text:p>
          </table:table-cell>
          <table:table-cell office:value-type="date" office:date-value="2015-04-29T11:29:00" table:style-name="ce4">
            <text:p>29-Apr-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2750000" table:style-name="ce5">
            <text:p>2,75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6">
          <table:table-cell office:value-type="string" table:style-name="ce5">
            <text:p>Bulgaria</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40000" table:style-name="ce5">
            <text:p>40,000</text:p>
          </table:table-cell>
          <table:table-cell office:value-type="float" office:value="0" table:style-name="ce5">
            <text:p>0</text:p>
          </table:table-cell>
          <table:table-cell office:value-type="string" table:style-name="ce5">
            <text:p>to be allocated to specific projects<text:s/></text:p>
          </table:table-cell>
          <table:table-cell office:value-type="string" table:style-name="ce5">
            <text:p/>
          </table:table-cell>
          <table:table-cell office:value-type="string" table:style-name="ce5">
            <text:p>USD</text:p>
          </table:table-cell>
          <table:table-cell office:value-type="date" office:date-value="2015-05-05T00:00:00" table:style-name="ce4">
            <text:p>5-May-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Bulgaria</text:p>
          </table:table-cell>
          <table:table-cell office:value-type="string" table:style-name="ce5">
            <text:p>Bulgaria</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25" table:style-name="ce5">
            <text:p>230,025</text:p>
          </table:table-cell>
          <table:table-cell table:style-name="ce5"/>
          <table:table-cell office:value-type="string" table:style-name="ce5">
            <text:p>Agency</text:p>
          </table:table-cell>
          <table:table-cell office:value-type="date" office:date-value="2015-05-11T12:06:00" table:style-name="ce4">
            <text:p>11-May-2015</text:p>
          </table:table-cell>
          <table:table-cell office:value-type="date" office:date-value="2015-05-11T12:06: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6">
          <table:table-cell office:value-type="string" table:style-name="ce5">
            <text:p>Canada</text:p>
          </table:table-cell>
          <table:table-cell office:value-type="string" table:style-name="ce5">
            <text:p>Canadian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790514" table:style-name="ce5">
            <text:p>790,514</text:p>
          </table:table-cell>
          <table:table-cell office:value-type="float" office:value="0" table:style-name="ce5">
            <text:p>0</text:p>
          </table:table-cell>
          <table:table-cell office:value-type="string" table:style-name="ce5">
            <text:p>Emergency response to the Nepal earthquake - Basic health care unit (D002519)</text:p>
          </table:table-cell>
          <table:table-cell office:value-type="float" office:value="1000000" table:style-name="ce5">
            <text:p>1,000,000</text:p>
          </table:table-cell>
          <table:table-cell office:value-type="string" table:style-name="ce5">
            <text:p>CAD</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Canadian Red Cross Society</text:p>
          </table:table-cell>
          <table:table-cell office:value-type="string" table:style-name="ce5">
            <text:p>Red Cross / Red Crescent</text:p>
          </table:table-cell>
          <table:table-cell office:value-type="string" table:style-name="ce5">
            <text:p>Canada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8" table:style-name="ce5">
            <text:p>229,678</text:p>
          </table:table-cell>
          <table:table-cell table:style-name="ce5"/>
          <table:table-cell office:value-type="string" table:style-name="ce5">
            <text:p>Donor</text:p>
          </table:table-cell>
          <table:table-cell office:value-type="date" office:date-value="2015-05-05T15:28:00" table:style-name="ce4">
            <text:p>5-May-2015</text:p>
          </table:table-cell>
          <table:table-cell office:value-type="date" office:date-value="2015-05-05T15:14:00" table:style-name="ce4">
            <text:p>5-May-2015</text:p>
          </table:table-cell>
          <table:table-cell office:value-type="string" table:style-name="ce5">
            <text:p>D0025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Canada</text:p>
          </table:table-cell>
          <table:table-cell office:value-type="string" table:style-name="ce5">
            <text:p>CARE Nep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442/R/7468</text:p>
          </table:table-cell>
          <table:table-cell office:value-type="string" table:style-name="ce5">
            <text:p>Shelter assistance for 20,000 most vunerable earthquake-affected families</text:p>
          </table:table-cell>
          <table:table-cell office:value-type="float" office:value="2015" table:style-name="ce3">
            <text:p>2015</text:p>
          </table:table-cell>
          <table:table-cell office:value-type="float" office:value="474308" table:style-name="ce5">
            <text:p>474,308</text:p>
          </table:table-cell>
          <table:table-cell office:value-type="float" office:value="0" table:style-name="ce5">
            <text:p>0</text:p>
          </table:table-cell>
          <table:table-cell office:value-type="string" table:style-name="ce5">
            <text:p>Shelter and NFIs (D002513)</text:p>
          </table:table-cell>
          <table:table-cell office:value-type="float" office:value="600000" table:style-name="ce5">
            <text:p>6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CARE International</text:p>
          </table:table-cell>
          <table:table-cell office:value-type="string" table:style-name="ce5">
            <text:p>NGOs</text:p>
          </table:table-cell>
          <table:table-cell office:value-type="string" table:style-name="ce5">
            <text:p>CARE Nepal</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0" table:style-name="ce5">
            <text:p>229,670</text:p>
          </table:table-cell>
          <table:table-cell table:style-name="ce5"/>
          <table:table-cell office:value-type="string" table:style-name="ce5">
            <text:p>Donor</text:p>
          </table:table-cell>
          <table:table-cell office:value-type="date" office:date-value="2015-05-07T17:53:00" table:style-name="ce4">
            <text:p>7-May-2015</text:p>
          </table:table-cell>
          <table:table-cell office:value-type="date" office:date-value="2015-05-05T15:04:00" table:style-name="ce4">
            <text:p>5-May-2015</text:p>
          </table:table-cell>
          <table:table-cell office:value-type="string" table:style-name="ce5">
            <text:p>D002513</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6080000" table:style-name="ce5">
            <text:p>6,08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10">
          <table:table-cell office:value-type="string" table:style-name="ce5">
            <text:p>Canada</text:p>
          </table:table-cell>
          <table:table-cell office:value-type="string" table:style-name="ce5">
            <text:p>Centre canadien d'étude et de coopération internationale (CECI)</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419/R/5932</text:p>
          </table:table-cell>
          <table:table-cell office:value-type="string" table:style-name="ce5">
            <text:p>Emergency and transitional shelter assistance to earthquake-affected populations</text:p>
          </table:table-cell>
          <table:table-cell office:value-type="float" office:value="2015" table:style-name="ce3">
            <text:p>2015</text:p>
          </table:table-cell>
          <table:table-cell office:value-type="float" office:value="316206" table:style-name="ce5">
            <text:p>316,206</text:p>
          </table:table-cell>
          <table:table-cell office:value-type="float" office:value="0" table:style-name="ce5">
            <text:p>0</text:p>
          </table:table-cell>
          <table:table-cell office:value-type="string" table:style-name="ce5">
            <text:p>Shelter and NFIs (D002516)</text:p>
          </table:table-cell>
          <table:table-cell office:value-type="float" office:value="400000" table:style-name="ce5">
            <text:p>4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Centre canadien d'étude et de coopération internationale (CECI)</text:p>
          </table:table-cell>
          <table:table-cell office:value-type="string" table:style-name="ce5">
            <text:p>NGOs</text:p>
          </table:table-cell>
          <table:table-cell office:value-type="string" table:style-name="ce5">
            <text:p>CECI</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3" table:style-name="ce5">
            <text:p>229,673</text:p>
          </table:table-cell>
          <table:table-cell table:style-name="ce5"/>
          <table:table-cell office:value-type="string" table:style-name="ce5">
            <text:p>Donor</text:p>
          </table:table-cell>
          <table:table-cell office:value-type="date" office:date-value="2015-05-07T17:57:00" table:style-name="ce4">
            <text:p>7-May-2015</text:p>
          </table:table-cell>
          <table:table-cell office:value-type="date" office:date-value="2015-05-05T15:07:00" table:style-name="ce4">
            <text:p>5-May-2015</text:p>
          </table:table-cell>
          <table:table-cell office:value-type="string" table:style-name="ce5">
            <text:p>D002516</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725251" table:style-name="ce5">
            <text:p>725,251</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Canada</text:p>
          </table:table-cell>
          <table:table-cell office:value-type="string" table:style-name="ce5">
            <text:p>Global Medic</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74308" table:style-name="ce5">
            <text:p>474,308</text:p>
          </table:table-cell>
          <table:table-cell office:value-type="float" office:value="0" table:style-name="ce5">
            <text:p>0</text:p>
          </table:table-cell>
          <table:table-cell office:value-type="string" table:style-name="ce5">
            <text:p>Emergency response to the Nepal earthquake. (D002517)</text:p>
          </table:table-cell>
          <table:table-cell office:value-type="float" office:value="600000" table:style-name="ce5">
            <text:p>600,000</text:p>
          </table:table-cell>
          <table:table-cell office:value-type="string" table:style-name="ce5">
            <text:p>CA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Global Medic</text:p>
          </table:table-cell>
          <table:table-cell office:value-type="string" table:style-name="ce5">
            <text:p>NGOs</text:p>
          </table:table-cell>
          <table:table-cell office:value-type="string" table:style-name="ce5">
            <text:p>Global Medi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4" table:style-name="ce5">
            <text:p>229,674</text:p>
          </table:table-cell>
          <table:table-cell table:style-name="ce5"/>
          <table:table-cell office:value-type="string" table:style-name="ce5">
            <text:p>Donor</text:p>
          </table:table-cell>
          <table:table-cell office:value-type="date" office:date-value="2015-05-05T15:09:00" table:style-name="ce4">
            <text:p>5-May-2015</text:p>
          </table:table-cell>
          <table:table-cell office:value-type="date" office:date-value="2015-05-05T15:09:00" table:style-name="ce4">
            <text:p>5-May-2015</text:p>
          </table:table-cell>
          <table:table-cell office:value-type="string" table:style-name="ce5">
            <text:p>D00251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600000" table:style-name="ce5">
            <text:p>600,000</text:p>
          </table:table-cell>
          <table:table-cell office:value-type="float" office:value="0" table:style-name="ce5">
            <text:p>0</text:p>
          </table:table-cell>
          <table:table-cell office:value-type="string" table:style-name="ce5">
            <text:p>Emergency response to the Nepal earthquake. (D002522)</text:p>
          </table:table-cell>
          <table:table-cell office:value-type="float" office:value="750000" table:style-name="ce5">
            <text:p>750,000</text:p>
          </table:table-cell>
          <table:table-cell office:value-type="string" table:style-name="ce5">
            <text:p>CA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7" table:style-name="ce5">
            <text:p>229,677</text:p>
          </table:table-cell>
          <table:table-cell table:style-name="ce5"/>
          <table:table-cell office:value-type="string" table:style-name="ce5">
            <text:p>Donor</text:p>
          </table:table-cell>
          <table:table-cell office:value-type="date" office:date-value="2015-05-05T15:12:00" table:style-name="ce4">
            <text:p>5-May-2015</text:p>
          </table:table-cell>
          <table:table-cell office:value-type="date" office:date-value="2015-05-05T15:12:00" table:style-name="ce4">
            <text:p>5-May-2015</text:p>
          </table:table-cell>
          <table:table-cell office:value-type="string" table:style-name="ce5">
            <text:p>D00252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88968" table:style-name="ce5">
            <text:p>88,968</text:p>
          </table:table-cell>
          <table:table-cell office:value-type="float" office:value="0" table:style-name="ce5">
            <text:p>0</text:p>
          </table:table-cell>
          <table:table-cell office:value-type="string" table:style-name="ce5">
            <text:p>IFRC Flooding 2014 - shetler, NFI, WASH, health (D000396)</text:p>
            <text:p/>
          </table:table-cell>
          <table:table-cell office:value-type="float" office:value="100000" table:style-name="ce5">
            <text:p>100,000</text:p>
          </table:table-cell>
          <table:table-cell office:value-type="string" table:style-name="ce5">
            <text:p>CAD</text:p>
          </table:table-cell>
          <table:table-cell office:value-type="date" office:date-value="2014-09-03T00:00:00" table:style-name="ce4">
            <text:p>3-Sep-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3708" table:style-name="ce5">
            <text:p>223,708</text:p>
          </table:table-cell>
          <table:table-cell table:style-name="ce5"/>
          <table:table-cell office:value-type="string" table:style-name="ce5">
            <text:p>Donor</text:p>
          </table:table-cell>
          <table:table-cell office:value-type="date" office:date-value="2015-01-19T11:44:00" table:style-name="ce4">
            <text:p>19-Jan-2015</text:p>
          </table:table-cell>
          <table:table-cell office:value-type="date" office:date-value="2015-01-19T11:44:00" table:style-name="ce4">
            <text:p>19-Jan-2015</text:p>
          </table:table-cell>
          <table:table-cell office:value-type="string" table:style-name="ce5">
            <text:p>D00039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Canada</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197628" table:style-name="ce5">
            <text:p>197,628</text:p>
          </table:table-cell>
          <table:table-cell office:value-type="string" table:style-name="ce5">
            <text:p>Strengthening Humanitarian Coordination and Advocacy in Nepal (OCT 4845)</text:p>
          </table:table-cell>
          <table:table-cell office:value-type="float" office:value="250000" table:style-name="ce5">
            <text:p>250,000</text:p>
          </table:table-cell>
          <table:table-cell office:value-type="string" table:style-name="ce5">
            <text:p>CAD</text:p>
          </table:table-cell>
          <table:table-cell office:value-type="date" office:date-value="2015-05-01T00:00:00" table:style-name="ce4">
            <text:p>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Canada</text:p>
          </table:table-cell>
          <table:table-cell office:value-type="string" table:style-name="ce5">
            <text:p>Canada</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5" table:style-name="ce5">
            <text:p>229,625</text:p>
          </table:table-cell>
          <table:table-cell table:style-name="ce5"/>
          <table:table-cell office:value-type="string" table:style-name="ce5">
            <text:p>Donor and Agency</text:p>
          </table:table-cell>
          <table:table-cell office:value-type="date" office:date-value="2015-05-07T18:06:00" table:style-name="ce4">
            <text:p>7-May-2015</text:p>
          </table:table-cell>
          <table:table-cell office:value-type="date" office:date-value="2015-05-04T17:31:00" table:style-name="ce4">
            <text:p>4-May-2015</text:p>
          </table:table-cell>
          <table:table-cell office:value-type="string" table:style-name="ce5">
            <text:p>[OCT 4845]</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Canada</text:p>
          </table:table-cell>
          <table:table-cell office:value-type="string" table:style-name="ce5">
            <text:p>OXFAM GB</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255/R/5120</text:p>
          </table:table-cell>
          <table:table-cell office:value-type="string" table:style-name="ce5">
            <text:p>Emergency Shelter</text:p>
          </table:table-cell>
          <table:table-cell office:value-type="float" office:value="2015" table:style-name="ce3">
            <text:p>2015</text:p>
          </table:table-cell>
          <table:table-cell office:value-type="float" office:value="237154" table:style-name="ce5">
            <text:p>237,154</text:p>
          </table:table-cell>
          <table:table-cell office:value-type="float" office:value="0" table:style-name="ce5">
            <text:p>0</text:p>
          </table:table-cell>
          <table:table-cell office:value-type="string" table:style-name="ce5">
            <text:p>Shelter and NFIs (D002515)</text:p>
          </table:table-cell>
          <table:table-cell office:value-type="float" office:value="300000" table:style-name="ce5">
            <text:p>3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Oxfam/Community Aid Abroad/Intermon/Novib</text:p>
          </table:table-cell>
          <table:table-cell office:value-type="string" table:style-name="ce5">
            <text:p>NGOs</text:p>
          </table:table-cell>
          <table:table-cell office:value-type="string" table:style-name="ce5">
            <text:p>OXFAM GB</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2" table:style-name="ce5">
            <text:p>229,672</text:p>
          </table:table-cell>
          <table:table-cell table:style-name="ce5"/>
          <table:table-cell office:value-type="string" table:style-name="ce5">
            <text:p>Donor</text:p>
          </table:table-cell>
          <table:table-cell office:value-type="date" office:date-value="2015-05-07T18:10:00" table:style-name="ce4">
            <text:p>7-May-2015</text:p>
          </table:table-cell>
          <table:table-cell office:value-type="date" office:date-value="2015-05-05T15:06:00" table:style-name="ce4">
            <text:p>5-May-2015</text:p>
          </table:table-cell>
          <table:table-cell office:value-type="string" table:style-name="ce5">
            <text:p>D002515</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2750000" table:style-name="ce5">
            <text:p>2,75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10">
          <table:table-cell office:value-type="string" table:style-name="ce5">
            <text:p>Canada</text:p>
          </table:table-cell>
          <table:table-cell office:value-type="string" table:style-name="ce5">
            <text:p>Samaritan's Purs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39/R/6116</text:p>
          </table:table-cell>
          <table:table-cell office:value-type="string" table:style-name="ce5">
            <text:p>Emergency shelter and NFIs for 15,000 households in Nuwakot and Rasuwa districts</text:p>
          </table:table-cell>
          <table:table-cell office:value-type="float" office:value="2015" table:style-name="ce3">
            <text:p>2015</text:p>
          </table:table-cell>
          <table:table-cell office:value-type="float" office:value="237154" table:style-name="ce5">
            <text:p>237,154</text:p>
          </table:table-cell>
          <table:table-cell office:value-type="float" office:value="0" table:style-name="ce5">
            <text:p>0</text:p>
          </table:table-cell>
          <table:table-cell office:value-type="string" table:style-name="ce5">
            <text:p>Shelter and NFIs (D002512)</text:p>
          </table:table-cell>
          <table:table-cell office:value-type="float" office:value="300000" table:style-name="ce5">
            <text:p>3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Samaritan's Purse</text:p>
          </table:table-cell>
          <table:table-cell office:value-type="string" table:style-name="ce5">
            <text:p>NGOs</text:p>
          </table:table-cell>
          <table:table-cell office:value-type="string" table:style-name="ce5">
            <text:p>Samaritan's Purse</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54" table:style-name="ce5">
            <text:p>229,054</text:p>
          </table:table-cell>
          <table:table-cell table:style-name="ce5"/>
          <table:table-cell office:value-type="string" table:style-name="ce5">
            <text:p>Donor</text:p>
          </table:table-cell>
          <table:table-cell office:value-type="date" office:date-value="2015-05-07T18:26:00" table:style-name="ce4">
            <text:p>7-May-2015</text:p>
          </table:table-cell>
          <table:table-cell office:value-type="date" office:date-value="2015-04-27T12:05:00" table:style-name="ce4">
            <text:p>27-Apr-2015</text:p>
          </table:table-cell>
          <table:table-cell office:value-type="string" table:style-name="ce5">
            <text:p>D00251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5995000" table:style-name="ce5">
            <text:p>5,995,000</text:p>
          </table:table-cell>
          <table:table-cell office:value-type="date" office:date-value="2015-04-25T00:00:00" table:style-name="ce4">
            <text:p>25-Apr-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5">
          <table:table-cell office:value-type="string" table:style-name="ce5">
            <text:p>Canada</text:p>
          </table:table-cell>
          <table:table-cell office:value-type="string" table:style-name="ce5">
            <text:p>Save the Children<text: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19/R/6079</text:p>
          </table:table-cell>
          <table:table-cell office:value-type="string" table:style-name="ce5">
            <text:p>Shelter support through NFIs and training</text:p>
          </table:table-cell>
          <table:table-cell office:value-type="float" office:value="2015" table:style-name="ce3">
            <text:p>2015</text:p>
          </table:table-cell>
          <table:table-cell office:value-type="float" office:value="481348" table:style-name="ce5">
            <text:p>481,348</text:p>
          </table:table-cell>
          <table:table-cell office:value-type="float" office:value="0" table:style-name="ce5">
            <text:p>0</text:p>
          </table:table-cell>
          <table:table-cell office:value-type="string" table:style-name="ce5">
            <text:p>Shelter and NFIs (D002514)</text:p>
          </table:table-cell>
          <table:table-cell office:value-type="float" office:value="600000" table:style-name="ce5">
            <text:p>6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1" table:style-name="ce5">
            <text:p>229,671</text:p>
          </table:table-cell>
          <table:table-cell table:style-name="ce5"/>
          <table:table-cell office:value-type="string" table:style-name="ce5">
            <text:p>Donor</text:p>
          </table:table-cell>
          <table:table-cell office:value-type="date" office:date-value="2015-05-07T18:29:00" table:style-name="ce4">
            <text:p>7-May-2015</text:p>
          </table:table-cell>
          <table:table-cell office:value-type="date" office:date-value="2015-05-05T15:05:00" table:style-name="ce4">
            <text:p>5-May-2015</text:p>
          </table:table-cell>
          <table:table-cell office:value-type="string" table:style-name="ce5">
            <text:p>D002514</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9062130" table:style-name="ce5">
            <text:p>9,062,13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6">
          <table:table-cell office:value-type="string" table:style-name="ce5">
            <text:p>Canada</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988142" table:style-name="ce5">
            <text:p>988,142</text:p>
          </table:table-cell>
          <table:table-cell office:value-type="float" office:value="0" table:style-name="ce5">
            <text:p>0</text:p>
          </table:table-cell>
          <table:table-cell office:value-type="string" table:style-name="ce5">
            <text:p>Emergency response to the Nepal earthquake. (D002547)</text:p>
          </table:table-cell>
          <table:table-cell office:value-type="float" office:value="1250000" table:style-name="ce5">
            <text:p>1,25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80" table:style-name="ce5">
            <text:p>229,680</text:p>
          </table:table-cell>
          <table:table-cell table:style-name="ce5"/>
          <table:table-cell office:value-type="string" table:style-name="ce5">
            <text:p>Donor</text:p>
          </table:table-cell>
          <table:table-cell office:value-type="date" office:date-value="2015-05-05T15:16:00" table:style-name="ce4">
            <text:p>5-May-2015</text:p>
          </table:table-cell>
          <table:table-cell office:value-type="date" office:date-value="2015-05-05T15:16:00" table:style-name="ce4">
            <text:p>5-May-2015</text:p>
          </table:table-cell>
          <table:table-cell office:value-type="string" table:style-name="ce5">
            <text:p>D002547</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7">
          <table:table-cell office:value-type="string" table:style-name="ce5">
            <text:p>Canada</text:p>
          </table:table-cell>
          <table:table-cell office:value-type="string" table:style-name="ce5">
            <text:p>United Nations High Commissioner for Refugees</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486855" table:style-name="ce5">
            <text:p>486,855</text:p>
          </table:table-cell>
          <table:table-cell office:value-type="float" office:value="0" table:style-name="ce5">
            <text:p>0</text:p>
          </table:table-cell>
          <table:table-cell office:value-type="string" table:style-name="ce5">
            <text:p>Refugees assistance - Response to UNHCR's Global Appeal 2013 - Country Specific Support - (M013865)</text:p>
          </table:table-cell>
          <table:table-cell office:value-type="float" office:value="500000" table:style-name="ce5">
            <text:p>500,000</text:p>
          </table:table-cell>
          <table:table-cell office:value-type="string" table:style-name="ce5">
            <text:p>CAD</text:p>
          </table:table-cell>
          <table:table-cell office:value-type="date" office:date-value="2013-03-22T00:00:00" table:style-name="ce4">
            <text:p>22-Mar-2013</text:p>
          </table:table-cell>
          <table:table-cell table:style-name="ce5"/>
          <table:table-cell office:value-type="string" table:style-name="ce5">
            <text:p>MULTI-SECTOR</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4629" table:style-name="ce5">
            <text:p>194,629</text:p>
          </table:table-cell>
          <table:table-cell table:style-name="ce5"/>
          <table:table-cell office:value-type="string" table:style-name="ce5">
            <text:p>Donor</text:p>
          </table:table-cell>
          <table:table-cell office:value-type="date" office:date-value="2013-04-03T16:23:00" table:style-name="ce4">
            <text:p>3-Apr-2013</text:p>
          </table:table-cell>
          <table:table-cell office:value-type="date" office:date-value="2013-04-03T16:23:00" table:style-name="ce4">
            <text:p>3-Apr-2013</text:p>
          </table:table-cell>
          <table:table-cell office:value-type="string" table:style-name="ce5">
            <text:p>M01386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Canada</text:p>
          </table:table-cell>
          <table:table-cell office:value-type="string" table:style-name="ce5">
            <text:p>United Nations High Commissioner for Refugees</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448833" table:style-name="ce5">
            <text:p>448,833</text:p>
          </table:table-cell>
          <table:table-cell office:value-type="float" office:value="0" table:style-name="ce5">
            <text:p>0</text:p>
          </table:table-cell>
          <table:table-cell office:value-type="string" table:style-name="ce5">
            <text:p>UNHCR Global Appeal 2014- Nepal (D-000623)</text:p>
          </table:table-cell>
          <table:table-cell office:value-type="float" office:value="500000" table:style-name="ce5">
            <text:p>500,000</text:p>
          </table:table-cell>
          <table:table-cell office:value-type="string" table:style-name="ce5">
            <text:p>CAD</text:p>
          </table:table-cell>
          <table:table-cell office:value-type="date" office:date-value="2014-03-19T00:00:00" table:style-name="ce4">
            <text:p>19-Mar-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2068" table:style-name="ce5">
            <text:p>212,068</text:p>
          </table:table-cell>
          <table:table-cell table:style-name="ce5"/>
          <table:table-cell office:value-type="string" table:style-name="ce5">
            <text:p>Donor</text:p>
          </table:table-cell>
          <table:table-cell office:value-type="date" office:date-value="2014-05-13T14:52:00" table:style-name="ce4">
            <text:p>13-May-2014</text:p>
          </table:table-cell>
          <table:table-cell office:value-type="date" office:date-value="2014-05-13T14:52:00" table:style-name="ce4">
            <text:p>13-May-2014</text:p>
          </table:table-cell>
          <table:table-cell office:value-type="string" table:style-name="ce5">
            <text:p>D-00062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Canada</text:p>
          </table:table-cell>
          <table:table-cell office:value-type="string" table:style-name="ce5">
            <text:p>United Nations High Commissioner for Refugees</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400320" table:style-name="ce5">
            <text:p>400,320</text:p>
          </table:table-cell>
          <table:table-cell office:value-type="float" office:value="0" table:style-name="ce5">
            <text:p>0</text:p>
          </table:table-cell>
          <table:table-cell office:value-type="string" table:style-name="ce5">
            <text:p>UNHCR Global Appeal 2015 - Refugees, IDP assistance (D002127)</text:p>
            <text:p/>
          </table:table-cell>
          <table:table-cell office:value-type="float" office:value="500000" table:style-name="ce5">
            <text:p>500,000</text:p>
          </table:table-cell>
          <table:table-cell office:value-type="string" table:style-name="ce5">
            <text:p>CAD</text:p>
          </table:table-cell>
          <table:table-cell office:value-type="date" office:date-value="2015-03-23T00:00:00" table:style-name="ce4">
            <text:p>23-Ma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8176" table:style-name="ce5">
            <text:p>228,176</text:p>
          </table:table-cell>
          <table:table-cell table:style-name="ce5"/>
          <table:table-cell office:value-type="string" table:style-name="ce5">
            <text:p>Donor</text:p>
          </table:table-cell>
          <table:table-cell office:value-type="date" office:date-value="2015-04-13T15:27:00" table:style-name="ce4">
            <text:p>13-Apr-2015</text:p>
          </table:table-cell>
          <table:table-cell office:value-type="date" office:date-value="2015-04-13T15:27:00" table:style-name="ce4">
            <text:p>13-Apr-2015</text:p>
          </table:table-cell>
          <table:table-cell office:value-type="string" table:style-name="ce5">
            <text:p>D00212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Canad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Canadian Medical Assistance Teams (CMAT)</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01" table:style-name="ce5">
            <text:p>229,001</text:p>
          </table:table-cell>
          <table:table-cell table:style-name="ce5"/>
          <table:table-cell office:value-type="string" table:style-name="ce5">
            <text:p>Other</text:p>
          </table:table-cell>
          <table:table-cell office:value-type="date" office:date-value="2015-04-27T10:10:00" table:style-name="ce4">
            <text:p>27-Apr-2015</text:p>
          </table:table-cell>
          <table:table-cell office:value-type="date" office:date-value="2015-04-27T10:10: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Canada</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409/R/561</text:p>
          </table:table-cell>
          <table:table-cell office:value-type="string" table:style-name="ce5">
            <text:p>Provision of Humanitarian Air Services in Nepal</text:p>
          </table:table-cell>
          <table:table-cell office:value-type="float" office:value="2015" table:style-name="ce3">
            <text:p>2015</text:p>
          </table:table-cell>
          <table:table-cell office:value-type="float" office:value="790514" table:style-name="ce5">
            <text:p>790,514</text:p>
          </table:table-cell>
          <table:table-cell office:value-type="float" office:value="0" table:style-name="ce5">
            <text:p>0</text:p>
          </table:table-cell>
          <table:table-cell office:value-type="string" table:style-name="ce5">
            <text:p>Humanitarian air services (D002549)</text:p>
          </table:table-cell>
          <table:table-cell office:value-type="float" office:value="1000000" table:style-name="ce5">
            <text:p>1,0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LOGISTICS</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83" table:style-name="ce5">
            <text:p>229,683</text:p>
          </table:table-cell>
          <table:table-cell table:style-name="ce5"/>
          <table:table-cell office:value-type="string" table:style-name="ce5">
            <text:p>Donor</text:p>
          </table:table-cell>
          <table:table-cell office:value-type="date" office:date-value="2015-05-07T18:45:00" table:style-name="ce4">
            <text:p>7-May-2015</text:p>
          </table:table-cell>
          <table:table-cell office:value-type="date" office:date-value="2015-05-05T15:18:00" table:style-name="ce4">
            <text:p>5-May-2015</text:p>
          </table:table-cell>
          <table:table-cell office:value-type="string" table:style-name="ce5">
            <text:p>D002549</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8450000" table:style-name="ce5">
            <text:p>8,450,000</text:p>
          </table:table-cell>
          <table:table-cell office:value-type="date" office:date-value="2015-04-25T00:00:00" table:style-name="ce4">
            <text:p>25-Apr-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4-Not applicable - Only used for very small number of projects, such as "support services"</text:p>
          </table:table-cell>
          <table:table-cell table:number-columns-repeated="16343"/>
        </table:table-row>
        <table:table-row table:style-name="ro9">
          <table:table-cell office:value-type="string" table:style-name="ce5">
            <text:p>Canada</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F/80268/R/561</text:p>
          </table:table-cell>
          <table:table-cell office:value-type="string" table:style-name="ce5">
            <text:p>Emergency Food Assistance to Earthquake Affected Populations</text:p>
          </table:table-cell>
          <table:table-cell office:value-type="float" office:value="2015" table:style-name="ce3">
            <text:p>2015</text:p>
          </table:table-cell>
          <table:table-cell office:value-type="float" office:value="1976285" table:style-name="ce5">
            <text:p>1,976,285</text:p>
          </table:table-cell>
          <table:table-cell office:value-type="float" office:value="0" table:style-name="ce5">
            <text:p>0</text:p>
          </table:table-cell>
          <table:table-cell office:value-type="string" table:style-name="ce5">
            <text:p>Food assistance (D002548)</text:p>
          </table:table-cell>
          <table:table-cell office:value-type="float" office:value="2500000" table:style-name="ce5">
            <text:p>2,50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FOOD SECURITY</text:p>
          </table:table-cell>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81" table:style-name="ce5">
            <text:p>229,681</text:p>
          </table:table-cell>
          <table:table-cell table:style-name="ce5"/>
          <table:table-cell office:value-type="string" table:style-name="ce5">
            <text:p>Donor</text:p>
          </table:table-cell>
          <table:table-cell office:value-type="date" office:date-value="2015-05-07T18:48:00" table:style-name="ce4">
            <text:p>7-May-2015</text:p>
          </table:table-cell>
          <table:table-cell office:value-type="date" office:date-value="2015-05-05T15:17:00" table:style-name="ce4">
            <text:p>5-May-2015</text:p>
          </table:table-cell>
          <table:table-cell office:value-type="string" table:style-name="ce5">
            <text:p>D002548</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1838640" table:style-name="ce5">
            <text:p>111,838,640</text:p>
          </table:table-cell>
          <table:table-cell office:value-type="date" office:date-value="2015-04-27T00:00:00" table:style-name="ce4">
            <text:p>27-Apr-2015</text:p>
          </table:table-cell>
          <table:table-cell office:value-type="date" office:date-value="2015-07-27T00:00:00" table:style-name="ce4">
            <text:p>27-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Canada</text:p>
          </table:table-cell>
          <table:table-cell office:value-type="string" table:style-name="ce5">
            <text:p>World Food Programme</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486855" table:style-name="ce5">
            <text:p>486,855</text:p>
          </table:table-cell>
          <table:table-cell office:value-type="float" office:value="0" table:style-name="ce5">
            <text:p>0</text:p>
          </table:table-cell>
          <table:table-cell office:value-type="string" table:style-name="ce5">
            <text:p>Emergency Food Assistance - Asia (M013861)</text:p>
          </table:table-cell>
          <table:table-cell office:value-type="float" office:value="500000" table:style-name="ce5">
            <text:p>500,000</text:p>
          </table:table-cell>
          <table:table-cell office:value-type="string" table:style-name="ce5">
            <text:p>CAD</text:p>
          </table:table-cell>
          <table:table-cell office:value-type="date" office:date-value="2013-03-22T00:00:00" table:style-name="ce4">
            <text:p>22-Mar-2013</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Paid contribution</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5619" table:style-name="ce5">
            <text:p>195,619</text:p>
          </table:table-cell>
          <table:table-cell table:style-name="ce5"/>
          <table:table-cell office:value-type="string" table:style-name="ce5">
            <text:p>Donor</text:p>
          </table:table-cell>
          <table:table-cell office:value-type="date" office:date-value="2013-04-09T16:19:00" table:style-name="ce4">
            <text:p>9-Apr-2013</text:p>
          </table:table-cell>
          <table:table-cell office:value-type="date" office:date-value="2013-04-09T16:19:00" table:style-name="ce4">
            <text:p>9-Apr-2013</text:p>
          </table:table-cell>
          <table:table-cell office:value-type="string" table:style-name="ce5">
            <text:p>M01386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Canada</text:p>
          </table:table-cell>
          <table:table-cell office:value-type="string" table:style-name="ce5">
            <text:p>World Food Programme</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448833" table:style-name="ce5">
            <text:p>448,833</text:p>
          </table:table-cell>
          <table:table-cell office:value-type="float" office:value="0" table:style-name="ce5">
            <text:p>0</text:p>
          </table:table-cell>
          <table:table-cell office:value-type="string" table:style-name="ce5">
            <text:p>WFP Nepal PRRO 200152 (D-000630)</text:p>
          </table:table-cell>
          <table:table-cell office:value-type="float" office:value="500000" table:style-name="ce5">
            <text:p>500,000</text:p>
          </table:table-cell>
          <table:table-cell office:value-type="string" table:style-name="ce5">
            <text:p>CAD</text:p>
          </table:table-cell>
          <table:table-cell office:value-type="date" office:date-value="2014-03-19T00:00:00" table:style-name="ce4">
            <text:p>19-Mar-2014</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2069" table:style-name="ce5">
            <text:p>212,069</text:p>
          </table:table-cell>
          <table:table-cell table:style-name="ce5"/>
          <table:table-cell office:value-type="string" table:style-name="ce5">
            <text:p>Donor</text:p>
          </table:table-cell>
          <table:table-cell office:value-type="date" office:date-value="2014-05-13T14:53:00" table:style-name="ce4">
            <text:p>13-May-2014</text:p>
          </table:table-cell>
          <table:table-cell office:value-type="date" office:date-value="2014-05-13T14:53:00" table:style-name="ce4">
            <text:p>13-May-2014</text:p>
          </table:table-cell>
          <table:table-cell office:value-type="string" table:style-name="ce5">
            <text:p>D-00063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Canada</text:p>
          </table:table-cell>
          <table:table-cell office:value-type="string" table:style-name="ce5">
            <text:p>World Vision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151/R/8502</text:p>
          </table:table-cell>
          <table:table-cell office:value-type="string" table:style-name="ce5">
            <text:p>Nepal Earthquake Emergency Shelter Project</text:p>
          </table:table-cell>
          <table:table-cell office:value-type="float" office:value="2015" table:style-name="ce3">
            <text:p>2015</text:p>
          </table:table-cell>
          <table:table-cell office:value-type="float" office:value="355731" table:style-name="ce5">
            <text:p>355,731</text:p>
          </table:table-cell>
          <table:table-cell office:value-type="float" office:value="0" table:style-name="ce5">
            <text:p>0</text:p>
          </table:table-cell>
          <table:table-cell office:value-type="string" table:style-name="ce5">
            <text:p>Emergency response to the Nepal earthquake. (D002518)</text:p>
          </table:table-cell>
          <table:table-cell office:value-type="float" office:value="450000" table:style-name="ce5">
            <text:p>45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World Vision International</text:p>
          </table:table-cell>
          <table:table-cell office:value-type="string" table:style-name="ce5">
            <text:p>NGOs</text:p>
          </table:table-cell>
          <table:table-cell office:value-type="string" table:style-name="ce5">
            <text:p>WVI</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75" table:style-name="ce5">
            <text:p>229,675</text:p>
          </table:table-cell>
          <table:table-cell table:style-name="ce5"/>
          <table:table-cell office:value-type="string" table:style-name="ce5">
            <text:p>Donor</text:p>
          </table:table-cell>
          <table:table-cell office:value-type="date" office:date-value="2015-05-05T15:11:00" table:style-name="ce4">
            <text:p>5-May-2015</text:p>
          </table:table-cell>
          <table:table-cell office:value-type="date" office:date-value="2015-05-05T15:11:00" table:style-name="ce4">
            <text:p>5-May-2015</text:p>
          </table:table-cell>
          <table:table-cell office:value-type="string" table:style-name="ce5">
            <text:p>D002518</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000000" table:style-name="ce5">
            <text:p>3,0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11">
          <table:table-cell office:value-type="string" table:style-name="ce5">
            <text:p>Central Emergency Response Fund</text:p>
          </table:table-cell>
          <table:table-cell office:value-type="string" table:style-name="ce5">
            <text:p>International Organization for Migr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95/R/298</text:p>
          </table:table-cell>
          <table:table-cell office:value-type="string" table:style-name="ce5">
            <text:p>Provision of Emergency Shelter and Non-Food Items (NFI) and Structural Assessment Support to Earthquake Affected Population in Nepal for 25,000 Vulnerable Households and Structural Assessments for 5000 buildings</text:p>
          </table:table-cell>
          <table:table-cell office:value-type="float" office:value="2015" table:style-name="ce3">
            <text:p>2015</text:p>
          </table:table-cell>
          <table:table-cell office:value-type="float" office:value="3500000" table:style-name="ce5">
            <text:p>3,500,000</text:p>
          </table:table-cell>
          <table:table-cell office:value-type="float" office:value="0" table:style-name="ce5">
            <text:p>0</text:p>
          </table:table-cell>
          <table:table-cell office:value-type="string" table:style-name="ce5">
            <text:p>Emergency shelter/non-food item and Camp Coordination and Camp Management (CCCM) support for populations affected by 2015 Earthquake in Nepal</text:p>
          </table:table-cell>
          <table:table-cell office:value-type="string" table:style-name="ce5">
            <text:p/>
          </table:table-cell>
          <table:table-cell office:value-type="string" table:style-name="ce5">
            <text:p>USD</text:p>
          </table:table-cell>
          <table:table-cell office:value-type="date" office:date-value="2015-05-05T00:00:00" table:style-name="ce4">
            <text:p>5-May-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723" table:style-name="ce5">
            <text:p>229,723</text:p>
          </table:table-cell>
          <table:table-cell table:style-name="ce5"/>
          <table:table-cell office:value-type="string" table:style-name="ce5">
            <text:p>Donor</text:p>
          </table:table-cell>
          <table:table-cell office:value-type="date" office:date-value="2015-05-07T18:00:00" table:style-name="ce4">
            <text:p>7-May-2015</text:p>
          </table:table-cell>
          <table:table-cell office:value-type="date" office:date-value="2015-05-06T09:58:00" table:style-name="ce4">
            <text:p>6-May-2015</text:p>
          </table:table-cell>
          <table:table-cell office:value-type="string" table:style-name="ce5">
            <text:p>15-RR-IOM-017:npl-15-15/s-nf/80078/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8900000" table:style-name="ce5">
            <text:p>18,9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8">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258/R/124</text:p>
          </table:table-cell>
          <table:table-cell office:value-type="string" table:style-name="ce5">
            <text:p>Equitable <text:s/>emergency and life saving primary health care services for mothers,newborns and children<text:s/></text:p>
          </table:table-cell>
          <table:table-cell office:value-type="float" office:value="2015" table:style-name="ce3">
            <text:p>2015</text:p>
          </table:table-cell>
          <table:table-cell office:value-type="float" office:value="1004901" table:style-name="ce5">
            <text:p>1,004,901</text:p>
          </table:table-cell>
          <table:table-cell office:value-type="float" office:value="0" table:style-name="ce5">
            <text:p>0</text:p>
          </table:table-cell>
          <table:table-cell office:value-type="string" table:style-name="ce5">
            <text:p>Addressing health needs in the earthquake affected population</text:p>
          </table:table-cell>
          <table:table-cell office:value-type="string" table:style-name="ce5">
            <text:p/>
          </table:table-cell>
          <table:table-cell office:value-type="string" table:style-name="ce5">
            <text:p>USD</text:p>
          </table:table-cell>
          <table:table-cell office:value-type="date" office:date-value="2015-05-06T00:00:00" table:style-name="ce4">
            <text:p>6-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15" table:style-name="ce5">
            <text:p>229,815</text:p>
          </table:table-cell>
          <table:table-cell table:style-name="ce5"/>
          <table:table-cell office:value-type="string" table:style-name="ce5">
            <text:p>Donor</text:p>
          </table:table-cell>
          <table:table-cell office:value-type="date" office:date-value="2015-05-07T18:35:00" table:style-name="ce4">
            <text:p>7-May-2015</text:p>
          </table:table-cell>
          <table:table-cell office:value-type="date" office:date-value="2015-05-07T09:23:00" table:style-name="ce4">
            <text:p>7-May-2015</text:p>
          </table:table-cell>
          <table:table-cell office:value-type="string" table:style-name="ce5">
            <text:p>15-RR-CEF-052:npl-15-15/h/80077/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5498000" table:style-name="ce5">
            <text:p>15,498,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5">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P-HR-RL/80350/R/124</text:p>
          </table:table-cell>
          <table:table-cell office:value-type="string" table:style-name="ce5">
            <text:p>Prevention and response to protect children in affected areas.<text:s/></text:p>
          </table:table-cell>
          <table:table-cell office:value-type="float" office:value="2015" table:style-name="ce3">
            <text:p>2015</text:p>
          </table:table-cell>
          <table:table-cell office:value-type="float" office:value="255195" table:style-name="ce5">
            <text:p>255,195</text:p>
          </table:table-cell>
          <table:table-cell office:value-type="float" office:value="0" table:style-name="ce5">
            <text:p>0</text:p>
          </table:table-cell>
          <table:table-cell office:value-type="string" table:style-name="ce5">
            <text:p>Ensuring protection of earthquake affected women and children in Nepal</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epal</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47" table:style-name="ce5">
            <text:p>229,647</text:p>
          </table:table-cell>
          <table:table-cell table:style-name="ce5"/>
          <table:table-cell office:value-type="string" table:style-name="ce5">
            <text:p>Donor and Agency</text:p>
          </table:table-cell>
          <table:table-cell office:value-type="date" office:date-value="2015-05-11T12:48:00" table:style-name="ce4">
            <text:p>11-May-2015</text:p>
          </table:table-cell>
          <table:table-cell office:value-type="date" office:date-value="2015-05-05T10:31:00" table:style-name="ce4">
            <text:p>5-May-2015</text:p>
          </table:table-cell>
          <table:table-cell office:value-type="string" table:style-name="ce5">
            <text:p>15-RR-CEF-053:NPL-15-15/P-HR-RL/80081/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300000" table:style-name="ce5">
            <text:p>3,3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12">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WS/80290/R/124</text:p>
          </table:table-cell>
          <table:table-cell office:value-type="string" table:style-name="ce5">
            <text:p>Provide live saving <text:s/>emergency Water, Sanitation and Hygiene <text:s/>services <text:s/>for earthquake affected population, especially women <text:s/>and chidren in Nepal<text:tab/><text:tab/><text:tab/><text:tab/></text:p>
          </table:table-cell>
          <table:table-cell office:value-type="float" office:value="2015" table:style-name="ce3">
            <text:p>2015</text:p>
          </table:table-cell>
          <table:table-cell office:value-type="float" office:value="3500770" table:style-name="ce5">
            <text:p>3,500,770</text:p>
          </table:table-cell>
          <table:table-cell office:value-type="float" office:value="0" table:style-name="ce5">
            <text:p>0</text:p>
          </table:table-cell>
          <table:table-cell office:value-type="string" table:style-name="ce5">
            <text:p>Increasing access to Water, Sanitation and Hygiene for earthquake affected population in Nepal</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WASH</text:p>
          </table:table-cell>
          <table:table-cell office:value-type="string" table:style-name="ce5">
            <text:p>WATER AND SANITATION</text:p>
          </table:table-cell>
          <table:table-cell office:value-type="string" table:style-name="ce5">
            <text:p>Nepal</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45" table:style-name="ce5">
            <text:p>229,645</text:p>
          </table:table-cell>
          <table:table-cell table:style-name="ce5"/>
          <table:table-cell office:value-type="string" table:style-name="ce5">
            <text:p>Donor and Agency</text:p>
          </table:table-cell>
          <table:table-cell office:value-type="date" office:date-value="2015-05-11T12:48:00" table:style-name="ce4">
            <text:p>11-May-2015</text:p>
          </table:table-cell>
          <table:table-cell office:value-type="date" office:date-value="2015-05-05T10:30:00" table:style-name="ce4">
            <text:p>5-May-2015</text:p>
          </table:table-cell>
          <table:table-cell office:value-type="string" table:style-name="ce5">
            <text:p>15-RR-CEF-054:NPL-15-15/WS/80079/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5200070" table:style-name="ce5">
            <text:p>15,200,07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256377" table:style-name="ce5">
            <text:p>256,377</text:p>
          </table:table-cell>
          <table:table-cell office:value-type="float" office:value="0" table:style-name="ce5">
            <text:p>0</text:p>
          </table:table-cell>
          <table:table-cell office:value-type="string" table:style-name="ce5">
            <text:p>Priority Action for Lifesaving Integrated Nutrition Rapid Response in Four Flood Affected Districts (Surkhet, Banke, Bardiya and Dang)</text:p>
          </table:table-cell>
          <table:table-cell office:value-type="float" office:value="256377" table:style-name="ce5">
            <text:p>256,377</text:p>
          </table:table-cell>
          <table:table-cell office:value-type="string" table:style-name="ce5">
            <text:p>USD</text:p>
          </table:table-cell>
          <table:table-cell office:value-type="date" office:date-value="2014-10-08T00:00:00" table:style-name="ce4">
            <text:p>8-Oct-2014</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910" table:style-name="ce5">
            <text:p>218,910</text:p>
          </table:table-cell>
          <table:table-cell table:style-name="ce5"/>
          <table:table-cell office:value-type="string" table:style-name="ce5">
            <text:p>Donor</text:p>
          </table:table-cell>
          <table:table-cell office:value-type="date" office:date-value="2014-10-09T09:31:00" table:style-name="ce4">
            <text:p>9-Oct-2014</text:p>
          </table:table-cell>
          <table:table-cell office:value-type="date" office:date-value="2014-10-09T09:31:00" table:style-name="ce4">
            <text:p>9-Oct-2014</text:p>
          </table:table-cell>
          <table:table-cell office:value-type="string" table:style-name="ce5">
            <text:p>801:14-RR-CEF-146:Health</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75994" table:style-name="ce5">
            <text:p>175,994</text:p>
          </table:table-cell>
          <table:table-cell office:value-type="float" office:value="0" table:style-name="ce5">
            <text:p>0</text:p>
          </table:table-cell>
          <table:table-cell office:value-type="string" table:style-name="ce5">
            <text:p>Mitigating the impact of floods and landslides on women’s and children’s dignity in four affected districts (Surkhet, Banke, Bardiya and Dang)</text:p>
          </table:table-cell>
          <table:table-cell office:value-type="float" office:value="175994" table:style-name="ce5">
            <text:p>175,994</text:p>
          </table:table-cell>
          <table:table-cell office:value-type="string" table:style-name="ce5">
            <text:p>USD</text:p>
          </table:table-cell>
          <table:table-cell office:value-type="date" office:date-value="2014-10-07T00:00:00" table:style-name="ce4">
            <text:p>7-Oct-2014</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826" table:style-name="ce5">
            <text:p>218,826</text:p>
          </table:table-cell>
          <table:table-cell table:style-name="ce5"/>
          <table:table-cell office:value-type="string" table:style-name="ce5">
            <text:p>Donor</text:p>
          </table:table-cell>
          <table:table-cell office:value-type="date" office:date-value="2014-10-08T10:32:00" table:style-name="ce4">
            <text:p>8-Oct-2014</text:p>
          </table:table-cell>
          <table:table-cell office:value-type="date" office:date-value="2014-10-08T10:32:00" table:style-name="ce4">
            <text:p>8-Oct-2014</text:p>
          </table:table-cell>
          <table:table-cell office:value-type="string" table:style-name="ce5">
            <text:p>802:14-RR-CEF-147:Shelter and Non-Food Items</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280/R/1171</text:p>
          </table:table-cell>
          <table:table-cell office:value-type="string" table:style-name="ce5">
            <text:p>Ensuring lifesaving sexual reproductive health services (SRH) in earthquake affected districts<text:s/></text:p>
          </table:table-cell>
          <table:table-cell office:value-type="float" office:value="2015" table:style-name="ce3">
            <text:p>2015</text:p>
          </table:table-cell>
          <table:table-cell office:value-type="float" office:value="499690" table:style-name="ce5">
            <text:p>499,690</text:p>
          </table:table-cell>
          <table:table-cell office:value-type="float" office:value="0" table:style-name="ce5">
            <text:p>0</text:p>
          </table:table-cell>
          <table:table-cell office:value-type="string" table:style-name="ce5">
            <text:p>Addressing health needs in the earthquake affected population</text:p>
          </table:table-cell>
          <table:table-cell office:value-type="string" table:style-name="ce5">
            <text:p/>
          </table:table-cell>
          <table:table-cell office:value-type="string" table:style-name="ce5">
            <text:p>USD</text:p>
          </table:table-cell>
          <table:table-cell office:value-type="date" office:date-value="2015-05-06T00:00:00" table:style-name="ce4">
            <text:p>6-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19" table:style-name="ce5">
            <text:p>229,819</text:p>
          </table:table-cell>
          <table:table-cell table:style-name="ce5"/>
          <table:table-cell office:value-type="string" table:style-name="ce5">
            <text:p>Donor</text:p>
          </table:table-cell>
          <table:table-cell office:value-type="date" office:date-value="2015-05-07T18:41:00" table:style-name="ce4">
            <text:p>7-May-2015</text:p>
          </table:table-cell>
          <table:table-cell office:value-type="date" office:date-value="2015-05-07T09:25:00" table:style-name="ce4">
            <text:p>7-May-2015</text:p>
          </table:table-cell>
          <table:table-cell office:value-type="string" table:style-name="ce5">
            <text:p>15-RR-FPA-016:npl-15-15/h/80077/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6420000" table:style-name="ce5">
            <text:p>6,420,000</text:p>
          </table:table-cell>
          <table:table-cell office:value-type="date" office:date-value="2015-04-30T00:00:00" table:style-name="ce4">
            <text:p>30-Apr-2015</text:p>
          </table:table-cell>
          <table:table-cell office:value-type="date" office:date-value="2015-07-30T00:00:00" table:style-name="ce4">
            <text:p>30-Jul-2015</text:p>
          </table:table-cell>
          <table:table-cell office:value-type="string" table:style-name="ce5">
            <text:p>NOT SPECIFIED</text:p>
          </table:table-cell>
          <table:table-cell table:style-name="ce5"/>
          <table:table-cell office:value-type="string" table:style-name="ce5">
            <text:p>2b-The principal purpose of the project is to advance gender equality</text:p>
          </table:table-cell>
          <table:table-cell table:number-columns-repeated="16343"/>
        </table:table-row>
        <table:table-row table:style-name="ro13">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P-HR-RL/80374/R/1171</text:p>
          </table:table-cell>
          <table:table-cell office:value-type="string" table:style-name="ce5">
            <text:p>Life-saving GBV response through multi-sectoral <text:s/>services and protection of vulnerable women and girls</text:p>
          </table:table-cell>
          <table:table-cell office:value-type="float" office:value="2015" table:style-name="ce3">
            <text:p>2015</text:p>
          </table:table-cell>
          <table:table-cell office:value-type="float" office:value="254125" table:style-name="ce5">
            <text:p>254,125</text:p>
          </table:table-cell>
          <table:table-cell office:value-type="float" office:value="0" table:style-name="ce5">
            <text:p>0</text:p>
          </table:table-cell>
          <table:table-cell office:value-type="string" table:style-name="ce5">
            <text:p>Ensuring protection of earthquake affected women and children in Nepal</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epal</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49" table:style-name="ce5">
            <text:p>229,649</text:p>
          </table:table-cell>
          <table:table-cell table:style-name="ce5"/>
          <table:table-cell office:value-type="string" table:style-name="ce5">
            <text:p>Donor</text:p>
          </table:table-cell>
          <table:table-cell office:value-type="date" office:date-value="2015-05-11T10:46:00" table:style-name="ce4">
            <text:p>11-May-2015</text:p>
          </table:table-cell>
          <table:table-cell office:value-type="date" office:date-value="2015-05-05T10:33:00" table:style-name="ce4">
            <text:p>5-May-2015</text:p>
          </table:table-cell>
          <table:table-cell office:value-type="string" table:style-name="ce5">
            <text:p>15-RR-FPA-017:NPL-15-15/P-HR-RL/80081/649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4729400" table:style-name="ce5">
            <text:p>4,729,4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table:style-name="ce5"/>
          <table:table-cell office:value-type="string" table:style-name="ce5">
            <text:p>2b-The principal purpose of the project is to advance gender equality</text:p>
          </table:table-cell>
          <table:table-cell table:number-columns-repeated="16343"/>
        </table:table-row>
        <table:table-row table:style-name="ro4">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07000" table:style-name="ce5">
            <text:p>107,000</text:p>
          </table:table-cell>
          <table:table-cell office:value-type="float" office:value="0" table:style-name="ce5">
            <text:p>0</text:p>
          </table:table-cell>
          <table:table-cell office:value-type="string" table:style-name="ce5">
            <text:p>Mitigating the impact of floods and landslides on women’s and children’s dignity in four affected districts (Surkhet, Banke, Bardiya and Dang)</text:p>
          </table:table-cell>
          <table:table-cell office:value-type="float" office:value="107000" table:style-name="ce5">
            <text:p>107,000</text:p>
          </table:table-cell>
          <table:table-cell office:value-type="string" table:style-name="ce5">
            <text:p>USD</text:p>
          </table:table-cell>
          <table:table-cell office:value-type="date" office:date-value="2014-10-07T00:00:00" table:style-name="ce4">
            <text:p>7-Oct-2014</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824" table:style-name="ce5">
            <text:p>218,824</text:p>
          </table:table-cell>
          <table:table-cell table:style-name="ce5"/>
          <table:table-cell office:value-type="string" table:style-name="ce5">
            <text:p>Donor</text:p>
          </table:table-cell>
          <table:table-cell office:value-type="date" office:date-value="2014-10-08T10:31:00" table:style-name="ce4">
            <text:p>8-Oct-2014</text:p>
          </table:table-cell>
          <table:table-cell office:value-type="date" office:date-value="2014-10-08T10:31:00" table:style-name="ce4">
            <text:p>8-Oct-2014</text:p>
          </table:table-cell>
          <table:table-cell office:value-type="string" table:style-name="ce5">
            <text:p>803:14-RR-FPA-044:Shelter and Non-Food Items</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Central Emergency Response Fund</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409/R/561</text:p>
          </table:table-cell>
          <table:table-cell office:value-type="string" table:style-name="ce5">
            <text:p>Provision of Humanitarian Air Services in Nepal</text:p>
          </table:table-cell>
          <table:table-cell office:value-type="float" office:value="2015" table:style-name="ce3">
            <text:p>2015</text:p>
          </table:table-cell>
          <table:table-cell office:value-type="float" office:value="2000000" table:style-name="ce5">
            <text:p>2,000,000</text:p>
          </table:table-cell>
          <table:table-cell office:value-type="float" office:value="0" table:style-name="ce5">
            <text:p>0</text:p>
          </table:table-cell>
          <table:table-cell office:value-type="string" table:style-name="ce5">
            <text:p>Provision of Humanitarian Air Services and Logistics Augmentation in Nepal</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LOGISTICS</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53" table:style-name="ce5">
            <text:p>229,653</text:p>
          </table:table-cell>
          <table:table-cell table:style-name="ce5"/>
          <table:table-cell office:value-type="string" table:style-name="ce5">
            <text:p>Donor</text:p>
          </table:table-cell>
          <table:table-cell office:value-type="date" office:date-value="2015-05-07T18:46:00" table:style-name="ce4">
            <text:p>7-May-2015</text:p>
          </table:table-cell>
          <table:table-cell office:value-type="date" office:date-value="2015-05-05T10:37:00" table:style-name="ce4">
            <text:p>5-May-2015</text:p>
          </table:table-cell>
          <table:table-cell office:value-type="string" table:style-name="ce5">
            <text:p>15-RR-WFP-032:Coordination and Support Services</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8450000" table:style-name="ce5">
            <text:p>8,450,000</text:p>
          </table:table-cell>
          <table:table-cell office:value-type="date" office:date-value="2015-04-25T00:00:00" table:style-name="ce4">
            <text:p>25-Apr-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4-Not applicable - Only used for very small number of projects, such as "support services"</text:p>
          </table:table-cell>
          <table:table-cell table:number-columns-repeated="16343"/>
        </table:table-row>
        <table:table-row table:style-name="ro9">
          <table:table-cell office:value-type="string" table:style-name="ce5">
            <text:p>Central Emergency Response Fund</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F/80268/R/561</text:p>
          </table:table-cell>
          <table:table-cell office:value-type="string" table:style-name="ce5">
            <text:p>Emergency Food Assistance to Earthquake Affected Populations</text:p>
          </table:table-cell>
          <table:table-cell office:value-type="float" office:value="2015" table:style-name="ce3">
            <text:p>2015</text:p>
          </table:table-cell>
          <table:table-cell office:value-type="float" office:value="2920199" table:style-name="ce5">
            <text:p>2,920,199</text:p>
          </table:table-cell>
          <table:table-cell office:value-type="float" office:value="0" table:style-name="ce5">
            <text:p>0</text:p>
          </table:table-cell>
          <table:table-cell office:value-type="string" table:style-name="ce5">
            <text:p>Emergency Food Assistance to Populations Affected by Earthquake in Nepal</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FOOD SECURITY</text:p>
          </table:table-cell>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51" table:style-name="ce5">
            <text:p>229,651</text:p>
          </table:table-cell>
          <table:table-cell table:style-name="ce5"/>
          <table:table-cell office:value-type="string" table:style-name="ce5">
            <text:p>Donor</text:p>
          </table:table-cell>
          <table:table-cell office:value-type="date" office:date-value="2015-05-07T18:48:00" table:style-name="ce4">
            <text:p>7-May-2015</text:p>
          </table:table-cell>
          <table:table-cell office:value-type="date" office:date-value="2015-05-05T10:34:00" table:style-name="ce4">
            <text:p>5-May-2015</text:p>
          </table:table-cell>
          <table:table-cell office:value-type="string" table:style-name="ce5">
            <text:p>15-RR-WFP-031:NPL-15-15/F/80125/56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1838640" table:style-name="ce5">
            <text:p>111,838,640</text:p>
          </table:table-cell>
          <table:table-cell office:value-type="date" office:date-value="2015-04-27T00:00:00" table:style-name="ce4">
            <text:p>27-Apr-2015</text:p>
          </table:table-cell>
          <table:table-cell office:value-type="date" office:date-value="2015-07-27T00:00:00" table:style-name="ce4">
            <text:p>27-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Central Emergency Response Fund</text:p>
          </table:table-cell>
          <table:table-cell office:value-type="string" table:style-name="ce5">
            <text:p>World Food Programme</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330830" table:style-name="ce5">
            <text:p>1,330,830</text:p>
          </table:table-cell>
          <table:table-cell office:value-type="float" office:value="0" table:style-name="ce5">
            <text:p>0</text:p>
          </table:table-cell>
          <table:table-cell office:value-type="string" table:style-name="ce5">
            <text:p>Food assistance for the flood affected population in Nepal</text:p>
          </table:table-cell>
          <table:table-cell office:value-type="float" office:value="1330830" table:style-name="ce5">
            <text:p>1,330,830</text:p>
          </table:table-cell>
          <table:table-cell office:value-type="string" table:style-name="ce5">
            <text:p>USD</text:p>
          </table:table-cell>
          <table:table-cell office:value-type="date" office:date-value="2014-10-03T00:00:00" table:style-name="ce4">
            <text:p>3-Oct-2014</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790" table:style-name="ce5">
            <text:p>218,790</text:p>
          </table:table-cell>
          <table:table-cell table:style-name="ce5"/>
          <table:table-cell office:value-type="string" table:style-name="ce5">
            <text:p>Donor</text:p>
          </table:table-cell>
          <table:table-cell office:value-type="date" office:date-value="2014-10-07T10:49:00" table:style-name="ce4">
            <text:p>7-Oct-2014</text:p>
          </table:table-cell>
          <table:table-cell office:value-type="date" office:date-value="2014-10-07T10:49:00" table:style-name="ce4">
            <text:p>7-Oct-2014</text:p>
          </table:table-cell>
          <table:table-cell office:value-type="string" table:style-name="ce5">
            <text:p>799:14-RR-WFP-074:Food</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Central Emergency Response Fund</text:p>
          </table:table-cell>
          <table:table-cell office:value-type="string" table:style-name="ce5">
            <text:p>World Health Organiz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462/R/122</text:p>
          </table:table-cell>
          <table:table-cell office:value-type="string" table:style-name="ce5">
            <text:p>Addressing health needs in the earthquake affected population</text:p>
          </table:table-cell>
          <table:table-cell office:value-type="float" office:value="2015" table:style-name="ce3">
            <text:p>2015</text:p>
          </table:table-cell>
          <table:table-cell office:value-type="float" office:value="978836" table:style-name="ce5">
            <text:p>978,836</text:p>
          </table:table-cell>
          <table:table-cell office:value-type="float" office:value="0" table:style-name="ce5">
            <text:p>0</text:p>
          </table:table-cell>
          <table:table-cell office:value-type="string" table:style-name="ce5">
            <text:p>Addressing health needs in the earthquake affected population</text:p>
          </table:table-cell>
          <table:table-cell office:value-type="string" table:style-name="ce5">
            <text:p/>
          </table:table-cell>
          <table:table-cell office:value-type="string" table:style-name="ce5">
            <text:p>USD</text:p>
          </table:table-cell>
          <table:table-cell office:value-type="date" office:date-value="2015-05-06T00:00:00" table:style-name="ce4">
            <text:p>6-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17" table:style-name="ce5">
            <text:p>229,817</text:p>
          </table:table-cell>
          <table:table-cell table:style-name="ce5"/>
          <table:table-cell office:value-type="string" table:style-name="ce5">
            <text:p>Donor</text:p>
          </table:table-cell>
          <table:table-cell office:value-type="date" office:date-value="2015-05-07T18:51:00" table:style-name="ce4">
            <text:p>7-May-2015</text:p>
          </table:table-cell>
          <table:table-cell office:value-type="date" office:date-value="2015-05-07T09:23:00" table:style-name="ce4">
            <text:p>7-May-2015</text:p>
          </table:table-cell>
          <table:table-cell office:value-type="string" table:style-name="ce5">
            <text:p>15-RR-WHO-018:npl-15-15/h/80126/12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621200" table:style-name="ce5">
            <text:p>11,621,200</text:p>
          </table:table-cell>
          <table:table-cell office:value-type="date" office:date-value="2015-05-04T00:00:00" table:style-name="ce4">
            <text:p>4-May-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Chin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9678980" table:style-name="ce5">
            <text:p>9,678,980</text:p>
          </table:table-cell>
          <table:table-cell office:value-type="float" office:value="0" table:style-name="ce5">
            <text:p>0</text:p>
          </table:table-cell>
          <table:table-cell office:value-type="string" table:style-name="ce5">
            <text:p>in kind - contribution including tents and blankets, generator, medical supplies and water purification equipment</text:p>
          </table:table-cell>
          <table:table-cell office:value-type="float" office:value="60000000" table:style-name="ce5">
            <text:p>60,000,000</text:p>
          </table:table-cell>
          <table:table-cell office:value-type="string" table:style-name="ce5">
            <text:p>CNY</text:p>
          </table:table-cell>
          <table:table-cell office:value-type="date" office:date-value="2015-04-26T00:00:00" table:style-name="ce4">
            <text:p>26-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China</text:p>
          </table:table-cell>
          <table:table-cell office:value-type="string" table:style-name="ce5">
            <text:p>Chin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56" table:style-name="ce5">
            <text:p>229,056</text:p>
          </table:table-cell>
          <table:table-cell table:style-name="ce5"/>
          <table:table-cell office:value-type="string" table:style-name="ce5">
            <text:p>Donor</text:p>
          </table:table-cell>
          <table:table-cell office:value-type="date" office:date-value="2015-05-06T17:17:00" table:style-name="ce4">
            <text:p>6-May-2015</text:p>
          </table:table-cell>
          <table:table-cell office:value-type="date" office:date-value="2015-04-27T12:10: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Chin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scue, medical and relief <text:s/>- 170-member team - from 26-27 April</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China</text:p>
          </table:table-cell>
          <table:table-cell office:value-type="string" table:style-name="ce5">
            <text:p>Chin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31" table:style-name="ce5">
            <text:p>229,031</text:p>
          </table:table-cell>
          <table:table-cell table:style-name="ce5"/>
          <table:table-cell office:value-type="string" table:style-name="ce5">
            <text:p>Donor</text:p>
          </table:table-cell>
          <table:table-cell office:value-type="date" office:date-value="2015-04-30T11:48:00" table:style-name="ce4">
            <text:p>30-Apr-2015</text:p>
          </table:table-cell>
          <table:table-cell office:value-type="date" office:date-value="2015-04-27T10:57: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Czech Republic</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806127" table:style-name="ce5">
            <text:p>806,127</text:p>
          </table:table-cell>
          <table:table-cell office:value-type="float" office:value="0" table:style-name="ce5">
            <text:p>0</text:p>
          </table:table-cell>
          <table:table-cell office:value-type="string" table:style-name="ce5">
            <text:p>in kind - Urgent medical assistance (102703/2015-ORS)</text:p>
          </table:table-cell>
          <table:table-cell office:value-type="float" office:value="20000000" table:style-name="ce5">
            <text:p>20,000,000</text:p>
          </table:table-cell>
          <table:table-cell office:value-type="string" table:style-name="ce5">
            <text:p>CZK</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Czech Republic</text:p>
          </table:table-cell>
          <table:table-cell office:value-type="string" table:style-name="ce5">
            <text:p>Czech Republic</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296" table:style-name="ce5">
            <text:p>229,296</text:p>
          </table:table-cell>
          <table:table-cell table:style-name="ce5"/>
          <table:table-cell office:value-type="string" table:style-name="ce5">
            <text:p>Donor</text:p>
          </table:table-cell>
          <table:table-cell office:value-type="date" office:date-value="2015-05-08T12:57:00" table:style-name="ce4">
            <text:p>8-May-2015</text:p>
          </table:table-cell>
          <table:table-cell office:value-type="date" office:date-value="2015-04-30T11:21:00" table:style-name="ce4">
            <text:p>30-Apr-2015</text:p>
          </table:table-cell>
          <table:table-cell office:value-type="string" table:style-name="ce5">
            <text:p>102703/2015-ORS, [EDRIS:7078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4">
          <table:table-cell office:value-type="string" table:style-name="ce5">
            <text:p>Denmark</text:p>
          </table:table-cell>
          <table:table-cell office:value-type="string" table:style-name="ce5">
            <text:p>ACT Alliance / DanChurchAi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ER/80457/R/5328</text:p>
          </table:table-cell>
          <table:table-cell office:value-type="string" table:style-name="ce5">
            <text:p>Emergency Debris Removal and Management for clearing access to humanitarian assistance</text:p>
          </table:table-cell>
          <table:table-cell office:value-type="float" office:value="2015" table:style-name="ce3">
            <text:p>2015</text:p>
          </table:table-cell>
          <table:table-cell office:value-type="float" office:value="0" table:style-name="ce5">
            <text:p>0</text:p>
          </table:table-cell>
          <table:table-cell office:value-type="float" office:value="288000" table:style-name="ce5">
            <text:p>288,000</text:p>
          </table:table-cell>
          <table:table-cell office:value-type="string" table:style-name="ce5">
            <text:p><text:s/>Emergency Debris Removal and Management for clearing access to humanitarian assistance<text:s text:c="2"/></text:p>
          </table:table-cell>
          <table:table-cell office:value-type="float" office:value="2000000" table:style-name="ce5">
            <text:p>2,000,000</text:p>
          </table:table-cell>
          <table:table-cell office:value-type="string" table:style-name="ce5">
            <text:p>DKK</text:p>
          </table:table-cell>
          <table:table-cell office:value-type="date" office:date-value="2015-04-30T00:00:00" table:style-name="ce4">
            <text:p>30-Apr-2015</text:p>
          </table:table-cell>
          <table:table-cell office:value-type="string" table:style-name="ce5">
            <text:p>EARLY RECOVERY</text:p>
          </table:table-cell>
          <table:table-cell office:value-type="string" table:style-name="ce5">
            <text:p>ECONOMIC RECOVERY AND INFRASTRUCTURE</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ACT Alliance</text:p>
          </table:table-cell>
          <table:table-cell office:value-type="string" table:style-name="ce5">
            <text:p>NGOs</text:p>
          </table:table-cell>
          <table:table-cell office:value-type="string" table:style-name="ce5">
            <text:p>ACT/DC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52" table:style-name="ce5">
            <text:p>229,452</text:p>
          </table:table-cell>
          <table:table-cell table:style-name="ce5"/>
          <table:table-cell office:value-type="string" table:style-name="ce5">
            <text:p>Other</text:p>
          </table:table-cell>
          <table:table-cell office:value-type="date" office:date-value="2015-05-07T17:51:00" table:style-name="ce4">
            <text:p>7-May-2015</text:p>
          </table:table-cell>
          <table:table-cell office:value-type="date" office:date-value="2015-05-01T12:25:00" table:style-name="ce4">
            <text:p>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403440" table:style-name="ce5">
            <text:p>403,44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b-The principal purpose of the project is to advance gender equality</text:p>
          </table:table-cell>
          <table:table-cell table:number-columns-repeated="16343"/>
        </table:table-row>
        <table:table-row table:style-name="ro6">
          <table:table-cell office:value-type="string" table:style-name="ce5">
            <text:p>Denmark</text:p>
          </table:table-cell>
          <table:table-cell office:value-type="string" table:style-name="ce5">
            <text:p>ACT Alliance / DanChurchAi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07623" table:style-name="ce5">
            <text:p>107,623</text:p>
          </table:table-cell>
          <table:table-cell office:value-type="float" office:value="0" table:style-name="ce5">
            <text:p>0</text:p>
          </table:table-cell>
          <table:table-cell office:value-type="string" table:style-name="ce5">
            <text:p>Due to heavy rain families are displaced by landslides and floods in the central and western part of Nepal <text:s/>(46.H.7-2-188)</text:p>
          </table:table-cell>
          <table:table-cell office:value-type="float" office:value="600000" table:style-name="ce5">
            <text:p>600,000</text:p>
          </table:table-cell>
          <table:table-cell office:value-type="string" table:style-name="ce5">
            <text:p>DKK</text:p>
          </table:table-cell>
          <table:table-cell office:value-type="date" office:date-value="2014-08-23T00:00:00" table:style-name="ce4">
            <text:p>23-Aug-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ACT Alliance</text:p>
          </table:table-cell>
          <table:table-cell office:value-type="string" table:style-name="ce5">
            <text:p>NGOs</text:p>
          </table:table-cell>
          <table:table-cell office:value-type="string" table:style-name="ce5">
            <text:p>ACT/DC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6" table:style-name="ce5">
            <text:p>219,346</text:p>
          </table:table-cell>
          <table:table-cell table:style-name="ce5"/>
          <table:table-cell office:value-type="string" table:style-name="ce5">
            <text:p>Donor</text:p>
          </table:table-cell>
          <table:table-cell office:value-type="date" office:date-value="2014-10-15T12:20:00" table:style-name="ce4">
            <text:p>15-Oct-2014</text:p>
          </table:table-cell>
          <table:table-cell office:value-type="date" office:date-value="2014-10-15T12:20:00" table:style-name="ce4">
            <text:p>15-Oct-2014</text:p>
          </table:table-cell>
          <table:table-cell office:value-type="string" table:style-name="ce5">
            <text:p>46.H.7-2-188, [EDRIS:664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Denmark</text:p>
          </table:table-cell>
          <table:table-cell office:value-type="string" table:style-name="ce5">
            <text:p>CARITA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144000" table:style-name="ce5">
            <text:p>144,000</text:p>
          </table:table-cell>
          <table:table-cell office:value-type="string" table:style-name="ce5">
            <text:p>Emergency aid to affected population</text:p>
          </table:table-cell>
          <table:table-cell office:value-type="float" office:value="1000000" table:style-name="ce5">
            <text:p>1,000,000</text:p>
          </table:table-cell>
          <table:table-cell office:value-type="string" table:style-name="ce5">
            <text:p>DKK</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Caritas Germany (DCV)</text:p>
          </table:table-cell>
          <table:table-cell office:value-type="string" table:style-name="ce5">
            <text:p>NGOs</text:p>
          </table:table-cell>
          <table:table-cell office:value-type="string" table:style-name="ce5">
            <text:p>CARITA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49" table:style-name="ce5">
            <text:p>229,449</text:p>
          </table:table-cell>
          <table:table-cell table:style-name="ce5"/>
          <table:table-cell office:value-type="string" table:style-name="ce5">
            <text:p>Other</text:p>
          </table:table-cell>
          <table:table-cell office:value-type="date" office:date-value="2015-05-01T12:18:00" table:style-name="ce4">
            <text:p>1-May-2015</text:p>
          </table:table-cell>
          <table:table-cell office:value-type="date" office:date-value="2015-05-01T12:18: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Denmark</text:p>
          </table:table-cell>
          <table:table-cell office:value-type="string" table:style-name="ce5">
            <text:p>Danish Red Cross</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37774" table:style-name="ce5">
            <text:p>137,774</text:p>
          </table:table-cell>
          <table:table-cell office:value-type="float" office:value="0" table:style-name="ce5">
            <text:p>0</text:p>
          </table:table-cell>
          <table:table-cell office:value-type="string" table:style-name="ce5">
            <text:p>Support for Danish Red Cross opeartions in Nepal (46.H.7-1-199)</text:p>
          </table:table-cell>
          <table:table-cell office:value-type="float" office:value="757895" table:style-name="ce5">
            <text:p>757,895</text:p>
          </table:table-cell>
          <table:table-cell office:value-type="string" table:style-name="ce5">
            <text:p>DKK</text:p>
          </table:table-cell>
          <table:table-cell office:value-type="date" office:date-value="2013-10-10T00:00:00" table:style-name="ce4">
            <text:p>10-Oct-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Danish Red Cross</text:p>
          </table:table-cell>
          <table:table-cell office:value-type="string" table:style-name="ce5">
            <text:p>Red Cross / Red Crescent</text:p>
          </table:table-cell>
          <table:table-cell office:value-type="string" table:style-name="ce5">
            <text:p>Denmark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06964" table:style-name="ce5">
            <text:p>206,964</text:p>
          </table:table-cell>
          <table:table-cell table:style-name="ce5"/>
          <table:table-cell office:value-type="string" table:style-name="ce5">
            <text:p>Donor</text:p>
          </table:table-cell>
          <table:table-cell office:value-type="date" office:date-value="2014-02-06T17:27:00" table:style-name="ce4">
            <text:p>6-Feb-2014</text:p>
          </table:table-cell>
          <table:table-cell office:value-type="date" office:date-value="2014-02-06T17:27:00" table:style-name="ce4">
            <text:p>6-Feb-2014</text:p>
          </table:table-cell>
          <table:table-cell office:value-type="string" table:style-name="ce5">
            <text:p>46.H.7-1-199, [EDRIS:6288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Denmark</text:p>
          </table:table-cell>
          <table:table-cell office:value-type="string" table:style-name="ce5">
            <text:p>Danish Red Cross</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52192" table:style-name="ce5">
            <text:p>52,192</text:p>
          </table:table-cell>
          <table:table-cell office:value-type="float" office:value="0" table:style-name="ce5">
            <text:p>0</text:p>
          </table:table-cell>
          <table:table-cell office:value-type="string" table:style-name="ce5">
            <text:p>Destribution of non-food items to families affected by flood <text:s/>(46.H.7-1-206)</text:p>
          </table:table-cell>
          <table:table-cell office:value-type="float" office:value="295356" table:style-name="ce5">
            <text:p>295,356</text:p>
          </table:table-cell>
          <table:table-cell office:value-type="string" table:style-name="ce5">
            <text:p>DKK</text:p>
          </table:table-cell>
          <table:table-cell office:value-type="date" office:date-value="2014-09-05T00:00:00" table:style-name="ce4">
            <text:p>5-Sep-2014</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Danish Red Cross</text:p>
          </table:table-cell>
          <table:table-cell office:value-type="string" table:style-name="ce5">
            <text:p>Red Cross / Red Crescent</text:p>
          </table:table-cell>
          <table:table-cell office:value-type="string" table:style-name="ce5">
            <text:p>Denmark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5" table:style-name="ce5">
            <text:p>219,345</text:p>
          </table:table-cell>
          <table:table-cell table:style-name="ce5"/>
          <table:table-cell office:value-type="string" table:style-name="ce5">
            <text:p>Donor</text:p>
          </table:table-cell>
          <table:table-cell office:value-type="date" office:date-value="2014-10-15T12:17:00" table:style-name="ce4">
            <text:p>15-Oct-2014</text:p>
          </table:table-cell>
          <table:table-cell office:value-type="date" office:date-value="2014-10-15T12:17:00" table:style-name="ce4">
            <text:p>15-Oct-2014</text:p>
          </table:table-cell>
          <table:table-cell office:value-type="string" table:style-name="ce5">
            <text:p>46.H.7-1-206, [EDRIS:6676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Denmark</text:p>
          </table:table-cell>
          <table:table-cell office:value-type="string" table:style-name="ce5">
            <text:p>Mission East</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WS/80371/R/5766</text:p>
          </table:table-cell>
          <table:table-cell office:value-type="string" table:style-name="ce5">
            <text:p>Mission East - Emergency WASH in Sindhupalchok District, Nepal (9 VDCs)</text:p>
          </table:table-cell>
          <table:table-cell office:value-type="float" office:value="2015" table:style-name="ce3">
            <text:p>2015</text:p>
          </table:table-cell>
          <table:table-cell office:value-type="float" office:value="0" table:style-name="ce5">
            <text:p>0</text:p>
          </table:table-cell>
          <table:table-cell office:value-type="float" office:value="72000" table:style-name="ce5">
            <text:p>72,000</text:p>
          </table:table-cell>
          <table:table-cell office:value-type="string" table:style-name="ce5">
            <text:p>Mission East - Emergency WASH in Sindhupalchok District, Nepal (9 VDCs)<text:s/></text:p>
          </table:table-cell>
          <table:table-cell office:value-type="float" office:value="500000" table:style-name="ce5">
            <text:p>500,000</text:p>
          </table:table-cell>
          <table:table-cell office:value-type="string" table:style-name="ce5">
            <text:p>DKK</text:p>
          </table:table-cell>
          <table:table-cell office:value-type="date" office:date-value="2015-04-30T00:00:00" table:style-name="ce4">
            <text:p>30-Apr-2015</text:p>
          </table:table-cell>
          <table:table-cell office:value-type="string" table:style-name="ce5">
            <text:p>WASH</text:p>
          </table:table-cell>
          <table:table-cell office:value-type="string" table:style-name="ce5">
            <text:p>WATER AND SANITATION</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Mission East</text:p>
          </table:table-cell>
          <table:table-cell office:value-type="string" table:style-name="ce5">
            <text:p>NGOs</text:p>
          </table:table-cell>
          <table:table-cell office:value-type="string" table:style-name="ce5">
            <text:p>ME</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51" table:style-name="ce5">
            <text:p>229,451</text:p>
          </table:table-cell>
          <table:table-cell table:style-name="ce5"/>
          <table:table-cell office:value-type="string" table:style-name="ce5">
            <text:p>Other</text:p>
          </table:table-cell>
          <table:table-cell office:value-type="date" office:date-value="2015-05-07T18:04:00" table:style-name="ce4">
            <text:p>7-May-2015</text:p>
          </table:table-cell>
          <table:table-cell office:value-type="date" office:date-value="2015-05-01T12:23:00" table:style-name="ce4">
            <text:p>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3094" table:style-name="ce5">
            <text:p>323,094</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7">
          <table:table-cell office:value-type="string" table:style-name="ce5">
            <text:p>Denmark</text:p>
          </table:table-cell>
          <table:table-cell office:value-type="string" table:style-name="ce5">
            <text:p>NGOs; Red Cross/Red Crescent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550000" table:style-name="ce5">
            <text:p>550,000</text:p>
          </table:table-cell>
          <table:table-cell office:value-type="string" table:style-name="ce5">
            <text:p>Emergency aid to affected population</text:p>
          </table:table-cell>
          <table:table-cell office:value-type="float" office:value="3800000" table:style-name="ce5">
            <text:p>3,800,000</text:p>
          </table:table-cell>
          <table:table-cell office:value-type="string" table:style-name="ce5">
            <text:p>DKK</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NGOs; Red Cross/Red Crescent (details not yet provided)</text:p>
          </table:table-cell>
          <table:table-cell office:value-type="string" table:style-name="ce5">
            <text:p>Red Cross / Red Crescent</text:p>
          </table:table-cell>
          <table:table-cell office:value-type="string" table:style-name="ce5">
            <text:p>NGOs; Red Cross/Red Cresc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17" table:style-name="ce5">
            <text:p>229,317</text:p>
          </table:table-cell>
          <table:table-cell table:style-name="ce5"/>
          <table:table-cell office:value-type="string" table:style-name="ce5">
            <text:p>Other</text:p>
          </table:table-cell>
          <table:table-cell office:value-type="date" office:date-value="2015-05-01T12:06:00" table:style-name="ce4">
            <text:p>1-May-2015</text:p>
          </table:table-cell>
          <table:table-cell office:value-type="date" office:date-value="2015-04-30T12:39: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Denmark</text:p>
          </table:table-cell>
          <table:table-cell office:value-type="string" table:style-name="ce5">
            <text:p>Save the Children<text: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19/R/6079</text:p>
          </table:table-cell>
          <table:table-cell office:value-type="string" table:style-name="ce5">
            <text:p>Shelter support through NFIs and training</text:p>
          </table:table-cell>
          <table:table-cell office:value-type="float" office:value="2015" table:style-name="ce3">
            <text:p>2015</text:p>
          </table:table-cell>
          <table:table-cell office:value-type="float" office:value="0" table:style-name="ce5">
            <text:p>0</text:p>
          </table:table-cell>
          <table:table-cell office:value-type="float" office:value="108000" table:style-name="ce5">
            <text:p>108,000</text:p>
          </table:table-cell>
          <table:table-cell office:value-type="string" table:style-name="ce5">
            <text:p>Shelter support through NFIs and training<text:s/></text:p>
          </table:table-cell>
          <table:table-cell office:value-type="float" office:value="750000" table:style-name="ce5">
            <text:p>750,000</text:p>
          </table:table-cell>
          <table:table-cell office:value-type="string" table:style-name="ce5">
            <text:p>DKK</text:p>
          </table:table-cell>
          <table:table-cell office:value-type="date" office:date-value="2015-04-30T00:00:00" table:style-name="ce4">
            <text:p>30-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50" table:style-name="ce5">
            <text:p>229,450</text:p>
          </table:table-cell>
          <table:table-cell table:style-name="ce5"/>
          <table:table-cell office:value-type="string" table:style-name="ce5">
            <text:p>Other</text:p>
          </table:table-cell>
          <table:table-cell office:value-type="date" office:date-value="2015-05-07T18:31:00" table:style-name="ce4">
            <text:p>7-May-2015</text:p>
          </table:table-cell>
          <table:table-cell office:value-type="date" office:date-value="2015-05-01T12:22:00" table:style-name="ce4">
            <text:p>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9062130" table:style-name="ce5">
            <text:p>9,062,13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6">
          <table:table-cell office:value-type="string" table:style-name="ce5">
            <text:p>Denmark</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482360" table:style-name="ce5">
            <text:p>1,482,360</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10000000" table:style-name="ce5">
            <text:p>10,000,000</text:p>
          </table:table-cell>
          <table:table-cell office:value-type="string" table:style-name="ce5">
            <text:p>DKK</text:p>
          </table:table-cell>
          <table:table-cell office:value-type="date" office:date-value="2015-04-30T00:00:00" table:style-name="ce4">
            <text:p>30-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Denmark</text:p>
          </table:table-cell>
          <table:table-cell office:value-type="string" table:style-name="ce5">
            <text:p>Denmark</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784" table:style-name="ce5">
            <text:p>229,784</text:p>
          </table:table-cell>
          <table:table-cell table:style-name="ce5"/>
          <table:table-cell office:value-type="string" table:style-name="ce5">
            <text:p>Donor and Agency</text:p>
          </table:table-cell>
          <table:table-cell office:value-type="date" office:date-value="2015-05-11T12:16:00" table:style-name="ce4">
            <text:p>11-May-2015</text:p>
          </table:table-cell>
          <table:table-cell office:value-type="date" office:date-value="2015-05-06T15:12:00" table:style-name="ce4">
            <text:p>6-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Denmark</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288000" table:style-name="ce5">
            <text:p>288,000</text:p>
          </table:table-cell>
          <table:table-cell office:value-type="string" table:style-name="ce5">
            <text:p>in kind - Dispatched 8 experts and equipment to set up communication and coordination centres including operational coordination centre (OSOCC); 3 light base modules; 4 ICT modules</text:p>
          </table:table-cell>
          <table:table-cell office:value-type="float" office:value="2000000" table:style-name="ce5">
            <text:p>2,000,000</text:p>
          </table:table-cell>
          <table:table-cell office:value-type="string" table:style-name="ce5">
            <text:p>DKK</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Denmark</text:p>
          </table:table-cell>
          <table:table-cell office:value-type="string" table:style-name="ce5">
            <text:p>Denmark</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46" table:style-name="ce5">
            <text:p>229,446</text:p>
          </table:table-cell>
          <table:table-cell table:style-name="ce5"/>
          <table:table-cell office:value-type="string" table:style-name="ce5">
            <text:p>Other</text:p>
          </table:table-cell>
          <table:table-cell office:value-type="date" office:date-value="2015-05-01T11:56:00" table:style-name="ce4">
            <text:p>1-May-2015</text:p>
          </table:table-cell>
          <table:table-cell office:value-type="date" office:date-value="2015-05-01T11:56: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Denmark</text:p>
          </table:table-cell>
          <table:table-cell office:value-type="string" table:style-name="ce5">
            <text:p>Various Recipients (details not yet provided)</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44476" table:style-name="ce5">
            <text:p>44,476</text:p>
          </table:table-cell>
          <table:table-cell office:value-type="float" office:value="0" table:style-name="ce5">
            <text:p>0</text:p>
          </table:table-cell>
          <table:table-cell office:value-type="string" table:style-name="ce5">
            <text:p>DMRU programme (46.H.7-20.b.3) (through DMRU)</text:p>
          </table:table-cell>
          <table:table-cell office:value-type="float" office:value="250000" table:style-name="ce5">
            <text:p>250,000</text:p>
          </table:table-cell>
          <table:table-cell office:value-type="string" table:style-name="ce5">
            <text:p>DKK</text:p>
          </table:table-cell>
          <table:table-cell office:value-type="date" office:date-value="2013-01-17T00:00:00" table:style-name="ce4">
            <text:p>17-Jan-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07275" table:style-name="ce5">
            <text:p>207,275</text:p>
          </table:table-cell>
          <table:table-cell table:style-name="ce5"/>
          <table:table-cell office:value-type="string" table:style-name="ce5">
            <text:p>Donor</text:p>
          </table:table-cell>
          <table:table-cell office:value-type="date" office:date-value="2014-02-12T17:26:00" table:style-name="ce4">
            <text:p>12-Feb-2014</text:p>
          </table:table-cell>
          <table:table-cell office:value-type="date" office:date-value="2014-02-12T17:26:00" table:style-name="ce4">
            <text:p>12-Feb-2014</text:p>
          </table:table-cell>
          <table:table-cell office:value-type="string" table:style-name="ce5">
            <text:p>46.H.7-20.b.3, [EDRIS:6317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Disasters Emergency Committee (UK)</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66568047" table:style-name="ce5">
            <text:p>66,568,047</text:p>
          </table:table-cell>
          <table:table-cell office:value-type="string" table:style-name="ce5">
            <text:p>The DEC Gaza Crisis Appeal<text:s/></text:p>
          </table:table-cell>
          <table:table-cell office:value-type="float" office:value="45000000" table:style-name="ce5">
            <text:p>45,000,000</text:p>
          </table:table-cell>
          <table:table-cell office:value-type="string" table:style-name="ce5">
            <text:p>GBP</text:p>
          </table:table-cell>
          <table:table-cell office:value-type="date" office:date-value="2015-05-06T00:00:00" table:style-name="ce4">
            <text:p>6-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Disasters Emergency Committee (UK)</text:p>
          </table:table-cell>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48" table:style-name="ce5">
            <text:p>229,848</text:p>
          </table:table-cell>
          <table:table-cell table:style-name="ce5"/>
          <table:table-cell office:value-type="string" table:style-name="ce5">
            <text:p>Donor</text:p>
          </table:table-cell>
          <table:table-cell office:value-type="date" office:date-value="2015-05-12T14:34:00" table:style-name="ce4">
            <text:p>12-May-2015</text:p>
          </table:table-cell>
          <table:table-cell office:value-type="date" office:date-value="2015-05-07T12:24:00" table:style-name="ce4">
            <text:p>7-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ston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Estonia</text:p>
          </table:table-cell>
          <table:table-cell office:value-type="string" table:style-name="ce5">
            <text:p>Eston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07" table:style-name="ce5">
            <text:p>229,007</text:p>
          </table:table-cell>
          <table:table-cell table:style-name="ce5"/>
          <table:table-cell office:value-type="string" table:style-name="ce5">
            <text:p>Other</text:p>
          </table:table-cell>
          <table:table-cell office:value-type="date" office:date-value="2015-04-27T10:16:00" table:style-name="ce4">
            <text:p>27-Apr-2015</text:p>
          </table:table-cell>
          <table:table-cell office:value-type="date" office:date-value="2015-04-27T10:1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Estonia</text:p>
          </table:table-cell>
          <table:table-cell office:value-type="string" table:style-name="ce5">
            <text:p>World Health Organiz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462/R/122</text:p>
          </table:table-cell>
          <table:table-cell office:value-type="string" table:style-name="ce5">
            <text:p>Addressing health needs in the earthquake affected population</text:p>
          </table:table-cell>
          <table:table-cell office:value-type="float" office:value="2015" table:style-name="ce3">
            <text:p>2015</text:p>
          </table:table-cell>
          <table:table-cell office:value-type="float" office:value="54171" table:style-name="ce5">
            <text:p>54,171</text:p>
          </table:table-cell>
          <table:table-cell office:value-type="float" office:value="0" table:style-name="ce5">
            <text:p>0</text:p>
          </table:table-cell>
          <table:table-cell office:value-type="string" table:style-name="ce5">
            <text:p>life-saving humanitarian support to Nepal<text:s/></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Estonia</text:p>
          </table:table-cell>
          <table:table-cell office:value-type="string" table:style-name="ce5">
            <text:p>Estonia</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47" table:style-name="ce5">
            <text:p>229,447</text:p>
          </table:table-cell>
          <table:table-cell table:style-name="ce5"/>
          <table:table-cell office:value-type="string" table:style-name="ce5">
            <text:p>Agency</text:p>
          </table:table-cell>
          <table:table-cell office:value-type="date" office:date-value="2015-05-07T18:52:00" table:style-name="ce4">
            <text:p>7-May-2015</text:p>
          </table:table-cell>
          <table:table-cell office:value-type="date" office:date-value="2015-05-01T12:12:00" table:style-name="ce4">
            <text:p>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621200" table:style-name="ce5">
            <text:p>11,621,200</text:p>
          </table:table-cell>
          <table:table-cell office:value-type="date" office:date-value="2015-05-04T00:00:00" table:style-name="ce4">
            <text:p>4-May-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European Commissio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sent 5 TAs, 1 ERCC Liaison<text:s/></text:p>
          </table:table-cell>
          <table:table-cell office:value-type="string" table:style-name="ce5">
            <text:p/>
          </table:table-cell>
          <table:table-cell office:value-type="string" table:style-name="ce5">
            <text:p>EUR</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70" table:style-name="ce5">
            <text:p>229,070</text:p>
          </table:table-cell>
          <table:table-cell table:style-name="ce5"/>
          <table:table-cell office:value-type="string" table:style-name="ce5">
            <text:p>Other</text:p>
          </table:table-cell>
          <table:table-cell office:value-type="date" office:date-value="2015-05-01T14:50:00" table:style-name="ce4">
            <text:p>1-May-2015</text:p>
          </table:table-cell>
          <table:table-cell office:value-type="date" office:date-value="2015-04-27T12:51: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s Humanitarian Aid and Civil Protection Department</text:p>
          </table:table-cell>
          <table:table-cell office:value-type="string" table:style-name="ce5">
            <text:p>CARE Austria</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085482" table:style-name="ce5">
            <text:p>1,085,482</text:p>
          </table:table-cell>
          <table:table-cell office:value-type="float" office:value="0" table:style-name="ce5">
            <text:p>0</text:p>
          </table:table-cell>
          <table:table-cell office:value-type="string" table:style-name="ce5">
            <text:p>DIPECHO / VISTAR- Building resilient communities and institutions for natural disasters in Far and Mid- Western Region of Nepal. (ECHO/DIP/BUD/2013/91003)</text:p>
          </table:table-cell>
          <table:table-cell office:value-type="float" office:value="800000" table:style-name="ce5">
            <text:p>800,000</text:p>
          </table:table-cell>
          <table:table-cell office:value-type="string" table:style-name="ce5">
            <text:p>EUR</text:p>
          </table:table-cell>
          <table:table-cell office:value-type="date" office:date-value="2014-06-11T00:00:00" table:style-name="ce4">
            <text:p>11-Jun-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Austri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5412" table:style-name="ce5">
            <text:p>225,412</text:p>
          </table:table-cell>
          <table:table-cell table:style-name="ce5"/>
          <table:table-cell office:value-type="string" table:style-name="ce5">
            <text:p>Donor</text:p>
          </table:table-cell>
          <table:table-cell office:value-type="date" office:date-value="2015-02-26T17:06:00" table:style-name="ce4">
            <text:p>26-Feb-2015</text:p>
          </table:table-cell>
          <table:table-cell office:value-type="date" office:date-value="2015-02-26T17:06:00" table:style-name="ce4">
            <text:p>26-Feb-2015</text:p>
          </table:table-cell>
          <table:table-cell office:value-type="string" table:style-name="ce5">
            <text:p>ECHO/DIP/BUD/2013/91003, [EDRIS:-2348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s Humanitarian Aid and Civil Protection Department</text:p>
          </table:table-cell>
          <table:table-cell office:value-type="string" table:style-name="ce5">
            <text:p>CARE Austria</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625782" table:style-name="ce5">
            <text:p>625,782</text:p>
          </table:table-cell>
          <table:table-cell office:value-type="float" office:value="0" table:style-name="ce5">
            <text:p>0</text:p>
          </table:table-cell>
          <table:table-cell office:value-type="string" table:style-name="ce5">
            <text:p>Natural disasters / Emergency Flood and Landslide Response and Transitional Recovery Programme-Nepal-Mid West Region-2014 (ECHO/NPL/BUD/2014/91002)</text:p>
          </table:table-cell>
          <table:table-cell office:value-type="float" office:value="500000" table:style-name="ce5">
            <text:p>500,000</text:p>
          </table:table-cell>
          <table:table-cell office:value-type="string" table:style-name="ce5">
            <text:p>EUR</text:p>
          </table:table-cell>
          <table:table-cell office:value-type="date" office:date-value="2014-12-11T00:00:00" table:style-name="ce4">
            <text:p>11-Dec-2014</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Austri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5414" table:style-name="ce5">
            <text:p>225,414</text:p>
          </table:table-cell>
          <table:table-cell table:style-name="ce5"/>
          <table:table-cell office:value-type="string" table:style-name="ce5">
            <text:p>Donor</text:p>
          </table:table-cell>
          <table:table-cell office:value-type="date" office:date-value="2015-02-26T17:10:00" table:style-name="ce4">
            <text:p>26-Feb-2015</text:p>
          </table:table-cell>
          <table:table-cell office:value-type="date" office:date-value="2015-02-26T17:10:00" table:style-name="ce4">
            <text:p>26-Feb-2015</text:p>
          </table:table-cell>
          <table:table-cell office:value-type="string" table:style-name="ce5">
            <text:p>ECHO/NPL/BUD/2014/91002, [EDRIS:-2938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s Humanitarian Aid and Civil Protection Department</text:p>
          </table:table-cell>
          <table:table-cell office:value-type="string" table:style-name="ce5">
            <text:p>CARE Austria</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329381" table:style-name="ce5">
            <text:p>329,381</text:p>
          </table:table-cell>
          <table:table-cell office:value-type="float" office:value="0" table:style-name="ce5">
            <text:p>0</text:p>
          </table:table-cell>
          <table:table-cell office:value-type="string" table:style-name="ce5">
            <text:p>Small-scale/epid. / Emergency Flood Responce-Nepal-Mid West Region-2014 (ECHO/DRF/BUD/2014/92014)</text:p>
          </table:table-cell>
          <table:table-cell office:value-type="float" office:value="250000" table:style-name="ce5">
            <text:p>250,000</text:p>
          </table:table-cell>
          <table:table-cell office:value-type="string" table:style-name="ce5">
            <text:p>EUR</text:p>
          </table:table-cell>
          <table:table-cell office:value-type="date" office:date-value="2014-09-03T00:00:00" table:style-name="ce4">
            <text:p>3-Sep-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Austri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9" table:style-name="ce5">
            <text:p>219,349</text:p>
          </table:table-cell>
          <table:table-cell table:style-name="ce5"/>
          <table:table-cell office:value-type="string" table:style-name="ce5">
            <text:p>Donor</text:p>
          </table:table-cell>
          <table:table-cell office:value-type="date" office:date-value="2014-10-15T12:33:00" table:style-name="ce4">
            <text:p>15-Oct-2014</text:p>
          </table:table-cell>
          <table:table-cell office:value-type="date" office:date-value="2014-10-15T12:33:00" table:style-name="ce4">
            <text:p>15-Oct-2014</text:p>
          </table:table-cell>
          <table:table-cell office:value-type="string" table:style-name="ce5">
            <text:p>ECHO/DRF/BUD/2014/92014, [EDRIS:-2804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European Commission's Humanitarian Aid and Civil Protection Department</text:p>
          </table:table-cell>
          <table:table-cell office:value-type="string" table:style-name="ce5">
            <text:p>CARE Austria</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329381" table:style-name="ce5">
            <text:p>329,381</text:p>
          </table:table-cell>
          <table:table-cell office:value-type="float" office:value="0" table:style-name="ce5">
            <text:p>0</text:p>
          </table:table-cell>
          <table:table-cell office:value-type="string" table:style-name="ce5">
            <text:p>Emergency Flood Responce-Nepal-Mid West Region-2014 (ECHO/DRF/BUD/2014/92014)</text:p>
          </table:table-cell>
          <table:table-cell office:value-type="float" office:value="250000" table:style-name="ce5">
            <text:p>250,000</text:p>
          </table:table-cell>
          <table:table-cell office:value-type="string" table:style-name="ce5">
            <text:p>EUR</text:p>
          </table:table-cell>
          <table:table-cell office:value-type="date" office:date-value="2014-08-29T00:00:00" table:style-name="ce4">
            <text:p>29-Aug-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Austri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7739" table:style-name="ce5">
            <text:p>217,739</text:p>
          </table:table-cell>
          <table:table-cell table:style-name="ce5"/>
          <table:table-cell office:value-type="string" table:style-name="ce5">
            <text:p>Donor</text:p>
          </table:table-cell>
          <table:table-cell office:value-type="date" office:date-value="2014-09-04T12:34:00" table:style-name="ce4">
            <text:p>4-Sep-2014</text:p>
          </table:table-cell>
          <table:table-cell office:value-type="date" office:date-value="2014-09-04T12:34:00" table:style-name="ce4">
            <text:p>4-Sep-2014</text:p>
          </table:table-cell>
          <table:table-cell office:value-type="string" table:style-name="ce5">
            <text:p>ECHO/DRF/BUD/2014/9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s Humanitarian Aid and Civil Protection Department</text:p>
          </table:table-cell>
          <table:table-cell office:value-type="string" table:style-name="ce5">
            <text:p>CARE Austria</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897868" table:style-name="ce5">
            <text:p>897,868</text:p>
          </table:table-cell>
          <table:table-cell office:value-type="float" office:value="0" table:style-name="ce5">
            <text:p>0</text:p>
          </table:table-cell>
          <table:table-cell office:value-type="string" table:style-name="ce5">
            <text:p>DIPECHO / VISTAR II- Strengthening resilience of communities and institutions from the impacts of natural disasters in Far and Mid- Western Region of Nepal (ECHO/-SA/BUD/2015/91004)</text:p>
          </table:table-cell>
          <table:table-cell office:value-type="float" office:value="800000" table:style-name="ce5">
            <text:p>800,000</text:p>
          </table:table-cell>
          <table:table-cell office:value-type="string" table:style-name="ce5">
            <text:p>EUR</text:p>
          </table:table-cell>
          <table:table-cell office:value-type="date" office:date-value="2015-03-09T00:00:00" table:style-name="ce4">
            <text:p>9-Ma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RE International</text:p>
          </table:table-cell>
          <table:table-cell office:value-type="string" table:style-name="ce5">
            <text:p>NGOs</text:p>
          </table:table-cell>
          <table:table-cell office:value-type="string" table:style-name="ce5">
            <text:p>CARE Austria</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7168" table:style-name="ce5">
            <text:p>227,168</text:p>
          </table:table-cell>
          <table:table-cell table:style-name="ce5"/>
          <table:table-cell office:value-type="string" table:style-name="ce5">
            <text:p>Donor</text:p>
          </table:table-cell>
          <table:table-cell office:value-type="date" office:date-value="2015-03-27T17:35:00" table:style-name="ce4">
            <text:p>27-Mar-2015</text:p>
          </table:table-cell>
          <table:table-cell office:value-type="date" office:date-value="2015-03-27T17:35:00" table:style-name="ce4">
            <text:p>27-Mar-2015</text:p>
          </table:table-cell>
          <table:table-cell office:value-type="string" table:style-name="ce5">
            <text:p>ECHO/-SA/BUD/2015/91004, [EDRIS:-3071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European Commission's Humanitarian Aid and Civil Protection Department</text:p>
          </table:table-cell>
          <table:table-cell office:value-type="string" table:style-name="ce5">
            <text:p>Danish Red Cross</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866739" table:style-name="ce5">
            <text:p>866,739</text:p>
          </table:table-cell>
          <table:table-cell office:value-type="float" office:value="0" table:style-name="ce5">
            <text:p>0</text:p>
          </table:table-cell>
          <table:table-cell office:value-type="string" table:style-name="ce5">
            <text:p>DIPECHO / Delivering improved emergency preparedness and response in Nepal through enhanced partnership between the Red Cross and the Government of Nepal (ECHO/-SA/BUD/2015/91009)</text:p>
          </table:table-cell>
          <table:table-cell office:value-type="float" office:value="800000" table:style-name="ce5">
            <text:p>800,000</text:p>
          </table:table-cell>
          <table:table-cell office:value-type="string" table:style-name="ce5">
            <text:p>EUR</text:p>
          </table:table-cell>
          <table:table-cell office:value-type="date" office:date-value="2015-04-13T00:00:00" table:style-name="ce4">
            <text:p>13-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Danish Red Cross</text:p>
          </table:table-cell>
          <table:table-cell office:value-type="string" table:style-name="ce5">
            <text:p>Red Cross / Red Crescent</text:p>
          </table:table-cell>
          <table:table-cell office:value-type="string" table:style-name="ce5">
            <text:p>Denmark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8559" table:style-name="ce5">
            <text:p>228,559</text:p>
          </table:table-cell>
          <table:table-cell table:style-name="ce5"/>
          <table:table-cell office:value-type="string" table:style-name="ce5">
            <text:p>Donor</text:p>
          </table:table-cell>
          <table:table-cell office:value-type="date" office:date-value="2015-04-20T10:57:00" table:style-name="ce4">
            <text:p>20-Apr-2015</text:p>
          </table:table-cell>
          <table:table-cell office:value-type="date" office:date-value="2015-04-20T10:57:00" table:style-name="ce4">
            <text:p>20-Apr-2015</text:p>
          </table:table-cell>
          <table:table-cell office:value-type="string" table:style-name="ce5">
            <text:p>ECHO/-SA/BUD/2015/91009, [EDRIS:-3158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s Humanitarian Aid and Civil Protection Department</text:p>
          </table:table-cell>
          <table:table-cell office:value-type="string" table:style-name="ce5">
            <text:p>Mission Ost - DNK</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366350" table:style-name="ce5">
            <text:p>366,350</text:p>
          </table:table-cell>
          <table:table-cell office:value-type="float" office:value="0" table:style-name="ce5">
            <text:p>0</text:p>
          </table:table-cell>
          <table:table-cell office:value-type="string" table:style-name="ce5">
            <text:p>DIPECHO / Bringing inclusive Community Based Disaster Risk Reduction models into remote communities of Karnali, Nepal (ECHO/DIP/BUD/2013/91001)</text:p>
          </table:table-cell>
          <table:table-cell office:value-type="float" office:value="270000" table:style-name="ce5">
            <text:p>270,000</text:p>
          </table:table-cell>
          <table:table-cell office:value-type="string" table:style-name="ce5">
            <text:p>EUR</text:p>
          </table:table-cell>
          <table:table-cell office:value-type="date" office:date-value="2014-12-05T00:00:00" table:style-name="ce4">
            <text:p>5-Dec-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ission Ost - DNK</text:p>
          </table:table-cell>
          <table:table-cell office:value-type="string" table:style-name="ce5">
            <text:p>NGOs</text:p>
          </table:table-cell>
          <table:table-cell office:value-type="string" table:style-name="ce5">
            <text:p>Mission Ost - DNK</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5411" table:style-name="ce5">
            <text:p>225,411</text:p>
          </table:table-cell>
          <table:table-cell table:style-name="ce5"/>
          <table:table-cell office:value-type="string" table:style-name="ce5">
            <text:p>Donor</text:p>
          </table:table-cell>
          <table:table-cell office:value-type="date" office:date-value="2015-02-26T17:04:00" table:style-name="ce4">
            <text:p>26-Feb-2015</text:p>
          </table:table-cell>
          <table:table-cell office:value-type="date" office:date-value="2015-02-26T17:04:00" table:style-name="ce4">
            <text:p>26-Feb-2015</text:p>
          </table:table-cell>
          <table:table-cell office:value-type="string" table:style-name="ce5">
            <text:p>ECHO/DIP/BUD/2013/91001, [EDRIS:-2346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European Commission's Humanitarian Aid and Civil Protection Department</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221239" table:style-name="ce5">
            <text:p>221,239</text:p>
          </table:table-cell>
          <table:table-cell office:value-type="float" office:value="0" table:style-name="ce5">
            <text:p>0</text:p>
          </table:table-cell>
          <table:table-cell office:value-type="string" table:style-name="ce5">
            <text:p>Coordination response (ECHO/-SA/BUD/2015/91025)</text:p>
          </table:table-cell>
          <table:table-cell office:value-type="float" office:value="200000" table:style-name="ce5">
            <text:p>200,000</text:p>
          </table:table-cell>
          <table:table-cell office:value-type="string" table:style-name="ce5">
            <text:p>EUR</text:p>
          </table:table-cell>
          <table:table-cell office:value-type="date" office:date-value="2015-05-11T00:00:00" table:style-name="ce4">
            <text:p>1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97" table:style-name="ce5">
            <text:p>230,097</text:p>
          </table:table-cell>
          <table:table-cell table:style-name="ce5"/>
          <table:table-cell office:value-type="string" table:style-name="ce5">
            <text:p>Donor</text:p>
          </table:table-cell>
          <table:table-cell office:value-type="date" office:date-value="2015-05-12T10:47:00" table:style-name="ce4">
            <text:p>12-May-2015</text:p>
          </table:table-cell>
          <table:table-cell office:value-type="date" office:date-value="2015-05-12T10:47:00" table:style-name="ce4">
            <text:p>12-May-2015</text:p>
          </table:table-cell>
          <table:table-cell office:value-type="string" table:style-name="ce5">
            <text:p>ECHO/-SA/BUD/2015/91025</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5">
          <table:table-cell office:value-type="string" table:style-name="ce5">
            <text:p>European Commission's Humanitarian Aid and Civil Protection Department</text:p>
          </table:table-cell>
          <table:table-cell office:value-type="string" table:style-name="ce5">
            <text:p>Practical Action (formerly Intermediate Technology Development Group)</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641791" table:style-name="ce5">
            <text:p>1,641,791</text:p>
          </table:table-cell>
          <table:table-cell office:value-type="float" office:value="0" table:style-name="ce5">
            <text:p>0</text:p>
          </table:table-cell>
          <table:table-cell office:value-type="string" table:style-name="ce5">
            <text:p>DIPECHO / SAFER Nepal (Strengthening Actions for Fostering Resilience through Early Warning and Risk Sensitive Planning in Nepal) (ECHO/DIP/BUD/2013/91002)</text:p>
          </table:table-cell>
          <table:table-cell office:value-type="float" office:value="1210000" table:style-name="ce5">
            <text:p>1,210,000</text:p>
          </table:table-cell>
          <table:table-cell office:value-type="string" table:style-name="ce5">
            <text:p>EUR</text:p>
          </table:table-cell>
          <table:table-cell office:value-type="date" office:date-value="2014-08-11T00:00:00" table:style-name="ce4">
            <text:p>11-Aug-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actical Action (formerly Intermediate Technology Development Group)</text:p>
          </table:table-cell>
          <table:table-cell office:value-type="string" table:style-name="ce5">
            <text:p>NGOs</text:p>
          </table:table-cell>
          <table:table-cell office:value-type="string" table:style-name="ce5">
            <text:p>PA (formerly ITDG)</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5413" table:style-name="ce5">
            <text:p>225,413</text:p>
          </table:table-cell>
          <table:table-cell table:style-name="ce5"/>
          <table:table-cell office:value-type="string" table:style-name="ce5">
            <text:p>Donor</text:p>
          </table:table-cell>
          <table:table-cell office:value-type="date" office:date-value="2015-02-26T17:07:00" table:style-name="ce4">
            <text:p>26-Feb-2015</text:p>
          </table:table-cell>
          <table:table-cell office:value-type="date" office:date-value="2015-02-26T17:07:00" table:style-name="ce4">
            <text:p>26-Feb-2015</text:p>
          </table:table-cell>
          <table:table-cell office:value-type="string" table:style-name="ce5">
            <text:p>ECHO/DIP/BUD/2013/91002, [EDRIS:-2347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920910" table:style-name="ce5">
            <text:p>920,910</text:p>
          </table:table-cell>
          <table:table-cell office:value-type="float" office:value="0" table:style-name="ce5">
            <text:p>0</text:p>
          </table:table-cell>
          <table:table-cell office:value-type="string" table:style-name="ce5">
            <text:p>DIPECHO / Promoting and strengthening school safety in Nepal through operationalizing the Comprehensive School Safety Framework (CSSF) (ECHO/-SA/BUD/2015/91007)</text:p>
          </table:table-cell>
          <table:table-cell office:value-type="float" office:value="850000" table:style-name="ce5">
            <text:p>850,000</text:p>
          </table:table-cell>
          <table:table-cell office:value-type="string" table:style-name="ce5">
            <text:p>EUR</text:p>
          </table:table-cell>
          <table:table-cell office:value-type="date" office:date-value="2015-04-01T00:00:00" table:style-name="ce4">
            <text:p>1-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7695" table:style-name="ce5">
            <text:p>227,695</text:p>
          </table:table-cell>
          <table:table-cell table:style-name="ce5"/>
          <table:table-cell office:value-type="string" table:style-name="ce5">
            <text:p>Donor</text:p>
          </table:table-cell>
          <table:table-cell office:value-type="date" office:date-value="2015-04-08T11:25:00" table:style-name="ce4">
            <text:p>8-Apr-2015</text:p>
          </table:table-cell>
          <table:table-cell office:value-type="date" office:date-value="2015-04-08T11:25:00" table:style-name="ce4">
            <text:p>8-Apr-2015</text:p>
          </table:table-cell>
          <table:table-cell office:value-type="string" table:style-name="ce5">
            <text:p>ECHO/-SA/BUD/2015/91007, [EDRIS:-3145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0" table:style-name="ce5">
            <text:p>0</text:p>
          </table:table-cell>
          <table:table-cell office:value-type="float" office:value="0" table:style-name="ce5">
            <text:p>0</text:p>
          </table:table-cell>
          <table:table-cell office:value-type="string" table:style-name="ce5">
            <text:p>Humanitarian Implementation Plan (HIP) Nepal - Refugees from Bhutan(ECHO/NPL/BUD/2013/91000 - fully allocated of total original funding decision of Euro 1 mn)</text:p>
          </table:table-cell>
          <table:table-cell office:value-type="string" table:style-name="ce5">
            <text:p/>
          </table:table-cell>
          <table:table-cell office:value-type="string" table:style-name="ce5">
            <text:p>EUR</text:p>
          </table:table-cell>
          <table:table-cell office:value-type="date" office:date-value="2012-10-22T00:00:00" table:style-name="ce4">
            <text:p>22-Oct-2012</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1083" table:style-name="ce5">
            <text:p>191,083</text:p>
          </table:table-cell>
          <table:table-cell table:style-name="ce5"/>
          <table:table-cell office:value-type="string" table:style-name="ce5">
            <text:p>Donor</text:p>
          </table:table-cell>
          <table:table-cell office:value-type="date" office:date-value="2013-01-31T10:25:00" table:style-name="ce4">
            <text:p>31-Jan-2013</text:p>
          </table:table-cell>
          <table:table-cell office:value-type="date" office:date-value="2012-12-21T13:55:00" table:style-name="ce4">
            <text:p>21-Dec-2012</text:p>
          </table:table-cell>
          <table:table-cell office:value-type="string" table:style-name="ce5">
            <text:p>ECHO/NPL/BUD/2013/9100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HUMANITARIAN IMPLEMENTATION PLAN (HIP) NEPAL/Refugees from Bhutan (ECHO/NPL/BUD/2014/91000 - funding decision of Euro 1.3 mn - fully allocated)</text:p>
          </table:table-cell>
          <table:table-cell office:value-type="string" table:style-name="ce5">
            <text:p/>
          </table:table-cell>
          <table:table-cell office:value-type="string" table:style-name="ce5">
            <text:p>EUR</text:p>
          </table:table-cell>
          <table:table-cell office:value-type="date" office:date-value="2013-10-28T00:00:00" table:style-name="ce4">
            <text:p>28-Oct-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04258" table:style-name="ce5">
            <text:p>204,258</text:p>
          </table:table-cell>
          <table:table-cell table:style-name="ce5"/>
          <table:table-cell office:value-type="string" table:style-name="ce5">
            <text:p>Donor</text:p>
          </table:table-cell>
          <table:table-cell office:value-type="date" office:date-value="2015-02-26T17:10:00" table:style-name="ce4">
            <text:p>26-Feb-2015</text:p>
          </table:table-cell>
          <table:table-cell office:value-type="date" office:date-value="2013-11-18T15:28:00" table:style-name="ce4">
            <text:p>18-Nov-2013</text:p>
          </table:table-cell>
          <table:table-cell office:value-type="string" table:style-name="ce5">
            <text:p>ECHO/NPL/BUD/2014/9100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European Commission's Humanitarian Aid and Civil Protection Department</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6637168" table:style-name="ce5">
            <text:p>6,637,168</text:p>
          </table:table-cell>
          <table:table-cell office:value-type="float" office:value="0" table:style-name="ce5">
            <text:p>0</text:p>
          </table:table-cell>
          <table:table-cell office:value-type="string" table:style-name="ce5">
            <text:p>immediate response to the vast devastation caused by the earthquake that hit Nepal - to help address the most urgent needs: clean water, food, medicine, emergency shelter and telecommunication.</text:p>
          </table:table-cell>
          <table:table-cell office:value-type="float" office:value="6000000" table:style-name="ce5">
            <text:p>6,000,000</text:p>
          </table:table-cell>
          <table:table-cell office:value-type="string" table:style-name="ce5">
            <text:p>EUR</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69" table:style-name="ce5">
            <text:p>229,069</text:p>
          </table:table-cell>
          <table:table-cell table:style-name="ce5"/>
          <table:table-cell office:value-type="string" table:style-name="ce5">
            <text:p>Donor</text:p>
          </table:table-cell>
          <table:table-cell office:value-type="date" office:date-value="2015-05-05T13:01:00" table:style-name="ce4">
            <text:p>5-May-2015</text:p>
          </table:table-cell>
          <table:table-cell office:value-type="date" office:date-value="2015-04-27T12:51: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European Commission's Humanitarian Aid and Civil Protection Department</text:p>
          </table:table-cell>
          <table:table-cell office:value-type="string" table:style-name="ce5">
            <text:p>World Food Programme</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287001" table:style-name="ce5">
            <text:p>1,287,001</text:p>
          </table:table-cell>
          <table:table-cell office:value-type="float" office:value="0" table:style-name="ce5">
            <text:p>0</text:p>
          </table:table-cell>
          <table:table-cell office:value-type="string" table:style-name="ce5">
            <text:p>Food Assistance to Bhutanese Refugees in Nepal (ECHO/NPL/BUD/2013/91001)</text:p>
          </table:table-cell>
          <table:table-cell office:value-type="float" office:value="1000000" table:style-name="ce5">
            <text:p>1,000,000</text:p>
          </table:table-cell>
          <table:table-cell office:value-type="string" table:style-name="ce5">
            <text:p>EUR</text:p>
          </table:table-cell>
          <table:table-cell office:value-type="date" office:date-value="2013-01-28T00:00:00" table:style-name="ce4">
            <text:p>28-Jan-2013</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2007" table:style-name="ce5">
            <text:p>192,007</text:p>
          </table:table-cell>
          <table:table-cell table:style-name="ce5"/>
          <table:table-cell office:value-type="string" table:style-name="ce5">
            <text:p>Donor</text:p>
          </table:table-cell>
          <table:table-cell office:value-type="date" office:date-value="2013-01-31T10:33:00" table:style-name="ce4">
            <text:p>31-Jan-2013</text:p>
          </table:table-cell>
          <table:table-cell office:value-type="date" office:date-value="2013-01-31T10:28:00" table:style-name="ce4">
            <text:p>31-Jan-2013</text:p>
          </table:table-cell>
          <table:table-cell office:value-type="string" table:style-name="ce5">
            <text:p>ECHO/NPL/BUD/2013/910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s Humanitarian Aid and Civil Protection Department</text:p>
          </table:table-cell>
          <table:table-cell office:value-type="string" table:style-name="ce5">
            <text:p>World Food Programme</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094391" table:style-name="ce5">
            <text:p>1,094,391</text:p>
          </table:table-cell>
          <table:table-cell office:value-type="float" office:value="0" table:style-name="ce5">
            <text:p>0</text:p>
          </table:table-cell>
          <table:table-cell office:value-type="string" table:style-name="ce5">
            <text:p>Man-made crises / Food Assistance to Bhutanese Refugees in Nepal (ECHO/NPL/BUD/2014/91001)</text:p>
          </table:table-cell>
          <table:table-cell office:value-type="float" office:value="800000" table:style-name="ce5">
            <text:p>800,000</text:p>
          </table:table-cell>
          <table:table-cell office:value-type="string" table:style-name="ce5">
            <text:p>EUR</text:p>
          </table:table-cell>
          <table:table-cell office:value-type="date" office:date-value="2014-05-27T00:00:00" table:style-name="ce4">
            <text:p>27-May-2014</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8" table:style-name="ce5">
            <text:p>219,348</text:p>
          </table:table-cell>
          <table:table-cell table:style-name="ce5"/>
          <table:table-cell office:value-type="string" table:style-name="ce5">
            <text:p>Donor</text:p>
          </table:table-cell>
          <table:table-cell office:value-type="date" office:date-value="2014-10-15T12:30:00" table:style-name="ce4">
            <text:p>15-Oct-2014</text:p>
          </table:table-cell>
          <table:table-cell office:value-type="date" office:date-value="2014-10-15T12:30:00" table:style-name="ce4">
            <text:p>15-Oct-2014</text:p>
          </table:table-cell>
          <table:table-cell office:value-type="string" table:style-name="ce5">
            <text:p>ECHO/NPL/BUD/2014/91001, [EDRIS:-2593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European Commission's Humanitarian Aid and Civil Protection Department</text:p>
          </table:table-cell>
          <table:table-cell office:value-type="string" table:style-name="ce5">
            <text:p>World Food Programme</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541712" table:style-name="ce5">
            <text:p>541,712</text:p>
          </table:table-cell>
          <table:table-cell office:value-type="float" office:value="0" table:style-name="ce5">
            <text:p>0</text:p>
          </table:table-cell>
          <table:table-cell office:value-type="string" table:style-name="ce5">
            <text:p>Man-made crises / Food Assistance to Refugees from Bhutan in Nepal (ECHO/-SA/BUD/2015/91008)</text:p>
          </table:table-cell>
          <table:table-cell office:value-type="float" office:value="500000" table:style-name="ce5">
            <text:p>500,000</text:p>
          </table:table-cell>
          <table:table-cell office:value-type="string" table:style-name="ce5">
            <text:p>EUR</text:p>
          </table:table-cell>
          <table:table-cell office:value-type="date" office:date-value="2015-04-02T00:00:00" table:style-name="ce4">
            <text:p>2-Apr-2015</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7694" table:style-name="ce5">
            <text:p>227,694</text:p>
          </table:table-cell>
          <table:table-cell table:style-name="ce5"/>
          <table:table-cell office:value-type="string" table:style-name="ce5">
            <text:p>Donor</text:p>
          </table:table-cell>
          <table:table-cell office:value-type="date" office:date-value="2015-04-08T11:23:00" table:style-name="ce4">
            <text:p>8-Apr-2015</text:p>
          </table:table-cell>
          <table:table-cell office:value-type="date" office:date-value="2015-04-08T11:23:00" table:style-name="ce4">
            <text:p>8-Apr-2015</text:p>
          </table:table-cell>
          <table:table-cell office:value-type="string" table:style-name="ce5">
            <text:p>ECHO/-SA/BUD/2015/91008, [EDRIS:-315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European Commission's Humanitarian Aid and Civil Protection Department</text:p>
          </table:table-cell>
          <table:table-cell office:value-type="string" table:style-name="ce5">
            <text:p>World Health Organization</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308901" table:style-name="ce5">
            <text:p>1,308,901</text:p>
          </table:table-cell>
          <table:table-cell office:value-type="float" office:value="0" table:style-name="ce5">
            <text:p>0</text:p>
          </table:table-cell>
          <table:table-cell office:value-type="string" table:style-name="ce5">
            <text:p>Enhancing the health sector crisis preparedness in the event of a high intensity earthquake in Kathmandu Valley, Nepal (ECHO/DIP/BUD/2013/91009)</text:p>
          </table:table-cell>
          <table:table-cell office:value-type="float" office:value="1000000" table:style-name="ce5">
            <text:p>1,000,000</text:p>
          </table:table-cell>
          <table:table-cell office:value-type="string" table:style-name="ce5">
            <text:p>EUR</text:p>
          </table:table-cell>
          <table:table-cell office:value-type="date" office:date-value="2013-03-19T00:00:00" table:style-name="ce4">
            <text:p>19-Mar-2013</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4450" table:style-name="ce5">
            <text:p>194,450</text:p>
          </table:table-cell>
          <table:table-cell table:style-name="ce5"/>
          <table:table-cell office:value-type="string" table:style-name="ce5">
            <text:p>Donor</text:p>
          </table:table-cell>
          <table:table-cell office:value-type="date" office:date-value="2013-03-27T11:49:00" table:style-name="ce4">
            <text:p>27-Mar-2013</text:p>
          </table:table-cell>
          <table:table-cell office:value-type="date" office:date-value="2013-03-27T11:48:00" table:style-name="ce4">
            <text:p>27-Mar-2013</text:p>
          </table:table-cell>
          <table:table-cell office:value-type="string" table:style-name="ce5">
            <text:p>ECHO/DIP/BUD/2013/9100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European Commission's Humanitarian Aid and Civil Protection Department</text:p>
          </table:table-cell>
          <table:table-cell office:value-type="string" table:style-name="ce5">
            <text:p>World Health Organization</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953984" table:style-name="ce5">
            <text:p>953,984</text:p>
          </table:table-cell>
          <table:table-cell office:value-type="float" office:value="0" table:style-name="ce5">
            <text:p>0</text:p>
          </table:table-cell>
          <table:table-cell office:value-type="string" table:style-name="ce5">
            <text:p>DIPECHO / Strengthening the Health Sector Response Capacity of Ministry of Health and Population to respond to the humanitarian health needs in the event of mass casualty incidents in Kathmandu Valley. (ECHO/-SA/BUD/2015/91005)</text:p>
          </table:table-cell>
          <table:table-cell office:value-type="float" office:value="850000" table:style-name="ce5">
            <text:p>850,000</text:p>
          </table:table-cell>
          <table:table-cell office:value-type="string" table:style-name="ce5">
            <text:p>EUR</text:p>
          </table:table-cell>
          <table:table-cell office:value-type="date" office:date-value="2015-03-18T00:00:00" table:style-name="ce4">
            <text:p>18-Ma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6915" table:style-name="ce5">
            <text:p>226,915</text:p>
          </table:table-cell>
          <table:table-cell table:style-name="ce5"/>
          <table:table-cell office:value-type="string" table:style-name="ce5">
            <text:p>Donor</text:p>
          </table:table-cell>
          <table:table-cell office:value-type="date" office:date-value="2015-03-23T16:40:00" table:style-name="ce4">
            <text:p>23-Mar-2015</text:p>
          </table:table-cell>
          <table:table-cell office:value-type="date" office:date-value="2015-03-23T16:40:00" table:style-name="ce4">
            <text:p>23-Mar-2015</text:p>
          </table:table-cell>
          <table:table-cell office:value-type="string" table:style-name="ce5">
            <text:p>ECHO/-SA/BUD/2015/91005, [EDRIS:-3090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Finland</text:p>
          </table:table-cell>
          <table:table-cell office:value-type="string" table:style-name="ce5">
            <text:p>NGOs; Red Cross/Red Crescent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2166847" table:style-name="ce5">
            <text:p>2,166,847</text:p>
          </table:table-cell>
          <table:table-cell office:value-type="string" table:style-name="ce5">
            <text:p>Pledge for humanitarian assistance</text:p>
          </table:table-cell>
          <table:table-cell office:value-type="float" office:value="2000000" table:style-name="ce5">
            <text:p>2,000,000</text:p>
          </table:table-cell>
          <table:table-cell office:value-type="string" table:style-name="ce5">
            <text:p>EUR</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Finland</text:p>
          </table:table-cell>
          <table:table-cell office:value-type="string" table:style-name="ce5">
            <text:p>Finland</text:p>
          </table:table-cell>
          <table:table-cell office:value-type="string" table:style-name="ce5">
            <text:p>NGOs; Red Cross/Red Crescent (details not yet provided)</text:p>
          </table:table-cell>
          <table:table-cell office:value-type="string" table:style-name="ce5">
            <text:p>Red Cross / Red Crescent</text:p>
          </table:table-cell>
          <table:table-cell office:value-type="string" table:style-name="ce5">
            <text:p>NGOs; Red Cross/Red Cresc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03" table:style-name="ce5">
            <text:p>229,303</text:p>
          </table:table-cell>
          <table:table-cell table:style-name="ce5"/>
          <table:table-cell office:value-type="string" table:style-name="ce5">
            <text:p>Donor</text:p>
          </table:table-cell>
          <table:table-cell office:value-type="date" office:date-value="2015-05-01T12:29:00" table:style-name="ce4">
            <text:p>1-May-2015</text:p>
          </table:table-cell>
          <table:table-cell office:value-type="date" office:date-value="2015-04-30T11:40: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Fin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Finland</text:p>
          </table:table-cell>
          <table:table-cell office:value-type="string" table:style-name="ce5">
            <text:p>Fin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29" table:style-name="ce5">
            <text:p>229,029</text:p>
          </table:table-cell>
          <table:table-cell table:style-name="ce5"/>
          <table:table-cell office:value-type="string" table:style-name="ce5">
            <text:p>Other</text:p>
          </table:table-cell>
          <table:table-cell office:value-type="date" office:date-value="2015-04-27T10:52:00" table:style-name="ce4">
            <text:p>27-Apr-2015</text:p>
          </table:table-cell>
          <table:table-cell office:value-type="date" office:date-value="2015-04-27T10:52: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Fin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553097" table:style-name="ce5">
            <text:p>553,097</text:p>
          </table:table-cell>
          <table:table-cell office:value-type="string" table:style-name="ce5">
            <text:p>relief efforts through the Flash Appeal<text:s/></text:p>
          </table:table-cell>
          <table:table-cell office:value-type="float" office:value="500000" table:style-name="ce5">
            <text:p>500,000</text:p>
          </table:table-cell>
          <table:table-cell office:value-type="string" table:style-name="ce5">
            <text:p>EUR</text:p>
          </table:table-cell>
          <table:table-cell office:value-type="date" office:date-value="2015-05-04T00:00:00" table:style-name="ce4">
            <text:p>4-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Finland</text:p>
          </table:table-cell>
          <table:table-cell office:value-type="string" table:style-name="ce5">
            <text:p>Fin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792" table:style-name="ce5">
            <text:p>229,792</text:p>
          </table:table-cell>
          <table:table-cell table:style-name="ce5"/>
          <table:table-cell office:value-type="string" table:style-name="ce5">
            <text:p>Other</text:p>
          </table:table-cell>
          <table:table-cell office:value-type="date" office:date-value="2015-05-06T15:55:00" table:style-name="ce4">
            <text:p>6-May-2015</text:p>
          </table:table-cell>
          <table:table-cell office:value-type="date" office:date-value="2015-05-06T15:40: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Finland</text:p>
          </table:table-cell>
          <table:table-cell office:value-type="string" table:style-name="ce5">
            <text:p>World Health Organiz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462/R/122</text:p>
          </table:table-cell>
          <table:table-cell office:value-type="string" table:style-name="ce5">
            <text:p>Addressing health needs in the earthquake affected population</text:p>
          </table:table-cell>
          <table:table-cell office:value-type="float" office:value="2015" table:style-name="ce3">
            <text:p>2015</text:p>
          </table:table-cell>
          <table:table-cell office:value-type="float" office:value="553097" table:style-name="ce5">
            <text:p>553,097</text:p>
          </table:table-cell>
          <table:table-cell office:value-type="float" office:value="0" table:style-name="ce5">
            <text:p>0</text:p>
          </table:table-cell>
          <table:table-cell office:value-type="string" table:style-name="ce5">
            <text:p>life-saving humanitarian support to Nepal<text:s/></text:p>
          </table:table-cell>
          <table:table-cell office:value-type="string" table:style-name="ce5">
            <text:p/>
          </table:table-cell>
          <table:table-cell office:value-type="string" table:style-name="ce5">
            <text:p>USD</text:p>
          </table:table-cell>
          <table:table-cell office:value-type="date" office:date-value="2015-05-06T00:00:00" table:style-name="ce4">
            <text:p>6-May-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Finland</text:p>
          </table:table-cell>
          <table:table-cell office:value-type="string" table:style-name="ce5">
            <text:p>Finland</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48" table:style-name="ce5">
            <text:p>229,448</text:p>
          </table:table-cell>
          <table:table-cell table:style-name="ce5"/>
          <table:table-cell office:value-type="string" table:style-name="ce5">
            <text:p>Agency</text:p>
          </table:table-cell>
          <table:table-cell office:value-type="date" office:date-value="2015-05-07T18:52:00" table:style-name="ce4">
            <text:p>7-May-2015</text:p>
          </table:table-cell>
          <table:table-cell office:value-type="date" office:date-value="2015-05-01T12:14:00" table:style-name="ce4">
            <text:p>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621200" table:style-name="ce5">
            <text:p>11,621,200</text:p>
          </table:table-cell>
          <table:table-cell office:value-type="date" office:date-value="2015-05-04T00:00:00" table:style-name="ce4">
            <text:p>4-May-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France</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50 tons of in-kind aid (mainly food, medical aid, WASH and nutritional aid); Water Purification Module; 150 tents<text:s/></text:p>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France</text:p>
          </table:table-cell>
          <table:table-cell office:value-type="string" table:style-name="ce5">
            <text:p>France</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3" table:style-name="ce5">
            <text:p>229,453</text:p>
          </table:table-cell>
          <table:table-cell table:style-name="ce5"/>
          <table:table-cell office:value-type="string" table:style-name="ce5">
            <text:p>Other</text:p>
          </table:table-cell>
          <table:table-cell office:value-type="date" office:date-value="2015-05-01T12:31:00" table:style-name="ce4">
            <text:p>1-May-2015</text:p>
          </table:table-cell>
          <table:table-cell office:value-type="date" office:date-value="2015-05-01T12:31: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France</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PUI FRANCE01; Water/Sanitation (FRA03WP)</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France</text:p>
          </table:table-cell>
          <table:table-cell office:value-type="string" table:style-name="ce5">
            <text:p>France</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0" table:style-name="ce5">
            <text:p>229,010</text:p>
          </table:table-cell>
          <table:table-cell table:style-name="ce5"/>
          <table:table-cell office:value-type="string" table:style-name="ce5">
            <text:p>Other</text:p>
          </table:table-cell>
          <table:table-cell office:value-type="date" office:date-value="2015-04-30T17:42:00" table:style-name="ce4">
            <text:p>30-Apr-2015</text:p>
          </table:table-cell>
          <table:table-cell office:value-type="date" office:date-value="2015-04-27T10:21: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Germany</text:p>
          </table:table-cell>
          <table:table-cell office:value-type="string" table:style-name="ce5">
            <text:p>NGO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708559" table:style-name="ce5">
            <text:p>2,708,559</text:p>
          </table:table-cell>
          <table:table-cell office:value-type="float" office:value="0" table:style-name="ce5">
            <text:p>0</text:p>
          </table:table-cell>
          <table:table-cell office:value-type="string" table:style-name="ce5">
            <text:p>to support the relief efforts in Nepal following the Earthquake in April 2015 (AA-S05 321.50 NPL)</text:p>
          </table:table-cell>
          <table:table-cell office:value-type="float" office:value="2500000" table:style-name="ce5">
            <text:p>2,500,000</text:p>
          </table:table-cell>
          <table:table-cell office:value-type="string" table:style-name="ce5">
            <text:p>EUR</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NGOs (details not yet provided)</text:p>
          </table:table-cell>
          <table:table-cell office:value-type="string" table:style-name="ce5">
            <text:p>NGOs</text:p>
          </table:table-cell>
          <table:table-cell office:value-type="string" table:style-name="ce5">
            <text:p>NGO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91" table:style-name="ce5">
            <text:p>229,291</text:p>
          </table:table-cell>
          <table:table-cell table:style-name="ce5"/>
          <table:table-cell office:value-type="string" table:style-name="ce5">
            <text:p>Donor</text:p>
          </table:table-cell>
          <table:table-cell office:value-type="date" office:date-value="2015-05-07T11:31:00" table:style-name="ce4">
            <text:p>7-May-2015</text:p>
          </table:table-cell>
          <table:table-cell office:value-type="date" office:date-value="2015-04-30T11:07:00" table:style-name="ce4">
            <text:p>30-Apr-2015</text:p>
          </table:table-cell>
          <table:table-cell office:value-type="string" table:style-name="ce5">
            <text:p>AA-S05 321.50 NPL, [EDRIS:7073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Germany</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541712" table:style-name="ce5">
            <text:p>541,712</text:p>
          </table:table-cell>
          <table:table-cell office:value-type="string" table:style-name="ce5">
            <text:p>Strengthening Humanitarian Coordination and Advocacy in Nepal (OCT 4846)</text:p>
          </table:table-cell>
          <table:table-cell office:value-type="float" office:value="500000" table:style-name="ce5">
            <text:p>500,000</text:p>
          </table:table-cell>
          <table:table-cell office:value-type="string" table:style-name="ce5">
            <text:p>EUR</text:p>
          </table:table-cell>
          <table:table-cell office:value-type="date" office:date-value="2015-05-01T00:00:00" table:style-name="ce4">
            <text:p>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Germany</text:p>
          </table:table-cell>
          <table:table-cell office:value-type="string" table:style-name="ce5">
            <text:p>Germany</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4" table:style-name="ce5">
            <text:p>229,624</text:p>
          </table:table-cell>
          <table:table-cell table:style-name="ce5"/>
          <table:table-cell office:value-type="string" table:style-name="ce5">
            <text:p>Agency</text:p>
          </table:table-cell>
          <table:table-cell office:value-type="date" office:date-value="2015-05-07T18:07:00" table:style-name="ce4">
            <text:p>7-May-2015</text:p>
          </table:table-cell>
          <table:table-cell office:value-type="date" office:date-value="2015-05-04T17:29:00" table:style-name="ce4">
            <text:p>4-May-2015</text:p>
          </table:table-cell>
          <table:table-cell office:value-type="string" table:style-name="ce5">
            <text:p>[OCT 4846]</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German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kind <text:s/>- 35 tons Water Purification Module</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WATER AND SANITATION</text:p>
          </table:table-cell>
          <table:table-cell office:value-type="string" table:style-name="ce5">
            <text:p>Nepal</text:p>
          </table:table-cell>
          <table:table-cell office:value-type="string" table:style-name="ce5">
            <text:p>Paid contribution</text:p>
          </table:table-cell>
          <table:table-cell office:value-type="string" table:style-name="ce5">
            <text:p>Germany</text:p>
          </table:table-cell>
          <table:table-cell office:value-type="string" table:style-name="ce5">
            <text:p>German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5" table:style-name="ce5">
            <text:p>229,015</text:p>
          </table:table-cell>
          <table:table-cell table:style-name="ce5"/>
          <table:table-cell office:value-type="string" table:style-name="ce5">
            <text:p>Other</text:p>
          </table:table-cell>
          <table:table-cell office:value-type="date" office:date-value="2015-05-01T12:35:00" table:style-name="ce4">
            <text:p>1-May-2015</text:p>
          </table:table-cell>
          <table:table-cell office:value-type="date" office:date-value="2015-04-27T10:2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German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text:s/>USAR/I.S.A.R. Germany - a team of 52 German relief workers – including physicians, expert searchers, and multiple dog squads<text:s/></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Germany</text:p>
          </table:table-cell>
          <table:table-cell office:value-type="string" table:style-name="ce5">
            <text:p>German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26" table:style-name="ce5">
            <text:p>229,026</text:p>
          </table:table-cell>
          <table:table-cell table:style-name="ce5"/>
          <table:table-cell office:value-type="string" table:style-name="ce5">
            <text:p>Other</text:p>
          </table:table-cell>
          <table:table-cell office:value-type="date" office:date-value="2015-04-27T12:14:00" table:style-name="ce4">
            <text:p>27-Apr-2015</text:p>
          </table:table-cell>
          <table:table-cell office:value-type="date" office:date-value="2015-04-27T10:4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Greece</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Medium SAR Team</text:p>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Greece</text:p>
          </table:table-cell>
          <table:table-cell office:value-type="string" table:style-name="ce5">
            <text:p>Greece</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4" table:style-name="ce5">
            <text:p>229,454</text:p>
          </table:table-cell>
          <table:table-cell table:style-name="ce5"/>
          <table:table-cell office:value-type="string" table:style-name="ce5">
            <text:p>Other</text:p>
          </table:table-cell>
          <table:table-cell office:value-type="date" office:date-value="2015-05-01T12:36:00" table:style-name="ce4">
            <text:p>1-May-2015</text:p>
          </table:table-cell>
          <table:table-cell office:value-type="date" office:date-value="2015-05-01T12:36: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Hungar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9500" table:style-name="ce5">
            <text:p>19,500</text:p>
          </table:table-cell>
          <table:table-cell office:value-type="float" office:value="0" table:style-name="ce5">
            <text:p>0</text:p>
          </table:table-cell>
          <table:table-cell office:value-type="string" table:style-name="ce5">
            <text:p>relief team - <text:s/>USAR and medical coordination</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Hungary</text:p>
          </table:table-cell>
          <table:table-cell office:value-type="string" table:style-name="ce5">
            <text:p>Hungar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8" table:style-name="ce5">
            <text:p>229,018</text:p>
          </table:table-cell>
          <table:table-cell table:style-name="ce5"/>
          <table:table-cell office:value-type="string" table:style-name="ce5">
            <text:p>Other</text:p>
          </table:table-cell>
          <table:table-cell office:value-type="date" office:date-value="2015-04-27T10:31:00" table:style-name="ce4">
            <text:p>27-Apr-2015</text:p>
          </table:table-cell>
          <table:table-cell office:value-type="date" office:date-value="2015-04-27T10:2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IDeA Foundation</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P-HR-RL/80350/R/124</text:p>
          </table:table-cell>
          <table:table-cell office:value-type="string" table:style-name="ce5">
            <text:p>Prevention and response to protect children in affected areas.<text:s/></text:p>
          </table:table-cell>
          <table:table-cell office:value-type="float" office:value="2015" table:style-name="ce3">
            <text:p>2015</text:p>
          </table:table-cell>
          <table:table-cell office:value-type="float" office:value="100000" table:style-name="ce5">
            <text:p>100,000</text:p>
          </table:table-cell>
          <table:table-cell office:value-type="float" office:value="0" table:style-name="ce5">
            <text:p>0</text:p>
          </table:table-cell>
          <table:table-cell office:value-type="string" table:style-name="ce5">
            <text:p>From people of Armenia for people of Nepal. 100 Lives Project of IDeA Foundation for those who were affected by the devastating earthquake, in particular the children of Nepal.</text:p>
          </table:table-cell>
          <table:table-cell office:value-type="string" table:style-name="ce5">
            <text:p/>
          </table:table-cell>
          <table:table-cell office:value-type="string" table:style-name="ce5">
            <text:p>USD</text:p>
          </table:table-cell>
          <table:table-cell office:value-type="date" office:date-value="2015-05-08T00:00:00" table:style-name="ce4">
            <text:p>8-May-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epal</text:p>
          </table:table-cell>
          <table:table-cell office:value-type="string" table:style-name="ce5">
            <text:p>Paid contribution</text:p>
          </table:table-cell>
          <table:table-cell office:value-type="string" table:style-name="ce5">
            <text:p>IDeA Foundation</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70" table:style-name="ce5">
            <text:p>230,070</text:p>
          </table:table-cell>
          <table:table-cell table:style-name="ce5"/>
          <table:table-cell office:value-type="string" table:style-name="ce5">
            <text:p>Donor</text:p>
          </table:table-cell>
          <table:table-cell office:value-type="date" office:date-value="2015-05-12T14:20:00" table:style-name="ce4">
            <text:p>12-May-2015</text:p>
          </table:table-cell>
          <table:table-cell office:value-type="date" office:date-value="2015-05-11T15:38: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300000" table:style-name="ce5">
            <text:p>3,3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4">
          <table:table-cell office:value-type="string" table:style-name="ce5">
            <text:p>Ind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000000" table:style-name="ce5">
            <text:p>5,000,000</text:p>
          </table:table-cell>
          <table:table-cell office:value-type="float" office:value="0" table:style-name="ce5">
            <text:p>0</text:p>
          </table:table-cell>
          <table:table-cell office:value-type="string" table:style-name="ce5">
            <text:p>in kind - 22 tonnes of food, two tonnes of medical supplies, 50 tonnes of water,10 tonnes of blankets, medial supplies and other relief material</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India</text:p>
          </table:table-cell>
          <table:table-cell office:value-type="string" table:style-name="ce5">
            <text:p>Ind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5" table:style-name="ce5">
            <text:p>229,455</text:p>
          </table:table-cell>
          <table:table-cell table:style-name="ce5"/>
          <table:table-cell office:value-type="string" table:style-name="ce5">
            <text:p>Other</text:p>
          </table:table-cell>
          <table:table-cell office:value-type="date" office:date-value="2015-05-01T12:44:00" table:style-name="ce4">
            <text:p>1-May-2015</text:p>
          </table:table-cell>
          <table:table-cell office:value-type="date" office:date-value="2015-05-01T12:44: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5">
          <table:table-cell office:value-type="string" table:style-name="ce5">
            <text:p>Ind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humanitarian relief and rescue operation—Operation Maitri:</text:p>
            <text:p>- several aircraft, carrying medical supplies, and a mobile hospital;</text:p>
            <text:p>-<text:tab/>Deployed 10 NDRF teams (450 people including 90 NDRF personnel internationally trained in search-and-rescue)<text:s/></text:p>
            <text:p>-<text:tab/>an engineering task force, 18 medical units, and six medical teams;<text:s/></text:p>
            <text:p>-<text:tab/>The trucks from Uttar Pradesh carried medical supplies and a team of 41 medical and paramedical staff; An alternative means of getting in relief material, the land route, has been made operational now;</text:p>
            <text:p><text:s/>-<text:tab/>One Unmanned Aerial Vehicle is also on the way;</text:p>
            <text:p>-<text:tab/>Communication experts - restore the broken communication system<text:s/></text:p>
            <text:p>-<text:tab/>Indian Army deployed; 10 Inmarsat systems for satellite communications. 250 high frequency wireless sets were sent to coordinate rescue and relief work;</text:p>
            <text:p>-<text:tab/>team of power officials and officials from the Indian Oil Corporation restore electricity and fuel in Kathmandu.</text:p>
            <text:p/>
          </table:table-cell>
          <table:table-cell office:value-type="string" table:style-name="ce5">
            <text:p/>
          </table:table-cell>
          <table:table-cell office:value-type="string" table:style-name="ce5">
            <text:p>USD</text:p>
          </table:table-cell>
          <table:table-cell office:value-type="date" office:date-value="2015-04-25T00:00:00" table:style-name="ce4">
            <text:p>25-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India</text:p>
          </table:table-cell>
          <table:table-cell office:value-type="string" table:style-name="ce5">
            <text:p>Ind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58" table:style-name="ce5">
            <text:p>229,058</text:p>
          </table:table-cell>
          <table:table-cell table:style-name="ce5"/>
          <table:table-cell office:value-type="string" table:style-name="ce5">
            <text:p>Other</text:p>
          </table:table-cell>
          <table:table-cell office:value-type="date" office:date-value="2015-05-01T12:43:00" table:style-name="ce4">
            <text:p>1-May-2015</text:p>
          </table:table-cell>
          <table:table-cell office:value-type="date" office:date-value="2015-04-27T12:22: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Indonesia</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2000000" table:style-name="ce5">
            <text:p>2,000,000</text:p>
          </table:table-cell>
          <table:table-cell office:value-type="string" table:style-name="ce5">
            <text:p>in-kind - emergency kits, tents, food, medical supplies, sanitation kits</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Indonesia</text:p>
          </table:table-cell>
          <table:table-cell office:value-type="string" table:style-name="ce5">
            <text:p>Indonesia</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60" table:style-name="ce5">
            <text:p>229,060</text:p>
          </table:table-cell>
          <table:table-cell table:style-name="ce5"/>
          <table:table-cell office:value-type="string" table:style-name="ce5">
            <text:p>Other</text:p>
          </table:table-cell>
          <table:table-cell office:value-type="date" office:date-value="2015-05-07T12:51:00" table:style-name="ce4">
            <text:p>7-May-2015</text:p>
          </table:table-cell>
          <table:table-cell office:value-type="date" office:date-value="2015-04-27T12:2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Ireland</text:p>
          </table:table-cell>
          <table:table-cell office:value-type="string" table:style-name="ce5">
            <text:p>Christian Ai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81257" table:style-name="ce5">
            <text:p>81,257</text:p>
          </table:table-cell>
          <table:table-cell office:value-type="float" office:value="0" table:style-name="ce5">
            <text:p>0</text:p>
          </table:table-cell>
          <table:table-cell office:value-type="string" table:style-name="ce5">
            <text:p>To save lives and alleviate suffering (CAID ERFS 2015)</text:p>
          </table:table-cell>
          <table:table-cell office:value-type="float" office:value="75000" table:style-name="ce5">
            <text:p>75,000</text:p>
          </table:table-cell>
          <table:table-cell office:value-type="string" table:style-name="ce5">
            <text:p>EUR</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Christian Aid</text:p>
          </table:table-cell>
          <table:table-cell office:value-type="string" table:style-name="ce5">
            <text:p>NGOs</text:p>
          </table:table-cell>
          <table:table-cell office:value-type="string" table:style-name="ce5">
            <text:p>Christian Aid</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97" table:style-name="ce5">
            <text:p>229,497</text:p>
          </table:table-cell>
          <table:table-cell table:style-name="ce5"/>
          <table:table-cell office:value-type="string" table:style-name="ce5">
            <text:p>Donor</text:p>
          </table:table-cell>
          <table:table-cell office:value-type="date" office:date-value="2015-05-01T15:48:00" table:style-name="ce4">
            <text:p>1-May-2015</text:p>
          </table:table-cell>
          <table:table-cell office:value-type="date" office:date-value="2015-05-01T15:48:00" table:style-name="ce4">
            <text:p>1-May-2015</text:p>
          </table:table-cell>
          <table:table-cell office:value-type="string" table:style-name="ce5">
            <text:p>CAID ERFS 2015, [EDRIS:7080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Ireland</text:p>
          </table:table-cell>
          <table:table-cell office:value-type="string" table:style-name="ce5">
            <text:p>OXFAM Irelan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10619" table:style-name="ce5">
            <text:p>110,619</text:p>
          </table:table-cell>
          <table:table-cell office:value-type="float" office:value="0" table:style-name="ce5">
            <text:p>0</text:p>
          </table:table-cell>
          <table:table-cell office:value-type="string" table:style-name="ce5">
            <text:p>To save lives and alleviate suffering - WASH, emergency food security and livelihoods response in Kathmandu Valley, Gorkha, Lamjung and Sindhupalchowk (OXFAM ERFS 2015)</text:p>
          </table:table-cell>
          <table:table-cell office:value-type="float" office:value="100000" table:style-name="ce5">
            <text:p>100,000</text:p>
          </table:table-cell>
          <table:table-cell office:value-type="string" table:style-name="ce5">
            <text:p>EUR</text:p>
          </table:table-cell>
          <table:table-cell office:value-type="date" office:date-value="2015-05-01T00:00:00" table:style-name="ce4">
            <text:p>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OXFAM Ireland</text:p>
          </table:table-cell>
          <table:table-cell office:value-type="string" table:style-name="ce5">
            <text:p>NGOs</text:p>
          </table:table-cell>
          <table:table-cell office:value-type="string" table:style-name="ce5">
            <text:p>OXFAM Ireland</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33" table:style-name="ce5">
            <text:p>229,833</text:p>
          </table:table-cell>
          <table:table-cell table:style-name="ce5"/>
          <table:table-cell office:value-type="string" table:style-name="ce5">
            <text:p>Donor</text:p>
          </table:table-cell>
          <table:table-cell office:value-type="date" office:date-value="2015-05-07T11:25:00" table:style-name="ce4">
            <text:p>7-May-2015</text:p>
          </table:table-cell>
          <table:table-cell office:value-type="date" office:date-value="2015-05-07T11:25:00" table:style-name="ce4">
            <text:p>7-May-2015</text:p>
          </table:table-cell>
          <table:table-cell office:value-type="string" table:style-name="ce5">
            <text:p>OXFAM ERFS 2015, [EDRIS:709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0">
          <table:table-cell office:value-type="string" table:style-name="ce5">
            <text:p>Ireland</text:p>
          </table:table-cell>
          <table:table-cell office:value-type="string" table:style-name="ce5">
            <text:p>Plan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434/R/5524</text:p>
          </table:table-cell>
          <table:table-cell office:value-type="string" table:style-name="ce5">
            <text:p>Providing Earthquake Displaced People with Immediate Life Saving Emergency Shelter Assistance</text:p>
          </table:table-cell>
          <table:table-cell office:value-type="float" office:value="2015" table:style-name="ce3">
            <text:p>2015</text:p>
          </table:table-cell>
          <table:table-cell office:value-type="float" office:value="541712" table:style-name="ce5">
            <text:p>541,712</text:p>
          </table:table-cell>
          <table:table-cell office:value-type="float" office:value="0" table:style-name="ce5">
            <text:p>0</text:p>
          </table:table-cell>
          <table:table-cell office:value-type="string" table:style-name="ce5">
            <text:p>To save lives and alleviate suffering - Tents, tarpaulins, blankets, jerry cans, water tanks, soap, kitchen sets, (UNHRD)</text:p>
          </table:table-cell>
          <table:table-cell office:value-type="float" office:value="500000" table:style-name="ce5">
            <text:p>500,000</text:p>
          </table:table-cell>
          <table:table-cell office:value-type="string" table:style-name="ce5">
            <text:p>EUR</text:p>
          </table:table-cell>
          <table:table-cell office:value-type="date" office:date-value="2015-04-30T00:00:00" table:style-name="ce4">
            <text:p>30-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95" table:style-name="ce5">
            <text:p>229,495</text:p>
          </table:table-cell>
          <table:table-cell table:style-name="ce5"/>
          <table:table-cell office:value-type="string" table:style-name="ce5">
            <text:p>Donor</text:p>
          </table:table-cell>
          <table:table-cell office:value-type="date" office:date-value="2015-05-07T18:18:00" table:style-name="ce4">
            <text:p>7-May-2015</text:p>
          </table:table-cell>
          <table:table-cell office:value-type="date" office:date-value="2015-05-01T15:45:00" table:style-name="ce4">
            <text:p>1-May-2015</text:p>
          </table:table-cell>
          <table:table-cell office:value-type="string" table:style-name="ce5">
            <text:p>UNHRD, [EDRIS:70813]</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545000" table:style-name="ce5">
            <text:p>1,545,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10">
          <table:table-cell office:value-type="string" table:style-name="ce5">
            <text:p>Ireland</text:p>
          </table:table-cell>
          <table:table-cell office:value-type="string" table:style-name="ce5">
            <text:p>Plan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434/R/5524</text:p>
          </table:table-cell>
          <table:table-cell office:value-type="string" table:style-name="ce5">
            <text:p>Providing Earthquake Displaced People with Immediate Life Saving Emergency Shelter Assistance</text:p>
          </table:table-cell>
          <table:table-cell office:value-type="float" office:value="2015" table:style-name="ce3">
            <text:p>2015</text:p>
          </table:table-cell>
          <table:table-cell office:value-type="float" office:value="108342" table:style-name="ce5">
            <text:p>108,342</text:p>
          </table:table-cell>
          <table:table-cell office:value-type="float" office:value="0" table:style-name="ce5">
            <text:p>0</text:p>
          </table:table-cell>
          <table:table-cell office:value-type="string" table:style-name="ce5">
            <text:p>Providing Earthquake Displaced People with Immediate Life Saving Emergency Shelter Assistance (PLAN <text:s/>ERFS 2015)</text:p>
          </table:table-cell>
          <table:table-cell office:value-type="float" office:value="100000" table:style-name="ce5">
            <text:p>100,000</text:p>
          </table:table-cell>
          <table:table-cell office:value-type="string" table:style-name="ce5">
            <text:p>EUR</text:p>
          </table:table-cell>
          <table:table-cell office:value-type="date" office:date-value="2015-04-26T00:00:00" table:style-name="ce4">
            <text:p>26-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500" table:style-name="ce5">
            <text:p>229,500</text:p>
          </table:table-cell>
          <table:table-cell table:style-name="ce5"/>
          <table:table-cell office:value-type="string" table:style-name="ce5">
            <text:p>Donor</text:p>
          </table:table-cell>
          <table:table-cell office:value-type="date" office:date-value="2015-05-07T18:16:00" table:style-name="ce4">
            <text:p>7-May-2015</text:p>
          </table:table-cell>
          <table:table-cell office:value-type="date" office:date-value="2015-05-01T15:55:00" table:style-name="ce4">
            <text:p>1-May-2015</text:p>
          </table:table-cell>
          <table:table-cell office:value-type="string" table:style-name="ce5">
            <text:p>PLAN <text:s/>ERFS 2015, [EDRIS:70807]</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545000" table:style-name="ce5">
            <text:p>1,545,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Ireland</text:p>
          </table:table-cell>
          <table:table-cell office:value-type="string" table:style-name="ce5">
            <text:p>Plan Irelan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32938" table:style-name="ce5">
            <text:p>32,938</text:p>
          </table:table-cell>
          <table:table-cell office:value-type="float" office:value="0" table:style-name="ce5">
            <text:p>0</text:p>
          </table:table-cell>
          <table:table-cell office:value-type="string" table:style-name="ce5">
            <text:p>To save lives and alleviate suffering (PLAN ERFS 2014)</text:p>
          </table:table-cell>
          <table:table-cell office:value-type="float" office:value="25000" table:style-name="ce5">
            <text:p>25,000</text:p>
          </table:table-cell>
          <table:table-cell office:value-type="string" table:style-name="ce5">
            <text:p>EUR</text:p>
          </table:table-cell>
          <table:table-cell office:value-type="date" office:date-value="2014-09-01T00:00:00" table:style-name="ce4">
            <text:p>1-Sep-2014</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Plan Ireland</text:p>
          </table:table-cell>
          <table:table-cell office:value-type="string" table:style-name="ce5">
            <text:p>NGOs</text:p>
          </table:table-cell>
          <table:table-cell office:value-type="string" table:style-name="ce5">
            <text:p>Plan Ireland</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7" table:style-name="ce5">
            <text:p>219,347</text:p>
          </table:table-cell>
          <table:table-cell table:style-name="ce5"/>
          <table:table-cell office:value-type="string" table:style-name="ce5">
            <text:p>Donor</text:p>
          </table:table-cell>
          <table:table-cell office:value-type="date" office:date-value="2014-10-15T12:28:00" table:style-name="ce4">
            <text:p>15-Oct-2014</text:p>
          </table:table-cell>
          <table:table-cell office:value-type="date" office:date-value="2014-10-15T12:28:00" table:style-name="ce4">
            <text:p>15-Oct-2014</text:p>
          </table:table-cell>
          <table:table-cell office:value-type="string" table:style-name="ce5">
            <text:p>PLAN ERFS 2014, [EDRIS:6686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Ireland</text:p>
          </table:table-cell>
          <table:table-cell office:value-type="string" table:style-name="ce5">
            <text:p>Trocaire</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10619" table:style-name="ce5">
            <text:p>110,619</text:p>
          </table:table-cell>
          <table:table-cell office:value-type="float" office:value="0" table:style-name="ce5">
            <text:p>0</text:p>
          </table:table-cell>
          <table:table-cell office:value-type="string" table:style-name="ce5">
            <text:p>To save lives and alleviate suffering - Household Kits, Transport</text:p>
          </table:table-cell>
          <table:table-cell office:value-type="float" office:value="100000" table:style-name="ce5">
            <text:p>100,000</text:p>
          </table:table-cell>
          <table:table-cell office:value-type="string" table:style-name="ce5">
            <text:p>EUR</text:p>
          </table:table-cell>
          <table:table-cell office:value-type="date" office:date-value="2015-05-05T00:00:00" table:style-name="ce4">
            <text:p>5-May-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Trocaire</text:p>
          </table:table-cell>
          <table:table-cell office:value-type="string" table:style-name="ce5">
            <text:p>NGOs</text:p>
          </table:table-cell>
          <table:table-cell office:value-type="string" table:style-name="ce5">
            <text:p>Trocaire</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34" table:style-name="ce5">
            <text:p>229,834</text:p>
          </table:table-cell>
          <table:table-cell table:style-name="ce5"/>
          <table:table-cell office:value-type="string" table:style-name="ce5">
            <text:p>Donor</text:p>
          </table:table-cell>
          <table:table-cell office:value-type="date" office:date-value="2015-05-07T11:27:00" table:style-name="ce4">
            <text:p>7-May-2015</text:p>
          </table:table-cell>
          <table:table-cell office:value-type="date" office:date-value="2015-05-07T11:27:00" table:style-name="ce4">
            <text:p>7-May-2015</text:p>
          </table:table-cell>
          <table:table-cell office:value-type="string" table:style-name="ce5">
            <text:p>[EDRIS:7089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Ireland</text:p>
          </table:table-cell>
          <table:table-cell office:value-type="string" table:style-name="ce5">
            <text:p>World Vision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151/R/8502</text:p>
          </table:table-cell>
          <table:table-cell office:value-type="string" table:style-name="ce5">
            <text:p>Nepal Earthquake Emergency Shelter Project</text:p>
          </table:table-cell>
          <table:table-cell office:value-type="float" office:value="2015" table:style-name="ce3">
            <text:p>2015</text:p>
          </table:table-cell>
          <table:table-cell office:value-type="float" office:value="86132" table:style-name="ce5">
            <text:p>86,132</text:p>
          </table:table-cell>
          <table:table-cell office:value-type="float" office:value="0" table:style-name="ce5">
            <text:p>0</text:p>
          </table:table-cell>
          <table:table-cell office:value-type="string" table:style-name="ce5">
            <text:p>To save lives and alleviate suffering (WOV <text:s/>ERFS 2015)</text:p>
          </table:table-cell>
          <table:table-cell office:value-type="float" office:value="79500" table:style-name="ce5">
            <text:p>79,500</text:p>
          </table:table-cell>
          <table:table-cell office:value-type="string" table:style-name="ce5">
            <text:p>EUR</text:p>
          </table:table-cell>
          <table:table-cell office:value-type="date" office:date-value="2015-04-29T00:00:00" table:style-name="ce4">
            <text:p>29-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reland</text:p>
          </table:table-cell>
          <table:table-cell office:value-type="string" table:style-name="ce5">
            <text:p>Ireland</text:p>
          </table:table-cell>
          <table:table-cell office:value-type="string" table:style-name="ce5">
            <text:p>World Vision International</text:p>
          </table:table-cell>
          <table:table-cell office:value-type="string" table:style-name="ce5">
            <text:p>NGOs</text:p>
          </table:table-cell>
          <table:table-cell office:value-type="string" table:style-name="ce5">
            <text:p>WVI</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99" table:style-name="ce5">
            <text:p>229,499</text:p>
          </table:table-cell>
          <table:table-cell table:style-name="ce5"/>
          <table:table-cell office:value-type="string" table:style-name="ce5">
            <text:p>Donor</text:p>
          </table:table-cell>
          <table:table-cell office:value-type="date" office:date-value="2015-05-01T15:52:00" table:style-name="ce4">
            <text:p>1-May-2015</text:p>
          </table:table-cell>
          <table:table-cell office:value-type="date" office:date-value="2015-05-01T15:52:00" table:style-name="ce4">
            <text:p>1-May-2015</text:p>
          </table:table-cell>
          <table:table-cell office:value-type="string" table:style-name="ce5">
            <text:p>WOV <text:s/>ERFS 2015, [EDRIS:70808]</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000000" table:style-name="ce5">
            <text:p>3,0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16">
          <table:table-cell office:value-type="string" table:style-name="ce5">
            <text:p>Israel</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A 290-member mission from the Home Front Command; the mission rapidly established and opened an advanced multi-department hospital in Kathmandu, equipped with approximately 95 tons of humanitarian and medical supplies and a medical staff of 122 doctors, nurses and paramedics, to provide care for disaster casualties. The facility and includes pediatric, surgical, internal medicine, neonatal, and radiology departments as well as a maternity ward and emergency and operating rooms. The hospital has the equipment, capacity and manpower to treat approximately 200 patients each day; the mission also comprises highly skilled search and rescue teams from the IDF National Search and Rescue Unit, who commenced operation in Kathmandu on 28 April 2015.</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Israel</text:p>
          </table:table-cell>
          <table:table-cell office:value-type="string" table:style-name="ce5">
            <text:p>Israel</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62" table:style-name="ce5">
            <text:p>229,062</text:p>
          </table:table-cell>
          <table:table-cell table:style-name="ce5"/>
          <table:table-cell office:value-type="string" table:style-name="ce5">
            <text:p>Donor</text:p>
          </table:table-cell>
          <table:table-cell office:value-type="date" office:date-value="2015-05-06T17:04:00" table:style-name="ce4">
            <text:p>6-May-2015</text:p>
          </table:table-cell>
          <table:table-cell office:value-type="date" office:date-value="2015-04-27T12:2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Italy</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08342" table:style-name="ce5">
            <text:p>108,342</text:p>
          </table:table-cell>
          <table:table-cell office:value-type="float" office:value="0" table:style-name="ce5">
            <text:p>0</text:p>
          </table:table-cell>
          <table:table-cell office:value-type="string" table:style-name="ce5">
            <text:p>Humanitarian flight from Dubai: Dispatch to Kathmandu of blankets, tarpaulins, tents, water purification unit and water storage and distribution to assist earthquake –affected people in Nepal.</text:p>
          </table:table-cell>
          <table:table-cell office:value-type="float" office:value="100000" table:style-name="ce5">
            <text:p>100,000</text:p>
          </table:table-cell>
          <table:table-cell office:value-type="string" table:style-name="ce5">
            <text:p>EUR</text:p>
          </table:table-cell>
          <table:table-cell office:value-type="date" office:date-value="2015-04-27T00:00:00" table:style-name="ce4">
            <text:p>27-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Italy</text:p>
          </table:table-cell>
          <table:table-cell office:value-type="string" table:style-name="ce5">
            <text:p>Italy</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661" table:style-name="ce5">
            <text:p>229,661</text:p>
          </table:table-cell>
          <table:table-cell table:style-name="ce5"/>
          <table:table-cell office:value-type="string" table:style-name="ce5">
            <text:p>Donor</text:p>
          </table:table-cell>
          <table:table-cell office:value-type="date" office:date-value="2015-05-05T11:33:00" table:style-name="ce4">
            <text:p>5-May-2015</text:p>
          </table:table-cell>
          <table:table-cell office:value-type="date" office:date-value="2015-05-05T11:33:00" table:style-name="ce4">
            <text:p>5-May-2015</text:p>
          </table:table-cell>
          <table:table-cell office:value-type="string" table:style-name="ce5">
            <text:p>[EDRIS:708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7">
          <table:table-cell office:value-type="string" table:style-name="ce5">
            <text:p>Italy</text:p>
          </table:table-cell>
          <table:table-cell office:value-type="string" table:style-name="ce5">
            <text:p>International Federation of Red Cross and Red Crescent Societi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25027" table:style-name="ce5">
            <text:p>325,027</text:p>
          </table:table-cell>
          <table:table-cell office:value-type="float" office:value="0" table:style-name="ce5">
            <text:p>0</text:p>
          </table:table-cell>
          <table:table-cell office:value-type="string" table:style-name="ce5">
            <text:p>Multilateral contribution to the IFRC Emergency appeal called “Nepal: Earthquake” to provide assistance to earthquake-affected people in Nepal with a focus on emergency health and care, emergency shelter and settlements, livelihoods, restoring family links, safe and dignified burials, National Society institutional preparedness and capacity development, community preparedness and risk reduction. (Emergency Appeal n. MDRNP008)</text:p>
          </table:table-cell>
          <table:table-cell office:value-type="float" office:value="300000" table:style-name="ce5">
            <text:p>300,000</text:p>
          </table:table-cell>
          <table:table-cell office:value-type="string" table:style-name="ce5">
            <text:p>EUR</text:p>
          </table:table-cell>
          <table:table-cell office:value-type="date" office:date-value="2015-04-27T00:00:00" table:style-name="ce4">
            <text:p>27-Apr-2015</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Commitment</text:p>
          </table:table-cell>
          <table:table-cell office:value-type="string" table:style-name="ce5">
            <text:p>Italy</text:p>
          </table:table-cell>
          <table:table-cell office:value-type="string" table:style-name="ce5">
            <text:p>Italy</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141" table:style-name="ce5">
            <text:p>229,141</text:p>
          </table:table-cell>
          <table:table-cell table:style-name="ce5"/>
          <table:table-cell office:value-type="string" table:style-name="ce5">
            <text:p>Donor</text:p>
          </table:table-cell>
          <table:table-cell office:value-type="date" office:date-value="2015-05-05T15:24:00" table:style-name="ce4">
            <text:p>5-May-2015</text:p>
          </table:table-cell>
          <table:table-cell office:value-type="date" office:date-value="2015-04-28T11:29:00" table:style-name="ce4">
            <text:p>28-Apr-2015</text:p>
          </table:table-cell>
          <table:table-cell office:value-type="string" table:style-name="ce5">
            <text:p>Emergency Appeal n. MDRNP008, [EDRIS:7067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Ital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text:s/>medical team<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Italy</text:p>
          </table:table-cell>
          <table:table-cell office:value-type="string" table:style-name="ce5">
            <text:p>Ital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9" table:style-name="ce5">
            <text:p>229,019</text:p>
          </table:table-cell>
          <table:table-cell table:style-name="ce5"/>
          <table:table-cell office:value-type="string" table:style-name="ce5">
            <text:p>Other</text:p>
          </table:table-cell>
          <table:table-cell office:value-type="date" office:date-value="2015-05-04T11:15:00" table:style-name="ce4">
            <text:p>4-May-2015</text:p>
          </table:table-cell>
          <table:table-cell office:value-type="date" office:date-value="2015-04-27T10:31: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Japan</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08472" table:style-name="ce5">
            <text:p>208,472</text:p>
          </table:table-cell>
          <table:table-cell office:value-type="float" office:value="0" table:style-name="ce5">
            <text:p>0</text:p>
          </table:table-cell>
          <table:table-cell office:value-type="string" table:style-name="ce5">
            <text:p>to provide emergency relief goods (Tents, blankets etc.) to Nepal, in response to the request from the Government of Nepal following the damage caused by the massive earthquake.</text:p>
          </table:table-cell>
          <table:table-cell office:value-type="float" office:value="25000000" table:style-name="ce5">
            <text:p>25,000,000</text:p>
          </table:table-cell>
          <table:table-cell office:value-type="string" table:style-name="ce5">
            <text:p>JPY</text:p>
          </table:table-cell>
          <table:table-cell office:value-type="date" office:date-value="2015-04-26T00:00:00" table:style-name="ce4">
            <text:p>26-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Japan</text:p>
          </table:table-cell>
          <table:table-cell office:value-type="string" table:style-name="ce5">
            <text:p>Japa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44" table:style-name="ce5">
            <text:p>229,044</text:p>
          </table:table-cell>
          <table:table-cell table:style-name="ce5"/>
          <table:table-cell office:value-type="string" table:style-name="ce5">
            <text:p>Donor</text:p>
          </table:table-cell>
          <table:table-cell office:value-type="date" office:date-value="2015-04-28T10:58:00" table:style-name="ce4">
            <text:p>28-Apr-2015</text:p>
          </table:table-cell>
          <table:table-cell office:value-type="date" office:date-value="2015-04-27T11:4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Japan</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200000" table:style-name="ce5">
            <text:p>200,000</text:p>
          </table:table-cell>
          <table:table-cell office:value-type="string" table:style-name="ce5">
            <text:p>Strengthening Humanitarian Coordination and Advocacy in Nepal (OCT 4851)</text:p>
          </table:table-cell>
          <table:table-cell office:value-type="float" office:value="23809520" table:style-name="ce5">
            <text:p>23,809,520</text:p>
          </table:table-cell>
          <table:table-cell office:value-type="string" table:style-name="ce5">
            <text:p>JPY</text:p>
          </table:table-cell>
          <table:table-cell office:value-type="date" office:date-value="2015-05-01T00:00:00" table:style-name="ce4">
            <text:p>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Japan</text:p>
          </table:table-cell>
          <table:table-cell office:value-type="string" table:style-name="ce5">
            <text:p>Japa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2" table:style-name="ce5">
            <text:p>229,622</text:p>
          </table:table-cell>
          <table:table-cell table:style-name="ce5"/>
          <table:table-cell office:value-type="string" table:style-name="ce5">
            <text:p>Agency</text:p>
          </table:table-cell>
          <table:table-cell office:value-type="date" office:date-value="2015-05-07T18:08:00" table:style-name="ce4">
            <text:p>7-May-2015</text:p>
          </table:table-cell>
          <table:table-cell office:value-type="date" office:date-value="2015-05-04T17:25:00" table:style-name="ce4">
            <text:p>4-May-2015</text:p>
          </table:table-cell>
          <table:table-cell office:value-type="string" table:style-name="ce5">
            <text:p>[OCT 485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Japa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8200001" table:style-name="ce5">
            <text:p>8,200,001</text:p>
          </table:table-cell>
          <table:table-cell office:value-type="string" table:style-name="ce5">
            <text:p>to support the Government of Nepal which has been suffering from the damage caused by the massive earthquake occurred on April 25.</text:p>
            <text:p/>
          </table:table-cell>
          <table:table-cell office:value-type="float" office:value="976190480" table:style-name="ce5">
            <text:p>976,190,480</text:p>
          </table:table-cell>
          <table:table-cell office:value-type="string" table:style-name="ce5">
            <text:p>JPY</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Japan</text:p>
          </table:table-cell>
          <table:table-cell office:value-type="string" table:style-name="ce5">
            <text:p>Japa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21" table:style-name="ce5">
            <text:p>229,221</text:p>
          </table:table-cell>
          <table:table-cell table:style-name="ce5"/>
          <table:table-cell office:value-type="string" table:style-name="ce5">
            <text:p>Donor</text:p>
          </table:table-cell>
          <table:table-cell office:value-type="date" office:date-value="2015-05-04T17:24:00" table:style-name="ce4">
            <text:p>4-May-2015</text:p>
          </table:table-cell>
          <table:table-cell office:value-type="date" office:date-value="2015-04-29T11:40:00" table:style-name="ce4">
            <text:p>29-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Japa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Japan Disaster Relief (JDR) Rescue Team, with 70 members; assessment team which consists of 4 members; Japan Disaster Relief Medical Team</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32" table:style-name="ce5">
            <text:p>229,032</text:p>
          </table:table-cell>
          <table:table-cell table:style-name="ce5"/>
          <table:table-cell office:value-type="string" table:style-name="ce5">
            <text:p>Other</text:p>
          </table:table-cell>
          <table:table-cell office:value-type="date" office:date-value="2015-04-29T10:47:00" table:style-name="ce4">
            <text:p>29-Apr-2015</text:p>
          </table:table-cell>
          <table:table-cell office:value-type="date" office:date-value="2015-04-27T10:5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Korea, Republic of</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200000" table:style-name="ce5">
            <text:p>200,000</text:p>
          </table:table-cell>
          <table:table-cell office:value-type="float" office:value="0" table:style-name="ce5">
            <text:p>0</text:p>
          </table:table-cell>
          <table:table-cell office:value-type="string" table:style-name="ce5">
            <text:p>Strengthening Humanitarian Coordination and Advocacy in Nepal <text:s/>(OCT4853)</text:p>
          </table:table-cell>
          <table:table-cell office:value-type="string" table:style-name="ce5">
            <text:p/>
          </table:table-cell>
          <table:table-cell office:value-type="string" table:style-name="ce5">
            <text:p>USD</text:p>
          </table:table-cell>
          <table:table-cell office:value-type="date" office:date-value="2015-05-04T00:00:00" table:style-name="ce4">
            <text:p>4-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Korea, Republic of</text:p>
          </table:table-cell>
          <table:table-cell office:value-type="string" table:style-name="ce5">
            <text:p>Korea, Republic of</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727" table:style-name="ce5">
            <text:p>229,727</text:p>
          </table:table-cell>
          <table:table-cell table:style-name="ce5"/>
          <table:table-cell office:value-type="string" table:style-name="ce5">
            <text:p>Agency</text:p>
          </table:table-cell>
          <table:table-cell office:value-type="date" office:date-value="2015-05-08T10:37:00" table:style-name="ce4">
            <text:p>8-May-2015</text:p>
          </table:table-cell>
          <table:table-cell office:value-type="date" office:date-value="2015-05-06T11:02:00" table:style-name="ce4">
            <text:p>6-May-2015</text:p>
          </table:table-cell>
          <table:table-cell office:value-type="string" table:style-name="ce5">
            <text:p>[OCT 4853];[KGV/97/2015]<text:s/></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Korea, Republic of</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Dispatch KDRT (Korean Disaster Relief Team), composed of 40 members, mainly SAR and medical staff.<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Korea, Republic of</text:p>
          </table:table-cell>
          <table:table-cell office:value-type="string" table:style-name="ce5">
            <text:p>Korea, Republic of</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86" table:style-name="ce5">
            <text:p>229,086</text:p>
          </table:table-cell>
          <table:table-cell table:style-name="ce5"/>
          <table:table-cell office:value-type="string" table:style-name="ce5">
            <text:p>Other</text:p>
          </table:table-cell>
          <table:table-cell office:value-type="date" office:date-value="2015-04-27T17:23:00" table:style-name="ce4">
            <text:p>27-Apr-2015</text:p>
          </table:table-cell>
          <table:table-cell office:value-type="date" office:date-value="2015-04-27T17:2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Korea, Republic of</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cash and in kind emergency assistance</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Korea, Republic of</text:p>
          </table:table-cell>
          <table:table-cell office:value-type="string" table:style-name="ce5">
            <text:p>Korea, Republic of</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67" table:style-name="ce5">
            <text:p>229,067</text:p>
          </table:table-cell>
          <table:table-cell table:style-name="ce5"/>
          <table:table-cell office:value-type="string" table:style-name="ce5">
            <text:p>Other</text:p>
          </table:table-cell>
          <table:table-cell office:value-type="date" office:date-value="2015-05-06T17:06:00" table:style-name="ce4">
            <text:p>6-May-2015</text:p>
          </table:table-cell>
          <table:table-cell office:value-type="date" office:date-value="2015-04-27T12:4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Kuwait</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3000000" table:style-name="ce5">
            <text:p>3,000,000</text:p>
          </table:table-cell>
          <table:table-cell office:value-type="string" table:style-name="ce5">
            <text:p>Pledge for humanitarian assistance</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Kuwait</text:p>
          </table:table-cell>
          <table:table-cell office:value-type="string" table:style-name="ce5">
            <text:p>Kuwait</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94" table:style-name="ce5">
            <text:p>229,294</text:p>
          </table:table-cell>
          <table:table-cell table:style-name="ce5"/>
          <table:table-cell office:value-type="string" table:style-name="ce5">
            <text:p>Donor</text:p>
          </table:table-cell>
          <table:table-cell office:value-type="date" office:date-value="2015-04-30T11:13:00" table:style-name="ce4">
            <text:p>30-Apr-2015</text:p>
          </table:table-cell>
          <table:table-cell office:value-type="date" office:date-value="2015-04-30T11:13: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Lithuania</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0" table:style-name="ce5">
            <text:p>0</text:p>
          </table:table-cell>
          <table:table-cell office:value-type="float" office:value="19912" table:style-name="ce5">
            <text:p>19,912</text:p>
          </table:table-cell>
          <table:table-cell office:value-type="string" table:style-name="ce5">
            <text:p>to be allocated to specific projects<text:s text:c="2"/></text:p>
          </table:table-cell>
          <table:table-cell office:value-type="float" office:value="18000" table:style-name="ce5">
            <text:p>18,000</text:p>
          </table:table-cell>
          <table:table-cell office:value-type="string" table:style-name="ce5">
            <text:p>EUR</text:p>
          </table:table-cell>
          <table:table-cell office:value-type="date" office:date-value="2015-05-04T00:00:00" table:style-name="ce4">
            <text:p>4-May-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Lithuania</text:p>
          </table:table-cell>
          <table:table-cell office:value-type="string" table:style-name="ce5">
            <text:p>Lithuania</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4" table:style-name="ce5">
            <text:p>229,614</text:p>
          </table:table-cell>
          <table:table-cell table:style-name="ce5"/>
          <table:table-cell office:value-type="string" table:style-name="ce5">
            <text:p>Other</text:p>
          </table:table-cell>
          <table:table-cell office:value-type="date" office:date-value="2015-05-04T15:47:00" table:style-name="ce4">
            <text:p>4-May-2015</text:p>
          </table:table-cell>
          <table:table-cell office:value-type="date" office:date-value="2015-05-04T15:47:00" table:style-name="ce4">
            <text:p>4-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6">
          <table:table-cell office:value-type="string" table:style-name="ce5">
            <text:p>Luxembourg</text:p>
          </table:table-cell>
          <table:table-cell office:value-type="string" table:style-name="ce5">
            <text:p>Aide à l''Enfance de l''Inde</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5813" table:style-name="ce5">
            <text:p>15,813</text:p>
          </table:table-cell>
          <table:table-cell office:value-type="float" office:value="0" table:style-name="ce5">
            <text:p>0</text:p>
          </table:table-cell>
          <table:table-cell office:value-type="string" table:style-name="ce5">
            <text:p>Emergency support to affected populations in Surkhet district (AH/AEI/2014/0002)</text:p>
          </table:table-cell>
          <table:table-cell office:value-type="float" office:value="12002" table:style-name="ce5">
            <text:p>12,002</text:p>
          </table:table-cell>
          <table:table-cell office:value-type="string" table:style-name="ce5">
            <text:p>EUR</text:p>
          </table:table-cell>
          <table:table-cell office:value-type="date" office:date-value="2014-09-29T00:00:00" table:style-name="ce4">
            <text:p>29-Sep-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Aide à l''Enfance de l''Inde</text:p>
          </table:table-cell>
          <table:table-cell office:value-type="string" table:style-name="ce5">
            <text:p>NGOs</text:p>
          </table:table-cell>
          <table:table-cell office:value-type="string" table:style-name="ce5">
            <text:p>Aide à l''Enfance de l''Inde</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4" table:style-name="ce5">
            <text:p>219,344</text:p>
          </table:table-cell>
          <table:table-cell table:style-name="ce5"/>
          <table:table-cell office:value-type="string" table:style-name="ce5">
            <text:p>Donor</text:p>
          </table:table-cell>
          <table:table-cell office:value-type="date" office:date-value="2014-10-15T12:15:00" table:style-name="ce4">
            <text:p>15-Oct-2014</text:p>
          </table:table-cell>
          <table:table-cell office:value-type="date" office:date-value="2014-10-15T12:15:00" table:style-name="ce4">
            <text:p>15-Oct-2014</text:p>
          </table:table-cell>
          <table:table-cell office:value-type="string" table:style-name="ce5">
            <text:p>AH/AEI/2014/0002, [EDRIS:6678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Luxembourg</text:p>
          </table:table-cell>
          <table:table-cell office:value-type="string" table:style-name="ce5">
            <text:p>Handicap International Luxembourg</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27065" table:style-name="ce5">
            <text:p>127,065</text:p>
          </table:table-cell>
          <table:table-cell office:value-type="float" office:value="0" table:style-name="ce5">
            <text:p>0</text:p>
          </table:table-cell>
          <table:table-cell office:value-type="string" table:style-name="ce5">
            <text:p>Assistance to vulnerable families affected by the floods through the establishment of a "Vulnerability Focal Points" network (AH/HIL/2014/0007)</text:p>
          </table:table-cell>
          <table:table-cell office:value-type="float" office:value="100000" table:style-name="ce5">
            <text:p>100,000</text:p>
          </table:table-cell>
          <table:table-cell office:value-type="string" table:style-name="ce5">
            <text:p>EUR</text:p>
          </table:table-cell>
          <table:table-cell office:value-type="date" office:date-value="2014-10-14T00:00:00" table:style-name="ce4">
            <text:p>14-Oct-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Handicap International</text:p>
          </table:table-cell>
          <table:table-cell office:value-type="string" table:style-name="ce5">
            <text:p>NGOs</text:p>
          </table:table-cell>
          <table:table-cell office:value-type="string" table:style-name="ce5">
            <text:p>HI Luxembourg</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9343" table:style-name="ce5">
            <text:p>219,343</text:p>
          </table:table-cell>
          <table:table-cell table:style-name="ce5"/>
          <table:table-cell office:value-type="string" table:style-name="ce5">
            <text:p>Donor</text:p>
          </table:table-cell>
          <table:table-cell office:value-type="date" office:date-value="2014-10-15T12:14:00" table:style-name="ce4">
            <text:p>15-Oct-2014</text:p>
          </table:table-cell>
          <table:table-cell office:value-type="date" office:date-value="2014-10-15T12:14:00" table:style-name="ce4">
            <text:p>15-Oct-2014</text:p>
          </table:table-cell>
          <table:table-cell office:value-type="string" table:style-name="ce5">
            <text:p>AH/HIL/2014/0007, [EDRIS:6698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Luxembourg</text:p>
          </table:table-cell>
          <table:table-cell office:value-type="string" table:style-name="ce5">
            <text:p>Luxembourg Red Cross</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95290" table:style-name="ce5">
            <text:p>95,290</text:p>
          </table:table-cell>
          <table:table-cell office:value-type="float" office:value="0" table:style-name="ce5">
            <text:p>0</text:p>
          </table:table-cell>
          <table:table-cell office:value-type="string" table:style-name="ce5">
            <text:p>Reconstruction of 60 permanent family houses (AH/CR/2013/0003)</text:p>
          </table:table-cell>
          <table:table-cell office:value-type="float" office:value="74612" table:style-name="ce5">
            <text:p>74,612</text:p>
          </table:table-cell>
          <table:table-cell office:value-type="string" table:style-name="ce5">
            <text:p>EUR</text:p>
          </table:table-cell>
          <table:table-cell office:value-type="date" office:date-value="2013-04-11T00:00:00" table:style-name="ce4">
            <text:p>11-Apr-2013</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Luxembourg</text:p>
          </table:table-cell>
          <table:table-cell office:value-type="string" table:style-name="ce5">
            <text:p>Luxembourg</text:p>
          </table:table-cell>
          <table:table-cell office:value-type="string" table:style-name="ce5">
            <text:p>Luxembourg Red Cross</text:p>
          </table:table-cell>
          <table:table-cell office:value-type="string" table:style-name="ce5">
            <text:p>Red Cross / Red Crescent</text:p>
          </table:table-cell>
          <table:table-cell office:value-type="string" table:style-name="ce5">
            <text:p>Luxembourg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6071" table:style-name="ce5">
            <text:p>196,071</text:p>
          </table:table-cell>
          <table:table-cell table:style-name="ce5"/>
          <table:table-cell office:value-type="string" table:style-name="ce5">
            <text:p>Donor</text:p>
          </table:table-cell>
          <table:table-cell office:value-type="date" office:date-value="2013-04-22T12:06:00" table:style-name="ce4">
            <text:p>22-Apr-2013</text:p>
          </table:table-cell>
          <table:table-cell office:value-type="date" office:date-value="2013-04-22T12:05:00" table:style-name="ce4">
            <text:p>22-Apr-2013</text:p>
          </table:table-cell>
          <table:table-cell office:value-type="string" table:style-name="ce5">
            <text:p>AH/CR/2013/00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Luxembourg</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Telecoms and ICT</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Luxembourg</text:p>
          </table:table-cell>
          <table:table-cell office:value-type="string" table:style-name="ce5">
            <text:p>Luxembourg</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27" table:style-name="ce5">
            <text:p>229,027</text:p>
          </table:table-cell>
          <table:table-cell table:style-name="ce5"/>
          <table:table-cell office:value-type="string" table:style-name="ce5">
            <text:p>Other</text:p>
          </table:table-cell>
          <table:table-cell office:value-type="date" office:date-value="2015-05-01T12:52:00" table:style-name="ce4">
            <text:p>1-May-2015</text:p>
          </table:table-cell>
          <table:table-cell office:value-type="date" office:date-value="2015-04-27T10:47: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Luxembourg</text:p>
          </table:table-cell>
          <table:table-cell office:value-type="string" table:style-name="ce5">
            <text:p>World Food Programme</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66774" table:style-name="ce5">
            <text:p>166,774</text:p>
          </table:table-cell>
          <table:table-cell office:value-type="float" office:value="0" table:style-name="ce5">
            <text:p>0</text:p>
          </table:table-cell>
          <table:table-cell office:value-type="string" table:style-name="ce5">
            <text:p>Telecommunication services in support of humnaitarian operations in remote locations in Nepal</text:p>
          </table:table-cell>
          <table:table-cell office:value-type="float" office:value="128916" table:style-name="ce5">
            <text:p>128,916</text:p>
          </table:table-cell>
          <table:table-cell office:value-type="string" table:style-name="ce5">
            <text:p>EUR</text:p>
          </table:table-cell>
          <table:table-cell office:value-type="date" office:date-value="2014-03-27T00:00:00" table:style-name="ce4">
            <text:p>27-Mar-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InKind</text:p>
          </table:table-cell>
          <table:table-cell office:value-type="float" office:value="228972" table:style-name="ce5">
            <text:p>228,972</text:p>
          </table:table-cell>
          <table:table-cell table:style-name="ce5"/>
          <table:table-cell office:value-type="string" table:style-name="ce5">
            <text:p>Donor</text:p>
          </table:table-cell>
          <table:table-cell office:value-type="date" office:date-value="2015-04-24T17:44:00" table:style-name="ce4">
            <text:p>24-Apr-2015</text:p>
          </table:table-cell>
          <table:table-cell office:value-type="date" office:date-value="2015-04-24T17:44:00" table:style-name="ce4">
            <text:p>24-Apr-2015</text:p>
          </table:table-cell>
          <table:table-cell office:value-type="string" table:style-name="ce5">
            <text:p>[EDRIS:6640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Malaysi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text:s/>Special Malaysia Disaster Assistance and Rescue Team (SMART) -20 medical doctors, 30-man rescue team with medicines and medical supplies to Kathmandu<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Malaysia</text:p>
          </table:table-cell>
          <table:table-cell office:value-type="string" table:style-name="ce5">
            <text:p>Malaysi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1" table:style-name="ce5">
            <text:p>229,011</text:p>
          </table:table-cell>
          <table:table-cell table:style-name="ce5"/>
          <table:table-cell office:value-type="string" table:style-name="ce5">
            <text:p>Other</text:p>
          </table:table-cell>
          <table:table-cell office:value-type="date" office:date-value="2015-04-27T12:32:00" table:style-name="ce4">
            <text:p>27-Apr-2015</text:p>
          </table:table-cell>
          <table:table-cell office:value-type="date" office:date-value="2015-04-27T10:22: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Mexico</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text:s/></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Mexico</text:p>
          </table:table-cell>
          <table:table-cell office:value-type="string" table:style-name="ce5">
            <text:p>Mexico</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6" table:style-name="ce5">
            <text:p>229,456</text:p>
          </table:table-cell>
          <table:table-cell table:style-name="ce5"/>
          <table:table-cell office:value-type="string" table:style-name="ce5">
            <text:p>Other</text:p>
          </table:table-cell>
          <table:table-cell office:value-type="date" office:date-value="2015-05-01T12:55:00" table:style-name="ce4">
            <text:p>1-May-2015</text:p>
          </table:table-cell>
          <table:table-cell office:value-type="date" office:date-value="2015-05-01T12:55: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Monaco</text:p>
          </table:table-cell>
          <table:table-cell office:value-type="string" table:style-name="ce5">
            <text:p>International Federation of Red Cross and Red Crescent Societi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8754" table:style-name="ce5">
            <text:p>48,754</text:p>
          </table:table-cell>
          <table:table-cell office:value-type="float" office:value="0" table:style-name="ce5">
            <text:p>0</text:p>
          </table:table-cell>
          <table:table-cell office:value-type="string" table:style-name="ce5">
            <text:p>Emergency response</text:p>
          </table:table-cell>
          <table:table-cell office:value-type="float" office:value="45000" table:style-name="ce5">
            <text:p>45,000</text:p>
          </table:table-cell>
          <table:table-cell office:value-type="string" table:style-name="ce5">
            <text:p>EUR</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Monaco</text:p>
          </table:table-cell>
          <table:table-cell office:value-type="string" table:style-name="ce5">
            <text:p>Monaco</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01" table:style-name="ce5">
            <text:p>229,801</text:p>
          </table:table-cell>
          <table:table-cell table:style-name="ce5"/>
          <table:table-cell office:value-type="string" table:style-name="ce5">
            <text:p>Donor</text:p>
          </table:table-cell>
          <table:table-cell office:value-type="date" office:date-value="2015-05-06T16:00:00" table:style-name="ce4">
            <text:p>6-May-2015</text:p>
          </table:table-cell>
          <table:table-cell office:value-type="date" office:date-value="2015-05-06T16:00: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Monaco</text:p>
          </table:table-cell>
          <table:table-cell office:value-type="string" table:style-name="ce5">
            <text:p>Médecins du Monde</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65005" table:style-name="ce5">
            <text:p>65,005</text:p>
          </table:table-cell>
          <table:table-cell office:value-type="float" office:value="0" table:style-name="ce5">
            <text:p>0</text:p>
          </table:table-cell>
          <table:table-cell office:value-type="string" table:style-name="ce5">
            <text:p>Emergency response</text:p>
          </table:table-cell>
          <table:table-cell office:value-type="float" office:value="60000" table:style-name="ce5">
            <text:p>60,000</text:p>
          </table:table-cell>
          <table:table-cell office:value-type="string" table:style-name="ce5">
            <text:p>EUR</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Monaco</text:p>
          </table:table-cell>
          <table:table-cell office:value-type="string" table:style-name="ce5">
            <text:p>Monaco</text:p>
          </table:table-cell>
          <table:table-cell office:value-type="string" table:style-name="ce5">
            <text:p>Médecins du Monde</text:p>
          </table:table-cell>
          <table:table-cell office:value-type="string" table:style-name="ce5">
            <text:p>NGOs</text:p>
          </table:table-cell>
          <table:table-cell office:value-type="string" table:style-name="ce5">
            <text:p>MDM</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02" table:style-name="ce5">
            <text:p>229,802</text:p>
          </table:table-cell>
          <table:table-cell table:style-name="ce5"/>
          <table:table-cell office:value-type="string" table:style-name="ce5">
            <text:p>Donor</text:p>
          </table:table-cell>
          <table:table-cell office:value-type="date" office:date-value="2015-05-06T16:01:00" table:style-name="ce4">
            <text:p>6-May-2015</text:p>
          </table:table-cell>
          <table:table-cell office:value-type="date" office:date-value="2015-05-06T16:01: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Morocco</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1000000" table:style-name="ce5">
            <text:p>1,000,000</text:p>
          </table:table-cell>
          <table:table-cell office:value-type="string" table:style-name="ce5">
            <text:p>Strengthening Humanitarian Coordination and Advocacy in Nepal (OCT 4852)</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Morocco</text:p>
          </table:table-cell>
          <table:table-cell office:value-type="string" table:style-name="ce5">
            <text:p>Morocco</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1" table:style-name="ce5">
            <text:p>229,621</text:p>
          </table:table-cell>
          <table:table-cell table:style-name="ce5"/>
          <table:table-cell office:value-type="string" table:style-name="ce5">
            <text:p>Agency</text:p>
          </table:table-cell>
          <table:table-cell office:value-type="date" office:date-value="2015-05-07T18:08:00" table:style-name="ce4">
            <text:p>7-May-2015</text:p>
          </table:table-cell>
          <table:table-cell office:value-type="date" office:date-value="2015-05-04T17:22:00" table:style-name="ce4">
            <text:p>4-May-2015</text:p>
          </table:table-cell>
          <table:table-cell office:value-type="string" table:style-name="ce5">
            <text:p>[OCT 485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7">
          <table:table-cell office:value-type="string" table:style-name="ce5">
            <text:p>Netherlands</text:p>
          </table:table-cell>
          <table:table-cell office:value-type="string" table:style-name="ce5">
            <text:p>NGOs; Red Cross/Red Crescent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5530973" table:style-name="ce5">
            <text:p>5,530,973</text:p>
          </table:table-cell>
          <table:table-cell office:value-type="string" table:style-name="ce5">
            <text:p>relief efforts through Dutch NGOs and the Red Cross</text:p>
          </table:table-cell>
          <table:table-cell office:value-type="float" office:value="5000000" table:style-name="ce5">
            <text:p>5,000,000</text:p>
          </table:table-cell>
          <table:table-cell office:value-type="string" table:style-name="ce5">
            <text:p>EUR</text:p>
          </table:table-cell>
          <table:table-cell office:value-type="date" office:date-value="2015-05-04T00:00:00" table:style-name="ce4">
            <text:p>4-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Netherlands</text:p>
          </table:table-cell>
          <table:table-cell office:value-type="string" table:style-name="ce5">
            <text:p>Netherlands</text:p>
          </table:table-cell>
          <table:table-cell office:value-type="string" table:style-name="ce5">
            <text:p>NGOs; Red Cross/Red Crescent (details not yet provided)</text:p>
          </table:table-cell>
          <table:table-cell office:value-type="string" table:style-name="ce5">
            <text:p>Red Cross / Red Crescent</text:p>
          </table:table-cell>
          <table:table-cell office:value-type="string" table:style-name="ce5">
            <text:p>NGOs; Red Cross/Red Cresc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790" table:style-name="ce5">
            <text:p>229,790</text:p>
          </table:table-cell>
          <table:table-cell table:style-name="ce5"/>
          <table:table-cell office:value-type="string" table:style-name="ce5">
            <text:p>Other</text:p>
          </table:table-cell>
          <table:table-cell office:value-type="date" office:date-value="2015-05-06T15:39:00" table:style-name="ce4">
            <text:p>6-May-2015</text:p>
          </table:table-cell>
          <table:table-cell office:value-type="date" office:date-value="2015-05-06T15:39: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Netherland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 - 62-human and 8-dog contingent; Dutch physicians, nurses, and engineers, as well as 5 tons of relief supplie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Netherlands</text:p>
          </table:table-cell>
          <table:table-cell office:value-type="string" table:style-name="ce5">
            <text:p>Netherland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14" table:style-name="ce5">
            <text:p>229,014</text:p>
          </table:table-cell>
          <table:table-cell table:style-name="ce5"/>
          <table:table-cell office:value-type="string" table:style-name="ce5">
            <text:p>Other</text:p>
          </table:table-cell>
          <table:table-cell office:value-type="date" office:date-value="2015-04-27T12:34:00" table:style-name="ce4">
            <text:p>27-Apr-2015</text:p>
          </table:table-cell>
          <table:table-cell office:value-type="date" office:date-value="2015-04-27T10:24: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New Zealand</text:p>
          </table:table-cell>
          <table:table-cell office:value-type="string" table:style-name="ce5">
            <text:p>International Federation of Red Cross and Red Crescent Societi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85208" table:style-name="ce5">
            <text:p>385,208</text:p>
          </table:table-cell>
          <table:table-cell office:value-type="float" office:value="0" table:style-name="ce5">
            <text:p>0</text:p>
          </table:table-cell>
          <table:table-cell office:value-type="string" table:style-name="ce5">
            <text:p>NZ Government contribution to the IFRC Flash Appeal, through the NZ Red Cross.</text:p>
          </table:table-cell>
          <table:table-cell office:value-type="float" office:value="500000" table:style-name="ce5">
            <text:p>500,000</text:p>
          </table:table-cell>
          <table:table-cell office:value-type="string" table:style-name="ce5">
            <text:p>NZD</text:p>
          </table:table-cell>
          <table:table-cell office:value-type="date" office:date-value="2015-05-01T00:00:00" table:style-name="ce4">
            <text:p>1-May-2015</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Paid contribution</text:p>
          </table:table-cell>
          <table:table-cell office:value-type="string" table:style-name="ce5">
            <text:p>New Zealand</text:p>
          </table:table-cell>
          <table:table-cell office:value-type="string" table:style-name="ce5">
            <text:p>New Zealand</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94" table:style-name="ce5">
            <text:p>229,494</text:p>
          </table:table-cell>
          <table:table-cell table:style-name="ce5"/>
          <table:table-cell office:value-type="string" table:style-name="ce5">
            <text:p>Donor</text:p>
          </table:table-cell>
          <table:table-cell office:value-type="date" office:date-value="2015-05-08T12:27:00" table:style-name="ce4">
            <text:p>8-May-2015</text:p>
          </table:table-cell>
          <table:table-cell office:value-type="date" office:date-value="2015-05-01T15:40:00" table:style-name="ce4">
            <text:p>1-May-2015</text:p>
          </table:table-cell>
          <table:table-cell office:value-type="string" table:style-name="ce5">
            <text:p>A12226</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New Zealand</text:p>
          </table:table-cell>
          <table:table-cell office:value-type="string" table:style-name="ce5">
            <text:p>New Zealand Red Cros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23267" table:style-name="ce5">
            <text:p>123,267</text:p>
          </table:table-cell>
          <table:table-cell office:value-type="float" office:value="0" table:style-name="ce5">
            <text:p>0</text:p>
          </table:table-cell>
          <table:table-cell office:value-type="string" table:style-name="ce5">
            <text:p>NZ Government contribution to the NZ Red Cross Emergency Response Unit deployment to Nepal.</text:p>
          </table:table-cell>
          <table:table-cell office:value-type="float" office:value="160000" table:style-name="ce5">
            <text:p>160,000</text:p>
          </table:table-cell>
          <table:table-cell office:value-type="string" table:style-name="ce5">
            <text:p>NZD</text:p>
          </table:table-cell>
          <table:table-cell office:value-type="date" office:date-value="2015-05-01T00:00:00" table:style-name="ce4">
            <text:p>1-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New Zealand</text:p>
          </table:table-cell>
          <table:table-cell office:value-type="string" table:style-name="ce5">
            <text:p>New Zealand</text:p>
          </table:table-cell>
          <table:table-cell office:value-type="string" table:style-name="ce5">
            <text:p>New Zealand Red Cross</text:p>
          </table:table-cell>
          <table:table-cell office:value-type="string" table:style-name="ce5">
            <text:p>Red Cross / Red Crescent</text:p>
          </table:table-cell>
          <table:table-cell office:value-type="string" table:style-name="ce5">
            <text:p>New Zealand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91" table:style-name="ce5">
            <text:p>229,491</text:p>
          </table:table-cell>
          <table:table-cell table:style-name="ce5"/>
          <table:table-cell office:value-type="string" table:style-name="ce5">
            <text:p>Donor</text:p>
          </table:table-cell>
          <table:table-cell office:value-type="date" office:date-value="2015-05-01T15:28:00" table:style-name="ce4">
            <text:p>1-May-2015</text:p>
          </table:table-cell>
          <table:table-cell office:value-type="date" office:date-value="2015-05-01T15:28:00" table:style-name="ce4">
            <text:p>1-May-2015</text:p>
          </table:table-cell>
          <table:table-cell office:value-type="string" table:style-name="ce5">
            <text:p>A1223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New Zealand</text:p>
          </table:table-cell>
          <table:table-cell office:value-type="string" table:style-name="ce5">
            <text:p>NGO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753012" table:style-name="ce5">
            <text:p>753,012</text:p>
          </table:table-cell>
          <table:table-cell office:value-type="string" table:style-name="ce5">
            <text:p>to support NZ NGOs with in country partners in Nepal following the 25 April Earthquake</text:p>
          </table:table-cell>
          <table:table-cell office:value-type="float" office:value="1000000" table:style-name="ce5">
            <text:p>1,000,000</text:p>
          </table:table-cell>
          <table:table-cell office:value-type="string" table:style-name="ce5">
            <text:p>NZD</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New Zealand</text:p>
          </table:table-cell>
          <table:table-cell office:value-type="string" table:style-name="ce5">
            <text:p>New Zealand</text:p>
          </table:table-cell>
          <table:table-cell office:value-type="string" table:style-name="ce5">
            <text:p>NGOs (details not yet provided)</text:p>
          </table:table-cell>
          <table:table-cell office:value-type="string" table:style-name="ce5">
            <text:p>NGOs</text:p>
          </table:table-cell>
          <table:table-cell office:value-type="string" table:style-name="ce5">
            <text:p>NGO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19" table:style-name="ce5">
            <text:p>229,219</text:p>
          </table:table-cell>
          <table:table-cell table:style-name="ce5"/>
          <table:table-cell office:value-type="string" table:style-name="ce5">
            <text:p>Donor</text:p>
          </table:table-cell>
          <table:table-cell office:value-type="date" office:date-value="2015-04-29T11:29:00" table:style-name="ce4">
            <text:p>29-Apr-2015</text:p>
          </table:table-cell>
          <table:table-cell office:value-type="date" office:date-value="2015-04-29T11:29:00" table:style-name="ce4">
            <text:p>29-Apr-2015</text:p>
          </table:table-cell>
          <table:table-cell office:value-type="string" table:style-name="ce5">
            <text:p>A1222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New Zea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218374" table:style-name="ce5">
            <text:p>218,374</text:p>
          </table:table-cell>
          <table:table-cell office:value-type="string" table:style-name="ce5">
            <text:p>to support the relief efforts in Nepal following the Earthquake in April 2015 (unallocated balance of NZD 1 million)</text:p>
          </table:table-cell>
          <table:table-cell office:value-type="float" office:value="290000" table:style-name="ce5">
            <text:p>290,000</text:p>
          </table:table-cell>
          <table:table-cell office:value-type="string" table:style-name="ce5">
            <text:p>NZ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New Zealand</text:p>
          </table:table-cell>
          <table:table-cell office:value-type="string" table:style-name="ce5">
            <text:p>New Zea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39" table:style-name="ce5">
            <text:p>229,039</text:p>
          </table:table-cell>
          <table:table-cell table:style-name="ce5"/>
          <table:table-cell office:value-type="string" table:style-name="ce5">
            <text:p>Donor</text:p>
          </table:table-cell>
          <table:table-cell office:value-type="date" office:date-value="2015-05-01T15:28:00" table:style-name="ce4">
            <text:p>1-May-2015</text:p>
          </table:table-cell>
          <table:table-cell office:value-type="date" office:date-value="2015-04-27T11:2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New Zea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8521" table:style-name="ce5">
            <text:p>38,521</text:p>
          </table:table-cell>
          <table:table-cell office:value-type="float" office:value="0" table:style-name="ce5">
            <text:p>0</text:p>
          </table:table-cell>
          <table:table-cell office:value-type="string" table:style-name="ce5">
            <text:p>NZ Government contribution to the NZ Himalayan Fund Trust Nepal Earthquake Appeal. Focus is on rebuilding schools and infrastructure.</text:p>
          </table:table-cell>
          <table:table-cell office:value-type="float" office:value="50000" table:style-name="ce5">
            <text:p>50,000</text:p>
          </table:table-cell>
          <table:table-cell office:value-type="string" table:style-name="ce5">
            <text:p>NZD</text:p>
          </table:table-cell>
          <table:table-cell office:value-type="date" office:date-value="2015-05-01T00:00:00" table:style-name="ce4">
            <text:p>1-May-2015</text:p>
          </table:table-cell>
          <table:table-cell table:style-name="ce5"/>
          <table:table-cell office:value-type="string" table:style-name="ce5">
            <text:p>ECONOMIC RECOVERY AND INFRASTRUCTURE</text:p>
          </table:table-cell>
          <table:table-cell office:value-type="string" table:style-name="ce5">
            <text:p>Nepal</text:p>
          </table:table-cell>
          <table:table-cell office:value-type="string" table:style-name="ce5">
            <text:p>Paid contribution</text:p>
          </table:table-cell>
          <table:table-cell office:value-type="string" table:style-name="ce5">
            <text:p>New Zealand</text:p>
          </table:table-cell>
          <table:table-cell office:value-type="string" table:style-name="ce5">
            <text:p>New Zea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92" table:style-name="ce5">
            <text:p>229,492</text:p>
          </table:table-cell>
          <table:table-cell table:style-name="ce5"/>
          <table:table-cell office:value-type="string" table:style-name="ce5">
            <text:p>Donor</text:p>
          </table:table-cell>
          <table:table-cell office:value-type="date" office:date-value="2015-05-08T12:26:00" table:style-name="ce4">
            <text:p>8-May-2015</text:p>
          </table:table-cell>
          <table:table-cell office:value-type="date" office:date-value="2015-05-01T15:31:00" table:style-name="ce4">
            <text:p>1-May-2015</text:p>
          </table:table-cell>
          <table:table-cell office:value-type="string" table:style-name="ce5">
            <text:p>A1222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Norway</text:p>
          </table:table-cell>
          <table:table-cell office:value-type="string" table:style-name="ce5">
            <text:p>Adventist Development and Relief Agency<text: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661201" table:style-name="ce5">
            <text:p>661,201</text:p>
          </table:table-cell>
          <table:table-cell office:value-type="float" office:value="0" table:style-name="ce5">
            <text:p>0</text:p>
          </table:table-cell>
          <table:table-cell office:value-type="string" table:style-name="ce5">
            <text:p>Education</text:p>
          </table:table-cell>
          <table:table-cell office:value-type="float" office:value="5000000" table:style-name="ce5">
            <text:p>5,000,000</text:p>
          </table:table-cell>
          <table:table-cell office:value-type="string" table:style-name="ce5">
            <text:p>NOK</text:p>
          </table:table-cell>
          <table:table-cell office:value-type="date" office:date-value="2015-05-11T00:00:00" table:style-name="ce4">
            <text:p>11-May-2015</text:p>
          </table:table-cell>
          <table:table-cell table:style-name="ce5"/>
          <table:table-cell office:value-type="string" table:style-name="ce5">
            <text:p>EDUCATION</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Adventist Development and Relief Agency<text:s/></text:p>
          </table:table-cell>
          <table:table-cell office:value-type="string" table:style-name="ce5">
            <text:p>NGOs</text:p>
          </table:table-cell>
          <table:table-cell office:value-type="string" table:style-name="ce5">
            <text:p>ADRA<tex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89" table:style-name="ce5">
            <text:p>230,089</text:p>
          </table:table-cell>
          <table:table-cell table:style-name="ce5"/>
          <table:table-cell office:value-type="string" table:style-name="ce5">
            <text:p>Donor</text:p>
          </table:table-cell>
          <table:table-cell office:value-type="date" office:date-value="2015-05-11T18:19:00" table:style-name="ce4">
            <text:p>11-May-2015</text:p>
          </table:table-cell>
          <table:table-cell office:value-type="date" office:date-value="2015-05-11T18:19:00" table:style-name="ce4">
            <text:p>1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Norway</text:p>
          </table:table-cell>
          <table:table-cell office:value-type="string" table:style-name="ce5">
            <text:p>Atlasalliansen</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32240" table:style-name="ce5">
            <text:p>132,240</text:p>
          </table:table-cell>
          <table:table-cell office:value-type="float" office:value="0" table:style-name="ce5">
            <text:p>0</text:p>
          </table:table-cell>
          <table:table-cell office:value-type="string" table:style-name="ce5">
            <text:p>Emergency relief directed at people with disabilities</text:p>
          </table:table-cell>
          <table:table-cell office:value-type="float" office:value="1000000" table:style-name="ce5">
            <text:p>1,000,000</text:p>
          </table:table-cell>
          <table:table-cell office:value-type="string" table:style-name="ce5">
            <text:p>NOK</text:p>
          </table:table-cell>
          <table:table-cell office:value-type="date" office:date-value="2015-05-11T00:00:00" table:style-name="ce4">
            <text:p>1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Atlasalliansen</text:p>
          </table:table-cell>
          <table:table-cell office:value-type="string" table:style-name="ce5">
            <text:p>NGOs</text:p>
          </table:table-cell>
          <table:table-cell office:value-type="string" table:style-name="ce5">
            <text:p>Atlasalliansen</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93" table:style-name="ce5">
            <text:p>230,093</text:p>
          </table:table-cell>
          <table:table-cell table:style-name="ce5"/>
          <table:table-cell office:value-type="string" table:style-name="ce5">
            <text:p>Donor</text:p>
          </table:table-cell>
          <table:table-cell office:value-type="date" office:date-value="2015-05-11T18:28:00" table:style-name="ce4">
            <text:p>11-May-2015</text:p>
          </table:table-cell>
          <table:table-cell office:value-type="date" office:date-value="2015-05-11T18:28:00" table:style-name="ce4">
            <text:p>1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Norway</text:p>
          </table:table-cell>
          <table:table-cell office:value-type="string" table:style-name="ce5">
            <text:p>CARITA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661201" table:style-name="ce5">
            <text:p>661,201</text:p>
          </table:table-cell>
          <table:table-cell office:value-type="float" office:value="0" table:style-name="ce5">
            <text:p>0</text:p>
          </table:table-cell>
          <table:table-cell office:value-type="string" table:style-name="ce5">
            <text:p>Emergency relief, food, shelter, protection</text:p>
          </table:table-cell>
          <table:table-cell office:value-type="float" office:value="5000000" table:style-name="ce5">
            <text:p>5,000,000</text:p>
          </table:table-cell>
          <table:table-cell office:value-type="string" table:style-name="ce5">
            <text:p>NOK</text:p>
          </table:table-cell>
          <table:table-cell office:value-type="date" office:date-value="2015-05-11T00:00:00" table:style-name="ce4">
            <text:p>1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Caritas Germany (DCV)</text:p>
          </table:table-cell>
          <table:table-cell office:value-type="string" table:style-name="ce5">
            <text:p>NGOs</text:p>
          </table:table-cell>
          <table:table-cell office:value-type="string" table:style-name="ce5">
            <text:p>CARITA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90" table:style-name="ce5">
            <text:p>230,090</text:p>
          </table:table-cell>
          <table:table-cell table:style-name="ce5"/>
          <table:table-cell office:value-type="string" table:style-name="ce5">
            <text:p>Donor</text:p>
          </table:table-cell>
          <table:table-cell office:value-type="date" office:date-value="2015-05-11T18:21:00" table:style-name="ce4">
            <text:p>11-May-2015</text:p>
          </table:table-cell>
          <table:table-cell office:value-type="date" office:date-value="2015-05-11T18:21:00" table:style-name="ce4">
            <text:p>1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Norway</text:p>
          </table:table-cell>
          <table:table-cell office:value-type="string" table:style-name="ce5">
            <text:p>Development Initiative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30600" table:style-name="ce5">
            <text:p>330,600</text:p>
          </table:table-cell>
          <table:table-cell office:value-type="float" office:value="0" table:style-name="ce5">
            <text:p>0</text:p>
          </table:table-cell>
          <table:table-cell office:value-type="string" table:style-name="ce5">
            <text:p>Emergency relief, food, shelter, health</text:p>
          </table:table-cell>
          <table:table-cell office:value-type="float" office:value="2500000" table:style-name="ce5">
            <text:p>2,500,000</text:p>
          </table:table-cell>
          <table:table-cell office:value-type="string" table:style-name="ce5">
            <text:p>NOK</text:p>
          </table:table-cell>
          <table:table-cell office:value-type="date" office:date-value="2015-05-11T00:00:00" table:style-name="ce4">
            <text:p>1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Development Initiatives</text:p>
          </table:table-cell>
          <table:table-cell office:value-type="string" table:style-name="ce5">
            <text:p>NGOs</text:p>
          </table:table-cell>
          <table:table-cell office:value-type="string" table:style-name="ce5">
            <text:p>DI</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94" table:style-name="ce5">
            <text:p>230,094</text:p>
          </table:table-cell>
          <table:table-cell table:style-name="ce5"/>
          <table:table-cell office:value-type="string" table:style-name="ce5">
            <text:p>Donor</text:p>
          </table:table-cell>
          <table:table-cell office:value-type="date" office:date-value="2015-05-11T18:30:00" table:style-name="ce4">
            <text:p>11-May-2015</text:p>
          </table:table-cell>
          <table:table-cell office:value-type="date" office:date-value="2015-05-11T18:30:00" table:style-name="ce4">
            <text:p>1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Norway</text:p>
          </table:table-cell>
          <table:table-cell office:value-type="string" table:style-name="ce5">
            <text:p>DIGNI</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30600" table:style-name="ce5">
            <text:p>330,600</text:p>
          </table:table-cell>
          <table:table-cell office:value-type="float" office:value="0" table:style-name="ce5">
            <text:p>0</text:p>
          </table:table-cell>
          <table:table-cell office:value-type="string" table:style-name="ce5">
            <text:p>Emergency relief, health</text:p>
          </table:table-cell>
          <table:table-cell office:value-type="float" office:value="2500000" table:style-name="ce5">
            <text:p>2,500,000</text:p>
          </table:table-cell>
          <table:table-cell office:value-type="string" table:style-name="ce5">
            <text:p>NOK</text:p>
          </table:table-cell>
          <table:table-cell office:value-type="date" office:date-value="2015-05-11T00:00:00" table:style-name="ce4">
            <text:p>1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DIGNI</text:p>
          </table:table-cell>
          <table:table-cell office:value-type="string" table:style-name="ce5">
            <text:p>NGOs</text:p>
          </table:table-cell>
          <table:table-cell office:value-type="string" table:style-name="ce5">
            <text:p>DIGNI</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92" table:style-name="ce5">
            <text:p>230,092</text:p>
          </table:table-cell>
          <table:table-cell table:style-name="ce5"/>
          <table:table-cell office:value-type="string" table:style-name="ce5">
            <text:p>Donor</text:p>
          </table:table-cell>
          <table:table-cell office:value-type="date" office:date-value="2015-05-11T18:24:00" table:style-name="ce4">
            <text:p>11-May-2015</text:p>
          </table:table-cell>
          <table:table-cell office:value-type="date" office:date-value="2015-05-11T18:24:00" table:style-name="ce4">
            <text:p>1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Norway</text:p>
          </table:table-cell>
          <table:table-cell office:value-type="string" table:style-name="ce5">
            <text:p>FORU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64480" table:style-name="ce5">
            <text:p>264,480</text:p>
          </table:table-cell>
          <table:table-cell office:value-type="float" office:value="0" table:style-name="ce5">
            <text:p>0</text:p>
          </table:table-cell>
          <table:table-cell office:value-type="string" table:style-name="ce5">
            <text:p>Emergency relief, protection, food, shelter</text:p>
          </table:table-cell>
          <table:table-cell office:value-type="float" office:value="2000000" table:style-name="ce5">
            <text:p>2,000,000</text:p>
          </table:table-cell>
          <table:table-cell office:value-type="string" table:style-name="ce5">
            <text:p>NOK</text:p>
          </table:table-cell>
          <table:table-cell office:value-type="date" office:date-value="2015-05-11T00:00:00" table:style-name="ce4">
            <text:p>1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FORUT</text:p>
          </table:table-cell>
          <table:table-cell office:value-type="string" table:style-name="ce5">
            <text:p>NGOs</text:p>
          </table:table-cell>
          <table:table-cell office:value-type="string" table:style-name="ce5">
            <text:p>FORU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91" table:style-name="ce5">
            <text:p>230,091</text:p>
          </table:table-cell>
          <table:table-cell table:style-name="ce5"/>
          <table:table-cell office:value-type="string" table:style-name="ce5">
            <text:p>Donor</text:p>
          </table:table-cell>
          <table:table-cell office:value-type="date" office:date-value="2015-05-11T18:22:00" table:style-name="ce4">
            <text:p>11-May-2015</text:p>
          </table:table-cell>
          <table:table-cell office:value-type="date" office:date-value="2015-05-11T18:22:00" table:style-name="ce4">
            <text:p>1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Norway</text:p>
          </table:table-cell>
          <table:table-cell office:value-type="string" table:style-name="ce5">
            <text:p>International Federation of Red Cross and Red Crescent Societies</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1983602" table:style-name="ce5">
            <text:p>1,983,602</text:p>
          </table:table-cell>
          <table:table-cell office:value-type="float" office:value="0" table:style-name="ce5">
            <text:p>0</text:p>
          </table:table-cell>
          <table:table-cell office:value-type="string" table:style-name="ce5">
            <text:p>QZA-15/0178/IFRC Nepal</text:p>
          </table:table-cell>
          <table:table-cell office:value-type="float" office:value="15000000" table:style-name="ce5">
            <text:p>15,000,000</text:p>
          </table:table-cell>
          <table:table-cell office:value-type="string" table:style-name="ce5">
            <text:p>NOK</text:p>
          </table:table-cell>
          <table:table-cell office:value-type="date" office:date-value="2015-05-07T00:00:00" table:style-name="ce4">
            <text:p>7-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9961" table:style-name="ce5">
            <text:p>229,961</text:p>
          </table:table-cell>
          <table:table-cell table:style-name="ce5"/>
          <table:table-cell office:value-type="string" table:style-name="ce5">
            <text:p>Donor</text:p>
          </table:table-cell>
          <table:table-cell office:value-type="date" office:date-value="2015-05-08T14:12:00" table:style-name="ce4">
            <text:p>8-May-2015</text:p>
          </table:table-cell>
          <table:table-cell office:value-type="date" office:date-value="2015-05-08T14:12:00" table:style-name="ce4">
            <text:p>8-May-2015</text:p>
          </table:table-cell>
          <table:table-cell office:value-type="string" table:style-name="ce5">
            <text:p>QZA-15/0178</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Norway</text:p>
          </table:table-cell>
          <table:table-cell office:value-type="string" table:style-name="ce5">
            <text:p>Norwegian Refugee Council</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322401" table:style-name="ce5">
            <text:p>1,322,401</text:p>
          </table:table-cell>
          <table:table-cell office:value-type="float" office:value="0" table:style-name="ce5">
            <text:p>0</text:p>
          </table:table-cell>
          <table:table-cell office:value-type="string" table:style-name="ce5">
            <text:p>QZA-12/0209/Deployment of NORCAP experts to UN response to the earth quake in Nepal.</text:p>
          </table:table-cell>
          <table:table-cell office:value-type="float" office:value="10000000" table:style-name="ce5">
            <text:p>10,000,000</text:p>
          </table:table-cell>
          <table:table-cell office:value-type="string" table:style-name="ce5">
            <text:p>NOK</text:p>
          </table:table-cell>
          <table:table-cell office:value-type="date" office:date-value="2015-05-06T00:00:00" table:style-name="ce4">
            <text:p>6-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Norwegian Refugee Council</text:p>
          </table:table-cell>
          <table:table-cell office:value-type="string" table:style-name="ce5">
            <text:p>NGOs</text:p>
          </table:table-cell>
          <table:table-cell office:value-type="string" table:style-name="ce5">
            <text:p>N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95" table:style-name="ce5">
            <text:p>230,095</text:p>
          </table:table-cell>
          <table:table-cell table:style-name="ce5"/>
          <table:table-cell office:value-type="string" table:style-name="ce5">
            <text:p>Donor</text:p>
          </table:table-cell>
          <table:table-cell office:value-type="date" office:date-value="2015-05-11T18:34:00" table:style-name="ce4">
            <text:p>11-May-2015</text:p>
          </table:table-cell>
          <table:table-cell office:value-type="date" office:date-value="2015-05-11T18:33:00" table:style-name="ce4">
            <text:p>11-May-2015</text:p>
          </table:table-cell>
          <table:table-cell office:value-type="string" table:style-name="ce5">
            <text:p>QZA-12/020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Norway</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396720" table:style-name="ce5">
            <text:p>396,720</text:p>
          </table:table-cell>
          <table:table-cell office:value-type="float" office:value="0" table:style-name="ce5">
            <text:p>0</text:p>
          </table:table-cell>
          <table:table-cell office:value-type="string" table:style-name="ce5">
            <text:p>Strengthening Humanitarian Coordination and Advocacy in Nepal (OCT 4744)</text:p>
          </table:table-cell>
          <table:table-cell office:value-type="float" office:value="3000000" table:style-name="ce5">
            <text:p>3,000,000</text:p>
          </table:table-cell>
          <table:table-cell office:value-type="string" table:style-name="ce5">
            <text:p>NOK</text:p>
          </table:table-cell>
          <table:table-cell office:value-type="date" office:date-value="2015-05-08T00:00:00" table:style-name="ce4">
            <text:p>8-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64" table:style-name="ce5">
            <text:p>229,664</text:p>
          </table:table-cell>
          <table:table-cell table:style-name="ce5"/>
          <table:table-cell office:value-type="string" table:style-name="ce5">
            <text:p>Agency</text:p>
          </table:table-cell>
          <table:table-cell office:value-type="date" office:date-value="2015-05-12T15:27:00" table:style-name="ce4">
            <text:p>12-May-2015</text:p>
          </table:table-cell>
          <table:table-cell office:value-type="date" office:date-value="2015-05-05T11:43:00" table:style-name="ce4">
            <text:p>5-May-2015</text:p>
          </table:table-cell>
          <table:table-cell office:value-type="string" table:style-name="ce5">
            <text:p>[OCT 4744];[QZA-15/0215]<text:s/></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Norway</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322401" table:style-name="ce5">
            <text:p>1,322,401</text:p>
          </table:table-cell>
          <table:table-cell office:value-type="float" office:value="0" table:style-name="ce5">
            <text:p>0</text:p>
          </table:table-cell>
          <table:table-cell office:value-type="string" table:style-name="ce5">
            <text:p>NPL-15/0007/to be allocated to specific projects</text:p>
          </table:table-cell>
          <table:table-cell office:value-type="float" office:value="10000000" table:style-name="ce5">
            <text:p>10,000,000</text:p>
          </table:table-cell>
          <table:table-cell office:value-type="string" table:style-name="ce5">
            <text:p>NOK</text:p>
          </table:table-cell>
          <table:table-cell office:value-type="date" office:date-value="2015-05-06T00:00:00" table:style-name="ce4">
            <text:p>6-May-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79" table:style-name="ce5">
            <text:p>229,879</text:p>
          </table:table-cell>
          <table:table-cell table:style-name="ce5"/>
          <table:table-cell office:value-type="string" table:style-name="ce5">
            <text:p>Donor</text:p>
          </table:table-cell>
          <table:table-cell office:value-type="date" office:date-value="2015-05-07T17:37:00" table:style-name="ce4">
            <text:p>7-May-2015</text:p>
          </table:table-cell>
          <table:table-cell office:value-type="date" office:date-value="2015-05-07T17:32:00" table:style-name="ce4">
            <text:p>7-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Norwa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0330769" table:style-name="ce5">
            <text:p>10,330,769</text:p>
          </table:table-cell>
          <table:table-cell office:value-type="float" office:value="0" table:style-name="ce5">
            <text:p>0</text:p>
          </table:table-cell>
          <table:table-cell office:value-type="string" table:style-name="ce5">
            <text:p>emergency assistance</text:p>
          </table:table-cell>
          <table:table-cell office:value-type="float" office:value="79000000" table:style-name="ce5">
            <text:p>79,000,000</text:p>
          </table:table-cell>
          <table:table-cell office:value-type="string" table:style-name="ce5">
            <text:p>NOK</text:p>
          </table:table-cell>
          <table:table-cell office:value-type="date" office:date-value="2015-05-04T00:00:00" table:style-name="ce4">
            <text:p>4-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Norway</text:p>
          </table:table-cell>
          <table:table-cell office:value-type="string" table:style-name="ce5">
            <text:p>Norwa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64" table:style-name="ce5">
            <text:p>229,064</text:p>
          </table:table-cell>
          <table:table-cell table:style-name="ce5"/>
          <table:table-cell office:value-type="string" table:style-name="ce5">
            <text:p>Other</text:p>
          </table:table-cell>
          <table:table-cell office:value-type="date" office:date-value="2015-05-07T17:36:00" table:style-name="ce4">
            <text:p>7-May-2015</text:p>
          </table:table-cell>
          <table:table-cell office:value-type="date" office:date-value="2015-04-27T12:3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Norwa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71" table:style-name="ce5">
            <text:p>229,071</text:p>
          </table:table-cell>
          <table:table-cell table:style-name="ce5"/>
          <table:table-cell office:value-type="string" table:style-name="ce5">
            <text:p>Other</text:p>
          </table:table-cell>
          <table:table-cell office:value-type="date" office:date-value="2015-04-27T12:55:00" table:style-name="ce4">
            <text:p>27-Apr-2015</text:p>
          </table:table-cell>
          <table:table-cell office:value-type="date" office:date-value="2015-04-27T12:5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Norway</text:p>
          </table:table-cell>
          <table:table-cell office:value-type="string" table:style-name="ce5">
            <text:p>World Health Organiz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H/80462/R/122</text:p>
          </table:table-cell>
          <table:table-cell office:value-type="string" table:style-name="ce5">
            <text:p>Addressing health needs in the earthquake affected population</text:p>
          </table:table-cell>
          <table:table-cell office:value-type="float" office:value="2015" table:style-name="ce3">
            <text:p>2015</text:p>
          </table:table-cell>
          <table:table-cell office:value-type="float" office:value="1322401" table:style-name="ce5">
            <text:p>1,322,401</text:p>
          </table:table-cell>
          <table:table-cell office:value-type="float" office:value="0" table:style-name="ce5">
            <text:p>0</text:p>
          </table:table-cell>
          <table:table-cell office:value-type="string" table:style-name="ce5">
            <text:p>NPL-15/0008/Health</text:p>
          </table:table-cell>
          <table:table-cell office:value-type="float" office:value="10000000" table:style-name="ce5">
            <text:p>10,000,000</text:p>
          </table:table-cell>
          <table:table-cell office:value-type="string" table:style-name="ce5">
            <text:p>NOK</text:p>
          </table:table-cell>
          <table:table-cell office:value-type="date" office:date-value="2015-04-26T00:00:00" table:style-name="ce4">
            <text:p>26-Apr-2015</text:p>
          </table:table-cell>
          <table:table-cell office:value-type="string" table:style-name="ce5">
            <text:p>HEALTH</text:p>
          </table:table-cell>
          <table:table-cell office:value-type="string" table:style-name="ce5">
            <text:p>HEALTH</text:p>
          </table:table-cell>
          <table:table-cell office:value-type="string" table:style-name="ce5">
            <text:p>Nepal</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07" table:style-name="ce5">
            <text:p>229,607</text:p>
          </table:table-cell>
          <table:table-cell table:style-name="ce5"/>
          <table:table-cell office:value-type="string" table:style-name="ce5">
            <text:p>Donor and Agency</text:p>
          </table:table-cell>
          <table:table-cell office:value-type="date" office:date-value="2015-05-07T18:51:00" table:style-name="ce4">
            <text:p>7-May-2015</text:p>
          </table:table-cell>
          <table:table-cell office:value-type="date" office:date-value="2015-05-04T15:10:00" table:style-name="ce4">
            <text:p>4-May-2015</text:p>
          </table:table-cell>
          <table:table-cell office:value-type="string" table:style-name="ce5">
            <text:p>NPL-15/0008</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621200" table:style-name="ce5">
            <text:p>11,621,200</text:p>
          </table:table-cell>
          <table:table-cell office:value-type="date" office:date-value="2015-05-04T00:00:00" table:style-name="ce4">
            <text:p>4-May-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7">
          <table:table-cell office:value-type="string" table:style-name="ce5">
            <text:p>Pakista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20,000 tents; 20 tons of rice; 39,000 tarpaulin shelters</text:p>
            <text:p/>
            <text:p/>
            <text:p/>
            <text:p/>
          </table:table-cell>
          <table:table-cell office:value-type="string" table:style-name="ce5">
            <text:p/>
          </table:table-cell>
          <table:table-cell office:value-type="string" table:style-name="ce5">
            <text:p>USD</text:p>
          </table:table-cell>
          <table:table-cell office:value-type="date" office:date-value="2015-05-08T00:00:00" table:style-name="ce4">
            <text:p>8-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Pakistan</text:p>
          </table:table-cell>
          <table:table-cell office:value-type="string" table:style-name="ce5">
            <text:p>Pakista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30015" table:style-name="ce5">
            <text:p>230,015</text:p>
          </table:table-cell>
          <table:table-cell table:style-name="ce5"/>
          <table:table-cell office:value-type="string" table:style-name="ce5">
            <text:p>Donor</text:p>
          </table:table-cell>
          <table:table-cell office:value-type="date" office:date-value="2015-05-11T11:41:00" table:style-name="ce4">
            <text:p>11-May-2015</text:p>
          </table:table-cell>
          <table:table-cell office:value-type="date" office:date-value="2015-05-11T11:41:00" table:style-name="ce4">
            <text:p>1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8">
          <table:table-cell office:value-type="string" table:style-name="ce5">
            <text:p>Pakista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8 x C-130 Cargo aircraft to transport relief and rescue equipment along with specialist teams; a 30-bed field hospital with 50-member team of doctors, paramedics and technicians, treated 1,200 patients; 38-member Urban search-and-Rescue Teams equipped with radars, concrete cutters, and other rescue equipment; food items: 3,000 ready meals, 215 food pack, 1 ton rice, 500 kg lentils, drinking water for 4,000 families, <text:s/>1,550 tents,1,000 blankets, 1 ton medicine; 7 Nepalese doctors ferried to Nepal free of cost</text:p>
            <text:p/>
            <text:p/>
            <text:p/>
            <text:p/>
          </table:table-cell>
          <table:table-cell office:value-type="string" table:style-name="ce5">
            <text:p/>
          </table:table-cell>
          <table:table-cell office:value-type="string" table:style-name="ce5">
            <text:p>USD</text:p>
          </table:table-cell>
          <table:table-cell office:value-type="date" office:date-value="2015-04-25T00:00:00" table:style-name="ce4">
            <text:p>25-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Pakistan</text:p>
          </table:table-cell>
          <table:table-cell office:value-type="string" table:style-name="ce5">
            <text:p>Pakista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81" table:style-name="ce5">
            <text:p>229,081</text:p>
          </table:table-cell>
          <table:table-cell table:style-name="ce5"/>
          <table:table-cell office:value-type="string" table:style-name="ce5">
            <text:p>Donor</text:p>
          </table:table-cell>
          <table:table-cell office:value-type="date" office:date-value="2015-05-11T11:37:00" table:style-name="ce4">
            <text:p>11-May-2015</text:p>
          </table:table-cell>
          <table:table-cell office:value-type="date" office:date-value="2015-04-27T17:0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3">
          <table:table-cell office:value-type="string" table:style-name="ce5">
            <text:p>Philippin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text:s/></text:p>
            <text:p>-<text:tab/>Medical team</text:p>
            <text:p>-<text:tab/>The Philippine Red Cross’ (PRC) emergency response unit (ERU) search and rescue team, composed of 13 trained emergency response personnel</text:p>
            <text:p>-<text:tab/>The Armed Forces of the Philippines (AFP) - six humanitarian disaster response teams, one medical team, and a command and control team. Each team is composed of one officer and 14 enlisted personnel.</text:p>
            <text:p/>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Philippines</text:p>
          </table:table-cell>
          <table:table-cell office:value-type="string" table:style-name="ce5">
            <text:p>Philippin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7" table:style-name="ce5">
            <text:p>229,457</text:p>
          </table:table-cell>
          <table:table-cell table:style-name="ce5"/>
          <table:table-cell office:value-type="string" table:style-name="ce5">
            <text:p>Other</text:p>
          </table:table-cell>
          <table:table-cell office:value-type="date" office:date-value="2015-05-01T13:00:00" table:style-name="ce4">
            <text:p>1-May-2015</text:p>
          </table:table-cell>
          <table:table-cell office:value-type="date" office:date-value="2015-05-01T13:00: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Poland</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Humanitarian aid: food, medicines, cleaning agents, water purification agents, tents, sleeping bags</text:p>
          </table:table-cell>
          <table:table-cell office:value-type="string" table:style-name="ce5">
            <text:p/>
          </table:table-cell>
          <table:table-cell office:value-type="string" table:style-name="ce5">
            <text:p>USD</text:p>
          </table:table-cell>
          <table:table-cell office:value-type="date" office:date-value="2015-05-05T00:00:00" table:style-name="ce4">
            <text:p>5-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Poland</text:p>
          </table:table-cell>
          <table:table-cell office:value-type="string" table:style-name="ce5">
            <text:p>Poland</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662" table:style-name="ce5">
            <text:p>229,662</text:p>
          </table:table-cell>
          <table:table-cell table:style-name="ce5"/>
          <table:table-cell office:value-type="string" table:style-name="ce5">
            <text:p>Donor</text:p>
          </table:table-cell>
          <table:table-cell office:value-type="date" office:date-value="2015-05-07T17:10:00" table:style-name="ce4">
            <text:p>7-May-2015</text:p>
          </table:table-cell>
          <table:table-cell office:value-type="date" office:date-value="2015-05-05T11:38:00" table:style-name="ce4">
            <text:p>5-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Po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 - 81 fire fighters, 12 search and rescue dogs and 6 doctors<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Poland</text:p>
          </table:table-cell>
          <table:table-cell office:value-type="string" table:style-name="ce5">
            <text:p>Po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08" table:style-name="ce5">
            <text:p>229,008</text:p>
          </table:table-cell>
          <table:table-cell table:style-name="ce5"/>
          <table:table-cell office:value-type="string" table:style-name="ce5">
            <text:p>Other</text:p>
          </table:table-cell>
          <table:table-cell office:value-type="date" office:date-value="2015-04-27T12:38:00" table:style-name="ce4">
            <text:p>27-Apr-2015</text:p>
          </table:table-cell>
          <table:table-cell office:value-type="date" office:date-value="2015-04-27T10:18: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Private (individuals &amp; organisations)</text:p>
          </table:table-cell>
          <table:table-cell office:value-type="string" table:style-name="ce5">
            <text:p>ACT Alliance / Lutheran World Federation</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000000" table:style-name="ce5">
            <text:p>3,000,000</text:p>
          </table:table-cell>
          <table:table-cell office:value-type="float" office:value="0" table:style-name="ce5">
            <text:p>0</text:p>
          </table:table-cell>
          <table:table-cell office:value-type="string" table:style-name="ce5">
            <text:p>Support to earthquake affected (through ACT Alliance / Church of Sweden)</text:p>
          </table:table-cell>
          <table:table-cell office:value-type="float" office:value="3000000" table:style-name="ce5">
            <text:p>3,000,000</text:p>
          </table:table-cell>
          <table:table-cell office:value-type="string" table:style-name="ce5">
            <text:p>USD</text:p>
          </table:table-cell>
          <table:table-cell office:value-type="date" office:date-value="2015-05-07T00:00:00" table:style-name="ce4">
            <text:p>7-May-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ACT Alliance</text:p>
          </table:table-cell>
          <table:table-cell office:value-type="string" table:style-name="ce5">
            <text:p>NGOs</text:p>
          </table:table-cell>
          <table:table-cell office:value-type="string" table:style-name="ce5">
            <text:p>ACT/LW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17" table:style-name="ce5">
            <text:p>229,917</text:p>
          </table:table-cell>
          <table:table-cell table:style-name="ce5"/>
          <table:table-cell office:value-type="string" table:style-name="ce5">
            <text:p>Agency</text:p>
          </table:table-cell>
          <table:table-cell office:value-type="date" office:date-value="2015-05-08T11:07:00" table:style-name="ce4">
            <text:p>8-May-2015</text:p>
          </table:table-cell>
          <table:table-cell office:value-type="date" office:date-value="2015-05-08T11:07:00" table:style-name="ce4">
            <text:p>8-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5000" table:style-name="ce5">
            <text:p>25,000</text:p>
          </table:table-cell>
          <table:table-cell office:value-type="float" office:value="0" table:style-name="ce5">
            <text:p>0</text:p>
          </table:table-cell>
          <table:table-cell office:value-type="string" table:style-name="ce5">
            <text:p>Temporary shelters for 270 families, Food ration <text:s/>for 270 families for 2 weeks, Solar lights, Hygiene kits for 270 families, mobile medical services for at least 3000 clients, Chlorine for purification of water (through Health And Nutrition Development Society [HANDS Pakistan])</text:p>
          </table:table-cell>
          <table:table-cell office:value-type="float" office:value="25000" table:style-name="ce5">
            <text:p>25,000</text:p>
          </table:table-cell>
          <table:table-cell office:value-type="string" table:style-name="ce5">
            <text:p>USD</text:p>
          </table:table-cell>
          <table:table-cell office:value-type="date" office:date-value="2015-05-01T00:00:00" table:style-name="ce4">
            <text:p>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30" table:style-name="ce5">
            <text:p>229,630</text:p>
          </table:table-cell>
          <table:table-cell table:style-name="ce5"/>
          <table:table-cell office:value-type="string" table:style-name="ce5">
            <text:p>Agency</text:p>
          </table:table-cell>
          <table:table-cell office:value-type="date" office:date-value="2015-05-04T17:55:00" table:style-name="ce4">
            <text:p>4-May-2015</text:p>
          </table:table-cell>
          <table:table-cell office:value-type="date" office:date-value="2015-05-04T17:55: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0">
          <table:table-cell office:value-type="string" table:style-name="ce5">
            <text:p>Qatar</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Naval bridge - <text:s/>to supply aid to the Nepalese population affected by a massive earthquake - four aircrafts carrying total 240 metric tons relief items (60 tons each) were sent on 26 and 27 April, including foodstuffs, medicines, power generators and tents.</text:p>
            <text:p/>
            <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Qatar</text:p>
          </table:table-cell>
          <table:table-cell office:value-type="string" table:style-name="ce5">
            <text:p>Qatar</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83" table:style-name="ce5">
            <text:p>229,083</text:p>
          </table:table-cell>
          <table:table-cell table:style-name="ce5"/>
          <table:table-cell office:value-type="string" table:style-name="ce5">
            <text:p>Other</text:p>
          </table:table-cell>
          <table:table-cell office:value-type="date" office:date-value="2015-05-01T13:03:00" table:style-name="ce4">
            <text:p>1-May-2015</text:p>
          </table:table-cell>
          <table:table-cell office:value-type="date" office:date-value="2015-04-27T17:0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9">
          <table:table-cell office:value-type="string" table:style-name="ce5">
            <text:p>Qatar</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text:s/></text:p>
            <text:p>-<text:tab/>Qatar Red Crescent dispatched 21 professionals and volunteers to Kathmandu to implement quick assessment of damages; will distribute emergency relief materials including food packages, hygiene kits, sheltering materials, tarpaulin sheets and medical supplies.<text:s/></text:p>
            <text:p>-<text:tab/>QRC team setup a field hospital on 27 April, constituted of tents, medical and non-medical equipment to provide a full range of medical services to more than 30,000 individuals for 30 to 120 days, with 40 beds.</text:p>
            <text:p>-<text:tab/>QRC provide <text:s/>'Kit 5' water and sanitation system, which is capable of providing clean water supplies for 5,000 beneficiaries. The system contains three high-quality water tanks (Oxfam) that protects water from being polluted.<text:s/></text:p>
            <text:p/>
            <text:p/>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Qatar</text:p>
          </table:table-cell>
          <table:table-cell office:value-type="string" table:style-name="ce5">
            <text:p>Qatar</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8" table:style-name="ce5">
            <text:p>229,458</text:p>
          </table:table-cell>
          <table:table-cell table:style-name="ce5"/>
          <table:table-cell office:value-type="string" table:style-name="ce5">
            <text:p>Other</text:p>
          </table:table-cell>
          <table:table-cell office:value-type="date" office:date-value="2015-05-01T13:07:00" table:style-name="ce4">
            <text:p>1-May-2015</text:p>
          </table:table-cell>
          <table:table-cell office:value-type="date" office:date-value="2015-05-01T13:07: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Red Cross Society of Chin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840000" table:style-name="ce5">
            <text:p>840,000</text:p>
          </table:table-cell>
          <table:table-cell office:value-type="float" office:value="0" table:style-name="ce5">
            <text:p>0</text:p>
          </table:table-cell>
          <table:table-cell office:value-type="string" table:style-name="ce5">
            <text:p>financial and in-kind contribution (including 2000 tents)<text:s/></text:p>
          </table:table-cell>
          <table:table-cell office:value-type="float" office:value="5000000" table:style-name="ce5">
            <text:p>5,000,000</text:p>
          </table:table-cell>
          <table:table-cell office:value-type="string" table:style-name="ce5">
            <text:p>CNY</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Red Cross Society of China</text:p>
          </table:table-cell>
          <table:table-cell office:value-type="string" table:style-name="ce5">
            <text:p>Allocation of funds from Red Cross / Red Crescent</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84" table:style-name="ce5">
            <text:p>229,084</text:p>
          </table:table-cell>
          <table:table-cell table:style-name="ce5"/>
          <table:table-cell office:value-type="string" table:style-name="ce5">
            <text:p>Other</text:p>
          </table:table-cell>
          <table:table-cell office:value-type="date" office:date-value="2015-04-27T17:19:00" table:style-name="ce4">
            <text:p>27-Apr-2015</text:p>
          </table:table-cell>
          <table:table-cell office:value-type="date" office:date-value="2015-04-27T17:1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Russian Federatio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airlifted in-kind assistance, provided USAR and assessment teams and helped repatriate Russian and other nationals from Nepal.</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Russian Federation</text:p>
          </table:table-cell>
          <table:table-cell office:value-type="string" table:style-name="ce5">
            <text:p>Russian Federatio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30" table:style-name="ce5">
            <text:p>229,030</text:p>
          </table:table-cell>
          <table:table-cell table:style-name="ce5"/>
          <table:table-cell office:value-type="string" table:style-name="ce5">
            <text:p>Other</text:p>
          </table:table-cell>
          <table:table-cell office:value-type="date" office:date-value="2015-05-06T17:08:00" table:style-name="ce4">
            <text:p>6-May-2015</text:p>
          </table:table-cell>
          <table:table-cell office:value-type="date" office:date-value="2015-04-27T10:54: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ingapore</text:p>
          </table:table-cell>
          <table:table-cell office:value-type="string" table:style-name="ce5">
            <text:p>Singapore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6390" table:style-name="ce5">
            <text:p>36,390</text:p>
          </table:table-cell>
          <table:table-cell office:value-type="float" office:value="0" table:style-name="ce5">
            <text:p>0</text:p>
          </table:table-cell>
          <table:table-cell office:value-type="string" table:style-name="ce5">
            <text:p>in kind - relief items and emergency supplies<text:s/></text:p>
          </table:table-cell>
          <table:table-cell office:value-type="float" office:value="50000" table:style-name="ce5">
            <text:p>50,000</text:p>
          </table:table-cell>
          <table:table-cell office:value-type="string" table:style-name="ce5">
            <text:p>SGD</text:p>
          </table:table-cell>
          <table:table-cell office:value-type="date" office:date-value="2015-04-27T00:00:00" table:style-name="ce4">
            <text:p>27-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Singapore</text:p>
          </table:table-cell>
          <table:table-cell office:value-type="string" table:style-name="ce5">
            <text:p>Singapore</text:p>
          </table:table-cell>
          <table:table-cell office:value-type="string" table:style-name="ce5">
            <text:p>Singapore Red Cross Society</text:p>
          </table:table-cell>
          <table:table-cell office:value-type="string" table:style-name="ce5">
            <text:p>Red Cross / Red Crescent</text:p>
          </table:table-cell>
          <table:table-cell office:value-type="string" table:style-name="ce5">
            <text:p>Singaport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142" table:style-name="ce5">
            <text:p>229,142</text:p>
          </table:table-cell>
          <table:table-cell table:style-name="ce5"/>
          <table:table-cell office:value-type="string" table:style-name="ce5">
            <text:p>Donor</text:p>
          </table:table-cell>
          <table:table-cell office:value-type="date" office:date-value="2015-04-28T11:33:00" table:style-name="ce4">
            <text:p>28-Apr-2015</text:p>
          </table:table-cell>
          <table:table-cell office:value-type="date" office:date-value="2015-04-28T11:33:00" table:style-name="ce4">
            <text:p>28-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ingapore</text:p>
          </table:table-cell>
          <table:table-cell office:value-type="string" table:style-name="ce5">
            <text:p>Singapore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72780" table:style-name="ce5">
            <text:p>72,780</text:p>
          </table:table-cell>
          <table:table-cell office:value-type="float" office:value="0" table:style-name="ce5">
            <text:p>0</text:p>
          </table:table-cell>
          <table:table-cell office:value-type="string" table:style-name="ce5">
            <text:p>Humanitarian assistance to affected populations</text:p>
          </table:table-cell>
          <table:table-cell office:value-type="float" office:value="100000" table:style-name="ce5">
            <text:p>100,000</text:p>
          </table:table-cell>
          <table:table-cell office:value-type="string" table:style-name="ce5">
            <text:p>SG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ingapore</text:p>
          </table:table-cell>
          <table:table-cell office:value-type="string" table:style-name="ce5">
            <text:p>Singapore</text:p>
          </table:table-cell>
          <table:table-cell office:value-type="string" table:style-name="ce5">
            <text:p>Singapore Red Cross Society</text:p>
          </table:table-cell>
          <table:table-cell office:value-type="string" table:style-name="ce5">
            <text:p>Red Cross / Red Crescent</text:p>
          </table:table-cell>
          <table:table-cell office:value-type="string" table:style-name="ce5">
            <text:p>Singaport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140" table:style-name="ce5">
            <text:p>229,140</text:p>
          </table:table-cell>
          <table:table-cell table:style-name="ce5"/>
          <table:table-cell office:value-type="string" table:style-name="ce5">
            <text:p>Donor</text:p>
          </table:table-cell>
          <table:table-cell office:value-type="date" office:date-value="2015-04-28T11:28:00" table:style-name="ce4">
            <text:p>28-Apr-2015</text:p>
          </table:table-cell>
          <table:table-cell office:value-type="date" office:date-value="2015-04-28T11:28:00" table:style-name="ce4">
            <text:p>28-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2">
          <table:table-cell office:value-type="string" table:style-name="ce5">
            <text:p>Singapore</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Search &amp; Rescue cum Medical Team - 69-member Operation Lionheart disaster relief contingent, comprising officers from the Singapore Civil Defence Force (SCDF) and Singapore Police Force (SPF); Singapore Armed Forces (SAF) medical team of 16 medical personnel; Team of six personnel from the Changi Regional Humanitarian Assistance and Disaster Relief (HADR) Coordination Centre; Deployment of two Republic of Singapore Air Force (RSAF) C-130 aircraft to provide airlift support to transport the Singapore relief contingent and their equipment</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Singapore</text:p>
          </table:table-cell>
          <table:table-cell office:value-type="string" table:style-name="ce5">
            <text:p>Singapore</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8992" table:style-name="ce5">
            <text:p>228,992</text:p>
          </table:table-cell>
          <table:table-cell table:style-name="ce5"/>
          <table:table-cell office:value-type="string" table:style-name="ce5">
            <text:p>Donor</text:p>
          </table:table-cell>
          <table:table-cell office:value-type="date" office:date-value="2015-04-28T11:31:00" table:style-name="ce4">
            <text:p>28-Apr-2015</text:p>
          </table:table-cell>
          <table:table-cell office:value-type="date" office:date-value="2015-04-27T09:5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ingapore Red Cross Societ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38282" table:style-name="ce5">
            <text:p>138,282</text:p>
          </table:table-cell>
          <table:table-cell office:value-type="float" office:value="0" table:style-name="ce5">
            <text:p>0</text:p>
          </table:table-cell>
          <table:table-cell office:value-type="string" table:style-name="ce5">
            <text:p>relief items and emergency supplies in response to the earthquake that struck Nepal<text:s/></text:p>
          </table:table-cell>
          <table:table-cell office:value-type="float" office:value="190000" table:style-name="ce5">
            <text:p>190,000</text:p>
          </table:table-cell>
          <table:table-cell office:value-type="string" table:style-name="ce5">
            <text:p>SGD</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ingapore Red Cross Society</text:p>
          </table:table-cell>
          <table:table-cell office:value-type="string" table:style-name="ce5">
            <text:p>Allocation of funds from Red Cross / Red Crescent</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38" table:style-name="ce5">
            <text:p>229,038</text:p>
          </table:table-cell>
          <table:table-cell table:style-name="ce5"/>
          <table:table-cell office:value-type="string" table:style-name="ce5">
            <text:p>Other</text:p>
          </table:table-cell>
          <table:table-cell office:value-type="date" office:date-value="2015-05-06T15:05:00" table:style-name="ce4">
            <text:p>6-May-2015</text:p>
          </table:table-cell>
          <table:table-cell office:value-type="date" office:date-value="2015-04-27T11:17: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lovenia</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55310" table:style-name="ce5">
            <text:p>55,310</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50000" table:style-name="ce5">
            <text:p>50,000</text:p>
          </table:table-cell>
          <table:table-cell office:value-type="string" table:style-name="ce5">
            <text:p>EUR</text:p>
          </table:table-cell>
          <table:table-cell office:value-type="date" office:date-value="2015-04-29T00:00:00" table:style-name="ce4">
            <text:p>29-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lovenia</text:p>
          </table:table-cell>
          <table:table-cell office:value-type="string" table:style-name="ce5">
            <text:p>Slovenia</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41" table:style-name="ce5">
            <text:p>230,041</text:p>
          </table:table-cell>
          <table:table-cell table:style-name="ce5"/>
          <table:table-cell office:value-type="string" table:style-name="ce5">
            <text:p>Agency</text:p>
          </table:table-cell>
          <table:table-cell office:value-type="date" office:date-value="2015-05-11T12:27:00" table:style-name="ce4">
            <text:p>11-May-2015</text:p>
          </table:table-cell>
          <table:table-cell office:value-type="date" office:date-value="2015-05-11T12:27: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9">
          <table:table-cell office:value-type="string" table:style-name="ce5">
            <text:p>South Afric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426985" table:style-name="ce5">
            <text:p>426,985</text:p>
          </table:table-cell>
          <table:table-cell office:value-type="string" table:style-name="ce5">
            <text:p>in kind - Two SAR specialist teams on standby and ready to deploy); Rescue South Africa put on stand by: 20 well equipped search and rescue personnel and 20 trauma specialists; the Life Locator, the search cam; a fully fledged emergency mobile hospital.</text:p>
          </table:table-cell>
          <table:table-cell office:value-type="float" office:value="5000000" table:style-name="ce5">
            <text:p>5,000,000</text:p>
          </table:table-cell>
          <table:table-cell office:value-type="string" table:style-name="ce5">
            <text:p>ZAR</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South Africa</text:p>
          </table:table-cell>
          <table:table-cell office:value-type="string" table:style-name="ce5">
            <text:p>South Afric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59" table:style-name="ce5">
            <text:p>229,459</text:p>
          </table:table-cell>
          <table:table-cell table:style-name="ce5"/>
          <table:table-cell office:value-type="string" table:style-name="ce5">
            <text:p>Other</text:p>
          </table:table-cell>
          <table:table-cell office:value-type="date" office:date-value="2015-05-01T13:11:00" table:style-name="ce4">
            <text:p>1-May-2015</text:p>
          </table:table-cell>
          <table:table-cell office:value-type="date" office:date-value="2015-05-01T13:11: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Spain</text:p>
          </table:table-cell>
          <table:table-cell office:value-type="string" table:style-name="ce5">
            <text:p>Bilateral (affected government)</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41278" table:style-name="ce5">
            <text:p>341,278</text:p>
          </table:table-cell>
          <table:table-cell office:value-type="float" office:value="0" table:style-name="ce5">
            <text:p>0</text:p>
          </table:table-cell>
          <table:table-cell office:value-type="string" table:style-name="ce5">
            <text:p>In-kind - Distribution of shelter, water/sanitation and medicine items - (Water purification modules + Jerry Cans; 4x4 family tents all weather; Tarpaulins; Kitchen Sets; Blankets; Hygienic Kits, latrines; A flight with 31 tons of NFIs (shelter, WASH, medical)<text:s/></text:p>
          </table:table-cell>
          <table:table-cell office:value-type="float" office:value="315000" table:style-name="ce5">
            <text:p>315,000</text:p>
          </table:table-cell>
          <table:table-cell office:value-type="string" table:style-name="ce5">
            <text:p>EUR</text:p>
          </table:table-cell>
          <table:table-cell office:value-type="date" office:date-value="2015-04-27T00:00:00" table:style-name="ce4">
            <text:p>27-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Spain</text:p>
          </table:table-cell>
          <table:table-cell office:value-type="string" table:style-name="ce5">
            <text:p>Spai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222" table:style-name="ce5">
            <text:p>229,222</text:p>
          </table:table-cell>
          <table:table-cell table:style-name="ce5"/>
          <table:table-cell office:value-type="string" table:style-name="ce5">
            <text:p>Donor</text:p>
          </table:table-cell>
          <table:table-cell office:value-type="date" office:date-value="2015-05-01T13:14:00" table:style-name="ce4">
            <text:p>1-May-2015</text:p>
          </table:table-cell>
          <table:table-cell office:value-type="date" office:date-value="2015-04-29T11:50:00" table:style-name="ce4">
            <text:p>29-Apr-2015</text:p>
          </table:table-cell>
          <table:table-cell office:value-type="string" table:style-name="ce5">
            <text:p>[EDRIS:70719]</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pai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BOMBEROS SIN FRONTERA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Spain</text:p>
          </table:table-cell>
          <table:table-cell office:value-type="string" table:style-name="ce5">
            <text:p>Spai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8990" table:style-name="ce5">
            <text:p>228,990</text:p>
          </table:table-cell>
          <table:table-cell table:style-name="ce5"/>
          <table:table-cell office:value-type="string" table:style-name="ce5">
            <text:p>Other</text:p>
          </table:table-cell>
          <table:table-cell office:value-type="date" office:date-value="2015-05-05T11:26:00" table:style-name="ce4">
            <text:p>5-May-2015</text:p>
          </table:table-cell>
          <table:table-cell office:value-type="date" office:date-value="2015-04-27T09:5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Sri Lank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supplies - medicines dressing items, generators, wire rolls, bulbs, gloves, tissues, medical equipment, drinking water bottles, dry rations</text:p>
            <text:p/>
            <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Sri Lanka</text:p>
          </table:table-cell>
          <table:table-cell office:value-type="string" table:style-name="ce5">
            <text:p>Sri Lanka</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82" table:style-name="ce5">
            <text:p>229,082</text:p>
          </table:table-cell>
          <table:table-cell table:style-name="ce5"/>
          <table:table-cell office:value-type="string" table:style-name="ce5">
            <text:p>Other</text:p>
          </table:table-cell>
          <table:table-cell office:value-type="date" office:date-value="2015-04-28T11:08:00" table:style-name="ce4">
            <text:p>28-Apr-2015</text:p>
          </table:table-cell>
          <table:table-cell office:value-type="date" office:date-value="2015-04-27T17:06: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weden</text:p>
          </table:table-cell>
          <table:table-cell office:value-type="string" table:style-name="ce5">
            <text:p>ACT Alliance / Church of Sweden</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57782" table:style-name="ce5">
            <text:p>357,782</text:p>
          </table:table-cell>
          <table:table-cell office:value-type="float" office:value="0" table:style-name="ce5">
            <text:p>0</text:p>
          </table:table-cell>
          <table:table-cell office:value-type="string" table:style-name="ce5">
            <text:p>Emergency response to earthquake affected in Nepal</text:p>
          </table:table-cell>
          <table:table-cell office:value-type="float" office:value="3000000" table:style-name="ce5">
            <text:p>3,000,000</text:p>
          </table:table-cell>
          <table:table-cell office:value-type="string" table:style-name="ce5">
            <text:p>SEK</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ACT Alliance</text:p>
          </table:table-cell>
          <table:table-cell office:value-type="string" table:style-name="ce5">
            <text:p>NGOs</text:p>
          </table:table-cell>
          <table:table-cell office:value-type="string" table:style-name="ce5">
            <text:p>ACT/Co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501" table:style-name="ce5">
            <text:p>229,501</text:p>
          </table:table-cell>
          <table:table-cell table:style-name="ce5"/>
          <table:table-cell office:value-type="string" table:style-name="ce5">
            <text:p>Donor</text:p>
          </table:table-cell>
          <table:table-cell office:value-type="date" office:date-value="2015-05-01T16:08:00" table:style-name="ce4">
            <text:p>1-May-2015</text:p>
          </table:table-cell>
          <table:table-cell office:value-type="date" office:date-value="2015-05-01T16:01:00" table:style-name="ce4">
            <text:p>1-May-2015</text:p>
          </table:table-cell>
          <table:table-cell office:value-type="string" table:style-name="ce5">
            <text:p>[EDRIS:7080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weden</text:p>
          </table:table-cell>
          <table:table-cell office:value-type="string" table:style-name="ce5">
            <text:p>International Committee of the Red Cross</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768640" table:style-name="ce5">
            <text:p>768,640</text:p>
          </table:table-cell>
          <table:table-cell office:value-type="float" office:value="0" table:style-name="ce5">
            <text:p>0</text:p>
          </table:table-cell>
          <table:table-cell office:value-type="string" table:style-name="ce5">
            <text:p>Provide protection and humanitarian assistance to victims of conflict.</text:p>
          </table:table-cell>
          <table:table-cell office:value-type="float" office:value="5000000" table:style-name="ce5">
            <text:p>5,000,000</text:p>
          </table:table-cell>
          <table:table-cell office:value-type="string" table:style-name="ce5">
            <text:p>SEK</text:p>
          </table:table-cell>
          <table:table-cell office:value-type="date" office:date-value="2013-04-25T00:00:00" table:style-name="ce4">
            <text:p>25-Apr-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7997" table:style-name="ce5">
            <text:p>197,997</text:p>
          </table:table-cell>
          <table:table-cell table:style-name="ce5"/>
          <table:table-cell office:value-type="string" table:style-name="ce5">
            <text:p>Donor</text:p>
          </table:table-cell>
          <table:table-cell office:value-type="date" office:date-value="2013-06-07T14:34:00" table:style-name="ce4">
            <text:p>7-Jun-2013</text:p>
          </table:table-cell>
          <table:table-cell office:value-type="date" office:date-value="2013-06-07T14:33:00" table:style-name="ce4">
            <text:p>7-Jun-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weden</text:p>
          </table:table-cell>
          <table:table-cell office:value-type="string" table:style-name="ce5">
            <text:p>International Committee of the Red Cross</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540832" table:style-name="ce5">
            <text:p>1,540,832</text:p>
          </table:table-cell>
          <table:table-cell office:value-type="float" office:value="0" table:style-name="ce5">
            <text:p>0</text:p>
          </table:table-cell>
          <table:table-cell office:value-type="string" table:style-name="ce5">
            <text:p>Int. Human Law. Protection. WASH<text:s/></text:p>
          </table:table-cell>
          <table:table-cell office:value-type="float" office:value="10000000" table:style-name="ce5">
            <text:p>10,000,000</text:p>
          </table:table-cell>
          <table:table-cell office:value-type="string" table:style-name="ce5">
            <text:p>SEK</text:p>
          </table:table-cell>
          <table:table-cell office:value-type="date" office:date-value="2014-04-07T00:00:00" table:style-name="ce4">
            <text:p>7-Apr-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4245" table:style-name="ce5">
            <text:p>214,245</text:p>
          </table:table-cell>
          <table:table-cell table:style-name="ce5"/>
          <table:table-cell office:value-type="string" table:style-name="ce5">
            <text:p>Donor</text:p>
          </table:table-cell>
          <table:table-cell office:value-type="date" office:date-value="2014-06-20T17:13:00" table:style-name="ce4">
            <text:p>20-Jun-2014</text:p>
          </table:table-cell>
          <table:table-cell office:value-type="date" office:date-value="2014-06-20T17:13:00" table:style-name="ce4">
            <text:p>20-Jun-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17">
          <table:table-cell office:value-type="string" table:style-name="ce5">
            <text:p>Sweden</text:p>
          </table:table-cell>
          <table:table-cell office:value-type="string" table:style-name="ce5">
            <text:p>Plan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E/80315/R/5524</text:p>
          </table:table-cell>
          <table:table-cell office:value-type="string" table:style-name="ce5">
            <text:p>Protective emergency education for children affected by the Nepal earthquake in Dolakha, Sindhuli, Sindhupalchok and Makwanpur</text:p>
          </table:table-cell>
          <table:table-cell office:value-type="float" office:value="2015" table:style-name="ce3">
            <text:p>2015</text:p>
          </table:table-cell>
          <table:table-cell office:value-type="float" office:value="274299" table:style-name="ce5">
            <text:p>274,299</text:p>
          </table:table-cell>
          <table:table-cell office:value-type="float" office:value="0" table:style-name="ce5">
            <text:p>0</text:p>
          </table:table-cell>
          <table:table-cell office:value-type="string" table:style-name="ce5">
            <text:p>Protective emergency education for children affected by the Nepal earthquake in Dolakha, Sindhuli, Sindhupalchok and Makwanpur<text:s/></text:p>
          </table:table-cell>
          <table:table-cell office:value-type="float" office:value="2300000" table:style-name="ce5">
            <text:p>2,300,000</text:p>
          </table:table-cell>
          <table:table-cell office:value-type="string" table:style-name="ce5">
            <text:p>SEK</text:p>
          </table:table-cell>
          <table:table-cell office:value-type="date" office:date-value="2015-04-30T00:00:00" table:style-name="ce4">
            <text:p>30-Apr-2015</text:p>
          </table:table-cell>
          <table:table-cell office:value-type="string" table:style-name="ce5">
            <text:p>EDUCATION</text:p>
          </table:table-cell>
          <table:table-cell office:value-type="string" table:style-name="ce5">
            <text:p>EDUCATION</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Plan International</text:p>
          </table:table-cell>
          <table:table-cell office:value-type="string" table:style-name="ce5">
            <text:p>NGOs</text:p>
          </table:table-cell>
          <table:table-cell office:value-type="string" table:style-name="ce5">
            <text:p>Plan</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502" table:style-name="ce5">
            <text:p>229,502</text:p>
          </table:table-cell>
          <table:table-cell table:style-name="ce5"/>
          <table:table-cell office:value-type="string" table:style-name="ce5">
            <text:p>Donor</text:p>
          </table:table-cell>
          <table:table-cell office:value-type="date" office:date-value="2015-05-07T18:19:00" table:style-name="ce4">
            <text:p>7-May-2015</text:p>
          </table:table-cell>
          <table:table-cell office:value-type="date" office:date-value="2015-05-01T16:08:00" table:style-name="ce4">
            <text:p>1-May-2015</text:p>
          </table:table-cell>
          <table:table-cell office:value-type="string" table:style-name="ce5">
            <text:p>[EDRIS:7080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2144960" table:style-name="ce5">
            <text:p>2,144,96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Sweden</text:p>
          </table:table-cell>
          <table:table-cell office:value-type="string" table:style-name="ce5">
            <text:p>Swedish Civil Contingencies Agency (MSB)</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45146" table:style-name="ce5">
            <text:p>145,146</text:p>
          </table:table-cell>
          <table:table-cell office:value-type="float" office:value="0" table:style-name="ce5">
            <text:p>0</text:p>
          </table:table-cell>
          <table:table-cell office:value-type="string" table:style-name="ce5">
            <text:p>Secondment of ICT officer to UNDAC</text:p>
          </table:table-cell>
          <table:table-cell office:value-type="float" office:value="1250000" table:style-name="ce5">
            <text:p>1,250,000</text:p>
          </table:table-cell>
          <table:table-cell office:value-type="string" table:style-name="ce5">
            <text:p>SEK</text:p>
          </table:table-cell>
          <table:table-cell office:value-type="date" office:date-value="2015-04-28T00:00:00" table:style-name="ce4">
            <text:p>28-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81" table:style-name="ce5">
            <text:p>229,281</text:p>
          </table:table-cell>
          <table:table-cell table:style-name="ce5"/>
          <table:table-cell office:value-type="string" table:style-name="ce5">
            <text:p>Donor</text:p>
          </table:table-cell>
          <table:table-cell office:value-type="date" office:date-value="2015-04-30T10:45:00" table:style-name="ce4">
            <text:p>30-Apr-2015</text:p>
          </table:table-cell>
          <table:table-cell office:value-type="date" office:date-value="2015-04-30T10:45:00" table:style-name="ce4">
            <text:p>30-Apr-2015</text:p>
          </table:table-cell>
          <table:table-cell office:value-type="string" table:style-name="ce5">
            <text:p>[EDRIS:7076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weden</text:p>
          </table:table-cell>
          <table:table-cell office:value-type="string" table:style-name="ce5">
            <text:p>Swedish Red Cross<text: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80585" table:style-name="ce5">
            <text:p>580,585</text:p>
          </table:table-cell>
          <table:table-cell office:value-type="float" office:value="0" table:style-name="ce5">
            <text:p>0</text:p>
          </table:table-cell>
          <table:table-cell office:value-type="string" table:style-name="ce5">
            <text:p>Response to earthquake</text:p>
          </table:table-cell>
          <table:table-cell office:value-type="float" office:value="5000000" table:style-name="ce5">
            <text:p>5,000,000</text:p>
          </table:table-cell>
          <table:table-cell office:value-type="string" table:style-name="ce5">
            <text:p>SEK</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79" table:style-name="ce5">
            <text:p>229,279</text:p>
          </table:table-cell>
          <table:table-cell table:style-name="ce5"/>
          <table:table-cell office:value-type="string" table:style-name="ce5">
            <text:p>Donor</text:p>
          </table:table-cell>
          <table:table-cell office:value-type="date" office:date-value="2015-04-30T10:43:00" table:style-name="ce4">
            <text:p>30-Apr-2015</text:p>
          </table:table-cell>
          <table:table-cell office:value-type="date" office:date-value="2015-04-30T10:43:00" table:style-name="ce4">
            <text:p>30-Apr-2015</text:p>
          </table:table-cell>
          <table:table-cell office:value-type="string" table:style-name="ce5">
            <text:p>[EDRIS:7076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weden</text:p>
          </table:table-cell>
          <table:table-cell office:value-type="string" table:style-name="ce5">
            <text:p>Swedish Red Cross<text:s/></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71920" table:style-name="ce5">
            <text:p>171,920</text:p>
          </table:table-cell>
          <table:table-cell office:value-type="float" office:value="0" table:style-name="ce5">
            <text:p>0</text:p>
          </table:table-cell>
          <table:table-cell office:value-type="string" table:style-name="ce5">
            <text:p>To meet humanitarian need displaced and affected by floods and landslides</text:p>
          </table:table-cell>
          <table:table-cell office:value-type="float" office:value="1200000" table:style-name="ce5">
            <text:p>1,200,000</text:p>
          </table:table-cell>
          <table:table-cell office:value-type="string" table:style-name="ce5">
            <text:p>SEK</text:p>
          </table:table-cell>
          <table:table-cell office:value-type="date" office:date-value="2014-09-08T00:00:00" table:style-name="ce4">
            <text:p>8-Sep-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8152" table:style-name="ce5">
            <text:p>218,152</text:p>
          </table:table-cell>
          <table:table-cell table:style-name="ce5"/>
          <table:table-cell office:value-type="string" table:style-name="ce5">
            <text:p>Donor</text:p>
          </table:table-cell>
          <table:table-cell office:value-type="date" office:date-value="2014-09-19T11:07:00" table:style-name="ce4">
            <text:p>19-Sep-2014</text:p>
          </table:table-cell>
          <table:table-cell office:value-type="date" office:date-value="2014-09-19T11:07:00" table:style-name="ce4">
            <text:p>19-Sep-2014</text:p>
          </table:table-cell>
          <table:table-cell office:value-type="string" table:style-name="ce5">
            <text:p>[EDRIS:6654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weden</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161170" table:style-name="ce5">
            <text:p>1,161,170</text:p>
          </table:table-cell>
          <table:table-cell office:value-type="float" office:value="0" table:style-name="ce5">
            <text:p>0</text:p>
          </table:table-cell>
          <table:table-cell office:value-type="string" table:style-name="ce5">
            <text:p>to be allocated to specific projects</text:p>
          </table:table-cell>
          <table:table-cell office:value-type="float" office:value="10000000" table:style-name="ce5">
            <text:p>10,000,000</text:p>
          </table:table-cell>
          <table:table-cell office:value-type="string" table:style-name="ce5">
            <text:p>SEK</text:p>
          </table:table-cell>
          <table:table-cell office:value-type="date" office:date-value="2015-04-30T00:00:00" table:style-name="ce4">
            <text:p>30-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40" table:style-name="ce5">
            <text:p>230,040</text:p>
          </table:table-cell>
          <table:table-cell table:style-name="ce5"/>
          <table:table-cell office:value-type="string" table:style-name="ce5">
            <text:p>Donor and Agency</text:p>
          </table:table-cell>
          <table:table-cell office:value-type="date" office:date-value="2015-05-11T12:26:00" table:style-name="ce4">
            <text:p>11-May-2015</text:p>
          </table:table-cell>
          <table:table-cell office:value-type="date" office:date-value="2015-05-11T12:26: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Swede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560525" table:style-name="ce5">
            <text:p>560,525</text:p>
          </table:table-cell>
          <table:table-cell office:value-type="string" table:style-name="ce5">
            <text:p>Emergency response - unallocated balance of SEK 20 mn</text:p>
            <text:p/>
          </table:table-cell>
          <table:table-cell office:value-type="float" office:value="4700000" table:style-name="ce5">
            <text:p>4,700,000</text:p>
          </table:table-cell>
          <table:table-cell office:value-type="string" table:style-name="ce5">
            <text:p>SEK</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Sweden</text:p>
          </table:table-cell>
          <table:table-cell office:value-type="string" table:style-name="ce5">
            <text:p>Swede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61" table:style-name="ce5">
            <text:p>229,461</text:p>
          </table:table-cell>
          <table:table-cell table:style-name="ce5"/>
          <table:table-cell office:value-type="string" table:style-name="ce5">
            <text:p>Other</text:p>
          </table:table-cell>
          <table:table-cell office:value-type="date" office:date-value="2015-05-01T16:16:00" table:style-name="ce4">
            <text:p>1-May-2015</text:p>
          </table:table-cell>
          <table:table-cell office:value-type="date" office:date-value="2015-05-01T13:17: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Sweden</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text:tab/>Deployed a Heavy USAR team; about 70 persons as well as search and rescue dogs and equipment; 1 Operational coordination centre (TASK); Deploying experts with the United Nations Disaster Assessment and Coordination team</text:p>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60" table:style-name="ce5">
            <text:p>229,460</text:p>
          </table:table-cell>
          <table:table-cell table:style-name="ce5"/>
          <table:table-cell office:value-type="string" table:style-name="ce5">
            <text:p>Other</text:p>
          </table:table-cell>
          <table:table-cell office:value-type="date" office:date-value="2015-05-01T13:16:00" table:style-name="ce4">
            <text:p>1-May-2015</text:p>
          </table:table-cell>
          <table:table-cell office:value-type="date" office:date-value="2015-05-01T13:16: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witzer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036269" table:style-name="ce5">
            <text:p>1,036,269</text:p>
          </table:table-cell>
          <table:table-cell office:value-type="float" office:value="0" table:style-name="ce5">
            <text:p>0</text:p>
          </table:table-cell>
          <table:table-cell office:value-type="string" table:style-name="ce5">
            <text:p>SET Emergency Response Earthquake (7F-09354.01)</text:p>
          </table:table-cell>
          <table:table-cell office:value-type="float" office:value="1000000" table:style-name="ce5">
            <text:p>1,000,000</text:p>
          </table:table-cell>
          <table:table-cell office:value-type="string" table:style-name="ce5">
            <text:p>CHF</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520" table:style-name="ce5">
            <text:p>229,520</text:p>
          </table:table-cell>
          <table:table-cell table:style-name="ce5"/>
          <table:table-cell office:value-type="string" table:style-name="ce5">
            <text:p>Donor</text:p>
          </table:table-cell>
          <table:table-cell office:value-type="date" office:date-value="2015-05-06T16:11:00" table:style-name="ce4">
            <text:p>6-May-2015</text:p>
          </table:table-cell>
          <table:table-cell office:value-type="date" office:date-value="2015-05-01T17:32:00" table:style-name="ce4">
            <text:p>1-May-2015</text:p>
          </table:table-cell>
          <table:table-cell office:value-type="string" table:style-name="ce5">
            <text:p>7F-09354.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witzer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160338" table:style-name="ce5">
            <text:p>1,160,338</text:p>
          </table:table-cell>
          <table:table-cell office:value-type="float" office:value="0" table:style-name="ce5">
            <text:p>0</text:p>
          </table:table-cell>
          <table:table-cell office:value-type="string" table:style-name="ce5">
            <text:p>continuation of started activities: staff, shelter material, logistics, etc</text:p>
          </table:table-cell>
          <table:table-cell office:value-type="float" office:value="1100000" table:style-name="ce5">
            <text:p>1,100,000</text:p>
          </table:table-cell>
          <table:table-cell office:value-type="string" table:style-name="ce5">
            <text:p>CHF</text:p>
          </table:table-cell>
          <table:table-cell office:value-type="date" office:date-value="2015-05-04T00:00:00" table:style-name="ce4">
            <text:p>4-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25" table:style-name="ce5">
            <text:p>229,825</text:p>
          </table:table-cell>
          <table:table-cell table:style-name="ce5"/>
          <table:table-cell office:value-type="string" table:style-name="ce5">
            <text:p>Donor</text:p>
          </table:table-cell>
          <table:table-cell office:value-type="date" office:date-value="2015-05-07T11:11:00" table:style-name="ce4">
            <text:p>7-May-2015</text:p>
          </table:table-cell>
          <table:table-cell office:value-type="date" office:date-value="2015-05-07T11:11:00" table:style-name="ce4">
            <text:p>7-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Switzer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270042" table:style-name="ce5">
            <text:p>3,270,042</text:p>
          </table:table-cell>
          <table:table-cell office:value-type="float" office:value="0" table:style-name="ce5">
            <text:p>0</text:p>
          </table:table-cell>
          <table:table-cell office:value-type="string" table:style-name="ce5">
            <text:p>- Rapid Response Team incl. <text:s/>Medical Team and WASH Experts</text:p>
            <text:p>plus Non Food Items (CHF 250,703)</text:p>
            <text:p/>
          </table:table-cell>
          <table:table-cell office:value-type="float" office:value="3100000" table:style-name="ce5">
            <text:p>3,100,000</text:p>
          </table:table-cell>
          <table:table-cell office:value-type="string" table:style-name="ce5">
            <text:p>CHF</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89" table:style-name="ce5">
            <text:p>229,489</text:p>
          </table:table-cell>
          <table:table-cell table:style-name="ce5"/>
          <table:table-cell office:value-type="string" table:style-name="ce5">
            <text:p>Donor</text:p>
          </table:table-cell>
          <table:table-cell office:value-type="date" office:date-value="2015-05-06T16:14:00" table:style-name="ce4">
            <text:p>6-May-2015</text:p>
          </table:table-cell>
          <table:table-cell office:value-type="date" office:date-value="2015-05-01T15:22: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Switzerland</text:p>
          </table:table-cell>
          <table:table-cell office:value-type="string" table:style-name="ce5">
            <text:p>World Food Programme</text:p>
          </table:table-cell>
          <table:table-cell office:value-type="string" table:style-name="ce5">
            <text:p>Nepal 2015</text:p>
          </table:table-cell>
          <table:table-cell table:number-columns-repeated="3" table:style-name="ce5"/>
          <table:table-cell office:value-type="float" office:value="2015" table:style-name="ce3">
            <text:p>2015</text:p>
          </table:table-cell>
          <table:table-cell office:value-type="float" office:value="104357" table:style-name="ce5">
            <text:p>104,357</text:p>
          </table:table-cell>
          <table:table-cell office:value-type="float" office:value="0" table:style-name="ce5">
            <text:p>0</text:p>
          </table:table-cell>
          <table:table-cell office:value-type="string" table:style-name="ce5">
            <text:p>Secondment of an Engineer-Manager (7F-09234.01.01)</text:p>
          </table:table-cell>
          <table:table-cell office:value-type="float" office:value="103000" table:style-name="ce5">
            <text:p>103,000</text:p>
          </table:table-cell>
          <table:table-cell office:value-type="string" table:style-name="ce5">
            <text:p>CHF</text:p>
          </table:table-cell>
          <table:table-cell office:value-type="date" office:date-value="2015-01-01T00:00:00" table:style-name="ce4">
            <text:p>1-Jan-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Switzerland</text:p>
          </table:table-cell>
          <table:table-cell office:value-type="string" table:style-name="ce5">
            <text:p>Switzerland</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5940" table:style-name="ce5">
            <text:p>225,940</text:p>
          </table:table-cell>
          <table:table-cell table:style-name="ce5"/>
          <table:table-cell office:value-type="string" table:style-name="ce5">
            <text:p>Donor</text:p>
          </table:table-cell>
          <table:table-cell office:value-type="date" office:date-value="2015-03-06T16:26:00" table:style-name="ce4">
            <text:p>6-Mar-2015</text:p>
          </table:table-cell>
          <table:table-cell office:value-type="date" office:date-value="2015-03-06T16:26:00" table:style-name="ce4">
            <text:p>6-Mar-2015</text:p>
          </table:table-cell>
          <table:table-cell office:value-type="string" table:style-name="ce5">
            <text:p>7F-09234.01.0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aiwan ICDF</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300000" table:style-name="ce5">
            <text:p>300,000</text:p>
          </table:table-cell>
          <table:table-cell office:value-type="string" table:style-name="ce5">
            <text:p>emergency response<text:s/></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Taiwan ICDF</text:p>
          </table:table-cell>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79" table:style-name="ce5">
            <text:p>229,079</text:p>
          </table:table-cell>
          <table:table-cell table:style-name="ce5"/>
          <table:table-cell office:value-type="string" table:style-name="ce5">
            <text:p>Other</text:p>
          </table:table-cell>
          <table:table-cell office:value-type="date" office:date-value="2015-04-27T17:03:00" table:style-name="ce4">
            <text:p>27-Apr-2015</text:p>
          </table:table-cell>
          <table:table-cell office:value-type="date" office:date-value="2015-04-27T17:0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Thailand</text:p>
          </table:table-cell>
          <table:table-cell office:value-type="string" table:style-name="ce5">
            <text:p>Thai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00000" table:style-name="ce5">
            <text:p>500,000</text:p>
          </table:table-cell>
          <table:table-cell office:value-type="float" office:value="0" table:style-name="ce5">
            <text:p>0</text:p>
          </table:table-cell>
          <table:table-cell office:value-type="string" table:style-name="ce5">
            <text:p>to provide emergency relief to populations affected by the devastating earthquake in Nepal.</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Thai Red Cross Society</text:p>
          </table:table-cell>
          <table:table-cell office:value-type="string" table:style-name="ce5">
            <text:p>Red Cross / Red Crescent</text:p>
          </table:table-cell>
          <table:table-cell office:value-type="string" table:style-name="ce5">
            <text:p>Thailand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18" table:style-name="ce5">
            <text:p>229,418</text:p>
          </table:table-cell>
          <table:table-cell table:style-name="ce5"/>
          <table:table-cell office:value-type="string" table:style-name="ce5">
            <text:p>Donor</text:p>
          </table:table-cell>
          <table:table-cell office:value-type="date" office:date-value="2015-05-01T14:35:00" table:style-name="ce4">
            <text:p>1-May-2015</text:p>
          </table:table-cell>
          <table:table-cell office:value-type="date" office:date-value="2015-05-01T11:04: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Thai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in kind - 5 Medical staff from the Ministry of Public Health; 19-member Medical Emergency Response Team; 67-strong team of military experts in disaster relief comprising 17 military surgeons, military engineers, satellite communication experts and search-and-rescue staff <text:s/>via C-130 carrying drinking water rice blankets and tents; <text:s/>6 engineers</text:p>
            <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28" table:style-name="ce5">
            <text:p>229,428</text:p>
          </table:table-cell>
          <table:table-cell table:style-name="ce5"/>
          <table:table-cell office:value-type="string" table:style-name="ce5">
            <text:p>Donor</text:p>
          </table:table-cell>
          <table:table-cell office:value-type="date" office:date-value="2015-05-01T11:12:00" table:style-name="ce4">
            <text:p>1-May-2015</text:p>
          </table:table-cell>
          <table:table-cell office:value-type="date" office:date-value="2015-05-01T11:10: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hai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100000" table:style-name="ce5">
            <text:p>5,100,000</text:p>
          </table:table-cell>
          <table:table-cell office:value-type="float" office:value="0" table:style-name="ce5">
            <text:p>0</text:p>
          </table:table-cell>
          <table:table-cell office:value-type="string" table:style-name="ce5">
            <text:p>to provide emergency relief to populations affected the devastating earthquake in Nepal.</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85" table:style-name="ce5">
            <text:p>229,285</text:p>
          </table:table-cell>
          <table:table-cell table:style-name="ce5"/>
          <table:table-cell office:value-type="string" table:style-name="ce5">
            <text:p>Donor</text:p>
          </table:table-cell>
          <table:table-cell office:value-type="date" office:date-value="2015-05-06T15:47:00" table:style-name="ce4">
            <text:p>6-May-2015</text:p>
          </table:table-cell>
          <table:table-cell office:value-type="date" office:date-value="2015-04-30T10:54: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hai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00000" table:style-name="ce5">
            <text:p>200,000</text:p>
          </table:table-cell>
          <table:table-cell office:value-type="float" office:value="0" table:style-name="ce5">
            <text:p>0</text:p>
          </table:table-cell>
          <table:table-cell office:value-type="string" table:style-name="ce5">
            <text:p>to provide emergency relief to populations affected by the devastating earthquake in Nepal.</text:p>
          </table:table-cell>
          <table:table-cell office:value-type="string" table:style-name="ce5">
            <text:p/>
          </table:table-cell>
          <table:table-cell office:value-type="string" table:style-name="ce5">
            <text:p>USD</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15" table:style-name="ce5">
            <text:p>229,415</text:p>
          </table:table-cell>
          <table:table-cell table:style-name="ce5"/>
          <table:table-cell office:value-type="string" table:style-name="ce5">
            <text:p>Donor</text:p>
          </table:table-cell>
          <table:table-cell office:value-type="date" office:date-value="2015-05-01T11:03:00" table:style-name="ce4">
            <text:p>1-May-2015</text:p>
          </table:table-cell>
          <table:table-cell office:value-type="date" office:date-value="2015-05-01T11:02: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Thai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870000" table:style-name="ce5">
            <text:p>1,870,000</text:p>
          </table:table-cell>
          <table:table-cell office:value-type="float" office:value="0" table:style-name="ce5">
            <text:p>0</text:p>
          </table:table-cell>
          <table:table-cell office:value-type="string" table:style-name="ce5">
            <text:p>to provide emergency relief to populations affected by the devastating earthquake in Nepal. (Government initiated Fund raising activity - Donation from the civil society (the government allocated a TV program "Thai Hearts for Nepal" )<text:s/></text:p>
          </table:table-cell>
          <table:table-cell office:value-type="float" office:value="56000000" table:style-name="ce5">
            <text:p>56,000,000</text:p>
          </table:table-cell>
          <table:table-cell office:value-type="string" table:style-name="ce5">
            <text:p>THB</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23" table:style-name="ce5">
            <text:p>229,423</text:p>
          </table:table-cell>
          <table:table-cell table:style-name="ce5"/>
          <table:table-cell office:value-type="string" table:style-name="ce5">
            <text:p>Donor</text:p>
          </table:table-cell>
          <table:table-cell office:value-type="date" office:date-value="2015-05-01T11:07:00" table:style-name="ce4">
            <text:p>1-May-2015</text:p>
          </table:table-cell>
          <table:table-cell office:value-type="date" office:date-value="2015-05-01T11:07: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hailand</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333333" table:style-name="ce5">
            <text:p>333,333</text:p>
          </table:table-cell>
          <table:table-cell office:value-type="float" office:value="0" table:style-name="ce5">
            <text:p>0</text:p>
          </table:table-cell>
          <table:table-cell office:value-type="string" table:style-name="ce5">
            <text:p>to support the people of Nepal</text:p>
          </table:table-cell>
          <table:table-cell office:value-type="float" office:value="10000000" table:style-name="ce5">
            <text:p>10,000,000</text:p>
          </table:table-cell>
          <table:table-cell office:value-type="string" table:style-name="ce5">
            <text:p>THB</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hailand</text:p>
          </table:table-cell>
          <table:table-cell office:value-type="string" table:style-name="ce5">
            <text:p>Thailand</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414" table:style-name="ce5">
            <text:p>229,414</text:p>
          </table:table-cell>
          <table:table-cell table:style-name="ce5"/>
          <table:table-cell office:value-type="string" table:style-name="ce5">
            <text:p>Donor</text:p>
          </table:table-cell>
          <table:table-cell office:value-type="date" office:date-value="2015-05-01T11:00:00" table:style-name="ce4">
            <text:p>1-May-2015</text:p>
          </table:table-cell>
          <table:table-cell office:value-type="date" office:date-value="2015-05-01T11:00: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urke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65000" table:style-name="ce5">
            <text:p>165,000</text:p>
          </table:table-cell>
          <table:table-cell office:value-type="float" office:value="0" table:style-name="ce5">
            <text:p>0</text:p>
          </table:table-cell>
          <table:table-cell office:value-type="string" table:style-name="ce5">
            <text:p>cargo flight including a total of 10,000 KG medicine, food and hygiene kits<text:s/></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Turkey</text:p>
          </table:table-cell>
          <table:table-cell office:value-type="string" table:style-name="ce5">
            <text:p>Turke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471" table:style-name="ce5">
            <text:p>229,471</text:p>
          </table:table-cell>
          <table:table-cell table:style-name="ce5"/>
          <table:table-cell office:value-type="string" table:style-name="ce5">
            <text:p>Donor</text:p>
          </table:table-cell>
          <table:table-cell office:value-type="date" office:date-value="2015-05-01T14:48:00" table:style-name="ce4">
            <text:p>1-May-2015</text:p>
          </table:table-cell>
          <table:table-cell office:value-type="date" office:date-value="2015-05-01T14:44:00" table:style-name="ce4">
            <text:p>1-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urkey</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relief team - USAR/GEA SAR Team - A Turkish Search and Rescue (SAR) Team and Humanitarian Personnel, Turkish Red Crescent and Turkish NGOs (42 people); Alliance of International Doctors</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Turkey</text:p>
          </table:table-cell>
          <table:table-cell office:value-type="string" table:style-name="ce5">
            <text:p>Turkey</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8991" table:style-name="ce5">
            <text:p>228,991</text:p>
          </table:table-cell>
          <table:table-cell table:style-name="ce5"/>
          <table:table-cell office:value-type="string" table:style-name="ce5">
            <text:p>Donor</text:p>
          </table:table-cell>
          <table:table-cell office:value-type="date" office:date-value="2015-05-06T10:06:00" table:style-name="ce4">
            <text:p>6-May-2015</text:p>
          </table:table-cell>
          <table:table-cell office:value-type="date" office:date-value="2015-04-27T09:55: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urkish Red Crescent Society</text:p>
          </table:table-cell>
          <table:table-cell office:value-type="string" table:style-name="ce5">
            <text:p>Nepal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871" table:style-name="ce5">
            <text:p>5,871</text:p>
          </table:table-cell>
          <table:table-cell office:value-type="float" office:value="0" table:style-name="ce5">
            <text:p>0</text:p>
          </table:table-cell>
          <table:table-cell office:value-type="string" table:style-name="ce5">
            <text:p>in kind - 320 food parcels</text:p>
          </table:table-cell>
          <table:table-cell office:value-type="float" office:value="15616" table:style-name="ce5">
            <text:p>15,616</text:p>
          </table:table-cell>
          <table:table-cell office:value-type="string" table:style-name="ce5">
            <text:p>TRY</text:p>
          </table:table-cell>
          <table:table-cell office:value-type="date" office:date-value="2015-04-25T00:00:00" table:style-name="ce4">
            <text:p>25-Apr-2015</text:p>
          </table:table-cell>
          <table:table-cell table:style-name="ce5"/>
          <table:table-cell office:value-type="string" table:style-name="ce5">
            <text:p>FOOD</text:p>
          </table:table-cell>
          <table:table-cell office:value-type="string" table:style-name="ce5">
            <text:p>Nepal</text:p>
          </table:table-cell>
          <table:table-cell office:value-type="string" table:style-name="ce5">
            <text:p>Paid contribution</text:p>
          </table:table-cell>
          <table:table-cell office:value-type="string" table:style-name="ce5">
            <text:p>Turkish Red Crescent Society</text:p>
          </table:table-cell>
          <table:table-cell office:value-type="string" table:style-name="ce5">
            <text:p>Allocation of funds from Red Cross / Red Crescent</text:p>
          </table:table-cell>
          <table:table-cell office:value-type="string" table:style-name="ce5">
            <text:p>Nepal Red Cross Society</text:p>
          </table:table-cell>
          <table:table-cell office:value-type="string" table:style-name="ce5">
            <text:p>Red Cross / Red Crescent</text:p>
          </table:table-cell>
          <table:table-cell office:value-type="string" table:style-name="ce5">
            <text:p>Nepal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293" table:style-name="ce5">
            <text:p>229,293</text:p>
          </table:table-cell>
          <table:table-cell table:style-name="ce5"/>
          <table:table-cell office:value-type="string" table:style-name="ce5">
            <text:p>Donor</text:p>
          </table:table-cell>
          <table:table-cell office:value-type="date" office:date-value="2015-04-30T11:16:00" table:style-name="ce4">
            <text:p>30-Apr-2015</text:p>
          </table:table-cell>
          <table:table-cell office:value-type="date" office:date-value="2015-04-30T11:12: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urkish Red Crescent Society</text:p>
          </table:table-cell>
          <table:table-cell office:value-type="string" table:style-name="ce5">
            <text:p>Nepal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5481" table:style-name="ce5">
            <text:p>5,481</text:p>
          </table:table-cell>
          <table:table-cell office:value-type="float" office:value="0" table:style-name="ce5">
            <text:p>0</text:p>
          </table:table-cell>
          <table:table-cell office:value-type="string" table:style-name="ce5">
            <text:p>in kind - 1000 blankets</text:p>
          </table:table-cell>
          <table:table-cell office:value-type="float" office:value="14580" table:style-name="ce5">
            <text:p>14,580</text:p>
          </table:table-cell>
          <table:table-cell office:value-type="string" table:style-name="ce5">
            <text:p>TRY</text:p>
          </table:table-cell>
          <table:table-cell office:value-type="date" office:date-value="2015-04-25T00:00:00" table:style-name="ce4">
            <text:p>25-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Turkish Red Crescent Society</text:p>
          </table:table-cell>
          <table:table-cell office:value-type="string" table:style-name="ce5">
            <text:p>Allocation of funds from Red Cross / Red Crescent</text:p>
          </table:table-cell>
          <table:table-cell office:value-type="string" table:style-name="ce5">
            <text:p>Nepal Red Cross Society</text:p>
          </table:table-cell>
          <table:table-cell office:value-type="string" table:style-name="ce5">
            <text:p>Red Cross / Red Crescent</text:p>
          </table:table-cell>
          <table:table-cell office:value-type="string" table:style-name="ce5">
            <text:p>Nepal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295" table:style-name="ce5">
            <text:p>229,295</text:p>
          </table:table-cell>
          <table:table-cell table:style-name="ce5"/>
          <table:table-cell office:value-type="string" table:style-name="ce5">
            <text:p>Donor</text:p>
          </table:table-cell>
          <table:table-cell office:value-type="date" office:date-value="2015-04-30T11:16:00" table:style-name="ce4">
            <text:p>30-Apr-2015</text:p>
          </table:table-cell>
          <table:table-cell office:value-type="date" office:date-value="2015-04-30T11:15: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urkish Red Crescent Society</text:p>
          </table:table-cell>
          <table:table-cell office:value-type="string" table:style-name="ce5">
            <text:p>Nepal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3289" table:style-name="ce5">
            <text:p>23,289</text:p>
          </table:table-cell>
          <table:table-cell office:value-type="float" office:value="0" table:style-name="ce5">
            <text:p>0</text:p>
          </table:table-cell>
          <table:table-cell office:value-type="string" table:style-name="ce5">
            <text:p>in kind - 5 inflatable tents</text:p>
          </table:table-cell>
          <table:table-cell office:value-type="float" office:value="61950" table:style-name="ce5">
            <text:p>61,950</text:p>
          </table:table-cell>
          <table:table-cell office:value-type="string" table:style-name="ce5">
            <text:p>TRY</text:p>
          </table:table-cell>
          <table:table-cell office:value-type="date" office:date-value="2015-04-27T00:00:00" table:style-name="ce4">
            <text:p>27-Apr-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Turkish Red Crescent Society</text:p>
          </table:table-cell>
          <table:table-cell office:value-type="string" table:style-name="ce5">
            <text:p>Allocation of funds from Red Cross / Red Crescent</text:p>
          </table:table-cell>
          <table:table-cell office:value-type="string" table:style-name="ce5">
            <text:p>Nepal Red Cross Society</text:p>
          </table:table-cell>
          <table:table-cell office:value-type="string" table:style-name="ce5">
            <text:p>Red Cross / Red Crescent</text:p>
          </table:table-cell>
          <table:table-cell office:value-type="string" table:style-name="ce5">
            <text:p>Nepal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292" table:style-name="ce5">
            <text:p>229,292</text:p>
          </table:table-cell>
          <table:table-cell table:style-name="ce5"/>
          <table:table-cell office:value-type="string" table:style-name="ce5">
            <text:p>Donor</text:p>
          </table:table-cell>
          <table:table-cell office:value-type="date" office:date-value="2015-04-30T11:17:00" table:style-name="ce4">
            <text:p>30-Apr-2015</text:p>
          </table:table-cell>
          <table:table-cell office:value-type="date" office:date-value="2015-04-30T11:10: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Turkish Red Crescent Society</text:p>
          </table:table-cell>
          <table:table-cell office:value-type="string" table:style-name="ce5">
            <text:p>Nepal Red Cross Society</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7444" table:style-name="ce5">
            <text:p>27,444</text:p>
          </table:table-cell>
          <table:table-cell office:value-type="float" office:value="0" table:style-name="ce5">
            <text:p>0</text:p>
          </table:table-cell>
          <table:table-cell office:value-type="string" table:style-name="ce5">
            <text:p>in kind - 2,000 tarpaulins</text:p>
          </table:table-cell>
          <table:table-cell office:value-type="float" office:value="73000" table:style-name="ce5">
            <text:p>73,000</text:p>
          </table:table-cell>
          <table:table-cell office:value-type="string" table:style-name="ce5">
            <text:p>TRY</text:p>
          </table:table-cell>
          <table:table-cell office:value-type="date" office:date-value="2015-05-05T00:00:00" table:style-name="ce4">
            <text:p>5-May-2015</text:p>
          </table:table-cell>
          <table:table-cell table:style-name="ce5"/>
          <table:table-cell office:value-type="string" table:style-name="ce5">
            <text:p>SHELTER AND NON-FOOD ITEMS</text:p>
          </table:table-cell>
          <table:table-cell office:value-type="string" table:style-name="ce5">
            <text:p>Nepal</text:p>
          </table:table-cell>
          <table:table-cell office:value-type="string" table:style-name="ce5">
            <text:p>Paid contribution</text:p>
          </table:table-cell>
          <table:table-cell office:value-type="string" table:style-name="ce5">
            <text:p>Turkish Red Crescent Society</text:p>
          </table:table-cell>
          <table:table-cell office:value-type="string" table:style-name="ce5">
            <text:p>Allocation of funds from Red Cross / Red Crescent</text:p>
          </table:table-cell>
          <table:table-cell office:value-type="string" table:style-name="ce5">
            <text:p>Nepal Red Cross Society</text:p>
          </table:table-cell>
          <table:table-cell office:value-type="string" table:style-name="ce5">
            <text:p>Red Cross / Red Crescent</text:p>
          </table:table-cell>
          <table:table-cell office:value-type="string" table:style-name="ce5">
            <text:p>Nepal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728" table:style-name="ce5">
            <text:p>229,728</text:p>
          </table:table-cell>
          <table:table-cell table:style-name="ce5"/>
          <table:table-cell office:value-type="string" table:style-name="ce5">
            <text:p>Agency</text:p>
          </table:table-cell>
          <table:table-cell office:value-type="date" office:date-value="2015-05-06T11:04:00" table:style-name="ce4">
            <text:p>6-May-2015</text:p>
          </table:table-cell>
          <table:table-cell office:value-type="date" office:date-value="2015-05-06T11:04:00" table:style-name="ce4">
            <text:p>6-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CEF National Committee/Australia</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033691" table:style-name="ce5">
            <text:p>1,033,691</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1350000" table:style-name="ce5">
            <text:p>1,350,000</text:p>
          </table:table-cell>
          <table:table-cell office:value-type="string" table:style-name="ce5">
            <text:p>AUD</text:p>
          </table:table-cell>
          <table:table-cell office:value-type="date" office:date-value="2015-04-27T00:00:00" table:style-name="ce4">
            <text:p>27-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CEF National Committee/Australia</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24" table:style-name="ce5">
            <text:p>230,024</text:p>
          </table:table-cell>
          <table:table-cell table:style-name="ce5"/>
          <table:table-cell office:value-type="string" table:style-name="ce5">
            <text:p>Agency</text:p>
          </table:table-cell>
          <table:table-cell office:value-type="date" office:date-value="2015-05-11T12:03:00" table:style-name="ce4">
            <text:p>11-May-2015</text:p>
          </table:table-cell>
          <table:table-cell office:value-type="date" office:date-value="2015-05-11T12:03: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CEF National Committee/Canada</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727982" table:style-name="ce5">
            <text:p>727,982</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872850" table:style-name="ce5">
            <text:p>872,850</text:p>
          </table:table-cell>
          <table:table-cell office:value-type="string" table:style-name="ce5">
            <text:p>CAD</text:p>
          </table:table-cell>
          <table:table-cell office:value-type="date" office:date-value="2015-04-30T00:00:00" table:style-name="ce4">
            <text:p>30-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CEF National Committee/Canada</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27" table:style-name="ce5">
            <text:p>230,027</text:p>
          </table:table-cell>
          <table:table-cell table:style-name="ce5"/>
          <table:table-cell office:value-type="string" table:style-name="ce5">
            <text:p>Agency</text:p>
          </table:table-cell>
          <table:table-cell office:value-type="date" office:date-value="2015-05-11T12:08:00" table:style-name="ce4">
            <text:p>11-May-2015</text:p>
          </table:table-cell>
          <table:table-cell office:value-type="date" office:date-value="2015-05-11T12:08: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CEF National Committee/Canada</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42292" table:style-name="ce5">
            <text:p>142,292</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180000" table:style-name="ce5">
            <text:p>180,000</text:p>
          </table:table-cell>
          <table:table-cell office:value-type="string" table:style-name="ce5">
            <text:p>CAD</text:p>
          </table:table-cell>
          <table:table-cell office:value-type="date" office:date-value="2015-04-27T00:00:00" table:style-name="ce4">
            <text:p>27-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CEF National Committee/Canada</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26" table:style-name="ce5">
            <text:p>230,026</text:p>
          </table:table-cell>
          <table:table-cell table:style-name="ce5"/>
          <table:table-cell office:value-type="string" table:style-name="ce5">
            <text:p>Agency</text:p>
          </table:table-cell>
          <table:table-cell office:value-type="date" office:date-value="2015-05-11T12:07:00" table:style-name="ce4">
            <text:p>11-May-2015</text:p>
          </table:table-cell>
          <table:table-cell office:value-type="date" office:date-value="2015-05-11T12:07: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CEF National Committee/Denmark</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290234" table:style-name="ce5">
            <text:p>290,234</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2000000" table:style-name="ce5">
            <text:p>2,000,000</text:p>
          </table:table-cell>
          <table:table-cell office:value-type="string" table:style-name="ce5">
            <text:p>DKK</text:p>
          </table:table-cell>
          <table:table-cell office:value-type="date" office:date-value="2015-04-28T00:00:00" table:style-name="ce4">
            <text:p>28-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CEF National Committee/Denmark</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30" table:style-name="ce5">
            <text:p>230,030</text:p>
          </table:table-cell>
          <table:table-cell table:style-name="ce5"/>
          <table:table-cell office:value-type="string" table:style-name="ce5">
            <text:p>Agency</text:p>
          </table:table-cell>
          <table:table-cell office:value-type="date" office:date-value="2015-05-11T12:11:00" table:style-name="ce4">
            <text:p>11-May-2015</text:p>
          </table:table-cell>
          <table:table-cell office:value-type="date" office:date-value="2015-05-11T12:11: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CEF National Committee/Finland</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10619" table:style-name="ce5">
            <text:p>110,619</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100000" table:style-name="ce5">
            <text:p>100,000</text:p>
          </table:table-cell>
          <table:table-cell office:value-type="string" table:style-name="ce5">
            <text:p>EUR</text:p>
          </table:table-cell>
          <table:table-cell office:value-type="date" office:date-value="2015-04-29T00:00:00" table:style-name="ce4">
            <text:p>29-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CEF National Committee/Finland</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32" table:style-name="ce5">
            <text:p>230,032</text:p>
          </table:table-cell>
          <table:table-cell table:style-name="ce5"/>
          <table:table-cell office:value-type="string" table:style-name="ce5">
            <text:p>Agency</text:p>
          </table:table-cell>
          <table:table-cell office:value-type="date" office:date-value="2015-05-11T12:18:00" table:style-name="ce4">
            <text:p>11-May-2015</text:p>
          </table:table-cell>
          <table:table-cell office:value-type="date" office:date-value="2015-05-11T12:18: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7">
          <table:table-cell office:value-type="string" table:style-name="ce5">
            <text:p>UNICEF National Committee/Korea (Republic of)</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to be allocated to specific projects<text:s/></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CEF National Committee/Korea (Republic of)</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33" table:style-name="ce5">
            <text:p>230,033</text:p>
          </table:table-cell>
          <table:table-cell table:style-name="ce5"/>
          <table:table-cell office:value-type="string" table:style-name="ce5">
            <text:p>Agency</text:p>
          </table:table-cell>
          <table:table-cell office:value-type="date" office:date-value="2015-05-11T12:20:00" table:style-name="ce4">
            <text:p>11-May-2015</text:p>
          </table:table-cell>
          <table:table-cell office:value-type="date" office:date-value="2015-05-11T12:20: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CEF National Committee/Netherlands</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553097" table:style-name="ce5">
            <text:p>553,097</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500000" table:style-name="ce5">
            <text:p>500,000</text:p>
          </table:table-cell>
          <table:table-cell office:value-type="string" table:style-name="ce5">
            <text:p>EUR</text:p>
          </table:table-cell>
          <table:table-cell office:value-type="date" office:date-value="2015-04-30T00:00:00" table:style-name="ce4">
            <text:p>30-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CEF National Committee/Netherlands</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34" table:style-name="ce5">
            <text:p>230,034</text:p>
          </table:table-cell>
          <table:table-cell table:style-name="ce5"/>
          <table:table-cell office:value-type="string" table:style-name="ce5">
            <text:p>Agency</text:p>
          </table:table-cell>
          <table:table-cell office:value-type="date" office:date-value="2015-05-11T12:22:00" table:style-name="ce4">
            <text:p>11-May-2015</text:p>
          </table:table-cell>
          <table:table-cell office:value-type="date" office:date-value="2015-05-11T12:22: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CEF National Committee/Sweden</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3318584" table:style-name="ce5">
            <text:p>3,318,584</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3000000" table:style-name="ce5">
            <text:p>3,000,000</text:p>
          </table:table-cell>
          <table:table-cell office:value-type="string" table:style-name="ce5">
            <text:p>EUR</text:p>
          </table:table-cell>
          <table:table-cell office:value-type="date" office:date-value="2015-04-30T00:00:00" table:style-name="ce4">
            <text:p>30-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CEF National Committee/Sweden</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42" table:style-name="ce5">
            <text:p>230,042</text:p>
          </table:table-cell>
          <table:table-cell table:style-name="ce5"/>
          <table:table-cell office:value-type="string" table:style-name="ce5">
            <text:p>Agency</text:p>
          </table:table-cell>
          <table:table-cell office:value-type="date" office:date-value="2015-05-11T12:30:00" table:style-name="ce4">
            <text:p>11-May-2015</text:p>
          </table:table-cell>
          <table:table-cell office:value-type="date" office:date-value="2015-05-11T12:30: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CEF National Committee/Sweden</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513536" table:style-name="ce5">
            <text:p>513,536</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4306000" table:style-name="ce5">
            <text:p>4,306,000</text:p>
          </table:table-cell>
          <table:table-cell office:value-type="string" table:style-name="ce5">
            <text:p>SEK</text:p>
          </table:table-cell>
          <table:table-cell office:value-type="date" office:date-value="2015-04-30T00:00:00" table:style-name="ce4">
            <text:p>30-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CEF National Committee/Sweden</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44" table:style-name="ce5">
            <text:p>230,044</text:p>
          </table:table-cell>
          <table:table-cell table:style-name="ce5"/>
          <table:table-cell office:value-type="string" table:style-name="ce5">
            <text:p>Agency</text:p>
          </table:table-cell>
          <table:table-cell office:value-type="date" office:date-value="2015-05-11T12:34:00" table:style-name="ce4">
            <text:p>11-May-2015</text:p>
          </table:table-cell>
          <table:table-cell office:value-type="date" office:date-value="2015-05-11T12:34: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CEF National Committee/United Kingdom</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479290" table:style-name="ce5">
            <text:p>1,479,290</text:p>
          </table:table-cell>
          <table:table-cell office:value-type="float" office:value="0" table:style-name="ce5">
            <text:p>0</text:p>
          </table:table-cell>
          <table:table-cell office:value-type="string" table:style-name="ce5">
            <text:p>to be allocated to specific projects</text:p>
          </table:table-cell>
          <table:table-cell office:value-type="float" office:value="1000000" table:style-name="ce5">
            <text:p>1,000,000</text:p>
          </table:table-cell>
          <table:table-cell office:value-type="string" table:style-name="ce5">
            <text:p>GBP</text:p>
          </table:table-cell>
          <table:table-cell office:value-type="date" office:date-value="2015-04-26T00:00:00" table:style-name="ce4">
            <text:p>26-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CEF National Committee/United Kingdom</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46" table:style-name="ce5">
            <text:p>230,046</text:p>
          </table:table-cell>
          <table:table-cell table:style-name="ce5"/>
          <table:table-cell office:value-type="string" table:style-name="ce5">
            <text:p>Agency</text:p>
          </table:table-cell>
          <table:table-cell office:value-type="date" office:date-value="2015-05-11T12:42:00" table:style-name="ce4">
            <text:p>11-May-2015</text:p>
          </table:table-cell>
          <table:table-cell office:value-type="date" office:date-value="2015-05-11T12:42: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Search and Rescue (SAR) team from the Ministry of Interior (87 team members) have been deployed to Nepal.</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8993" table:style-name="ce5">
            <text:p>228,993</text:p>
          </table:table-cell>
          <table:table-cell table:style-name="ce5"/>
          <table:table-cell office:value-type="string" table:style-name="ce5">
            <text:p>Other</text:p>
          </table:table-cell>
          <table:table-cell office:value-type="date" office:date-value="2015-04-30T17:17:00" table:style-name="ce4">
            <text:p>30-Apr-2015</text:p>
          </table:table-cell>
          <table:table-cell office:value-type="date" office:date-value="2015-04-27T09:59: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emergency response (from The Khalifa Foundation - sent workers to India to buy food and another team to Nepal, and will work to secure convoys of emergency relief. )</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94" table:style-name="ce5">
            <text:p>229,394</text:p>
          </table:table-cell>
          <table:table-cell table:style-name="ce5"/>
          <table:table-cell office:value-type="string" table:style-name="ce5">
            <text:p>Other</text:p>
          </table:table-cell>
          <table:table-cell office:value-type="date" office:date-value="2015-05-01T14:41:00" table:style-name="ce4">
            <text:p>1-May-2015</text:p>
          </table:table-cell>
          <table:table-cell office:value-type="date" office:date-value="2015-04-30T17:26: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95290" table:style-name="ce5">
            <text:p>95,290</text:p>
          </table:table-cell>
          <table:table-cell office:value-type="string" table:style-name="ce5">
            <text:p>emergency response (from Sharjah Charity Association)</text:p>
          </table:table-cell>
          <table:table-cell office:value-type="float" office:value="350000" table:style-name="ce5">
            <text:p>350,000</text:p>
          </table:table-cell>
          <table:table-cell office:value-type="string" table:style-name="ce5">
            <text:p>AE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93" table:style-name="ce5">
            <text:p>229,393</text:p>
          </table:table-cell>
          <table:table-cell table:style-name="ce5"/>
          <table:table-cell office:value-type="string" table:style-name="ce5">
            <text:p>Other</text:p>
          </table:table-cell>
          <table:table-cell office:value-type="date" office:date-value="2015-04-30T17:25:00" table:style-name="ce4">
            <text:p>30-Apr-2015</text:p>
          </table:table-cell>
          <table:table-cell office:value-type="date" office:date-value="2015-04-30T17:25: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544514" table:style-name="ce5">
            <text:p>544,514</text:p>
          </table:table-cell>
          <table:table-cell office:value-type="string" table:style-name="ce5">
            <text:p>emergency response (from Mohammed bin Rashid Al Maktoum Charity and Humanitarian Establishment)</text:p>
          </table:table-cell>
          <table:table-cell office:value-type="float" office:value="2000000" table:style-name="ce5">
            <text:p>2,000,000</text:p>
          </table:table-cell>
          <table:table-cell office:value-type="string" table:style-name="ce5">
            <text:p>AED</text:p>
          </table:table-cell>
          <table:table-cell office:value-type="date" office:date-value="2015-04-30T00:00:00" table:style-name="ce4">
            <text:p>30-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92" table:style-name="ce5">
            <text:p>229,392</text:p>
          </table:table-cell>
          <table:table-cell table:style-name="ce5"/>
          <table:table-cell office:value-type="string" table:style-name="ce5">
            <text:p>Other</text:p>
          </table:table-cell>
          <table:table-cell office:value-type="date" office:date-value="2015-04-30T17:22:00" table:style-name="ce4">
            <text:p>30-Apr-2015</text:p>
          </table:table-cell>
          <table:table-cell office:value-type="date" office:date-value="2015-04-30T17:22: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0" table:style-name="ce5">
            <text:p>0</text:p>
          </table:table-cell>
          <table:table-cell office:value-type="string" table:style-name="ce5">
            <text:p>air bridge of humanitarian aid to Nepal. The total volume of shipment that shall be sent through the air bridge will exceed 450 metric tonnes that contain various relief items.<text:s/></text:p>
          </table:table-cell>
          <table:table-cell office:value-type="string" table:style-name="ce5">
            <text:p/>
          </table:table-cell>
          <table:table-cell office:value-type="string" table:style-name="ce5">
            <text:p>USD</text:p>
          </table:table-cell>
          <table:table-cell office:value-type="date" office:date-value="2015-04-30T00:00:00" table:style-name="ce4">
            <text:p>30-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395" table:style-name="ce5">
            <text:p>229,395</text:p>
          </table:table-cell>
          <table:table-cell table:style-name="ce5"/>
          <table:table-cell office:value-type="string" table:style-name="ce5">
            <text:p>Other</text:p>
          </table:table-cell>
          <table:table-cell office:value-type="date" office:date-value="2015-05-01T14:40:00" table:style-name="ce4">
            <text:p>1-May-2015</text:p>
          </table:table-cell>
          <table:table-cell office:value-type="date" office:date-value="2015-04-30T17:28:00" table:style-name="ce4">
            <text:p>30-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1361285" table:style-name="ce5">
            <text:p>1,361,285</text:p>
          </table:table-cell>
          <table:table-cell office:value-type="string" table:style-name="ce5">
            <text:p>emergency response (from H.H. Sheikha Fatima bint Mubarak, Chairwoman of the General Women’s Union (GWU))</text:p>
          </table:table-cell>
          <table:table-cell office:value-type="float" office:value="5000000" table:style-name="ce5">
            <text:p>5,000,000</text:p>
          </table:table-cell>
          <table:table-cell office:value-type="string" table:style-name="ce5">
            <text:p>AED</text:p>
          </table:table-cell>
          <table:table-cell office:value-type="date" office:date-value="2015-04-27T00:00:00" table:style-name="ce4">
            <text:p>27-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Arab Emirates</text:p>
          </table:table-cell>
          <table:table-cell office:value-type="string" table:style-name="ce5">
            <text:p>United Arab Emir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078" table:style-name="ce5">
            <text:p>229,078</text:p>
          </table:table-cell>
          <table:table-cell table:style-name="ce5"/>
          <table:table-cell office:value-type="string" table:style-name="ce5">
            <text:p>Other</text:p>
          </table:table-cell>
          <table:table-cell office:value-type="date" office:date-value="2015-04-30T17:24:00" table:style-name="ce4">
            <text:p>30-Apr-2015</text:p>
          </table:table-cell>
          <table:table-cell office:value-type="date" office:date-value="2015-04-27T17:01: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United Kingdom<text:s/></text:p>
          </table:table-cell>
          <table:table-cell office:value-type="string" table:style-name="ce5">
            <text:p>ActionAid International NEPAL</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770416" table:style-name="ce5">
            <text:p>770,416</text:p>
          </table:table-cell>
          <table:table-cell office:value-type="float" office:value="0" table:style-name="ce5">
            <text:p>0</text:p>
          </table:table-cell>
          <table:table-cell office:value-type="string" table:style-name="ce5">
            <text:p>To provide immediate humanitarian support to people affected by the Nepal earthquake. (205028)</text:p>
          </table:table-cell>
          <table:table-cell office:value-type="float" office:value="500000" table:style-name="ce5">
            <text:p>500,000</text:p>
          </table:table-cell>
          <table:table-cell office:value-type="string" table:style-name="ce5">
            <text:p>GBP</text:p>
          </table:table-cell>
          <table:table-cell office:value-type="date" office:date-value="2015-05-01T00:00:00" table:style-name="ce4">
            <text:p>1-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ActionAid International NEPAL</text:p>
          </table:table-cell>
          <table:table-cell office:value-type="string" table:style-name="ce5">
            <text:p>NGOs</text:p>
          </table:table-cell>
          <table:table-cell office:value-type="string" table:style-name="ce5">
            <text:p>AAIN</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30" table:style-name="ce5">
            <text:p>229,930</text:p>
          </table:table-cell>
          <table:table-cell table:style-name="ce5"/>
          <table:table-cell office:value-type="string" table:style-name="ce5">
            <text:p>Donor</text:p>
          </table:table-cell>
          <table:table-cell office:value-type="date" office:date-value="2015-05-08T12:05:00" table:style-name="ce4">
            <text:p>8-May-2015</text:p>
          </table:table-cell>
          <table:table-cell office:value-type="date" office:date-value="2015-05-08T12:05:00" table:style-name="ce4">
            <text:p>8-May-2015</text:p>
          </table:table-cell>
          <table:table-cell office:value-type="string" table:style-name="ce5">
            <text:p>205028, [EDRIS:7096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United Kingdom<text:s/></text:p>
          </table:table-cell>
          <table:table-cell office:value-type="string" table:style-name="ce5">
            <text:p>British Red Cros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437870" table:style-name="ce5">
            <text:p>4,437,870</text:p>
          </table:table-cell>
          <table:table-cell office:value-type="float" office:value="0" table:style-name="ce5">
            <text:p>0</text:p>
          </table:table-cell>
          <table:table-cell office:value-type="string" table:style-name="ce5">
            <text:p>To provide immediate humanitarian support to people affected by the Nepal earthquake</text:p>
          </table:table-cell>
          <table:table-cell office:value-type="float" office:value="3000000" table:style-name="ce5">
            <text:p>3,000,000</text:p>
          </table:table-cell>
          <table:table-cell office:value-type="string" table:style-name="ce5">
            <text:p>GBP</text:p>
          </table:table-cell>
          <table:table-cell office:value-type="date" office:date-value="2015-04-26T00:00:00" table:style-name="ce4">
            <text:p>26-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British Red Cross</text:p>
          </table:table-cell>
          <table:table-cell office:value-type="string" table:style-name="ce5">
            <text:p>Red Cross / Red Crescent</text:p>
          </table:table-cell>
          <table:table-cell office:value-type="string" table:style-name="ce5">
            <text:p>British RC</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38" table:style-name="ce5">
            <text:p>229,938</text:p>
          </table:table-cell>
          <table:table-cell table:style-name="ce5"/>
          <table:table-cell office:value-type="string" table:style-name="ce5">
            <text:p>Donor</text:p>
          </table:table-cell>
          <table:table-cell office:value-type="date" office:date-value="2015-05-08T12:17:00" table:style-name="ce4">
            <text:p>8-May-2015</text:p>
          </table:table-cell>
          <table:table-cell office:value-type="date" office:date-value="2015-05-08T12:17:00" table:style-name="ce4">
            <text:p>8-May-2015</text:p>
          </table:table-cell>
          <table:table-cell office:value-type="string" table:style-name="ce5">
            <text:p>[EDRIS:7096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United Kingdom<text:s/></text:p>
          </table:table-cell>
          <table:table-cell office:value-type="string" table:style-name="ce5">
            <text:p>CARE Nep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442/R/7468</text:p>
          </table:table-cell>
          <table:table-cell office:value-type="string" table:style-name="ce5">
            <text:p>Shelter assistance for 20,000 most vunerable earthquake-affected families</text:p>
          </table:table-cell>
          <table:table-cell office:value-type="float" office:value="2015" table:style-name="ce3">
            <text:p>2015</text:p>
          </table:table-cell>
          <table:table-cell office:value-type="float" office:value="1078582" table:style-name="ce5">
            <text:p>1,078,582</text:p>
          </table:table-cell>
          <table:table-cell office:value-type="float" office:value="0" table:style-name="ce5">
            <text:p>0</text:p>
          </table:table-cell>
          <table:table-cell office:value-type="string" table:style-name="ce5">
            <text:p>To provide immediate humanitarian support to people affected by the Nepal earthquake. (205028)</text:p>
          </table:table-cell>
          <table:table-cell office:value-type="float" office:value="700000" table:style-name="ce5">
            <text:p>700,000</text:p>
          </table:table-cell>
          <table:table-cell office:value-type="string" table:style-name="ce5">
            <text:p>GBP</text:p>
          </table:table-cell>
          <table:table-cell office:value-type="date" office:date-value="2015-05-01T00:00:00" table:style-name="ce4">
            <text:p>1-May-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CARE International</text:p>
          </table:table-cell>
          <table:table-cell office:value-type="string" table:style-name="ce5">
            <text:p>NGOs</text:p>
          </table:table-cell>
          <table:table-cell office:value-type="string" table:style-name="ce5">
            <text:p>CARE Nepal</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32" table:style-name="ce5">
            <text:p>229,932</text:p>
          </table:table-cell>
          <table:table-cell table:style-name="ce5"/>
          <table:table-cell office:value-type="string" table:style-name="ce5">
            <text:p>Donor</text:p>
          </table:table-cell>
          <table:table-cell office:value-type="date" office:date-value="2015-05-08T12:08:00" table:style-name="ce4">
            <text:p>8-May-2015</text:p>
          </table:table-cell>
          <table:table-cell office:value-type="date" office:date-value="2015-05-08T12:08:00" table:style-name="ce4">
            <text:p>8-May-2015</text:p>
          </table:table-cell>
          <table:table-cell office:value-type="string" table:style-name="ce5">
            <text:p>205028, [EDRIS:7096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6080000" table:style-name="ce5">
            <text:p>6,08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United Kingdom<text:s/></text:p>
          </table:table-cell>
          <table:table-cell office:value-type="string" table:style-name="ce5">
            <text:p>Disasters Emergency Committee (UK)</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7396450" table:style-name="ce5">
            <text:p>7,396,450</text:p>
          </table:table-cell>
          <table:table-cell office:value-type="float" office:value="0" table:style-name="ce5">
            <text:p>0</text:p>
          </table:table-cell>
          <table:table-cell office:value-type="string" table:style-name="ce5">
            <text:p>To provide immediate humanitarian support to people affected by the Nepal earthquake.</text:p>
          </table:table-cell>
          <table:table-cell office:value-type="float" office:value="5000000" table:style-name="ce5">
            <text:p>5,000,000</text:p>
          </table:table-cell>
          <table:table-cell office:value-type="string" table:style-name="ce5">
            <text:p>GBP</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Disasters Emergency Committee (UK)</text:p>
          </table:table-cell>
          <table:table-cell office:value-type="string" table:style-name="ce5">
            <text:p>NGOs</text:p>
          </table:table-cell>
          <table:table-cell office:value-type="string" table:style-name="ce5">
            <text:p>DEC (UK)</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37" table:style-name="ce5">
            <text:p>229,937</text:p>
          </table:table-cell>
          <table:table-cell table:style-name="ce5"/>
          <table:table-cell office:value-type="string" table:style-name="ce5">
            <text:p>Donor</text:p>
          </table:table-cell>
          <table:table-cell office:value-type="date" office:date-value="2015-05-08T12:15:00" table:style-name="ce4">
            <text:p>8-May-2015</text:p>
          </table:table-cell>
          <table:table-cell office:value-type="date" office:date-value="2015-05-08T12:15:00" table:style-name="ce4">
            <text:p>8-May-2015</text:p>
          </table:table-cell>
          <table:table-cell office:value-type="string" table:style-name="ce5">
            <text:p>[EDRIS:7096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United Kingdom<text:s/></text:p>
          </table:table-cell>
          <table:table-cell office:value-type="string" table:style-name="ce5">
            <text:p>Handicap International</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49/R/5349</text:p>
          </table:table-cell>
          <table:table-cell office:value-type="string" table:style-name="ce5">
            <text:p>Emergency response to earthquake affected people in Nepal.<text:s/></text:p>
          </table:table-cell>
          <table:table-cell office:value-type="float" office:value="2015" table:style-name="ce3">
            <text:p>2015</text:p>
          </table:table-cell>
          <table:table-cell office:value-type="float" office:value="462250" table:style-name="ce5">
            <text:p>462,250</text:p>
          </table:table-cell>
          <table:table-cell office:value-type="float" office:value="0" table:style-name="ce5">
            <text:p>0</text:p>
          </table:table-cell>
          <table:table-cell office:value-type="string" table:style-name="ce5">
            <text:p>To provide immediate humanitarian support to people affected by the Nepal earthquake. (205028)</text:p>
          </table:table-cell>
          <table:table-cell office:value-type="float" office:value="300000" table:style-name="ce5">
            <text:p>300,000</text:p>
          </table:table-cell>
          <table:table-cell office:value-type="string" table:style-name="ce5">
            <text:p>GBP</text:p>
          </table:table-cell>
          <table:table-cell office:value-type="date" office:date-value="2015-05-01T00:00:00" table:style-name="ce4">
            <text:p>1-May-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Handicap International</text:p>
          </table:table-cell>
          <table:table-cell office:value-type="string" table:style-name="ce5">
            <text:p>NGOs</text:p>
          </table:table-cell>
          <table:table-cell office:value-type="string" table:style-name="ce5">
            <text:p>HI</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33" table:style-name="ce5">
            <text:p>229,933</text:p>
          </table:table-cell>
          <table:table-cell table:style-name="ce5"/>
          <table:table-cell office:value-type="string" table:style-name="ce5">
            <text:p>Donor</text:p>
          </table:table-cell>
          <table:table-cell office:value-type="date" office:date-value="2015-05-08T12:09:00" table:style-name="ce4">
            <text:p>8-May-2015</text:p>
          </table:table-cell>
          <table:table-cell office:value-type="date" office:date-value="2015-05-08T12:09:00" table:style-name="ce4">
            <text:p>8-May-2015</text:p>
          </table:table-cell>
          <table:table-cell office:value-type="string" table:style-name="ce5">
            <text:p>205028, [EDRIS:7096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04240" table:style-name="ce5">
            <text:p>1,104,240</text:p>
          </table:table-cell>
          <table:table-cell office:value-type="date" office:date-value="2015-04-25T00:00:00" table:style-name="ce4">
            <text:p>25-Apr-2015</text:p>
          </table:table-cell>
          <table:table-cell office:value-type="date" office:date-value="2015-07-30T00:00:00" table:style-name="ce4">
            <text:p>30-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11">
          <table:table-cell office:value-type="string" table:style-name="ce5">
            <text:p>United Kingdom<text:s/></text:p>
          </table:table-cell>
          <table:table-cell office:value-type="string" table:style-name="ce5">
            <text:p>International Organization for Migr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95/R/298</text:p>
          </table:table-cell>
          <table:table-cell office:value-type="string" table:style-name="ce5">
            <text:p>Provision of Emergency Shelter and Non-Food Items (NFI) and Structural Assessment Support to Earthquake Affected Population in Nepal for 25,000 Vulnerable Households and Structural Assessments for 5000 buildings</text:p>
          </table:table-cell>
          <table:table-cell office:value-type="float" office:value="2015" table:style-name="ce3">
            <text:p>2015</text:p>
          </table:table-cell>
          <table:table-cell office:value-type="float" office:value="1035503" table:style-name="ce5">
            <text:p>1,035,503</text:p>
          </table:table-cell>
          <table:table-cell office:value-type="float" office:value="0" table:style-name="ce5">
            <text:p>0</text:p>
          </table:table-cell>
          <table:table-cell office:value-type="string" table:style-name="ce5">
            <text:p>in kind - To provide immediate humanitarian support to people affected by the Nepal earthquake. - Non Food Items (mainly Shelter) (205028)</text:p>
          </table:table-cell>
          <table:table-cell office:value-type="float" office:value="700000" table:style-name="ce5">
            <text:p>700,000</text:p>
          </table:table-cell>
          <table:table-cell office:value-type="string" table:style-name="ce5">
            <text:p>GBP</text:p>
          </table:table-cell>
          <table:table-cell office:value-type="date" office:date-value="2015-04-30T00:00:00" table:style-name="ce4">
            <text:p>30-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919" table:style-name="ce5">
            <text:p>229,919</text:p>
          </table:table-cell>
          <table:table-cell table:style-name="ce5"/>
          <table:table-cell office:value-type="string" table:style-name="ce5">
            <text:p>Donor</text:p>
          </table:table-cell>
          <table:table-cell office:value-type="date" office:date-value="2015-05-08T11:36:00" table:style-name="ce4">
            <text:p>8-May-2015</text:p>
          </table:table-cell>
          <table:table-cell office:value-type="date" office:date-value="2015-05-08T11:33:00" table:style-name="ce4">
            <text:p>8-May-2015</text:p>
          </table:table-cell>
          <table:table-cell office:value-type="string" table:style-name="ce5">
            <text:p>205028, [EDRIS:70979]</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8900000" table:style-name="ce5">
            <text:p>18,9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11">
          <table:table-cell office:value-type="string" table:style-name="ce5">
            <text:p>United Kingdom<text:s/></text:p>
          </table:table-cell>
          <table:table-cell office:value-type="string" table:style-name="ce5">
            <text:p>International Organization for Migr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95/R/298</text:p>
          </table:table-cell>
          <table:table-cell office:value-type="string" table:style-name="ce5">
            <text:p>Provision of Emergency Shelter and Non-Food Items (NFI) and Structural Assessment Support to Earthquake Affected Population in Nepal for 25,000 Vulnerable Households and Structural Assessments for 5000 buildings</text:p>
          </table:table-cell>
          <table:table-cell office:value-type="float" office:value="2015" table:style-name="ce3">
            <text:p>2015</text:p>
          </table:table-cell>
          <table:table-cell office:value-type="float" office:value="1926040" table:style-name="ce5">
            <text:p>1,926,040</text:p>
          </table:table-cell>
          <table:table-cell office:value-type="float" office:value="0" table:style-name="ce5">
            <text:p>0</text:p>
          </table:table-cell>
          <table:table-cell office:value-type="string" table:style-name="ce5">
            <text:p>To provide immediate humanitarian support to people affected by the Nepal earthquake. - Provision of Emergency Shelter and Non-Food Items (NFI) and Structural Assessment Support to Earthquake Affected Population in Nepal for 25,000 Vulnerable Households and Structural Assessments for 5000 buildings (205028)</text:p>
          </table:table-cell>
          <table:table-cell office:value-type="float" office:value="1250000" table:style-name="ce5">
            <text:p>1,250,000</text:p>
          </table:table-cell>
          <table:table-cell office:value-type="string" table:style-name="ce5">
            <text:p>GBP</text:p>
          </table:table-cell>
          <table:table-cell office:value-type="date" office:date-value="2015-05-03T00:00:00" table:style-name="ce4">
            <text:p>3-May-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25" table:style-name="ce5">
            <text:p>229,925</text:p>
          </table:table-cell>
          <table:table-cell table:style-name="ce5"/>
          <table:table-cell office:value-type="string" table:style-name="ce5">
            <text:p>Donor</text:p>
          </table:table-cell>
          <table:table-cell office:value-type="date" office:date-value="2015-05-08T11:51:00" table:style-name="ce4">
            <text:p>8-May-2015</text:p>
          </table:table-cell>
          <table:table-cell office:value-type="date" office:date-value="2015-05-08T11:51:00" table:style-name="ce4">
            <text:p>8-May-2015</text:p>
          </table:table-cell>
          <table:table-cell office:value-type="string" table:style-name="ce5">
            <text:p>205028, [EDRIS:70968]</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8900000" table:style-name="ce5">
            <text:p>18,9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11">
          <table:table-cell office:value-type="string" table:style-name="ce5">
            <text:p>United Kingdom<text:s/></text:p>
          </table:table-cell>
          <table:table-cell office:value-type="string" table:style-name="ce5">
            <text:p>International Organization for Migr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95/R/298</text:p>
          </table:table-cell>
          <table:table-cell office:value-type="string" table:style-name="ce5">
            <text:p>Provision of Emergency Shelter and Non-Food Items (NFI) and Structural Assessment Support to Earthquake Affected Population in Nepal for 25,000 Vulnerable Households and Structural Assessments for 5000 buildings</text:p>
          </table:table-cell>
          <table:table-cell office:value-type="float" office:value="2015" table:style-name="ce3">
            <text:p>2015</text:p>
          </table:table-cell>
          <table:table-cell office:value-type="float" office:value="1155624" table:style-name="ce5">
            <text:p>1,155,624</text:p>
          </table:table-cell>
          <table:table-cell office:value-type="float" office:value="0" table:style-name="ce5">
            <text:p>0</text:p>
          </table:table-cell>
          <table:table-cell office:value-type="string" table:style-name="ce5">
            <text:p>in kind - To provide immediate humanitarian support to people affected by the Nepal earthquake.- shelter (205028)</text:p>
          </table:table-cell>
          <table:table-cell office:value-type="float" office:value="750000" table:style-name="ce5">
            <text:p>750,000</text:p>
          </table:table-cell>
          <table:table-cell office:value-type="string" table:style-name="ce5">
            <text:p>GBP</text:p>
          </table:table-cell>
          <table:table-cell office:value-type="date" office:date-value="2015-05-03T00:00:00" table:style-name="ce4">
            <text:p>3-May-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924" table:style-name="ce5">
            <text:p>229,924</text:p>
          </table:table-cell>
          <table:table-cell table:style-name="ce5"/>
          <table:table-cell office:value-type="string" table:style-name="ce5">
            <text:p>Donor</text:p>
          </table:table-cell>
          <table:table-cell office:value-type="date" office:date-value="2015-05-08T11:49:00" table:style-name="ce4">
            <text:p>8-May-2015</text:p>
          </table:table-cell>
          <table:table-cell office:value-type="date" office:date-value="2015-05-08T11:49:00" table:style-name="ce4">
            <text:p>8-May-2015</text:p>
          </table:table-cell>
          <table:table-cell office:value-type="string" table:style-name="ce5">
            <text:p>205028, [EDRIS:70969]</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8900000" table:style-name="ce5">
            <text:p>18,9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10">
          <table:table-cell office:value-type="string" table:style-name="ce5">
            <text:p>United Kingdom<text:s/></text:p>
          </table:table-cell>
          <table:table-cell office:value-type="string" table:style-name="ce5">
            <text:p>Mercy Corps<text: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289/R/5162</text:p>
          </table:table-cell>
          <table:table-cell office:value-type="string" table:style-name="ce5">
            <text:p>Humanitarian assistance to rural households affected by the earthquake in Nepal</text:p>
          </table:table-cell>
          <table:table-cell office:value-type="float" office:value="2015" table:style-name="ce3">
            <text:p>2015</text:p>
          </table:table-cell>
          <table:table-cell office:value-type="float" office:value="847458" table:style-name="ce5">
            <text:p>847,458</text:p>
          </table:table-cell>
          <table:table-cell office:value-type="float" office:value="0" table:style-name="ce5">
            <text:p>0</text:p>
          </table:table-cell>
          <table:table-cell office:value-type="string" table:style-name="ce5">
            <text:p>To provide immediate humanitarian support to people affected by the Nepal earthquake. (205028)</text:p>
          </table:table-cell>
          <table:table-cell office:value-type="float" office:value="550000" table:style-name="ce5">
            <text:p>550,000</text:p>
          </table:table-cell>
          <table:table-cell office:value-type="string" table:style-name="ce5">
            <text:p>GBP</text:p>
          </table:table-cell>
          <table:table-cell office:value-type="date" office:date-value="2015-05-01T00:00:00" table:style-name="ce4">
            <text:p>1-May-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Mercy Corps<text:s/></text:p>
          </table:table-cell>
          <table:table-cell office:value-type="string" table:style-name="ce5">
            <text:p>NGOs</text:p>
          </table:table-cell>
          <table:table-cell office:value-type="string" table:style-name="ce5">
            <text:p>Mercy Corp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34" table:style-name="ce5">
            <text:p>229,934</text:p>
          </table:table-cell>
          <table:table-cell table:style-name="ce5"/>
          <table:table-cell office:value-type="string" table:style-name="ce5">
            <text:p>Donor</text:p>
          </table:table-cell>
          <table:table-cell office:value-type="date" office:date-value="2015-05-08T12:11:00" table:style-name="ce4">
            <text:p>8-May-2015</text:p>
          </table:table-cell>
          <table:table-cell office:value-type="date" office:date-value="2015-05-08T12:11:00" table:style-name="ce4">
            <text:p>8-May-2015</text:p>
          </table:table-cell>
          <table:table-cell office:value-type="string" table:style-name="ce5">
            <text:p>205028, [EDRIS:7096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697708" table:style-name="ce5">
            <text:p>1,697,708</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table:style-name="ce5"/>
          <table:table-cell office:value-type="string" table:style-name="ce5">
            <text:p>2a-The project is designed to contribute significantly to gender equality</text:p>
          </table:table-cell>
          <table:table-cell table:number-columns-repeated="16343"/>
        </table:table-row>
        <table:table-row table:style-name="ro6">
          <table:table-cell office:value-type="string" table:style-name="ce5">
            <text:p>United Kingdom<text:s/></text:p>
          </table:table-cell>
          <table:table-cell office:value-type="string" table:style-name="ce5">
            <text:p>Mission Aviation Fellowship</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85362" table:style-name="ce5">
            <text:p>485,362</text:p>
          </table:table-cell>
          <table:table-cell office:value-type="float" office:value="0" table:style-name="ce5">
            <text:p>0</text:p>
          </table:table-cell>
          <table:table-cell office:value-type="string" table:style-name="ce5">
            <text:p>To provide immediate humanitarian support to people affected by the Nepal earthquake. - Logistics / Technical assistance (205028)</text:p>
          </table:table-cell>
          <table:table-cell office:value-type="float" office:value="315000" table:style-name="ce5">
            <text:p>315,000</text:p>
          </table:table-cell>
          <table:table-cell office:value-type="string" table:style-name="ce5">
            <text:p>GBP</text:p>
          </table:table-cell>
          <table:table-cell office:value-type="date" office:date-value="2015-05-04T00:00:00" table:style-name="ce4">
            <text:p>4-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Mission Aviation Fellowship</text:p>
          </table:table-cell>
          <table:table-cell office:value-type="string" table:style-name="ce5">
            <text:p>NGOs</text:p>
          </table:table-cell>
          <table:table-cell office:value-type="string" table:style-name="ce5">
            <text:p>MA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22" table:style-name="ce5">
            <text:p>229,922</text:p>
          </table:table-cell>
          <table:table-cell table:style-name="ce5"/>
          <table:table-cell office:value-type="string" table:style-name="ce5">
            <text:p>Donor</text:p>
          </table:table-cell>
          <table:table-cell office:value-type="date" office:date-value="2015-05-08T11:41:00" table:style-name="ce4">
            <text:p>8-May-2015</text:p>
          </table:table-cell>
          <table:table-cell office:value-type="date" office:date-value="2015-05-08T11:41:00" table:style-name="ce4">
            <text:p>8-May-2015</text:p>
          </table:table-cell>
          <table:table-cell office:value-type="string" table:style-name="ce5">
            <text:p>205028, [EDRIS:7097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United Kingdom<text:s/></text:p>
          </table:table-cell>
          <table:table-cell office:value-type="string" table:style-name="ce5">
            <text:p>OXFAM GB</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255/R/5120</text:p>
          </table:table-cell>
          <table:table-cell office:value-type="string" table:style-name="ce5">
            <text:p>Emergency Shelter</text:p>
          </table:table-cell>
          <table:table-cell office:value-type="float" office:value="2015" table:style-name="ce3">
            <text:p>2015</text:p>
          </table:table-cell>
          <table:table-cell office:value-type="float" office:value="770416" table:style-name="ce5">
            <text:p>770,416</text:p>
          </table:table-cell>
          <table:table-cell office:value-type="float" office:value="0" table:style-name="ce5">
            <text:p>0</text:p>
          </table:table-cell>
          <table:table-cell office:value-type="string" table:style-name="ce5">
            <text:p>To provide immediate humanitarian support to people affected by the Nepal earthquake. (205028)</text:p>
          </table:table-cell>
          <table:table-cell office:value-type="float" office:value="500000" table:style-name="ce5">
            <text:p>500,000</text:p>
          </table:table-cell>
          <table:table-cell office:value-type="string" table:style-name="ce5">
            <text:p>GBP</text:p>
          </table:table-cell>
          <table:table-cell office:value-type="date" office:date-value="2015-05-01T00:00:00" table:style-name="ce4">
            <text:p>1-May-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Oxfam/Community Aid Abroad/Intermon/Novib</text:p>
          </table:table-cell>
          <table:table-cell office:value-type="string" table:style-name="ce5">
            <text:p>NGOs</text:p>
          </table:table-cell>
          <table:table-cell office:value-type="string" table:style-name="ce5">
            <text:p>OXFAM GB</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35" table:style-name="ce5">
            <text:p>229,935</text:p>
          </table:table-cell>
          <table:table-cell table:style-name="ce5"/>
          <table:table-cell office:value-type="string" table:style-name="ce5">
            <text:p>Donor</text:p>
          </table:table-cell>
          <table:table-cell office:value-type="date" office:date-value="2015-05-08T12:12:00" table:style-name="ce4">
            <text:p>8-May-2015</text:p>
          </table:table-cell>
          <table:table-cell office:value-type="date" office:date-value="2015-05-08T12:12:00" table:style-name="ce4">
            <text:p>8-May-2015</text:p>
          </table:table-cell>
          <table:table-cell office:value-type="string" table:style-name="ce5">
            <text:p>205028, [EDRIS:7096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2750000" table:style-name="ce5">
            <text:p>2,75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5">
          <table:table-cell office:value-type="string" table:style-name="ce5">
            <text:p>United Kingdom<text:s/></text:p>
          </table:table-cell>
          <table:table-cell office:value-type="string" table:style-name="ce5">
            <text:p>Save the Children<text: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19/R/6079</text:p>
          </table:table-cell>
          <table:table-cell office:value-type="string" table:style-name="ce5">
            <text:p>Shelter support through NFIs and training</text:p>
          </table:table-cell>
          <table:table-cell office:value-type="float" office:value="2015" table:style-name="ce3">
            <text:p>2015</text:p>
          </table:table-cell>
          <table:table-cell office:value-type="float" office:value="693374" table:style-name="ce5">
            <text:p>693,374</text:p>
          </table:table-cell>
          <table:table-cell office:value-type="float" office:value="0" table:style-name="ce5">
            <text:p>0</text:p>
          </table:table-cell>
          <table:table-cell office:value-type="string" table:style-name="ce5">
            <text:p>To provide immediate humanitarian support to people affected by the Nepal earthquake. (205028)</text:p>
          </table:table-cell>
          <table:table-cell office:value-type="float" office:value="450000" table:style-name="ce5">
            <text:p>450,000</text:p>
          </table:table-cell>
          <table:table-cell office:value-type="string" table:style-name="ce5">
            <text:p>GBP</text:p>
          </table:table-cell>
          <table:table-cell office:value-type="date" office:date-value="2015-05-01T00:00:00" table:style-name="ce4">
            <text:p>1-May-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36" table:style-name="ce5">
            <text:p>229,936</text:p>
          </table:table-cell>
          <table:table-cell table:style-name="ce5"/>
          <table:table-cell office:value-type="string" table:style-name="ce5">
            <text:p>Donor</text:p>
          </table:table-cell>
          <table:table-cell office:value-type="date" office:date-value="2015-05-08T12:14:00" table:style-name="ce4">
            <text:p>8-May-2015</text:p>
          </table:table-cell>
          <table:table-cell office:value-type="date" office:date-value="2015-05-08T12:14:00" table:style-name="ce4">
            <text:p>8-May-2015</text:p>
          </table:table-cell>
          <table:table-cell office:value-type="string" table:style-name="ce5">
            <text:p>205028, [EDRIS:7096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9062130" table:style-name="ce5">
            <text:p>9,062,13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10">
          <table:table-cell office:value-type="string" table:style-name="ce5">
            <text:p>United Kingdom<text:s/></text:p>
          </table:table-cell>
          <table:table-cell office:value-type="string" table:style-name="ce5">
            <text:p>UN Agencies (details not yet provided)<text:s/></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43787" table:style-name="ce5">
            <text:p>443,787</text:p>
          </table:table-cell>
          <table:table-cell office:value-type="float" office:value="0" table:style-name="ce5">
            <text:p>0</text:p>
          </table:table-cell>
          <table:table-cell office:value-type="string" table:style-name="ce5">
            <text:p>in kind - Short term secondments of Humanitarian Experts to UN Agencies - To provide additional short-term capacity, expertise and leadership for humanitarian response operations where needed. The UN frequently lack expert humanitarian personnel able to deploy quickly to specific rapid onset or chronic emergencies. <text:s/>(205028)</text:p>
          </table:table-cell>
          <table:table-cell office:value-type="float" office:value="300000" table:style-name="ce5">
            <text:p>300,000</text:p>
          </table:table-cell>
          <table:table-cell office:value-type="string" table:style-name="ce5">
            <text:p>GBP</text:p>
          </table:table-cell>
          <table:table-cell office:value-type="date" office:date-value="2015-04-30T00:00:00" table:style-name="ce4">
            <text:p>30-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UN Agencies (details not yet provided)<text:s/></text:p>
          </table:table-cell>
          <table:table-cell office:value-type="string" table:style-name="ce5">
            <text:p>UN Agencies</text:p>
          </table:table-cell>
          <table:table-cell office:value-type="string" table:style-name="ce5">
            <text:p>UN Agencie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920" table:style-name="ce5">
            <text:p>229,920</text:p>
          </table:table-cell>
          <table:table-cell table:style-name="ce5"/>
          <table:table-cell office:value-type="string" table:style-name="ce5">
            <text:p>Donor</text:p>
          </table:table-cell>
          <table:table-cell office:value-type="date" office:date-value="2015-05-08T11:35:00" table:style-name="ce4">
            <text:p>8-May-2015</text:p>
          </table:table-cell>
          <table:table-cell office:value-type="date" office:date-value="2015-05-08T11:35:00" table:style-name="ce4">
            <text:p>8-May-2015</text:p>
          </table:table-cell>
          <table:table-cell office:value-type="string" table:style-name="ce5">
            <text:p>205028, [EDRIS:70980]</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United Kingdom<text:s/></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540832" table:style-name="ce5">
            <text:p>1,540,832</text:p>
          </table:table-cell>
          <table:table-cell office:value-type="float" office:value="0" table:style-name="ce5">
            <text:p>0</text:p>
          </table:table-cell>
          <table:table-cell office:value-type="string" table:style-name="ce5">
            <text:p>To provide immediate humanitarian support to people affected by the Nepal earthquake. (205028)</text:p>
          </table:table-cell>
          <table:table-cell office:value-type="float" office:value="1000000" table:style-name="ce5">
            <text:p>1,000,000</text:p>
          </table:table-cell>
          <table:table-cell office:value-type="string" table:style-name="ce5">
            <text:p>GBP</text:p>
          </table:table-cell>
          <table:table-cell office:value-type="date" office:date-value="2015-05-03T00:00:00" table:style-name="ce4">
            <text:p>3-May-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26" table:style-name="ce5">
            <text:p>229,926</text:p>
          </table:table-cell>
          <table:table-cell table:style-name="ce5"/>
          <table:table-cell office:value-type="string" table:style-name="ce5">
            <text:p>Donor</text:p>
          </table:table-cell>
          <table:table-cell office:value-type="date" office:date-value="2015-05-08T11:58:00" table:style-name="ce4">
            <text:p>8-May-2015</text:p>
          </table:table-cell>
          <table:table-cell office:value-type="date" office:date-value="2015-05-08T11:58:00" table:style-name="ce4">
            <text:p>8-May-2015</text:p>
          </table:table-cell>
          <table:table-cell office:value-type="string" table:style-name="ce5">
            <text:p>205028, [EDRIS:70967]</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7">
          <table:table-cell office:value-type="string" table:style-name="ce5">
            <text:p>United Kingdom<text: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2218935" table:style-name="ce5">
            <text:p>2,218,935</text:p>
          </table:table-cell>
          <table:table-cell office:value-type="float" office:value="0" table:style-name="ce5">
            <text:p>0</text:p>
          </table:table-cell>
          <table:table-cell office:value-type="string" table:style-name="ce5">
            <text:p>Specialised surgical and trauma support to those injured and affected by the Nepal Earthquake. - Deployment of the UK surgical and medical trama teams (UKMED; Save The Children; Handicap International) (205028)</text:p>
          </table:table-cell>
          <table:table-cell office:value-type="float" office:value="1500000" table:style-name="ce5">
            <text:p>1,500,000</text:p>
          </table:table-cell>
          <table:table-cell office:value-type="string" table:style-name="ce5">
            <text:p>GBP</text:p>
          </table:table-cell>
          <table:table-cell office:value-type="date" office:date-value="2015-04-27T00:00:00" table:style-name="ce4">
            <text:p>27-Apr-2015</text:p>
          </table:table-cell>
          <table:table-cell table:style-name="ce5"/>
          <table:table-cell office:value-type="string" table:style-name="ce5">
            <text:p>HEALTH</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918" table:style-name="ce5">
            <text:p>229,918</text:p>
          </table:table-cell>
          <table:table-cell table:style-name="ce5"/>
          <table:table-cell office:value-type="string" table:style-name="ce5">
            <text:p>Donor</text:p>
          </table:table-cell>
          <table:table-cell office:value-type="date" office:date-value="2015-05-08T11:24:00" table:style-name="ce4">
            <text:p>8-May-2015</text:p>
          </table:table-cell>
          <table:table-cell office:value-type="date" office:date-value="2015-05-08T11:24:00" table:style-name="ce4">
            <text:p>8-May-2015</text:p>
          </table:table-cell>
          <table:table-cell office:value-type="string" table:style-name="ce5">
            <text:p>205028, [EDRIS:7098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Kingdom<text:s/></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035503" table:style-name="ce5">
            <text:p>1,035,503</text:p>
          </table:table-cell>
          <table:table-cell office:value-type="float" office:value="0" table:style-name="ce5">
            <text:p>0</text:p>
          </table:table-cell>
          <table:table-cell office:value-type="string" table:style-name="ce5">
            <text:p>in kind - Airfield Handling Equipment provided to relieve the logistical bottlenecks at Kathmandu Airport. <text:s/>(205028)</text:p>
          </table:table-cell>
          <table:table-cell office:value-type="float" office:value="700000" table:style-name="ce5">
            <text:p>700,000</text:p>
          </table:table-cell>
          <table:table-cell office:value-type="string" table:style-name="ce5">
            <text:p>GBP</text:p>
          </table:table-cell>
          <table:table-cell office:value-type="date" office:date-value="2015-04-29T00:00:00" table:style-name="ce4">
            <text:p>29-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921" table:style-name="ce5">
            <text:p>229,921</text:p>
          </table:table-cell>
          <table:table-cell table:style-name="ce5"/>
          <table:table-cell office:value-type="string" table:style-name="ce5">
            <text:p>Donor</text:p>
          </table:table-cell>
          <table:table-cell office:value-type="date" office:date-value="2015-05-08T11:37:00" table:style-name="ce4">
            <text:p>8-May-2015</text:p>
          </table:table-cell>
          <table:table-cell office:value-type="date" office:date-value="2015-05-08T11:37:00" table:style-name="ce4">
            <text:p>8-May-2015</text:p>
          </table:table-cell>
          <table:table-cell office:value-type="string" table:style-name="ce5">
            <text:p>205028, [EDRIS:7097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United Kingdom<text:s/></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314/R/561</text:p>
          </table:table-cell>
          <table:table-cell office:value-type="string" table:style-name="ce5">
            <text:p>Logistics Augmentation and Coordination in Response to the Earthquake in Nepal</text:p>
          </table:table-cell>
          <table:table-cell office:value-type="float" office:value="2015" table:style-name="ce3">
            <text:p>2015</text:p>
          </table:table-cell>
          <table:table-cell office:value-type="float" office:value="1232666" table:style-name="ce5">
            <text:p>1,232,666</text:p>
          </table:table-cell>
          <table:table-cell office:value-type="float" office:value="0" table:style-name="ce5">
            <text:p>0</text:p>
          </table:table-cell>
          <table:table-cell office:value-type="string" table:style-name="ce5">
            <text:p>To provide immediate humanitarian support to people affected by the Nepal earthquake. - <text:s/>Logistics Augmentation and Coordination in Response to the Earthquake in Nepal (205028)</text:p>
          </table:table-cell>
          <table:table-cell office:value-type="float" office:value="800000" table:style-name="ce5">
            <text:p>800,000</text:p>
          </table:table-cell>
          <table:table-cell office:value-type="string" table:style-name="ce5">
            <text:p>GBP</text:p>
          </table:table-cell>
          <table:table-cell office:value-type="date" office:date-value="2015-05-03T00:00:00" table:style-name="ce4">
            <text:p>3-May-2015</text:p>
          </table:table-cell>
          <table:table-cell office:value-type="string" table:style-name="ce5">
            <text:p>LOGISTICS</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27" table:style-name="ce5">
            <text:p>229,927</text:p>
          </table:table-cell>
          <table:table-cell table:style-name="ce5"/>
          <table:table-cell office:value-type="string" table:style-name="ce5">
            <text:p>Donor</text:p>
          </table:table-cell>
          <table:table-cell office:value-type="date" office:date-value="2015-05-08T12:02:00" table:style-name="ce4">
            <text:p>8-May-2015</text:p>
          </table:table-cell>
          <table:table-cell office:value-type="date" office:date-value="2015-05-08T12:02:00" table:style-name="ce4">
            <text:p>8-May-2015</text:p>
          </table:table-cell>
          <table:table-cell office:value-type="string" table:style-name="ce5">
            <text:p>205028, [EDRIS:70965]</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23000000" table:style-name="ce5">
            <text:p>23,000,000</text:p>
          </table:table-cell>
          <table:table-cell office:value-type="date" office:date-value="2015-04-25T00:00:00" table:style-name="ce4">
            <text:p>25-Apr-2015</text:p>
          </table:table-cell>
          <table:table-cell office:value-type="date" office:date-value="2015-07-31T00:00:00" table:style-name="ce4">
            <text:p>31-Jul-2015</text:p>
          </table:table-cell>
          <table:table-cell office:value-type="string" table:style-name="ce5">
            <text:p>NOT SPECIFIED</text:p>
          </table:table-cell>
          <table:table-cell table:style-name="ce5"/>
          <table:table-cell office:value-type="string" table:style-name="ce5">
            <text:p>4-Not applicable - Only used for very small number of projects, such as "support services"</text:p>
          </table:table-cell>
          <table:table-cell table:number-columns-repeated="16343"/>
        </table:table-row>
        <table:table-row table:style-name="ro8">
          <table:table-cell office:value-type="string" table:style-name="ce5">
            <text:p>United Kingdom<text:s/></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409/R/561</text:p>
          </table:table-cell>
          <table:table-cell office:value-type="string" table:style-name="ce5">
            <text:p>Provision of Humanitarian Air Services in Nepal</text:p>
          </table:table-cell>
          <table:table-cell office:value-type="float" office:value="2015" table:style-name="ce3">
            <text:p>2015</text:p>
          </table:table-cell>
          <table:table-cell office:value-type="float" office:value="3852080" table:style-name="ce5">
            <text:p>3,852,080</text:p>
          </table:table-cell>
          <table:table-cell office:value-type="float" office:value="0" table:style-name="ce5">
            <text:p>0</text:p>
          </table:table-cell>
          <table:table-cell office:value-type="string" table:style-name="ce5">
            <text:p>To provide immediate humanitarian support to people affected by the Nepal earthquake (205028)</text:p>
          </table:table-cell>
          <table:table-cell office:value-type="float" office:value="2500000" table:style-name="ce5">
            <text:p>2,500,000</text:p>
          </table:table-cell>
          <table:table-cell office:value-type="string" table:style-name="ce5">
            <text:p>GBP</text:p>
          </table:table-cell>
          <table:table-cell office:value-type="date" office:date-value="2015-05-03T00:00:00" table:style-name="ce4">
            <text:p>3-May-2015</text:p>
          </table:table-cell>
          <table:table-cell office:value-type="string" table:style-name="ce5">
            <text:p>LOGISTICS</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Kingdom<text:s/></text:p>
          </table:table-cell>
          <table:table-cell office:value-type="string" table:style-name="ce5">
            <text:p>United Kingdom</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923" table:style-name="ce5">
            <text:p>229,923</text:p>
          </table:table-cell>
          <table:table-cell table:style-name="ce5"/>
          <table:table-cell office:value-type="string" table:style-name="ce5">
            <text:p>Donor</text:p>
          </table:table-cell>
          <table:table-cell office:value-type="date" office:date-value="2015-05-08T11:44:00" table:style-name="ce4">
            <text:p>8-May-2015</text:p>
          </table:table-cell>
          <table:table-cell office:value-type="date" office:date-value="2015-05-08T11:44:00" table:style-name="ce4">
            <text:p>8-May-2015</text:p>
          </table:table-cell>
          <table:table-cell office:value-type="string" table:style-name="ce5">
            <text:p>205028, [EDRIS:70971]</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8450000" table:style-name="ce5">
            <text:p>8,450,000</text:p>
          </table:table-cell>
          <table:table-cell office:value-type="date" office:date-value="2015-04-25T00:00:00" table:style-name="ce4">
            <text:p>25-Apr-2015</text:p>
          </table:table-cell>
          <table:table-cell office:value-type="date" office:date-value="2015-07-31T00:00:00" table:style-name="ce4">
            <text:p>31-Jul-2015</text:p>
          </table:table-cell>
          <table:table-cell office:value-type="string" table:style-name="ce5">
            <text:p>NOT SPECIFIED</text:p>
          </table:table-cell>
          <table:table-cell office:value-type="string" table:style-name="ce5">
            <text:p>NOT SPECIFIED</text:p>
          </table:table-cell>
          <table:table-cell office:value-type="string" table:style-name="ce5">
            <text:p>4-Not applicable - Only used for very small number of projects, such as "support services"</text:p>
          </table:table-cell>
          <table:table-cell table:number-columns-repeated="16343"/>
        </table:table-row>
        <table:table-row table:style-name="ro4">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3/R/298</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0" table:style-name="ce5">
            <text:p>0</text:p>
          </table:table-cell>
          <table:table-cell office:value-type="float" office:value="1648397" table:style-name="ce5">
            <text:p>1,648,397</text:p>
          </table:table-cell>
          <table:table-cell office:value-type="string" table:style-name="ce5">
            <text:p>to be allocated to specific projects (USAID/OFDA)</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19" table:style-name="ce5">
            <text:p>229,619</text:p>
          </table:table-cell>
          <table:table-cell table:style-name="ce5"/>
          <table:table-cell office:value-type="string" table:style-name="ce5">
            <text:p>Donor</text:p>
          </table:table-cell>
          <table:table-cell office:value-type="date" office:date-value="2015-05-12T10:22:00" table:style-name="ce4">
            <text:p>12-May-2015</text:p>
          </table:table-cell>
          <table:table-cell office:value-type="date" office:date-value="2015-05-04T16:17:00" table:style-name="ce4">
            <text:p>4-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67456" table:style-name="ce5">
            <text:p>67,456</text:p>
          </table:table-cell>
          <table:table-cell office:value-type="float" office:value="0" table:style-name="ce5">
            <text:p>0</text:p>
          </table:table-cell>
          <table:table-cell office:value-type="string" table:style-name="ce5">
            <text:p>Risk Management Policy and Practice [USAID/OFDA]</text:p>
          </table:table-cell>
          <table:table-cell office:value-type="string" table:style-name="ce5">
            <text:p/>
          </table:table-cell>
          <table:table-cell office:value-type="string" table:style-name="ce5">
            <text:p>USD</text:p>
          </table:table-cell>
          <table:table-cell office:value-type="date" office:date-value="2013-05-30T00:00:00" table:style-name="ce4">
            <text:p>30-May-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8697" table:style-name="ce5">
            <text:p>198,697</text:p>
          </table:table-cell>
          <table:table-cell table:style-name="ce5"/>
          <table:table-cell office:value-type="string" table:style-name="ce5">
            <text:p>Donor</text:p>
          </table:table-cell>
          <table:table-cell office:value-type="date" office:date-value="2013-06-17T16:55:00" table:style-name="ce4">
            <text:p>17-Jun-2013</text:p>
          </table:table-cell>
          <table:table-cell office:value-type="date" office:date-value="2013-06-17T16:55:00" table:style-name="ce4">
            <text:p>17-Jun-2013</text:p>
          </table:table-cell>
          <table:table-cell office:value-type="string" table:style-name="ce5">
            <text:p>AID-OFDA-IO-13-0003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60304" table:style-name="ce5">
            <text:p>60,304</text:p>
          </table:table-cell>
          <table:table-cell office:value-type="float" office:value="0" table:style-name="ce5">
            <text:p>0</text:p>
          </table:table-cell>
          <table:table-cell office:value-type="string" table:style-name="ce5">
            <text:p>IOM TB Harmonization (STATE/PRM)</text:p>
          </table:table-cell>
          <table:table-cell office:value-type="string" table:style-name="ce5">
            <text:p/>
          </table:table-cell>
          <table:table-cell office:value-type="string" table:style-name="ce5">
            <text:p>USD</text:p>
          </table:table-cell>
          <table:table-cell office:value-type="date" office:date-value="2014-05-29T00:00:00" table:style-name="ce4">
            <text:p>29-May-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7249" table:style-name="ce5">
            <text:p>217,249</text:p>
          </table:table-cell>
          <table:table-cell table:style-name="ce5"/>
          <table:table-cell office:value-type="string" table:style-name="ce5">
            <text:p>Donor</text:p>
          </table:table-cell>
          <table:table-cell office:value-type="date" office:date-value="2014-08-27T11:34:00" table:style-name="ce4">
            <text:p>27-Aug-2014</text:p>
          </table:table-cell>
          <table:table-cell office:value-type="date" office:date-value="2014-08-27T11:34:00" table:style-name="ce4">
            <text:p>27-Aug-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International Organization for Migration</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24216" table:style-name="ce5">
            <text:p>124,216</text:p>
          </table:table-cell>
          <table:table-cell office:value-type="float" office:value="0" table:style-name="ce5">
            <text:p>0</text:p>
          </table:table-cell>
          <table:table-cell office:value-type="string" table:style-name="ce5">
            <text:p>Humanitarian Coordination and Info Management (USAID/OFDA)</text:p>
          </table:table-cell>
          <table:table-cell office:value-type="string" table:style-name="ce5">
            <text:p/>
          </table:table-cell>
          <table:table-cell office:value-type="string" table:style-name="ce5">
            <text:p>USD</text:p>
          </table:table-cell>
          <table:table-cell office:value-type="date" office:date-value="2014-06-02T00:00:00" table:style-name="ce4">
            <text:p>2-Jun-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16418" table:style-name="ce5">
            <text:p>216,418</text:p>
          </table:table-cell>
          <table:table-cell table:style-name="ce5"/>
          <table:table-cell office:value-type="string" table:style-name="ce5">
            <text:p>Donor</text:p>
          </table:table-cell>
          <table:table-cell office:value-type="date" office:date-value="2014-08-08T11:40:00" table:style-name="ce4">
            <text:p>8-Aug-2014</text:p>
          </table:table-cell>
          <table:table-cell office:value-type="date" office:date-value="2014-08-08T11:40:00" table:style-name="ce4">
            <text:p>8-Aug-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United States of America</text:p>
          </table:table-cell>
          <table:table-cell office:value-type="string" table:style-name="ce5">
            <text:p>National Society for Earthquake Technology</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1259892" table:style-name="ce5">
            <text:p>1,259,892</text:p>
          </table:table-cell>
          <table:table-cell office:value-type="float" office:value="0" table:style-name="ce5">
            <text:p>0</text:p>
          </table:table-cell>
          <table:table-cell office:value-type="string" table:style-name="ce5">
            <text:p>Natural and Technological Risks (USAID/OFDA)</text:p>
          </table:table-cell>
          <table:table-cell office:value-type="string" table:style-name="ce5">
            <text:p/>
          </table:table-cell>
          <table:table-cell office:value-type="string" table:style-name="ce5">
            <text:p>USD</text:p>
          </table:table-cell>
          <table:table-cell office:value-type="date" office:date-value="2013-07-05T00:00:00" table:style-name="ce4">
            <text:p>5-Jul-2013</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National Society for Earthquake Technology</text:p>
          </table:table-cell>
          <table:table-cell office:value-type="string" table:style-name="ce5">
            <text:p>NGOs</text:p>
          </table:table-cell>
          <table:table-cell office:value-type="string" table:style-name="ce5">
            <text:p>NSET</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03174" table:style-name="ce5">
            <text:p>203,174</text:p>
          </table:table-cell>
          <table:table-cell table:style-name="ce5"/>
          <table:table-cell office:value-type="string" table:style-name="ce5">
            <text:p>Donor</text:p>
          </table:table-cell>
          <table:table-cell office:value-type="date" office:date-value="2013-10-29T12:27:00" table:style-name="ce4">
            <text:p>29-Oct-2013</text:p>
          </table:table-cell>
          <table:table-cell office:value-type="date" office:date-value="2013-10-29T12:27:00" table:style-name="ce4">
            <text:p>29-Oct-2013</text:p>
          </table:table-cell>
          <table:table-cell office:value-type="string" table:style-name="ce5">
            <text:p>AID-OFDA-G-11-00149-0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6">
          <table:table-cell office:value-type="string" table:style-name="ce5">
            <text:p>United States of America</text:p>
          </table:table-cell>
          <table:table-cell office:value-type="string" table:style-name="ce5">
            <text:p>Nepal Red Cross Society</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225000" table:style-name="ce5">
            <text:p>225,000</text:p>
          </table:table-cell>
          <table:table-cell office:value-type="float" office:value="0" table:style-name="ce5">
            <text:p>0</text:p>
          </table:table-cell>
          <table:table-cell office:value-type="string" table:style-name="ce5">
            <text:p>Logistics Support and Relief Commodities (USAID/OFDA)</text:p>
          </table:table-cell>
          <table:table-cell office:value-type="string" table:style-name="ce5">
            <text:p/>
          </table:table-cell>
          <table:table-cell office:value-type="string" table:style-name="ce5">
            <text:p>USD</text:p>
          </table:table-cell>
          <table:table-cell office:value-type="date" office:date-value="2014-08-17T00:00:00" table:style-name="ce4">
            <text:p>17-Aug-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Nepal Red Cross Society</text:p>
          </table:table-cell>
          <table:table-cell office:value-type="string" table:style-name="ce5">
            <text:p>Red Cross / Red Crescent</text:p>
          </table:table-cell>
          <table:table-cell office:value-type="string" table:style-name="ce5">
            <text:p>Nepal RC</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0271" table:style-name="ce5">
            <text:p>220,271</text:p>
          </table:table-cell>
          <table:table-cell table:style-name="ce5"/>
          <table:table-cell office:value-type="string" table:style-name="ce5">
            <text:p>Donor</text:p>
          </table:table-cell>
          <table:table-cell office:value-type="date" office:date-value="2014-11-05T16:13:00" table:style-name="ce4">
            <text:p>5-Nov-2014</text:p>
          </table:table-cell>
          <table:table-cell office:value-type="date" office:date-value="2014-11-05T16:13:00" table:style-name="ce4">
            <text:p>5-Nov-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9">
          <table:table-cell office:value-type="string" table:style-name="ce5">
            <text:p>United States of America</text:p>
          </table:table-cell>
          <table:table-cell office:value-type="string" table:style-name="ce5">
            <text:p>Office for the Coordination of Humanitarian Affair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528/R/119</text:p>
          </table:table-cell>
          <table:table-cell office:value-type="string" table:style-name="ce5">
            <text:p>Coordination response</text:p>
          </table:table-cell>
          <table:table-cell office:value-type="float" office:value="2015" table:style-name="ce3">
            <text:p>2015</text:p>
          </table:table-cell>
          <table:table-cell office:value-type="float" office:value="0" table:style-name="ce5">
            <text:p>0</text:p>
          </table:table-cell>
          <table:table-cell office:value-type="float" office:value="500000" table:style-name="ce5">
            <text:p>500,000</text:p>
          </table:table-cell>
          <table:table-cell office:value-type="string" table:style-name="ce5">
            <text:p>Strengthening Humanitarian Coordination and Advocacy in Nepal (OCT 4847) [USAID/OFDA]</text:p>
          </table:table-cell>
          <table:table-cell office:value-type="string" table:style-name="ce5">
            <text:p/>
          </table:table-cell>
          <table:table-cell office:value-type="string" table:style-name="ce5">
            <text:p>USD</text:p>
          </table:table-cell>
          <table:table-cell office:value-type="date" office:date-value="2015-05-01T00:00:00" table:style-name="ce4">
            <text:p>1-May-2015</text:p>
          </table:table-cell>
          <table:table-cell office:value-type="string" table:style-name="ce5">
            <text:p>COORDINATION</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3" table:style-name="ce5">
            <text:p>229,623</text:p>
          </table:table-cell>
          <table:table-cell table:style-name="ce5"/>
          <table:table-cell office:value-type="string" table:style-name="ce5">
            <text:p>Donor and Agency</text:p>
          </table:table-cell>
          <table:table-cell office:value-type="date" office:date-value="2015-05-07T18:07:00" table:style-name="ce4">
            <text:p>7-May-2015</text:p>
          </table:table-cell>
          <table:table-cell office:value-type="date" office:date-value="2015-05-04T17:27:00" table:style-name="ce4">
            <text:p>4-May-2015</text:p>
          </table:table-cell>
          <table:table-cell office:value-type="string" table:style-name="ce5">
            <text:p>[OCT 4847];[AID-OFDA-IO-15-00042]</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3200000" table:style-name="ce5">
            <text:p>3,200,00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5">
          <table:table-cell office:value-type="string" table:style-name="ce5">
            <text:p>United States of America</text:p>
          </table:table-cell>
          <table:table-cell office:value-type="string" table:style-name="ce5">
            <text:p>Practical Action (formerly Intermediate Technology Development Group)</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498766" table:style-name="ce5">
            <text:p>498,766</text:p>
          </table:table-cell>
          <table:table-cell office:value-type="float" office:value="0" table:style-name="ce5">
            <text:p>0</text:p>
          </table:table-cell>
          <table:table-cell office:value-type="string" table:style-name="ce5">
            <text:p>Natural and Technological Risks, Risk Management Policy and Practice</text:p>
            <text:p>(USAID/OFDA)</text:p>
          </table:table-cell>
          <table:table-cell office:value-type="string" table:style-name="ce5">
            <text:p/>
          </table:table-cell>
          <table:table-cell office:value-type="string" table:style-name="ce5">
            <text:p>USD</text:p>
          </table:table-cell>
          <table:table-cell office:value-type="date" office:date-value="2014-08-06T00:00:00" table:style-name="ce4">
            <text:p>6-Aug-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Practical Action (formerly Intermediate Technology Development Group)</text:p>
          </table:table-cell>
          <table:table-cell office:value-type="string" table:style-name="ce5">
            <text:p>NGOs</text:p>
          </table:table-cell>
          <table:table-cell office:value-type="string" table:style-name="ce5">
            <text:p>PA (formerly ITDG)</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0273" table:style-name="ce5">
            <text:p>220,273</text:p>
          </table:table-cell>
          <table:table-cell table:style-name="ce5"/>
          <table:table-cell office:value-type="string" table:style-name="ce5">
            <text:p>Donor</text:p>
          </table:table-cell>
          <table:table-cell office:value-type="date" office:date-value="2014-11-05T16:14:00" table:style-name="ce4">
            <text:p>5-Nov-2014</text:p>
          </table:table-cell>
          <table:table-cell office:value-type="date" office:date-value="2014-11-05T16:14:00" table:style-name="ce4">
            <text:p>5-Nov-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5">
          <table:table-cell office:value-type="string" table:style-name="ce5">
            <text:p>United States of America</text:p>
          </table:table-cell>
          <table:table-cell office:value-type="string" table:style-name="ce5">
            <text:p>Save the Children<text:s/></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F/80319/R/6079</text:p>
          </table:table-cell>
          <table:table-cell office:value-type="string" table:style-name="ce5">
            <text:p>Shelter support through NFIs and training</text:p>
          </table:table-cell>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Shelter and settlements (USAID/OFDA)</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office:value-type="string" table:style-name="ce5">
            <text:p>SHELTER AND NFIs</text:p>
          </table:table-cell>
          <table:table-cell office:value-type="string" table:style-name="ce5">
            <text:p>SHELTER AND NON-FOOD ITEM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68" table:style-name="ce5">
            <text:p>229,268</text:p>
          </table:table-cell>
          <table:table-cell table:style-name="ce5"/>
          <table:table-cell office:value-type="string" table:style-name="ce5">
            <text:p>Donor</text:p>
          </table:table-cell>
          <table:table-cell office:value-type="date" office:date-value="2015-05-07T18:32:00" table:style-name="ce4">
            <text:p>7-May-2015</text:p>
          </table:table-cell>
          <table:table-cell office:value-type="date" office:date-value="2015-04-30T10:22:00" table:style-name="ce4">
            <text:p>30-Apr-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9062130" table:style-name="ce5">
            <text:p>9,062,13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1-The project is designed to contribute in some limited way to gender equality</text:p>
          </table:table-cell>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Miscellaneous 2015</text:p>
          </table:table-cell>
          <table:table-cell table:number-columns-repeated="3" table:style-name="ce5"/>
          <table:table-cell office:value-type="float" office:value="2015" table:style-name="ce3">
            <text:p>2015</text:p>
          </table:table-cell>
          <table:table-cell office:value-type="float" office:value="45274" table:style-name="ce5">
            <text:p>45,274</text:p>
          </table:table-cell>
          <table:table-cell office:value-type="float" office:value="0" table:style-name="ce5">
            <text:p>0</text:p>
          </table:table-cell>
          <table:table-cell office:value-type="string" table:style-name="ce5">
            <text:p>Admin Support [USAID Nepal] (USAID/OFDA)</text:p>
            <text:p/>
          </table:table-cell>
          <table:table-cell office:value-type="string" table:style-name="ce5">
            <text:p/>
          </table:table-cell>
          <table:table-cell office:value-type="string" table:style-name="ce5">
            <text:p>USD</text:p>
          </table:table-cell>
          <table:table-cell office:value-type="date" office:date-value="2015-02-12T00:00:00" table:style-name="ce4">
            <text:p>12-Feb-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orldwide</text:p>
          </table:table-cell>
          <table:table-cell office:value-type="string" table:style-name="ce5">
            <text:p>none</text:p>
          </table:table-cell>
          <table:table-cell office:value-type="string" table:style-name="ce5">
            <text:p>Miscellaneous</text:p>
          </table:table-cell>
          <table:table-cell office:value-type="string" table:style-name="ce5">
            <text:p>Cash</text:p>
          </table:table-cell>
          <table:table-cell office:value-type="float" office:value="224997" table:style-name="ce5">
            <text:p>224,997</text:p>
          </table:table-cell>
          <table:table-cell table:style-name="ce5"/>
          <table:table-cell office:value-type="string" table:style-name="ce5">
            <text:p>Donor</text:p>
          </table:table-cell>
          <table:table-cell office:value-type="date" office:date-value="2015-02-19T17:26:00" table:style-name="ce4">
            <text:p>19-Feb-2015</text:p>
          </table:table-cell>
          <table:table-cell office:value-type="date" office:date-value="2015-02-19T17:26:00" table:style-name="ce4">
            <text:p>19-Feb-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7">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1881999" table:style-name="ce5">
            <text:p>1,881,999</text:p>
          </table:table-cell>
          <table:table-cell office:value-type="float" office:value="0" table:style-name="ce5">
            <text:p>0</text:p>
          </table:table-cell>
          <table:table-cell office:value-type="string" table:style-name="ce5">
            <text:p>DART/USAR Support Costs -deployed a 128-person DART to support emergency response efforts in cooperation with the GoN. The team comprises 14 USAID/OFDA humanitarian specialists and 114 USAR personnel. (USAID/OFDA)</text:p>
          </table:table-cell>
          <table:table-cell office:value-type="string" table:style-name="ce5">
            <text:p/>
          </table:table-cell>
          <table:table-cell office:value-type="string" table:style-name="ce5">
            <text:p>USD</text:p>
          </table:table-cell>
          <table:table-cell office:value-type="date" office:date-value="2015-04-27T00:00:00" table:style-name="ce4">
            <text:p>27-Apr-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InKind</text:p>
          </table:table-cell>
          <table:table-cell office:value-type="float" office:value="229002" table:style-name="ce5">
            <text:p>229,002</text:p>
          </table:table-cell>
          <table:table-cell table:style-name="ce5"/>
          <table:table-cell office:value-type="string" table:style-name="ce5">
            <text:p>Donor</text:p>
          </table:table-cell>
          <table:table-cell office:value-type="date" office:date-value="2015-05-11T10:26:00" table:style-name="ce4">
            <text:p>11-May-2015</text:p>
          </table:table-cell>
          <table:table-cell office:value-type="date" office:date-value="2015-04-27T10:13:00" table:style-name="ce4">
            <text:p>27-Apr-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7573288" table:style-name="ce5">
            <text:p>7,573,288</text:p>
          </table:table-cell>
          <table:table-cell office:value-type="float" office:value="0" table:style-name="ce5">
            <text:p>0</text:p>
          </table:table-cell>
          <table:table-cell office:value-type="string" table:style-name="ce5">
            <text:p>Logistics support (DoD)</text:p>
          </table:table-cell>
          <table:table-cell office:value-type="string" table:style-name="ce5">
            <text:p/>
          </table:table-cell>
          <table:table-cell office:value-type="string" table:style-name="ce5">
            <text:p>USD</text:p>
          </table:table-cell>
          <table:table-cell office:value-type="date" office:date-value="2015-05-03T00:00:00" table:style-name="ce4">
            <text:p>3-May-2015</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620" table:style-name="ce5">
            <text:p>229,620</text:p>
          </table:table-cell>
          <table:table-cell table:style-name="ce5"/>
          <table:table-cell office:value-type="string" table:style-name="ce5">
            <text:p>Donor</text:p>
          </table:table-cell>
          <table:table-cell office:value-type="date" office:date-value="2015-05-12T10:31:00" table:style-name="ce4">
            <text:p>12-May-2015</text:p>
          </table:table-cell>
          <table:table-cell office:value-type="date" office:date-value="2015-05-04T17:15:00" table:style-name="ce4">
            <text:p>4-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14969604" table:style-name="ce5">
            <text:p>14,969,604</text:p>
          </table:table-cell>
          <table:table-cell office:value-type="string" table:style-name="ce5">
            <text:p>Additional Pledged Humanitarian Assistance</text:p>
          </table:table-cell>
          <table:table-cell office:value-type="string" table:style-name="ce5">
            <text:p/>
          </table:table-cell>
          <table:table-cell office:value-type="string" table:style-name="ce5">
            <text:p>USD</text:p>
          </table:table-cell>
          <table:table-cell office:value-type="date" office:date-value="2015-05-06T00:00:00" table:style-name="ce4">
            <text:p>6-May-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822" table:style-name="ce5">
            <text:p>229,822</text:p>
          </table:table-cell>
          <table:table-cell table:style-name="ce5"/>
          <table:table-cell office:value-type="string" table:style-name="ce5">
            <text:p>Donor</text:p>
          </table:table-cell>
          <table:table-cell office:value-type="date" office:date-value="2015-05-12T10:26:00" table:style-name="ce4">
            <text:p>12-May-2015</text:p>
          </table:table-cell>
          <table:table-cell office:value-type="date" office:date-value="2015-05-07T10:17:00" table:style-name="ce4">
            <text:p>7-May-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83521" table:style-name="ce5">
            <text:p>83,521</text:p>
          </table:table-cell>
          <table:table-cell office:value-type="float" office:value="0" table:style-name="ce5">
            <text:p>0</text:p>
          </table:table-cell>
          <table:table-cell office:value-type="string" table:style-name="ce5">
            <text:p>Admin support - <text:s/>USAID Nepal (USAID/OFDA)</text:p>
          </table:table-cell>
          <table:table-cell office:value-type="string" table:style-name="ce5">
            <text:p/>
          </table:table-cell>
          <table:table-cell office:value-type="string" table:style-name="ce5">
            <text:p>USD</text:p>
          </table:table-cell>
          <table:table-cell office:value-type="date" office:date-value="2013-02-20T00:00:00" table:style-name="ce4">
            <text:p>20-Feb-2013</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7446" table:style-name="ce5">
            <text:p>197,446</text:p>
          </table:table-cell>
          <table:table-cell table:style-name="ce5"/>
          <table:table-cell office:value-type="string" table:style-name="ce5">
            <text:p>Donor</text:p>
          </table:table-cell>
          <table:table-cell office:value-type="date" office:date-value="2013-06-17T14:32:00" table:style-name="ce4">
            <text:p>17-Jun-2013</text:p>
          </table:table-cell>
          <table:table-cell office:value-type="date" office:date-value="2013-05-29T12:09:00" table:style-name="ce4">
            <text:p>29-May-2013</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2013</text:p>
          </table:table-cell>
          <table:table-cell table:number-columns-repeated="3" table:style-name="ce5"/>
          <table:table-cell office:value-type="float" office:value="2013" table:style-name="ce3">
            <text:p>2013</text:p>
          </table:table-cell>
          <table:table-cell office:value-type="float" office:value="20000" table:style-name="ce5">
            <text:p>20,000</text:p>
          </table:table-cell>
          <table:table-cell office:value-type="float" office:value="0" table:style-name="ce5">
            <text:p>0</text:p>
          </table:table-cell>
          <table:table-cell office:value-type="string" table:style-name="ce5">
            <text:p>DRR Funding Cable (through US Embassy Nepal) [USAID/OFDA]</text:p>
          </table:table-cell>
          <table:table-cell office:value-type="string" table:style-name="ce5">
            <text:p/>
          </table:table-cell>
          <table:table-cell office:value-type="string" table:style-name="ce5">
            <text:p>USD</text:p>
          </table:table-cell>
          <table:table-cell office:value-type="date" office:date-value="2013-05-02T00:00:00" table:style-name="ce4">
            <text:p>2-May-2013</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198696" table:style-name="ce5">
            <text:p>198,696</text:p>
          </table:table-cell>
          <table:table-cell table:style-name="ce5"/>
          <table:table-cell office:value-type="string" table:style-name="ce5">
            <text:p>Donor</text:p>
          </table:table-cell>
          <table:table-cell office:value-type="date" office:date-value="2013-06-17T16:54:00" table:style-name="ce4">
            <text:p>17-Jun-2013</text:p>
          </table:table-cell>
          <table:table-cell office:value-type="date" office:date-value="2013-06-17T16:54:00" table:style-name="ce4">
            <text:p>17-Jun-2013</text:p>
          </table:table-cell>
          <table:table-cell office:value-type="string" table:style-name="ce5">
            <text:p>00013MO000707</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07712" table:style-name="ce5">
            <text:p>107,712</text:p>
          </table:table-cell>
          <table:table-cell office:value-type="float" office:value="0" table:style-name="ce5">
            <text:p>0</text:p>
          </table:table-cell>
          <table:table-cell office:value-type="string" table:style-name="ce5">
            <text:p>travel, admin support - through USAID Nepal (USAID/OFDA)</text:p>
          </table:table-cell>
          <table:table-cell office:value-type="string" table:style-name="ce5">
            <text:p/>
          </table:table-cell>
          <table:table-cell office:value-type="string" table:style-name="ce5">
            <text:p>USD</text:p>
          </table:table-cell>
          <table:table-cell office:value-type="date" office:date-value="2014-01-14T00:00:00" table:style-name="ce4">
            <text:p>14-Jan-2014</text:p>
          </table:table-cell>
          <table:table-cell table:style-name="ce5"/>
          <table:table-cell office:value-type="string" table:style-name="ce5">
            <text:p>COORDINATION AND SUPPORT SERVICES</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08517" table:style-name="ce5">
            <text:p>208,517</text:p>
          </table:table-cell>
          <table:table-cell table:style-name="ce5"/>
          <table:table-cell office:value-type="string" table:style-name="ce5">
            <text:p>Donor</text:p>
          </table:table-cell>
          <table:table-cell office:value-type="date" office:date-value="2014-11-05T16:10:00" table:style-name="ce4">
            <text:p>5-Nov-2014</text:p>
          </table:table-cell>
          <table:table-cell office:value-type="date" office:date-value="2014-02-28T17:09:00" table:style-name="ce4">
            <text:p>28-Feb-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240000" table:style-name="ce5">
            <text:p>240,000</text:p>
          </table:table-cell>
          <table:table-cell office:value-type="float" office:value="0" table:style-name="ce5">
            <text:p>0</text:p>
          </table:table-cell>
          <table:table-cell office:value-type="string" table:style-name="ce5">
            <text:p>Nepal/Floods - Logistics Support and Relief Commodities, Protection(USAID/OFDA)</text:p>
          </table:table-cell>
          <table:table-cell office:value-type="string" table:style-name="ce5">
            <text:p/>
          </table:table-cell>
          <table:table-cell office:value-type="string" table:style-name="ce5">
            <text:p>USD</text:p>
          </table:table-cell>
          <table:table-cell office:value-type="date" office:date-value="2014-10-27T00:00:00" table:style-name="ce4">
            <text:p>27-Oct-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0274" table:style-name="ce5">
            <text:p>220,274</text:p>
          </table:table-cell>
          <table:table-cell table:style-name="ce5"/>
          <table:table-cell office:value-type="string" table:style-name="ce5">
            <text:p>Donor</text:p>
          </table:table-cell>
          <table:table-cell office:value-type="date" office:date-value="2014-11-05T16:17:00" table:style-name="ce4">
            <text:p>5-Nov-2014</text:p>
          </table:table-cell>
          <table:table-cell office:value-type="date" office:date-value="2014-11-05T16:17:00" table:style-name="ce4">
            <text:p>5-Nov-2014</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4">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epal 2014</text:p>
          </table:table-cell>
          <table:table-cell table:number-columns-repeated="3" table:style-name="ce5"/>
          <table:table-cell office:value-type="float" office:value="2014" table:style-name="ce3">
            <text:p>2014</text:p>
          </table:table-cell>
          <table:table-cell office:value-type="float" office:value="14274" table:style-name="ce5">
            <text:p>14,274</text:p>
          </table:table-cell>
          <table:table-cell office:value-type="float" office:value="0" table:style-name="ce5">
            <text:p>0</text:p>
          </table:table-cell>
          <table:table-cell office:value-type="string" table:style-name="ce5">
            <text:p>Admin Support - USAID/Nepal (USAID/OFDA)</text:p>
          </table:table-cell>
          <table:table-cell office:value-type="string" table:style-name="ce5">
            <text:p/>
          </table:table-cell>
          <table:table-cell office:value-type="string" table:style-name="ce5">
            <text:p>USD</text:p>
          </table:table-cell>
          <table:table-cell office:value-type="date" office:date-value="2014-12-12T00:00:00" table:style-name="ce4">
            <text:p>12-Dec-2014</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South Asia</text:p>
          </table:table-cell>
          <table:table-cell office:value-type="string" table:style-name="ce5">
            <text:p>Nepal</text:p>
          </table:table-cell>
          <table:table-cell office:value-type="string" table:style-name="ce5">
            <text:p>Miscellaneous</text:p>
          </table:table-cell>
          <table:table-cell office:value-type="string" table:style-name="ce5">
            <text:p>Cash</text:p>
          </table:table-cell>
          <table:table-cell office:value-type="float" office:value="223283" table:style-name="ce5">
            <text:p>223,283</text:p>
          </table:table-cell>
          <table:table-cell table:style-name="ce5"/>
          <table:table-cell office:value-type="string" table:style-name="ce5">
            <text:p>Donor</text:p>
          </table:table-cell>
          <table:table-cell office:value-type="date" office:date-value="2015-01-06T12:47:00" table:style-name="ce4">
            <text:p>6-Jan-2015</text:p>
          </table:table-cell>
          <table:table-cell office:value-type="date" office:date-value="2015-01-06T12:47:00" table:style-name="ce4">
            <text:p>6-Jan-2015</text:p>
          </table:table-cell>
          <table:table-cell office:value-type="string" table:style-name="ce5">
            <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style-name="ro8">
          <table:table-cell office:value-type="string" table:style-name="ce5">
            <text:p>United States of America</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CSS/80314/R/561</text:p>
          </table:table-cell>
          <table:table-cell office:value-type="string" table:style-name="ce5">
            <text:p>Logistics Augmentation and Coordination in Response to the Earthquake in Nepal</text:p>
          </table:table-cell>
          <table:table-cell office:value-type="float" office:value="2015" table:style-name="ce3">
            <text:p>2015</text:p>
          </table:table-cell>
          <table:table-cell office:value-type="float" office:value="0" table:style-name="ce5">
            <text:p>0</text:p>
          </table:table-cell>
          <table:table-cell office:value-type="float" office:value="1000000" table:style-name="ce5">
            <text:p>1,000,000</text:p>
          </table:table-cell>
          <table:table-cell office:value-type="string" table:style-name="ce5">
            <text:p>Additional Pledged Humanitarian Assistance</text:p>
          </table:table-cell>
          <table:table-cell office:value-type="string" table:style-name="ce5">
            <text:p/>
          </table:table-cell>
          <table:table-cell office:value-type="string" table:style-name="ce5">
            <text:p>USD</text:p>
          </table:table-cell>
          <table:table-cell office:value-type="date" office:date-value="2015-05-11T00:00:00" table:style-name="ce4">
            <text:p>11-May-2015</text:p>
          </table:table-cell>
          <table:table-cell office:value-type="string" table:style-name="ce5">
            <text:p>LOGISTICS</text:p>
          </table:table-cell>
          <table:table-cell office:value-type="string" table:style-name="ce5">
            <text:p>COORDINATION AND SUPPORT SERVICES</text:p>
          </table:table-cell>
          <table:table-cell office:value-type="string" table:style-name="ce5">
            <text:p>Nepal</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96" table:style-name="ce5">
            <text:p>230,096</text:p>
          </table:table-cell>
          <table:table-cell table:style-name="ce5"/>
          <table:table-cell office:value-type="string" table:style-name="ce5">
            <text:p>Donor</text:p>
          </table:table-cell>
          <table:table-cell office:value-type="date" office:date-value="2015-05-12T10:30:00" table:style-name="ce4">
            <text:p>12-May-2015</text:p>
          </table:table-cell>
          <table:table-cell office:value-type="date" office:date-value="2015-05-12T10:30:00" table:style-name="ce4">
            <text:p>12-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23000000" table:style-name="ce5">
            <text:p>23,000,000</text:p>
          </table:table-cell>
          <table:table-cell office:value-type="date" office:date-value="2015-04-25T00:00:00" table:style-name="ce4">
            <text:p>25-Apr-2015</text:p>
          </table:table-cell>
          <table:table-cell office:value-type="date" office:date-value="2015-07-31T00:00:00" table:style-name="ce4">
            <text:p>31-Jul-2015</text:p>
          </table:table-cell>
          <table:table-cell office:value-type="string" table:style-name="ce5">
            <text:p>NOT SPECIFIED</text:p>
          </table:table-cell>
          <table:table-cell table:style-name="ce5"/>
          <table:table-cell office:value-type="string" table:style-name="ce5">
            <text:p>4-Not applicable - Only used for very small number of projects, such as "support services"</text:p>
          </table:table-cell>
          <table:table-cell table:number-columns-repeated="16343"/>
        </table:table-row>
        <table:table-row table:style-name="ro9">
          <table:table-cell office:value-type="string" table:style-name="ce5">
            <text:p>United States of America</text:p>
          </table:table-cell>
          <table:table-cell office:value-type="string" table:style-name="ce5">
            <text:p>World Food Programme</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F/80268/R/561</text:p>
          </table:table-cell>
          <table:table-cell office:value-type="string" table:style-name="ce5">
            <text:p>Emergency Food Assistance to Earthquake Affected Populations</text:p>
          </table:table-cell>
          <table:table-cell office:value-type="float" office:value="2015" table:style-name="ce3">
            <text:p>2015</text:p>
          </table:table-cell>
          <table:table-cell office:value-type="float" office:value="0" table:style-name="ce5">
            <text:p>0</text:p>
          </table:table-cell>
          <table:table-cell office:value-type="float" office:value="2500000" table:style-name="ce5">
            <text:p>2,500,000</text:p>
          </table:table-cell>
          <table:table-cell office:value-type="string" table:style-name="ce5">
            <text:p>Local and regional food procurement (USAID/FFP)</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office:value-type="string" table:style-name="ce5">
            <text:p>FOOD SECURITY</text:p>
          </table:table-cell>
          <table:table-cell office:value-type="string" table:style-name="ce5">
            <text:p>FOOD</text:p>
          </table:table-cell>
          <table:table-cell office:value-type="string" table:style-name="ce5">
            <text:p>Nepal</text:p>
          </table:table-cell>
          <table:table-cell office:value-type="string" table:style-name="ce5">
            <text:p>Pledge</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World Food Programme</text:p>
          </table:table-cell>
          <table:table-cell office:value-type="string" table:style-name="ce5">
            <text:p>UN Agencies</text:p>
          </table:table-cell>
          <table:table-cell office:value-type="string" table:style-name="ce5">
            <text:p>WFP</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269" table:style-name="ce5">
            <text:p>229,269</text:p>
          </table:table-cell>
          <table:table-cell table:style-name="ce5"/>
          <table:table-cell office:value-type="string" table:style-name="ce5">
            <text:p>Donor</text:p>
          </table:table-cell>
          <table:table-cell office:value-type="date" office:date-value="2015-05-07T18:49:00" table:style-name="ce4">
            <text:p>7-May-2015</text:p>
          </table:table-cell>
          <table:table-cell office:value-type="date" office:date-value="2015-04-30T10:23:00" table:style-name="ce4">
            <text:p>30-Apr-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111838640" table:style-name="ce5">
            <text:p>111,838,640</text:p>
          </table:table-cell>
          <table:table-cell office:value-type="date" office:date-value="2015-04-27T00:00:00" table:style-name="ce4">
            <text:p>27-Apr-2015</text:p>
          </table:table-cell>
          <table:table-cell office:value-type="date" office:date-value="2015-07-27T00:00:00" table:style-name="ce4">
            <text:p>27-Jul-2015</text:p>
          </table:table-cell>
          <table:table-cell office:value-type="string" table:style-name="ce5">
            <text:p>NOT SPECIFIED</text:p>
          </table:table-cell>
          <table:table-cell office:value-type="string" table:style-name="ce5">
            <text:p>NOT SPECIFIED</text:p>
          </table:table-cell>
          <table:table-cell office:value-type="string" table:style-name="ce5">
            <text:p>2a-The project is designed to contribute significantly to gender equality</text:p>
          </table:table-cell>
          <table:table-cell table:number-columns-repeated="16343"/>
        </table:table-row>
        <table:table-row table:style-name="ro4">
          <table:table-cell office:value-type="string" table:style-name="ce5">
            <text:p>US Fund for UNICEF</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to be allocated to specific projects</text:p>
          </table:table-cell>
          <table:table-cell office:value-type="string" table:style-name="ce5">
            <text:p/>
          </table:table-cell>
          <table:table-cell office:value-type="string" table:style-name="ce5">
            <text:p>USD</text:p>
          </table:table-cell>
          <table:table-cell office:value-type="date" office:date-value="2015-04-26T00:00:00" table:style-name="ce4">
            <text:p>26-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US Fund for UNICEF</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47" table:style-name="ce5">
            <text:p>230,047</text:p>
          </table:table-cell>
          <table:table-cell table:style-name="ce5"/>
          <table:table-cell office:value-type="string" table:style-name="ce5">
            <text:p>Agency</text:p>
          </table:table-cell>
          <table:table-cell office:value-type="date" office:date-value="2015-05-11T12:45:00" table:style-name="ce4">
            <text:p>11-May-2015</text:p>
          </table:table-cell>
          <table:table-cell office:value-type="date" office:date-value="2015-05-11T12:45: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Various Recipients (details not yet provided)</text:p>
          </table:table-cell>
          <table:table-cell office:value-type="string" table:style-name="ce5">
            <text:p>United Nations Children's Fund</text:p>
          </table:table-cell>
          <table:table-cell office:value-type="string" table:style-name="ce5">
            <text:p>NEPAL - Earthquake - April 2015</text:p>
          </table:table-cell>
          <table:table-cell office:value-type="string" table:style-name="ce5">
            <text:p>Nepal Earthquake Flash Appeal 2015</text:p>
          </table:table-cell>
          <table:table-cell office:value-type="string" table:style-name="ce5">
            <text:p>NPL-15/SNYS/80491/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52226" table:style-name="ce5">
            <text:p>52,226</text:p>
          </table:table-cell>
          <table:table-cell office:value-type="float" office:value="0" table:style-name="ce5">
            <text:p>0</text:p>
          </table:table-cell>
          <table:table-cell office:value-type="string" table:style-name="ce5">
            <text:p>to be allocated to specific projects (from UNICEF office/United Arab Emirates)</text:p>
          </table:table-cell>
          <table:table-cell office:value-type="string" table:style-name="ce5">
            <text:p/>
          </table:table-cell>
          <table:table-cell office:value-type="string" table:style-name="ce5">
            <text:p>USD</text:p>
          </table:table-cell>
          <table:table-cell office:value-type="date" office:date-value="2015-04-29T00:00:00" table:style-name="ce4">
            <text:p>29-Ap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epal</text:p>
          </table:table-cell>
          <table:table-cell office:value-type="string" table:style-name="ce5">
            <text:p>Paid contribution</text:p>
          </table:table-cell>
          <table:table-cell office:value-type="string" table:style-name="ce5">
            <text:p>Various Recipients (details not yet provided)</text:p>
          </table:table-cell>
          <table:table-cell office:value-type="string" table:style-name="ce5">
            <text:p>Various (details not yet provided)</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30045" table:style-name="ce5">
            <text:p>230,045</text:p>
          </table:table-cell>
          <table:table-cell table:style-name="ce5"/>
          <table:table-cell office:value-type="string" table:style-name="ce5">
            <text:p>Agency</text:p>
          </table:table-cell>
          <table:table-cell office:value-type="date" office:date-value="2015-05-11T12:38:00" table:style-name="ce4">
            <text:p>11-May-2015</text:p>
          </table:table-cell>
          <table:table-cell office:value-type="date" office:date-value="2015-05-11T12:38:00" table:style-name="ce4">
            <text:p>11-May-2015</text:p>
          </table:table-cell>
          <table:table-cell office:value-type="string" table:style-name="ce5">
            <text:p/>
          </table:table-cell>
          <table:table-cell office:value-type="float" office:value="2015" table:style-name="ce3">
            <text:p>2015</text:p>
          </table:table-cell>
          <table:table-cell office:value-type="string" table:style-name="ce5">
            <text:p>Nepal</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5-04-29T00:00:00" table:style-name="ce4">
            <text:p>29-Apr-2015</text:p>
          </table:table-cell>
          <table:table-cell office:value-type="date" office:date-value="2015-07-28T00:00:00" table:style-name="ce4">
            <text:p>28-Jul-2015</text:p>
          </table:table-cell>
          <table:table-cell office:value-type="string" table:style-name="ce5">
            <text:p>NOT SPECIFIED</text:p>
          </table:table-cell>
          <table:table-cell office:value-type="string" table:style-name="ce5">
            <text:p>NOT SPECIFIED</text:p>
          </table:table-cell>
          <table:table-cell office:value-type="string" table:style-name="ce5">
            <text:p>3-Not Specified</text:p>
          </table:table-cell>
          <table:table-cell table:number-columns-repeated="16343"/>
        </table:table-row>
        <table:table-row table:style-name="ro4">
          <table:table-cell office:value-type="string" table:style-name="ce5">
            <text:p>World Jewish Relief</text:p>
          </table:table-cell>
          <table:table-cell office:value-type="string" table:style-name="ce5">
            <text:p>Various Recipients (details not yet provided)</text:p>
          </table:table-cell>
          <table:table-cell office:value-type="string" table:style-name="ce5">
            <text:p>NEPAL - Earthquake - April 2015</text:p>
          </table:table-cell>
          <table:table-cell table:number-columns-repeated="3" table:style-name="ce5"/>
          <table:table-cell office:value-type="float" office:value="2015" table:style-name="ce3">
            <text:p>2015</text:p>
          </table:table-cell>
          <table:table-cell office:value-type="float" office:value="40355" table:style-name="ce5">
            <text:p>40,355</text:p>
          </table:table-cell>
          <table:table-cell office:value-type="float" office:value="0" table:style-name="ce5">
            <text:p>0</text:p>
          </table:table-cell>
          <table:table-cell office:value-type="string" table:style-name="ce5">
            <text:p>Humanitarian Aid: Food, Shelter, Medical Supplies (through Friends Service Council Nepal)</text:p>
          </table:table-cell>
          <table:table-cell office:value-type="float" office:value="27280" table:style-name="ce5">
            <text:p>27,280</text:p>
          </table:table-cell>
          <table:table-cell office:value-type="string" table:style-name="ce5">
            <text:p>GBP</text:p>
          </table:table-cell>
          <table:table-cell office:value-type="date" office:date-value="2015-04-28T00:00:00" table:style-name="ce4">
            <text:p>28-Apr-2015</text:p>
          </table:table-cell>
          <table:table-cell table:style-name="ce5"/>
          <table:table-cell office:value-type="string" table:style-name="ce5">
            <text:p>SECTOR NOT YET SPECIFIED</text:p>
          </table:table-cell>
          <table:table-cell office:value-type="string" table:style-name="ce5">
            <text:p>Nepal</text:p>
          </table:table-cell>
          <table:table-cell office:value-type="string" table:style-name="ce5">
            <text:p>Commitment</text:p>
          </table:table-cell>
          <table:table-cell office:value-type="string" table:style-name="ce5">
            <text:p>World Jewish Relief</text:p>
          </table:table-cell>
          <table:table-cell office:value-type="string" table:style-name="ce5">
            <text:p>Private (individuals &amp; organisation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table:style-name="ce5"/>
          <table:table-cell office:value-type="string" table:style-name="ce5">
            <text:p>Nepal</text:p>
          </table:table-cell>
          <table:table-cell office:value-type="string" table:style-name="ce5">
            <text:p>Natural Disaster</text:p>
          </table:table-cell>
          <table:table-cell office:value-type="string" table:style-name="ce5">
            <text:p>Cash</text:p>
          </table:table-cell>
          <table:table-cell office:value-type="float" office:value="229173" table:style-name="ce5">
            <text:p>229,173</text:p>
          </table:table-cell>
          <table:table-cell table:style-name="ce5"/>
          <table:table-cell office:value-type="string" table:style-name="ce5">
            <text:p>Donor</text:p>
          </table:table-cell>
          <table:table-cell office:value-type="date" office:date-value="2015-04-28T18:16:00" table:style-name="ce4">
            <text:p>28-Apr-2015</text:p>
          </table:table-cell>
          <table:table-cell office:value-type="date" office:date-value="2015-04-28T18:16:00" table:style-name="ce4">
            <text:p>28-Apr-2015</text:p>
          </table:table-cell>
          <table:table-cell office:value-type="string" table:style-name="ce5">
            <text:p>Grant 1</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3"/>
        </table:table-row>
        <table:table-row table:number-rows-repeated="1048301" table:style-name="ro2">
          <table:table-cell table:number-columns-repeated="16384"/>
        </table:table-row>
      </table:table>
      <table:table table:name="Fig_1___Top_donors" table:style-name="ta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5" table:number-columns-repeated="16379" table:default-cell-style-name="ce12"/>
        <table:table-row table:number-rows-repeated="2" table:style-name="ro2">
          <table:table-cell table:number-columns-repeated="16384"/>
        </table:table-row>
        <table:table-row table:style-name="ro2">
          <table:table-cell/>
          <table:table-cell office:value-type="string" table:style-name="ce45">
            <text:p>Donor</text:p>
          </table:table-cell>
          <table:table-cell office:value-type="string" table:style-name="ce45">
            <text:p>US$m</text:p>
          </table:table-cell>
          <table:table-cell table:number-columns-repeated="16381" table:style-name="ce12"/>
        </table:table-row>
        <table:table-row table:style-name="ro2">
          <table:table-cell/>
          <table:table-cell office:value-type="string" table:style-name="ce8">
            <text:p>UK</text:p>
          </table:table-cell>
          <table:table-cell office:value-type="float" office:value="31.383147999999998" table:style-name="ce9">
            <text:p>31.4</text:p>
          </table:table-cell>
          <table:table-cell table:style-name="ce12"/>
          <table:table-cell table:style-name="ce13"/>
          <table:table-cell table:number-columns-repeated="16379" table:style-name="ce12"/>
        </table:table-row>
        <table:table-row table:style-name="ro2">
          <table:table-cell/>
          <table:table-cell office:value-type="string" table:style-name="ce8">
            <text:p>Norway</text:p>
          </table:table-cell>
          <table:table-cell office:value-type="float" office:value="17.075013999999999" table:style-name="ce9">
            <text:p>17.1</text:p>
          </table:table-cell>
          <table:table-cell table:style-name="ce12"/>
          <table:table-cell table:style-name="ce38"/>
          <table:table-cell table:number-columns-repeated="16379" table:style-name="ce12"/>
        </table:table-row>
        <table:table-row table:style-name="ro2">
          <table:table-cell/>
          <table:table-cell office:value-type="string" table:style-name="ce8">
            <text:p>CERF</text:p>
          </table:table-cell>
          <table:table-cell office:value-type="float" office:value="14.913716000000001" table:style-name="ce9">
            <text:p>14.9</text:p>
          </table:table-cell>
          <table:table-cell table:style-name="ce12"/>
          <table:table-cell table:style-name="ce38"/>
          <table:table-cell table:number-columns-repeated="16379" table:style-name="ce12"/>
        </table:table-row>
        <table:table-row table:style-name="ro2">
          <table:table-cell/>
          <table:table-cell office:value-type="string" table:style-name="ce8">
            <text:p>US</text:p>
          </table:table-cell>
          <table:table-cell office:value-type="float" office:value="10.455287" table:style-name="ce9">
            <text:p>10.5</text:p>
          </table:table-cell>
          <table:table-cell table:style-name="ce12"/>
          <table:table-cell table:style-name="ce38"/>
          <table:table-cell table:style-name="ce40"/>
          <table:table-cell table:number-columns-repeated="16378"/>
        </table:table-row>
        <table:table-row table:style-name="ro2">
          <table:table-cell/>
          <table:table-cell office:value-type="string" table:style-name="ce8">
            <text:p>China</text:p>
          </table:table-cell>
          <table:table-cell office:value-type="float" office:value="9.6789799999999993" table:style-name="ce9">
            <text:p>9.7</text:p>
          </table:table-cell>
          <table:table-cell table:style-name="ce12"/>
          <table:table-cell table:style-name="ce38">
            <draw:frame xmlns:presentation="urn:oasis:names:tc:opendocument:xmlns:presentation:1.0" draw:z-index="1" draw:id="id0" draw:style-name="a0" draw:name="Chart 2" svg:x="0.01042in" svg:y="0.16667in" svg:width="5in" svg:height="3.47917in" style:rel-width="scale" style:rel-height="scale">
              <draw:object xlink:href="Object 1/" xlink:type="simple" xlink:show="embed" xlink:actuate="onLoad"/>
              <svg:desc/>
            </draw:frame>
          </table:table-cell>
          <table:table-cell table:style-name="ce40"/>
          <table:table-cell table:number-columns-repeated="16378"/>
        </table:table-row>
        <table:table-row table:style-name="ro2">
          <table:table-cell/>
          <table:table-cell office:value-type="string" table:style-name="ce8">
            <text:p>Thailand</text:p>
          </table:table-cell>
          <table:table-cell office:value-type="float" office:value="8.0033329999999996" table:style-name="ce9">
            <text:p>8.0</text:p>
          </table:table-cell>
          <table:table-cell table:number-columns-repeated="16381" table:style-name="ce12"/>
        </table:table-row>
        <table:table-row table:style-name="ro2">
          <table:table-cell/>
          <table:table-cell office:value-type="string" table:style-name="ce8">
            <text:p>Canada</text:p>
          </table:table-cell>
          <table:table-cell office:value-type="float" office:value="7.7216639999999996" table:style-name="ce9">
            <text:p>7.7</text:p>
          </table:table-cell>
          <table:table-cell table:number-columns-repeated="16381" table:style-name="ce12"/>
        </table:table-row>
        <table:table-row table:style-name="ro2">
          <table:table-cell/>
          <table:table-cell office:value-type="string" table:style-name="ce8">
            <text:p>Australia</text:p>
          </table:table-cell>
          <table:table-cell office:value-type="float" office:value="7.350066" table:style-name="ce9">
            <text:p>7.4</text:p>
          </table:table-cell>
          <table:table-cell table:number-columns-repeated="16381" table:style-name="ce12"/>
        </table:table-row>
        <table:table-row table:style-name="ro2">
          <table:table-cell/>
          <table:table-cell office:value-type="string" table:style-name="ce8">
            <text:p>ECHO</text:p>
          </table:table-cell>
          <table:table-cell office:value-type="float" office:value="6.8584069999999997" table:style-name="ce9">
            <text:p>6.9</text:p>
          </table:table-cell>
          <table:table-cell table:number-columns-repeated="16381" table:style-name="ce12"/>
        </table:table-row>
        <table:table-row table:style-name="ro2">
          <table:table-cell/>
          <table:table-cell office:value-type="string" table:style-name="ce8">
            <text:p>Switzerland</text:p>
          </table:table-cell>
          <table:table-cell office:value-type="float" office:value="5.4666490000000003" table:style-name="ce9">
            <text:p>5.5</text:p>
          </table:table-cell>
          <table:table-cell table:number-columns-repeated="16381" table:style-name="ce12"/>
        </table:table-row>
        <table:table-row table:style-name="ro2">
          <table:table-cell table:number-columns-repeated="16384"/>
        </table:table-row>
        <table:table-row table:style-name="ro2">
          <table:table-cell/>
          <table:table-cell table:style-name="ce8"/>
          <table:table-cell table:style-name="ce39"/>
          <table:table-cell table:number-columns-repeated="16381" table:style-name="ce12"/>
        </table:table-row>
        <table:table-row table:number-rows-repeated="4" table:style-name="ro2">
          <table:table-cell table:number-columns-repeated="16384"/>
        </table:table-row>
        <table:table-row table:style-name="ro2">
          <table:table-cell/>
          <table:table-cell table:style-name="ce12"/>
          <table:table-cell table:style-name="ce36"/>
          <table:table-cell table:number-columns-repeated="16381" table:style-name="ce12"/>
        </table:table-row>
        <table:table-row table:style-name="ro2">
          <table:table-cell/>
          <table:table-cell table:style-name="ce8"/>
          <table:table-cell table:style-name="ce36"/>
          <table:table-cell table:number-columns-repeated="16381" table:style-name="ce12"/>
        </table:table-row>
        <table:table-row table:style-name="ro2">
          <table:table-cell/>
          <table:table-cell table:style-name="ce8"/>
          <table:table-cell table:style-name="ce36"/>
          <table:table-cell table:style-name="ce12"/>
          <table:table-cell table:style-name="ce13"/>
          <table:table-cell table:number-columns-repeated="16379"/>
        </table:table-row>
        <table:table-row table:style-name="ro2">
          <table:table-cell/>
          <table:table-cell table:style-name="ce12"/>
          <table:table-cell table:style-name="ce36"/>
          <table:table-cell table:number-columns-repeated="16381" table:style-name="ce12"/>
        </table:table-row>
        <table:table-row table:number-rows-repeated="1048553" table:style-name="ro2">
          <table:table-cell table:number-columns-repeated="16384"/>
        </table:table-row>
      </table:table>
      <table:table table:name="Fig_2_comm_pledged" table:style-name="ta3">
        <table:table-column table:style-name="co15" table:number-columns-repeated="16384" table:default-cell-style-name="ce1"/>
        <table:table-row table:number-rows-repeated="2" table:style-name="ro2">
          <table:table-cell table:number-columns-repeated="16384"/>
        </table:table-row>
        <table:table-row table:style-name="ro2">
          <table:table-cell/>
          <table:table-cell office:value-type="string" table:style-name="ce37">
            <text:p>Donor</text:p>
          </table:table-cell>
          <table:table-cell office:value-type="string" table:style-name="ce37">
            <text:p>Committed/contributed</text:p>
          </table:table-cell>
          <table:table-cell office:value-type="string" table:style-name="ce37">
            <text:p>Pledged</text:p>
          </table:table-cell>
          <table:table-cell office:value-type="string" table:style-name="ce37">
            <text:p>Total<text:s/></text:p>
          </table:table-cell>
          <table:table-cell table:number-columns-repeated="16379"/>
        </table:table-row>
        <table:table-row table:style-name="ro2">
          <table:table-cell/>
          <table:table-cell office:value-type="string" table:style-name="ce1">
            <text:p>ADB</text:p>
          </table:table-cell>
          <table:table-cell office:value-type="float" office:value="3" table:style-name="ce16">
            <text:p>3.00</text:p>
          </table:table-cell>
          <table:table-cell office:value-type="float" office:value="200" table:style-name="ce16">
            <text:p>200.00</text:p>
          </table:table-cell>
          <table:table-cell office:value-type="float" office:value="203" table:style-name="ce16">
            <text:p>203.00</text:p>
          </table:table-cell>
          <table:table-cell table:number-columns-repeated="16379"/>
        </table:table-row>
        <table:table-row table:style-name="ro2">
          <table:table-cell/>
          <table:table-cell office:value-type="string" table:style-name="ce1">
            <text:p>DEC</text:p>
          </table:table-cell>
          <table:table-cell office:value-type="float" office:value="0" table:style-name="ce16">
            <text:p>0.00</text:p>
          </table:table-cell>
          <table:table-cell office:value-type="float" office:value="66.568047000000007" table:style-name="ce16">
            <text:p>66.57</text:p>
          </table:table-cell>
          <table:table-cell office:value-type="float" office:value="66.568047000000007" table:style-name="ce16">
            <text:p>66.57</text:p>
          </table:table-cell>
          <table:table-cell table:number-columns-repeated="16379"/>
        </table:table-row>
        <table:table-row table:style-name="ro2">
          <table:table-cell/>
          <table:table-cell office:value-type="string" table:style-name="ce1">
            <text:p>UK</text:p>
          </table:table-cell>
          <table:table-cell office:value-type="float" office:value="31.383147999999998" table:style-name="ce16">
            <text:p>31.38</text:p>
          </table:table-cell>
          <table:table-cell office:value-type="float" office:value="0" table:style-name="ce16">
            <text:p>0.00</text:p>
          </table:table-cell>
          <table:table-cell office:value-type="float" office:value="31.383147999999998" table:style-name="ce16">
            <text:p>31.38</text:p>
          </table:table-cell>
          <table:table-cell table:number-columns-repeated="16379"/>
        </table:table-row>
        <table:table-row table:style-name="ro2">
          <table:table-cell/>
          <table:table-cell office:value-type="string" table:style-name="ce1">
            <text:p>US</text:p>
          </table:table-cell>
          <table:table-cell office:value-type="float" office:value="10.455287" table:style-name="ce16">
            <text:p>10.46</text:p>
          </table:table-cell>
          <table:table-cell office:value-type="float" office:value="20.618001" table:style-name="ce16">
            <text:p>20.62</text:p>
          </table:table-cell>
          <table:table-cell office:value-type="float" office:value="31.073287999999998" table:style-name="ce16">
            <text:p>31.07</text:p>
          </table:table-cell>
          <table:table-cell table:number-columns-repeated="16379"/>
        </table:table-row>
        <table:table-row table:style-name="ro2">
          <table:table-cell/>
          <table:table-cell office:value-type="string" table:style-name="ce1">
            <text:p>Norway</text:p>
          </table:table-cell>
          <table:table-cell office:value-type="float" office:value="17.075013999999999" table:style-name="ce16">
            <text:p>17.08</text:p>
          </table:table-cell>
          <table:table-cell office:value-type="float" office:value="0" table:style-name="ce16">
            <text:p>0.00</text:p>
          </table:table-cell>
          <table:table-cell office:value-type="float" office:value="17.075013999999999" table:style-name="ce16">
            <text:p>17.08</text:p>
          </table:table-cell>
          <table:table-cell table:number-columns-repeated="16379"/>
        </table:table-row>
        <table:table-row table:style-name="ro2">
          <table:table-cell/>
          <table:table-cell office:value-type="string" table:style-name="ce1">
            <text:p>CERF</text:p>
          </table:table-cell>
          <table:table-cell office:value-type="float" office:value="14.913716000000001" table:style-name="ce16">
            <text:p>14.91</text:p>
          </table:table-cell>
          <table:table-cell office:value-type="float" office:value="0" table:style-name="ce16">
            <text:p>0.00</text:p>
          </table:table-cell>
          <table:table-cell office:value-type="float" office:value="14.913716000000001" table:style-name="ce16">
            <text:p>14.91</text:p>
          </table:table-cell>
          <table:table-cell table:number-columns-repeated="16379"/>
        </table:table-row>
        <table:table-row table:style-name="ro2">
          <table:table-cell/>
          <table:table-cell office:value-type="string" table:style-name="ce1">
            <text:p>China</text:p>
          </table:table-cell>
          <table:table-cell office:value-type="float" office:value="9.6789799999999993" table:style-name="ce16">
            <text:p>9.68</text:p>
          </table:table-cell>
          <table:table-cell office:value-type="float" office:value="0" table:style-name="ce16">
            <text:p>0.00</text:p>
          </table:table-cell>
          <table:table-cell office:value-type="float" office:value="9.6789799999999993" table:style-name="ce16">
            <text:p>9.68</text:p>
          </table:table-cell>
          <table:table-cell table:number-columns-repeated="16379"/>
        </table:table-row>
        <table:table-row table:style-name="ro2">
          <table:table-cell/>
          <table:table-cell office:value-type="string" table:style-name="ce1">
            <text:p>Japan</text:p>
          </table:table-cell>
          <table:table-cell office:value-type="float" office:value="0.20847199999999999" table:style-name="ce16">
            <text:p>0.21</text:p>
          </table:table-cell>
          <table:table-cell office:value-type="float" office:value="8.4000009999999996" table:style-name="ce16">
            <text:p>8.40</text:p>
          </table:table-cell>
          <table:table-cell office:value-type="float" office:value="8.608473" table:style-name="ce16">
            <text:p>8.61</text:p>
          </table:table-cell>
          <table:table-cell table:number-columns-repeated="16379"/>
        </table:table-row>
        <table:table-row table:style-name="ro2">
          <table:table-cell/>
          <table:table-cell office:value-type="string" table:style-name="ce1">
            <text:p>Thailand</text:p>
          </table:table-cell>
          <table:table-cell office:value-type="float" office:value="8.0033329999999996" table:style-name="ce16">
            <text:p>8.00</text:p>
          </table:table-cell>
          <table:table-cell office:value-type="float" office:value="0" table:style-name="ce16">
            <text:p>0.00</text:p>
          </table:table-cell>
          <table:table-cell office:value-type="float" office:value="8.0033329999999996" table:style-name="ce16">
            <text:p>8.00</text:p>
          </table:table-cell>
          <table:table-cell table:number-columns-repeated="16379"/>
        </table:table-row>
        <table:table-row table:style-name="ro2">
          <table:table-cell/>
          <table:table-cell office:value-type="string" table:style-name="ce1">
            <text:p>Canada</text:p>
          </table:table-cell>
          <table:table-cell office:value-type="float" office:value="7.7216639999999996" table:style-name="ce16">
            <text:p>7.72</text:p>
          </table:table-cell>
          <table:table-cell office:value-type="float" office:value="0.197628" table:style-name="ce16">
            <text:p>0.20</text:p>
          </table:table-cell>
          <table:table-cell office:value-type="float" office:value="7.9192919999999996" table:style-name="ce16">
            <text:p>7.92</text:p>
          </table:table-cell>
          <table:table-cell table:number-columns-repeated="16379"/>
        </table:table-row>
        <table:table-row table:number-rows-repeated="3" table:style-name="ro2">
          <table:table-cell table:number-columns-repeated="16384"/>
        </table:table-row>
        <table:table-row table:style-name="ro2">
          <table:table-cell table:number-columns-repeated="5"/>
          <table:table-cell table:style-name="ce1">
            <draw:frame xmlns:presentation="urn:oasis:names:tc:opendocument:xmlns:presentation:1.0" draw:z-index="1" draw:id="id1" draw:style-name="a1" draw:name="Chart 2" svg:x="0.75in" svg:y="0.05208in" svg:width="6.22917in" svg:height="4.22917in" style:rel-width="scale" style:rel-height="scale">
              <draw:object xlink:href="Object 2/" xlink:type="simple" xlink:show="embed" xlink:actuate="onLoad"/>
              <svg:desc/>
            </draw:frame>
          </table:table-cell>
          <table:table-cell table:number-columns-repeated="16378"/>
        </table:table-row>
        <table:table-row table:number-rows-repeated="1048559" table:style-name="ro2">
          <table:table-cell table:number-columns-repeated="16384"/>
        </table:table-row>
      </table:table>
      <table:table table:name="Fig_3_-_Sectors" table:style-name="ta3">
        <table:table-column table:style-name="co5" table:number-columns-repeated="2" table:default-cell-style-name="ce1"/>
        <table:table-column table:style-name="co16" table:default-cell-style-name="ce1"/>
        <table:table-column table:style-name="co17" table:default-cell-style-name="ce1"/>
        <table:table-column table:style-name="co5" table:number-columns-repeated="16380" table:default-cell-style-name="ce1"/>
        <table:table-row table:number-rows-repeated="3" table:style-name="ro2">
          <table:table-cell table:number-columns-repeated="16384"/>
        </table:table-row>
        <table:table-row table:style-name="ro2">
          <table:table-cell table:number-columns-repeated="2"/>
          <table:table-cell office:value-type="string" table:style-name="ce45">
            <text:p>Row Labels</text:p>
          </table:table-cell>
          <table:table-cell office:value-type="string" table:style-name="ce45">
            <text:p>Sum of USD committed/contributed</text:p>
          </table:table-cell>
          <table:table-cell table:number-columns-repeated="16380" table:style-name="ce1"/>
        </table:table-row>
        <table:table-row table:style-name="ro2">
          <table:table-cell table:number-columns-repeated="2"/>
          <table:table-cell office:value-type="string" table:style-name="ce8">
            <text:p>Sector not yet specified<text:s/></text:p>
          </table:table-cell>
          <table:table-cell office:value-type="float" office:value="65445588" table:style-name="ce10">
            <text:p><text:s/>65,445,588<text:s/></text:p>
          </table:table-cell>
          <table:table-cell table:number-columns-repeated="16380" table:style-name="ce1"/>
        </table:table-row>
        <table:table-row table:style-name="ro2">
          <table:table-cell table:number-columns-repeated="2"/>
          <table:table-cell office:value-type="string" table:style-name="ce8">
            <text:p>Shelter and non-food items</text:p>
          </table:table-cell>
          <table:table-cell office:value-type="float" office:value="20795249" table:style-name="ce10">
            <text:p><text:s/>20,795,249<text:s/></text:p>
          </table:table-cell>
          <table:table-cell table:style-name="ce11"/>
          <table:table-cell table:number-columns-repeated="16379"/>
        </table:table-row>
        <table:table-row table:style-name="ro2">
          <table:table-cell table:number-columns-repeated="2"/>
          <table:table-cell office:value-type="string" table:style-name="ce8">
            <text:p>Health<text:s/></text:p>
          </table:table-cell>
          <table:table-cell office:value-type="float" office:value="7234825" table:style-name="ce10">
            <text:p><text:s/>7,234,825<text:s/></text:p>
          </table:table-cell>
          <table:table-cell table:style-name="ce11"/>
          <table:table-cell table:number-columns-repeated="16379"/>
        </table:table-row>
        <table:table-row table:style-name="ro2">
          <table:table-cell table:number-columns-repeated="2"/>
          <table:table-cell office:value-type="string" table:style-name="ce8">
            <text:p>Food</text:p>
          </table:table-cell>
          <table:table-cell office:value-type="float" office:value="6529743" table:style-name="ce10">
            <text:p><text:s/>6,529,743<text:s/></text:p>
          </table:table-cell>
          <table:table-cell table:style-name="ce11"/>
          <table:table-cell table:number-columns-repeated="16379"/>
        </table:table-row>
        <table:table-row table:style-name="ro2">
          <table:table-cell table:number-columns-repeated="2"/>
          <table:table-cell office:value-type="string" table:style-name="ce8">
            <text:p>Coordination and support services<text:s/></text:p>
          </table:table-cell>
          <table:table-cell office:value-type="float" office:value="6018563" table:style-name="ce10">
            <text:p><text:s/>6,018,563<text:s/></text:p>
          </table:table-cell>
          <table:table-cell table:style-name="ce11"/>
          <table:table-cell table:number-columns-repeated="16379"/>
        </table:table-row>
        <table:table-row table:style-name="ro2">
          <table:table-cell table:number-columns-repeated="2"/>
          <table:table-cell office:value-type="string" table:style-name="ce8">
            <text:p>Water and sanitation<text:s/></text:p>
          </table:table-cell>
          <table:table-cell office:value-type="float" office:value="3500770" table:style-name="ce10">
            <text:p><text:s/>3,500,770<text:s/></text:p>
          </table:table-cell>
          <table:table-cell table:style-name="ce11"/>
          <table:table-cell table:number-columns-repeated="16379"/>
        </table:table-row>
        <table:table-row table:style-name="ro2">
          <table:table-cell table:number-columns-repeated="2"/>
          <table:table-cell office:value-type="string" table:style-name="ce8">
            <text:p>Economic recovery and infrastructure</text:p>
          </table:table-cell>
          <table:table-cell office:value-type="float" office:value="2290468" table:style-name="ce10">
            <text:p><text:s/>2,290,468<text:s/></text:p>
          </table:table-cell>
          <table:table-cell table:style-name="ce11"/>
          <table:table-cell table:number-columns-repeated="16379"/>
        </table:table-row>
        <table:table-row table:style-name="ro2">
          <table:table-cell table:number-columns-repeated="2"/>
          <table:table-cell office:value-type="string" table:style-name="ce8">
            <text:p>Education</text:p>
          </table:table-cell>
          <table:table-cell office:value-type="float" office:value="935500" table:style-name="ce10">
            <text:p><text:s/>935,500<text:s/></text:p>
          </table:table-cell>
          <table:table-cell table:style-name="ce11"/>
          <table:table-cell table:number-columns-repeated="16379"/>
        </table:table-row>
        <table:table-row table:style-name="ro2">
          <table:table-cell table:number-columns-repeated="2"/>
          <table:table-cell office:value-type="string" table:style-name="ce8">
            <text:p>Protection/Human rights/Rule of law<text:s/></text:p>
          </table:table-cell>
          <table:table-cell office:value-type="float" office:value="609320" table:style-name="ce10">
            <text:p><text:s/>609,320<text:s/></text:p>
          </table:table-cell>
          <table:table-cell table:style-name="ce11"/>
          <table:table-cell table:number-columns-repeated="16379"/>
        </table:table-row>
        <table:table-row table:number-rows-repeated="3" table:style-name="ro2">
          <table:table-cell table:number-columns-repeated="16384"/>
        </table:table-row>
        <table:table-row table:style-name="ro2">
          <table:table-cell table:number-columns-repeated="3"/>
          <table:table-cell table:style-name="ce1">
            <draw:frame xmlns:presentation="urn:oasis:names:tc:opendocument:xmlns:presentation:1.0" draw:z-index="1" draw:id="id2" draw:style-name="a2" draw:name="Chart 2" svg:x="0.96875in" svg:y="0.01042in" svg:width="5.51042in" svg:height="3.39583in" style:rel-width="scale" style:rel-height="scale">
              <draw:object xlink:href="Object 3/" xlink:type="simple" xlink:show="embed" xlink:actuate="onLoad"/>
              <svg:desc/>
            </draw:frame>
          </table:table-cell>
          <table:table-cell table:number-columns-repeated="16380"/>
        </table:table-row>
        <table:table-row table:number-rows-repeated="1048559" table:style-name="ro2">
          <table:table-cell table:number-columns-repeated="16384"/>
        </table:table-row>
      </table:table>
      <table:table table:name="Fig_4_-_CERF_sectors" table:style-name="ta3">
        <table:table-column table:style-name="co5" table:number-columns-repeated="2" table:default-cell-style-name="ce35"/>
        <table:table-column table:style-name="co18" table:default-cell-style-name="ce1"/>
        <table:table-column table:style-name="co19" table:default-cell-style-name="ce1"/>
        <table:table-column table:style-name="co5" table:number-columns-repeated="16380" table:default-cell-style-name="ce1"/>
        <table:table-row table:number-rows-repeated="3" table:style-name="ro2">
          <table:table-cell table:number-columns-repeated="16384"/>
        </table:table-row>
        <table:table-row table:style-name="ro2">
          <table:table-cell table:number-columns-repeated="2"/>
          <table:table-cell office:value-type="string" table:style-name="ce45">
            <text:p>Sector</text:p>
          </table:table-cell>
          <table:table-cell office:value-type="string" table:style-name="ce45">
            <text:p>US$ millions</text:p>
          </table:table-cell>
          <table:table-cell table:number-columns-repeated="16380" table:style-name="ce1"/>
        </table:table-row>
        <table:table-row table:style-name="ro2">
          <table:table-cell table:number-columns-repeated="2"/>
          <table:table-cell office:value-type="string" table:style-name="ce11">
            <text:p>Water and sanitation</text:p>
          </table:table-cell>
          <table:table-cell office:value-type="float" office:value="3.5" table:style-name="ce9">
            <text:p>3.5</text:p>
          </table:table-cell>
          <table:table-cell table:number-columns-repeated="16380" table:style-name="ce1"/>
        </table:table-row>
        <table:table-row table:style-name="ro2">
          <table:table-cell table:number-columns-repeated="2"/>
          <table:table-cell office:value-type="string" table:style-name="ce11">
            <text:p>Shelter and non-food items</text:p>
          </table:table-cell>
          <table:table-cell office:value-type="float" office:value="3.5" table:style-name="ce9">
            <text:p>3.5</text:p>
          </table:table-cell>
          <table:table-cell table:style-name="ce11"/>
          <table:table-cell table:number-columns-repeated="16379"/>
        </table:table-row>
        <table:table-row table:style-name="ro2">
          <table:table-cell table:number-columns-repeated="2"/>
          <table:table-cell office:value-type="string" table:style-name="ce7">
            <text:p>Food</text:p>
          </table:table-cell>
          <table:table-cell office:value-type="float" office:value="2.9" table:style-name="ce9">
            <text:p>2.9</text:p>
          </table:table-cell>
          <table:table-cell table:style-name="ce11"/>
          <table:table-cell table:number-columns-repeated="16379"/>
        </table:table-row>
        <table:table-row table:style-name="ro2">
          <table:table-cell table:number-columns-repeated="2"/>
          <table:table-cell office:value-type="string" table:style-name="ce7">
            <text:p>Health</text:p>
          </table:table-cell>
          <table:table-cell office:value-type="float" office:value="2.5" table:style-name="ce9">
            <text:p>2.5</text:p>
          </table:table-cell>
          <table:table-cell table:style-name="ce11"/>
          <table:table-cell table:number-columns-repeated="16379"/>
        </table:table-row>
        <table:table-row table:style-name="ro2">
          <table:table-cell table:number-columns-repeated="2"/>
          <table:table-cell office:value-type="string" table:style-name="ce11">
            <text:p>Coordination and support services</text:p>
          </table:table-cell>
          <table:table-cell office:value-type="float" office:value="2" table:style-name="ce9">
            <text:p>2.0</text:p>
          </table:table-cell>
          <table:table-cell table:style-name="ce11"/>
          <table:table-cell table:number-columns-repeated="16379"/>
        </table:table-row>
        <table:table-row table:style-name="ro2">
          <table:table-cell table:number-columns-repeated="2"/>
          <table:table-cell office:value-type="string" table:style-name="ce11">
            <text:p>Protection/Human rights/Rule of law</text:p>
          </table:table-cell>
          <table:table-cell office:value-type="float" office:value="0.5" table:style-name="ce9">
            <text:p>0.5</text:p>
          </table:table-cell>
          <table:table-cell table:style-name="ce11"/>
          <table:table-cell table:number-columns-repeated="16379"/>
        </table:table-row>
        <table:table-row table:style-name="ro2">
          <table:table-cell table:number-columns-repeated="16384"/>
        </table:table-row>
        <table:table-row table:style-name="ro2">
          <table:table-cell table:number-columns-repeated="3"/>
          <table:table-cell table:style-name="ce1">
            <draw:frame xmlns:presentation="urn:oasis:names:tc:opendocument:xmlns:presentation:1.0" draw:z-index="1" draw:id="id3" draw:style-name="a3" draw:name="Chart 2" svg:x="0.69792in" svg:y="0.14583in" svg:width="4.875in" svg:height="3.80208in" style:rel-width="scale" style:rel-height="scale">
              <draw:object xlink:href="Object 4/" xlink:type="simple" xlink:show="embed" xlink:actuate="onLoad"/>
              <svg:desc/>
            </draw:frame>
          </table:table-cell>
          <table:table-cell table:number-columns-repeated="16380"/>
        </table:table-row>
        <table:table-row table:number-rows-repeated="1048564" table:style-name="ro2">
          <table:table-cell table:number-columns-repeated="16384"/>
        </table:table-row>
      </table:table>
      <table:table table:name="Table_1_CERF_sectors" table:style-name="ta3">
        <table:table-column table:style-name="co5" table:number-columns-repeated="3" table:default-cell-style-name="ce1"/>
        <table:table-column table:style-name="co20" table:default-cell-style-name="ce1"/>
        <table:table-column table:style-name="co21" table:default-cell-style-name="ce1"/>
        <table:table-column table:style-name="co5" table:number-columns-repeated="16379" table:default-cell-style-name="ce1"/>
        <table:table-row table:number-rows-repeated="3" table:style-name="ro2">
          <table:table-cell table:number-columns-repeated="16384"/>
        </table:table-row>
        <table:table-row table:style-name="ro2">
          <table:table-cell table:number-columns-repeated="3"/>
          <table:table-cell office:value-type="string" table:style-name="ce47">
            <text:p>Sector</text:p>
          </table:table-cell>
          <table:table-cell office:value-type="string" table:style-name="ce47">
            <text:p>US$ millions</text:p>
          </table:table-cell>
          <table:table-cell table:number-columns-repeated="16379"/>
        </table:table-row>
        <table:table-row table:style-name="ro2">
          <table:table-cell table:number-columns-repeated="3"/>
          <table:table-cell office:value-type="string" table:style-name="ce48">
            <text:p>Water and sanitation</text:p>
          </table:table-cell>
          <table:table-cell office:value-type="float" office:value="3.5007700000000002" table:style-name="ce49">
            <text:p>3.5</text:p>
          </table:table-cell>
          <table:table-cell table:number-columns-repeated="16379"/>
        </table:table-row>
        <table:table-row table:style-name="ro2">
          <table:table-cell table:number-columns-repeated="3"/>
          <table:table-cell office:value-type="string" table:style-name="ce48">
            <text:p>Shelter and non-food items</text:p>
          </table:table-cell>
          <table:table-cell office:value-type="float" office:value="3.5" table:style-name="ce49">
            <text:p>3.5</text:p>
          </table:table-cell>
          <table:table-cell table:number-columns-repeated="16379"/>
        </table:table-row>
        <table:table-row table:style-name="ro2">
          <table:table-cell table:number-columns-repeated="3"/>
          <table:table-cell office:value-type="string" table:style-name="ce48">
            <text:p>Food</text:p>
          </table:table-cell>
          <table:table-cell office:value-type="float" office:value="2.9201990000000002" table:style-name="ce49">
            <text:p>2.9</text:p>
          </table:table-cell>
          <table:table-cell table:number-columns-repeated="16379"/>
        </table:table-row>
        <table:table-row table:style-name="ro2">
          <table:table-cell table:number-columns-repeated="3"/>
          <table:table-cell office:value-type="string" table:style-name="ce48">
            <text:p>Health</text:p>
          </table:table-cell>
          <table:table-cell office:value-type="float" office:value="2.4834269999999998" table:style-name="ce49">
            <text:p>2.5</text:p>
          </table:table-cell>
          <table:table-cell table:number-columns-repeated="16379"/>
        </table:table-row>
        <table:table-row table:style-name="ro2">
          <table:table-cell table:number-columns-repeated="3"/>
          <table:table-cell office:value-type="string" table:style-name="ce48">
            <text:p>Coordination and support services</text:p>
          </table:table-cell>
          <table:table-cell office:value-type="float" office:value="2" table:style-name="ce49">
            <text:p>2.0</text:p>
          </table:table-cell>
          <table:table-cell table:number-columns-repeated="16379"/>
        </table:table-row>
        <table:table-row table:style-name="ro2">
          <table:table-cell table:number-columns-repeated="3"/>
          <table:table-cell office:value-type="string" table:style-name="ce48">
            <text:p>Protection/Human rights/Rule of law</text:p>
          </table:table-cell>
          <table:table-cell office:value-type="float" office:value="0.50931999999999999" table:style-name="ce49">
            <text:p>0.5</text:p>
          </table:table-cell>
          <table:table-cell table:number-columns-repeated="16379"/>
        </table:table-row>
        <table:table-row table:number-rows-repeated="1048566" table:style-name="ro2">
          <table:table-cell table:number-columns-repeated="16384"/>
        </table:table-row>
      </table:table>
      <table:table table:name="Fig_5_-_Channels_of_delivery" table:style-name="ta3">
        <table:table-column table:style-name="co5" table:number-columns-repeated="2" table:default-cell-style-name="ce1"/>
        <table:table-column table:style-name="co22" table:default-cell-style-name="ce1"/>
        <table:table-column table:style-name="co23" table:default-cell-style-name="ce1"/>
        <table:table-column table:style-name="co5" table:number-columns-repeated="16380" table:default-cell-style-name="ce1"/>
        <table:table-row table:number-rows-repeated="3" table:style-name="ro2">
          <table:table-cell table:number-columns-repeated="16384"/>
        </table:table-row>
        <table:table-row table:style-name="ro2">
          <table:table-cell table:number-columns-repeated="2"/>
          <table:table-cell office:value-type="string" table:style-name="ce37">
            <text:p>Row labels</text:p>
          </table:table-cell>
          <table:table-cell office:value-type="string" table:style-name="ce37">
            <text:p>Sum of USD</text:p>
          </table:table-cell>
          <table:table-cell table:number-columns-repeated="16380"/>
        </table:table-row>
        <table:table-row table:style-name="ro2">
          <table:table-cell table:number-columns-repeated="2"/>
          <table:table-cell office:value-type="string" table:style-name="ce1">
            <text:p>Other</text:p>
          </table:table-cell>
          <table:table-cell office:value-type="float" office:value="62847175" table:style-name="ce1">
            <text:p>62847175</text:p>
          </table:table-cell>
          <table:table-cell table:number-columns-repeated="16380"/>
        </table:table-row>
        <table:table-row table:style-name="ro2">
          <table:table-cell table:number-columns-repeated="2"/>
          <table:table-cell office:value-type="string" table:style-name="ce1">
            <text:p>UN Agencies</text:p>
          </table:table-cell>
          <table:table-cell office:value-type="float" office:value="49759338" table:style-name="ce1">
            <text:p>49759338</text:p>
          </table:table-cell>
          <table:table-cell table:number-columns-repeated="16380"/>
        </table:table-row>
        <table:table-row table:style-name="ro2">
          <table:table-cell table:number-columns-repeated="2"/>
          <table:table-cell office:value-type="string" table:style-name="ce1">
            <text:p>NGOs</text:p>
          </table:table-cell>
          <table:table-cell office:value-type="float" office:value="31748233" table:style-name="ce1">
            <text:p>31748233</text:p>
          </table:table-cell>
          <table:table-cell table:number-columns-repeated="16380"/>
        </table:table-row>
        <table:table-row table:style-name="ro2">
          <table:table-cell table:number-columns-repeated="2"/>
          <table:table-cell office:value-type="string" table:style-name="ce1">
            <text:p>Red Cross / Red Crescent</text:p>
          </table:table-cell>
          <table:table-cell office:value-type="float" office:value="9288646" table:style-name="ce1">
            <text:p>9288646</text:p>
          </table:table-cell>
          <table:table-cell table:number-columns-repeated="16380"/>
        </table:table-row>
        <table:table-row table:style-name="ro2">
          <table:table-cell table:number-columns-repeated="2"/>
          <table:table-cell office:value-type="string" table:style-name="ce1">
            <text:p>Government</text:p>
          </table:table-cell>
          <table:table-cell office:value-type="float" office:value="2609365" table:style-name="ce1">
            <text:p>2609365</text:p>
          </table:table-cell>
          <table:table-cell table:number-columns-repeated="16380"/>
        </table:table-row>
        <table:table-row table:style-name="ro2">
          <table:table-cell table:number-columns-repeated="2"/>
          <table:table-cell office:value-type="string" table:style-name="ce1">
            <text:p>Private Orgs. &amp; Foundations</text:p>
          </table:table-cell>
          <table:table-cell office:value-type="float" office:value="38285" table:style-name="ce1">
            <text:p>38285</text:p>
          </table:table-cell>
          <table:table-cell table:number-columns-repeated="16380"/>
        </table:table-row>
        <table:table-row table:number-rows-repeated="6" table:style-name="ro2">
          <table:table-cell table:number-columns-repeated="16384"/>
        </table:table-row>
        <table:table-row table:style-name="ro2">
          <table:table-cell table:number-columns-repeated="3"/>
          <table:table-cell table:style-name="ce1">
            <draw:frame xmlns:presentation="urn:oasis:names:tc:opendocument:xmlns:presentation:1.0" draw:z-index="1" draw:id="id4" draw:style-name="a4" draw:name="Chart 2" svg:x="1.01042in" svg:y="0.05208in" svg:width="6.97917in" svg:height="3.63542in" style:rel-width="scale" style:rel-height="scale">
              <draw:object xlink:href="Object 5/" xlink:type="simple" xlink:show="embed" xlink:actuate="onLoad"/>
              <svg:desc/>
            </draw:frame>
          </table:table-cell>
          <table:table-cell table:number-columns-repeated="16380"/>
        </table:table-row>
        <table:table-row table:number-rows-repeated="1048559" table:style-name="ro2">
          <table:table-cell table:number-columns-repeated="16384"/>
        </table:table-row>
      </table:table>
      <table:table table:name="Fig_6_DPP_funding" table:style-name="ta3">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column table:style-name="co24" table:default-cell-style-name="ce11"/>
        <table:table-column table:style-name="co25" table:number-columns-repeated="3" table:default-cell-style-name="ce11"/>
        <table:table-column table:style-name="co26" table:default-cell-style-name="ce11"/>
        <table:table-column table:style-name="co25" table:default-cell-style-name="ce11"/>
        <table:table-column table:style-name="co5" table:number-columns-repeated="250" table:default-cell-style-name="ce11"/>
        <table:table-row table:style-name="ro20">
          <table:table-cell office:value-type="string" table:style-name="ce14">
            <text:p>Spending on disaster preparedness as a portion of humanitarian spending prior to the earthquake (OECD DAC CRS)</text:p>
          </table:table-cell>
          <table:table-cell table:number-columns-repeated="16383" table:style-name="ce11"/>
        </table:table-row>
        <table:table-row table:style-name="ro2">
          <table:table-cell table:number-columns-repeated="16384"/>
        </table:table-row>
        <table:table-row table:style-name="ro20">
          <table:table-cell office:value-type="string" table:style-name="ce15">
            <text:p>Row Labels</text:p>
          </table:table-cell>
          <table:table-cell office:value-type="float" office:value="2009" table:style-name="ce15">
            <text:p>2009</text:p>
          </table:table-cell>
          <table:table-cell office:value-type="float" office:value="2010" table:style-name="ce15">
            <text:p>2010</text:p>
          </table:table-cell>
          <table:table-cell office:value-type="float" office:value="2011" table:style-name="ce15">
            <text:p>2011</text:p>
          </table:table-cell>
          <table:table-cell office:value-type="float" office:value="2012" table:style-name="ce15">
            <text:p>2012</text:p>
          </table:table-cell>
          <table:table-cell office:value-type="float" office:value="2013" table:style-name="ce15">
            <text:p>2013</text:p>
          </table:table-cell>
          <table:table-cell table:number-columns-repeated="16378"/>
        </table:table-row>
        <table:table-row table:style-name="ro2">
          <table:table-cell office:value-type="string" table:style-name="ce8">
            <text:p>DPP</text:p>
          </table:table-cell>
          <table:table-cell office:value-type="float" office:value="5.1151004483609581" table:style-name="ce9">
            <text:p>5.1</text:p>
          </table:table-cell>
          <table:table-cell office:value-type="float" office:value="3.5209094971772745" table:style-name="ce9">
            <text:p>3.5</text:p>
          </table:table-cell>
          <table:table-cell office:value-type="float" office:value="7.3449013020961251" table:style-name="ce9">
            <text:p>7.3</text:p>
          </table:table-cell>
          <table:table-cell office:value-type="float" office:value="12.407569832471607" table:style-name="ce9">
            <text:p>12.4</text:p>
          </table:table-cell>
          <table:table-cell office:value-type="float" office:value="6.202689689007344" table:style-name="ce9">
            <text:p>6.2</text:p>
          </table:table-cell>
          <table:table-cell table:number-columns-repeated="16378"/>
        </table:table-row>
        <table:table-row table:style-name="ro2">
          <table:table-cell office:value-type="string" table:style-name="ce8">
            <text:p>% of total HA</text:p>
          </table:table-cell>
          <table:table-cell office:value-type="percentage" office:value="7.5532360569470602E-2" table:formula="msoxl:=B4/B10" table:style-name="ce13">
            <text:p>8%</text:p>
          </table:table-cell>
          <table:table-cell office:value-type="percentage" office:value="0.1532557645971836" table:formula="msoxl:=C4/C10" table:style-name="ce13">
            <text:p>15%</text:p>
          </table:table-cell>
          <table:table-cell office:value-type="percentage" office:value="0.13855490187712124" table:formula="msoxl:=D4/D10" table:style-name="ce13">
            <text:p>14%</text:p>
          </table:table-cell>
          <table:table-cell office:value-type="percentage" office:value="0.25081118608595604" table:formula="msoxl:=E4/E10" table:style-name="ce13">
            <text:p>25%</text:p>
          </table:table-cell>
          <table:table-cell office:value-type="percentage" office:value="0.20935084796186823" table:formula="msoxl:=F4/F10" table:style-name="ce13">
            <text:p>21%</text:p>
          </table:table-cell>
          <table:table-cell table:number-columns-repeated="16378"/>
        </table:table-row>
        <table:table-row table:style-name="ro2">
          <table:table-cell office:value-type="string" table:style-name="ce8">
            <text:p>Emergency food aid</text:p>
          </table:table-cell>
          <table:table-cell office:value-type="float" office:value="33.975378611721027" table:style-name="ce16">
            <text:p>33.98</text:p>
          </table:table-cell>
          <table:table-cell office:value-type="float" office:value="7.0765029669713542" table:style-name="ce16">
            <text:p>7.08</text:p>
          </table:table-cell>
          <table:table-cell office:value-type="float" office:value="20.426904566046627" table:style-name="ce16">
            <text:p>20.43</text:p>
          </table:table-cell>
          <table:table-cell office:value-type="float" office:value="15.941183618061343" table:style-name="ce16">
            <text:p>15.94</text:p>
          </table:table-cell>
          <table:table-cell office:value-type="float" office:value="3.2931749146689326" table:style-name="ce16">
            <text:p>3.29</text:p>
          </table:table-cell>
          <table:table-cell table:number-columns-repeated="16378"/>
        </table:table-row>
        <table:table-row table:style-name="ro2">
          <table:table-cell office:value-type="string" table:style-name="ce8">
            <text:p>Material relief assistance and services<text:s/></text:p>
          </table:table-cell>
          <table:table-cell office:value-type="float" office:value="21.522002709927271" table:style-name="ce16">
            <text:p>21.52</text:p>
          </table:table-cell>
          <table:table-cell office:value-type="float" office:value="7.8262374825543315" table:style-name="ce16">
            <text:p>7.83</text:p>
          </table:table-cell>
          <table:table-cell office:value-type="float" office:value="15.762373676189654" table:style-name="ce16">
            <text:p>15.76</text:p>
          </table:table-cell>
          <table:table-cell office:value-type="float" office:value="11.248916646123758" table:style-name="ce16">
            <text:p>11.25</text:p>
          </table:table-cell>
          <table:table-cell office:value-type="float" office:value="10.113950543215127" table:style-name="ce16">
            <text:p>10.11</text:p>
          </table:table-cell>
          <table:table-cell table:number-columns-repeated="16378"/>
        </table:table-row>
        <table:table-row table:style-name="ro2">
          <table:table-cell office:value-type="string" table:style-name="ce8">
            <text:p>Reconstruction relief and rehabilitation</text:p>
          </table:table-cell>
          <table:table-cell office:value-type="float" office:value="0.5166610368281912" table:style-name="ce16">
            <text:p>0.52</text:p>
          </table:table-cell>
          <table:table-cell office:value-type="float" office:value="1.9725283048058799" table:style-name="ce16">
            <text:p>1.97</text:p>
          </table:table-cell>
          <table:table-cell office:value-type="float" office:value="9.0333781507752953" table:style-name="ce16">
            <text:p>9.03</text:p>
          </table:table-cell>
          <table:table-cell office:value-type="float" office:value="9.7485346862273037" table:style-name="ce16">
            <text:p>9.75</text:p>
          </table:table-cell>
          <table:table-cell office:value-type="float" office:value="10.00899277198088" table:style-name="ce16">
            <text:p>10.01</text:p>
          </table:table-cell>
          <table:table-cell table:number-columns-repeated="16378"/>
        </table:table-row>
        <table:table-row table:style-name="ro2">
          <table:table-cell office:value-type="string" table:style-name="ce8">
            <text:p>Relief co-ordination; protection and support services</text:p>
          </table:table-cell>
          <table:table-cell office:value-type="float" office:value="6.5915057972315765" table:style-name="ce16">
            <text:p>6.59</text:p>
          </table:table-cell>
          <table:table-cell office:value-type="float" office:value="2.5778971865773492" table:style-name="ce16">
            <text:p>2.58</text:p>
          </table:table-cell>
          <table:table-cell office:value-type="float" office:value="0.44320700963022869" table:style-name="ce16">
            <text:p>0.44</text:p>
          </table:table-cell>
          <table:table-cell office:value-type="float" office:value="0.12355781462383705" table:style-name="ce16">
            <text:p>0.12</text:p>
          </table:table-cell>
          <table:table-cell office:value-type="float" office:value="9.3963582707421792E-3" table:style-name="ce16">
            <text:p>0.01</text:p>
          </table:table-cell>
          <table:table-cell table:number-columns-repeated="16378"/>
        </table:table-row>
        <table:table-row table:style-name="ro20">
          <table:table-cell office:value-type="string" table:style-name="ce17">
            <text:p>Grand Total</text:p>
          </table:table-cell>
          <table:table-cell office:value-type="float" office:value="67.720648604069027" table:style-name="ce18">
            <text:p>67.72</text:p>
          </table:table-cell>
          <table:table-cell office:value-type="float" office:value="22.974075438086189" table:style-name="ce18">
            <text:p>22.97</text:p>
          </table:table-cell>
          <table:table-cell office:value-type="float" office:value="53.010764704737923" table:style-name="ce18">
            <text:p>53.01</text:p>
          </table:table-cell>
          <table:table-cell office:value-type="float" office:value="49.469762597507845" table:style-name="ce18">
            <text:p>49.47</text:p>
          </table:table-cell>
          <table:table-cell office:value-type="float" office:value="29.628204277143027" table:style-name="ce18">
            <text:p>29.63</text:p>
          </table:table-cell>
          <table:table-cell table:number-columns-repeated="16378"/>
        </table:table-row>
        <table:table-row table:number-rows-repeated="2" table:style-name="ro2">
          <table:table-cell table:number-columns-repeated="16384"/>
        </table:table-row>
        <table:table-row table:style-name="ro2">
          <table:table-cell table:style-name="ce11">
            <draw:frame xmlns:presentation="urn:oasis:names:tc:opendocument:xmlns:presentation:1.0" draw:z-index="1" draw:id="id5" draw:style-name="a5" draw:name="Chart 2" svg:x="1.36458in" svg:y="0.05208in" svg:width="6.52083in" svg:height="3.33333in" style:rel-width="scale" style:rel-height="scale">
              <draw:object xlink:href="Object 6/" xlink:type="simple" xlink:show="embed" xlink:actuate="onLoad"/>
              <svg:desc/>
            </draw:frame>
          </table:table-cell>
          <table:table-cell table:number-columns-repeated="16383"/>
        </table:table-row>
        <table:table-row table:number-rows-repeated="1048563" table:style-name="ro2">
          <table:table-cell table:number-columns-repeated="16384"/>
        </table:table-row>
      </table:table>
      <table:table table:name="CERF_2015" table:style-name="ta2">
        <table:table-column table:style-name="co5" table:default-cell-style-name="ce11"/>
        <table:table-column table:style-name="co5" table:number-columns-repeated="16383" table:default-cell-style-name="ce1"/>
        <table:table-row table:style-name="ro2">
          <table:table-cell table:style-name="ce11"/>
          <table:table-cell table:number-columns-repeated="16383" table:style-name="ce11"/>
        </table:table-row>
        <table:table-row table:style-name="ro21">
          <table:table-cell table:style-name="ce11"/>
          <table:table-cell office:value-type="string" table:style-name="ce11">
            <text:p>Rank</text:p>
          </table:table-cell>
          <table:table-cell office:value-type="string" table:style-name="ce11">
            <text:p>Country</text:p>
          </table:table-cell>
          <table:table-cell office:value-type="string" table:style-name="ce11">
            <text:p>US$D</text:p>
          </table:table-cell>
          <table:table-cell office:value-type="string" table:style-name="ce11">
            <text:p>% of total</text:p>
          </table:table-cell>
          <table:table-cell table:number-columns-repeated="16379" table:style-name="ce11"/>
        </table:table-row>
        <table:table-row table:style-name="ro22">
          <table:table-cell/>
          <table:table-cell office:value-type="float" office:value="1" table:style-name="ce23">
            <text:p>1</text:p>
          </table:table-cell>
          <table:table-cell office:value-type="string" table:style-name="ce24">
            <text:p><text:a xlink:href="https://cerf.unocha.org/admin/Webservices/DetailFundingadv.aspx?paramID=206&amp;type=country&amp;extraID=206&amp;year=2015">Syrian Arab Republic </text:a></text:p>
          </table:table-cell>
          <table:table-cell office:value-type="float" office:value="29926021" table:style-name="ce25">
            <text:p>29,926,021</text:p>
          </table:table-cell>
          <table:table-cell office:value-type="percentage" office:value="0.1903" table:style-name="ce26">
            <text:p>19.03%</text:p>
          </table:table-cell>
          <table:table-cell table:number-columns-spanned="1" table:number-rows-spanned="23" table:style-name="ce43"/>
          <table:table-cell table:number-columns-repeated="16378"/>
        </table:table-row>
        <table:table-row table:style-name="ro2">
          <table:table-cell/>
          <table:table-cell office:value-type="float" office:value="2" table:style-name="ce27">
            <text:p>2</text:p>
          </table:table-cell>
          <table:table-cell office:value-type="string" table:style-name="ce21">
            <text:p><text:a xlink:href="https://cerf.unocha.org/admin/Webservices/DetailFundingadv.aspx?paramID=118&amp;type=country&amp;extraID=118&amp;year=2015">Lebanon </text:a></text:p>
          </table:table-cell>
          <table:table-cell office:value-type="float" office:value="18004139" table:style-name="ce22">
            <text:p>18,004,139</text:p>
          </table:table-cell>
          <table:table-cell office:value-type="percentage" office:value="0.1145" table:style-name="ce28">
            <text:p>11.45%</text:p>
          </table:table-cell>
          <table:covered-table-cell/>
          <table:table-cell table:number-columns-repeated="16378"/>
        </table:table-row>
        <table:table-row table:style-name="ro2">
          <table:table-cell/>
          <table:table-cell office:value-type="float" office:value="3" table:style-name="ce29">
            <text:p>3</text:p>
          </table:table-cell>
          <table:table-cell office:value-type="string" table:style-name="ce19">
            <text:p><text:a xlink:href="https://cerf.unocha.org/admin/Webservices/DetailFundingadv.aspx?paramID=148&amp;type=country&amp;extraID=148&amp;year=2015">Nepal </text:a></text:p>
          </table:table-cell>
          <table:table-cell office:value-type="float" office:value="14913716" table:style-name="ce20">
            <text:p>14,913,716</text:p>
          </table:table-cell>
          <table:table-cell office:value-type="percentage" office:value="9.4899999999999998E-2" table:style-name="ce30">
            <text:p>9.49%</text:p>
          </table:table-cell>
          <table:covered-table-cell/>
          <table:table-cell table:number-columns-repeated="16378"/>
        </table:table-row>
        <table:table-row table:style-name="ro2">
          <table:table-cell/>
          <table:table-cell office:value-type="float" office:value="4" table:style-name="ce27">
            <text:p>4</text:p>
          </table:table-cell>
          <table:table-cell office:value-type="string" table:style-name="ce21">
            <text:p><text:a xlink:href="https://cerf.unocha.org/admin/Webservices/DetailFundingadv.aspx?paramID=156&amp;type=country&amp;extraID=156&amp;year=2015">Nigeria </text:a></text:p>
          </table:table-cell>
          <table:table-cell office:value-type="float" office:value="9889075" table:style-name="ce22">
            <text:p>9,889,075</text:p>
          </table:table-cell>
          <table:table-cell office:value-type="percentage" office:value="6.2899999999999998E-2" table:style-name="ce28">
            <text:p>6.29%</text:p>
          </table:table-cell>
          <table:covered-table-cell/>
          <table:table-cell table:number-columns-repeated="16378"/>
        </table:table-row>
        <table:table-row table:style-name="ro2">
          <table:table-cell/>
          <table:table-cell office:value-type="float" office:value="5" table:style-name="ce29">
            <text:p>5</text:p>
          </table:table-cell>
          <table:table-cell office:value-type="string" table:style-name="ce19">
            <text:p><text:a xlink:href="https://cerf.unocha.org/admin/Webservices/DetailFundingadv.aspx?paramID=107&amp;type=country&amp;extraID=107&amp;year=2015">Jordan </text:a></text:p>
          </table:table-cell>
          <table:table-cell office:value-type="float" office:value="9000346" table:style-name="ce20">
            <text:p>9,000,346</text:p>
          </table:table-cell>
          <table:table-cell office:value-type="percentage" office:value="5.7200000000000001E-2" table:style-name="ce30">
            <text:p>5.72%</text:p>
          </table:table-cell>
          <table:covered-table-cell/>
          <table:table-cell table:number-columns-repeated="16378"/>
        </table:table-row>
        <table:table-row table:style-name="ro2">
          <table:table-cell/>
          <table:table-cell office:value-type="float" office:value="6" table:style-name="ce27">
            <text:p>6</text:p>
          </table:table-cell>
          <table:table-cell office:value-type="string" table:style-name="ce21">
            <text:p><text:a xlink:href="https://cerf.unocha.org/admin/Webservices/DetailFundingadv.aspx?paramID=216&amp;type=country&amp;extraID=216&amp;year=2015">Turkey </text:a></text:p>
          </table:table-cell>
          <table:table-cell office:value-type="float" office:value="8999844" table:style-name="ce22">
            <text:p>8,999,844</text:p>
          </table:table-cell>
          <table:table-cell office:value-type="percentage" office:value="5.7200000000000001E-2" table:style-name="ce28">
            <text:p>5.72%</text:p>
          </table:table-cell>
          <table:covered-table-cell/>
          <table:table-cell table:number-columns-repeated="16378"/>
        </table:table-row>
        <table:table-row table:style-name="ro23">
          <table:table-cell/>
          <table:table-cell office:value-type="float" office:value="7" table:style-name="ce29">
            <text:p>7</text:p>
          </table:table-cell>
          <table:table-cell office:value-type="string" table:style-name="ce19">
            <text:p><text:a xlink:href="https://cerf.unocha.org/admin/Webservices/DetailFundingadv.aspx?paramID=239&amp;type=country&amp;extraID=239&amp;year=2015">Congo, The Democratic Republic of the </text:a></text:p>
          </table:table-cell>
          <table:table-cell office:value-type="float" office:value="8047670" table:style-name="ce20">
            <text:p>8,047,670</text:p>
          </table:table-cell>
          <table:table-cell office:value-type="percentage" office:value="5.1200000000000002E-2" table:style-name="ce30">
            <text:p>5.12%</text:p>
          </table:table-cell>
          <table:covered-table-cell/>
          <table:table-cell table:number-columns-repeated="16378"/>
        </table:table-row>
        <table:table-row table:style-name="ro2">
          <table:table-cell/>
          <table:table-cell office:value-type="float" office:value="8" table:style-name="ce27">
            <text:p>8</text:p>
          </table:table-cell>
          <table:table-cell office:value-type="string" table:style-name="ce21">
            <text:p><text:a xlink:href="https://cerf.unocha.org/admin/Webservices/DetailFundingadv.aspx?paramID=100&amp;type=country&amp;extraID=100&amp;year=2015">Iraq </text:a></text:p>
          </table:table-cell>
          <table:table-cell office:value-type="float" office:value="7988899" table:style-name="ce22">
            <text:p>7,988,899</text:p>
          </table:table-cell>
          <table:table-cell office:value-type="percentage" office:value="5.0799999999999998E-2" table:style-name="ce28">
            <text:p>5.08%</text:p>
          </table:table-cell>
          <table:covered-table-cell/>
          <table:table-cell table:number-columns-repeated="16378"/>
        </table:table-row>
        <table:table-row table:style-name="ro24">
          <table:table-cell/>
          <table:table-cell office:value-type="float" office:value="9" table:style-name="ce29">
            <text:p>9</text:p>
          </table:table-cell>
          <table:table-cell office:value-type="string" table:style-name="ce19">
            <text:p><text:a xlink:href="https://cerf.unocha.org/admin/Webservices/DetailFundingadv.aspx?paramID=36&amp;type=country&amp;extraID=36&amp;year=2015">Cameroon </text:a></text:p>
          </table:table-cell>
          <table:table-cell office:value-type="float" office:value="7066174" table:style-name="ce20">
            <text:p>7,066,174</text:p>
          </table:table-cell>
          <table:table-cell office:value-type="percentage" office:value="4.4900000000000002E-2" table:style-name="ce30">
            <text:p>4.49%</text:p>
          </table:table-cell>
          <table:covered-table-cell/>
          <table:table-cell table:number-columns-repeated="16378"/>
        </table:table-row>
        <table:table-row table:style-name="ro2">
          <table:table-cell/>
          <table:table-cell office:value-type="float" office:value="10" table:style-name="ce27">
            <text:p>10</text:p>
          </table:table-cell>
          <table:table-cell office:value-type="string" table:style-name="ce21">
            <text:p><text:a xlink:href="https://cerf.unocha.org/admin/Webservices/DetailFundingadv.aspx?paramID=127&amp;type=country&amp;extraID=127&amp;year=2015">Malawi </text:a></text:p>
          </table:table-cell>
          <table:table-cell office:value-type="float" office:value="6961397" table:style-name="ce22">
            <text:p>6,961,397</text:p>
          </table:table-cell>
          <table:table-cell office:value-type="percentage" office:value="4.4299999999999999E-2" table:style-name="ce28">
            <text:p>4.43%</text:p>
          </table:table-cell>
          <table:covered-table-cell/>
          <table:table-cell table:number-columns-repeated="16378"/>
        </table:table-row>
        <table:table-row table:style-name="ro2">
          <table:table-cell/>
          <table:table-cell office:value-type="float" office:value="11" table:style-name="ce29">
            <text:p>11</text:p>
          </table:table-cell>
          <table:table-cell office:value-type="string" table:style-name="ce19">
            <text:p><text:a xlink:href="https://cerf.unocha.org/admin/Webservices/DetailFundingadv.aspx?paramID=155&amp;type=country&amp;extraID=155&amp;year=2015">Niger </text:a></text:p>
          </table:table-cell>
          <table:table-cell office:value-type="float" office:value="6710140" table:style-name="ce20">
            <text:p>6,710,140</text:p>
          </table:table-cell>
          <table:table-cell office:value-type="percentage" office:value="4.2700000000000002E-2" table:style-name="ce30">
            <text:p>4.27%</text:p>
          </table:table-cell>
          <table:covered-table-cell/>
          <table:table-cell table:number-columns-repeated="16378"/>
        </table:table-row>
        <table:table-row table:style-name="ro2">
          <table:table-cell/>
          <table:table-cell office:value-type="float" office:value="12" table:style-name="ce27">
            <text:p>12</text:p>
          </table:table-cell>
          <table:table-cell office:value-type="string" table:style-name="ce21">
            <text:p><text:a xlink:href="https://cerf.unocha.org/admin/Webservices/DetailFundingadv.aspx?paramID=230&amp;type=country&amp;extraID=230&amp;year=2015">Vanuatu </text:a></text:p>
          </table:table-cell>
          <table:table-cell office:value-type="float" office:value="5038408" table:style-name="ce22">
            <text:p>5,038,408</text:p>
          </table:table-cell>
          <table:table-cell office:value-type="percentage" office:value="3.2000000000000001E-2" table:style-name="ce28">
            <text:p>3.20%</text:p>
          </table:table-cell>
          <table:covered-table-cell/>
          <table:table-cell table:number-columns-repeated="16378"/>
        </table:table-row>
        <table:table-row table:style-name="ro24">
          <table:table-cell/>
          <table:table-cell office:value-type="float" office:value="13" table:style-name="ce29">
            <text:p>13</text:p>
          </table:table-cell>
          <table:table-cell office:value-type="string" table:style-name="ce19">
            <text:p><text:a xlink:href="https://cerf.unocha.org/admin/Webservices/DetailFundingadv.aspx?paramID=144&amp;type=country&amp;extraID=144&amp;year=2015">Mozambique </text:a></text:p>
          </table:table-cell>
          <table:table-cell office:value-type="float" office:value="3996365" table:style-name="ce20">
            <text:p>3,996,365</text:p>
          </table:table-cell>
          <table:table-cell office:value-type="percentage" office:value="2.5399999999999999E-2" table:style-name="ce30">
            <text:p>2.54%</text:p>
          </table:table-cell>
          <table:covered-table-cell/>
          <table:table-cell table:number-columns-repeated="16378"/>
        </table:table-row>
        <table:table-row table:style-name="ro2">
          <table:table-cell/>
          <table:table-cell office:value-type="float" office:value="14" table:style-name="ce27">
            <text:p>14</text:p>
          </table:table-cell>
          <table:table-cell office:value-type="string" table:style-name="ce21">
            <text:p><text:a xlink:href="https://cerf.unocha.org/admin/Webservices/DetailFundingadv.aspx?paramID=63&amp;type=country&amp;extraID=63&amp;year=2015">Egypt </text:a></text:p>
          </table:table-cell>
          <table:table-cell office:value-type="float" office:value="3500065" table:style-name="ce22">
            <text:p>3,500,065</text:p>
          </table:table-cell>
          <table:table-cell office:value-type="percentage" office:value="2.23E-2" table:style-name="ce28">
            <text:p>2.23%</text:p>
          </table:table-cell>
          <table:covered-table-cell/>
          <table:table-cell table:number-columns-repeated="16378"/>
        </table:table-row>
        <table:table-row table:style-name="ro2">
          <table:table-cell/>
          <table:table-cell office:value-type="float" office:value="15" table:style-name="ce29">
            <text:p>15</text:p>
          </table:table-cell>
          <table:table-cell office:value-type="string" table:style-name="ce19">
            <text:p><text:a xlink:href="https://cerf.unocha.org/admin/Webservices/DetailFundingadv.aspx?paramID=58&amp;type=country&amp;extraID=58&amp;year=2015">Djibouti </text:a></text:p>
          </table:table-cell>
          <table:table-cell office:value-type="float" office:value="3000059" table:style-name="ce20">
            <text:p>3,000,059</text:p>
          </table:table-cell>
          <table:table-cell office:value-type="percentage" office:value="1.9099999999999999E-2" table:style-name="ce30">
            <text:p>1.91%</text:p>
          </table:table-cell>
          <table:covered-table-cell/>
          <table:table-cell table:number-columns-repeated="16378" table:style-name="ce1"/>
        </table:table-row>
        <table:table-row table:style-name="ro24">
          <table:table-cell/>
          <table:table-cell office:value-type="float" office:value="16" table:style-name="ce27">
            <text:p>16</text:p>
          </table:table-cell>
          <table:table-cell office:value-type="string" table:style-name="ce21">
            <text:p><text:a xlink:href="https://cerf.unocha.org/admin/Webservices/DetailFundingadv.aspx?paramID=47&amp;type=country&amp;extraID=47&amp;year=2015">Colombia </text:a></text:p>
          </table:table-cell>
          <table:table-cell office:value-type="float" office:value="2994382" table:style-name="ce22">
            <text:p>2,994,382</text:p>
          </table:table-cell>
          <table:table-cell office:value-type="percentage" office:value="1.9E-2" table:style-name="ce28">
            <text:p>1.90%</text:p>
          </table:table-cell>
          <table:covered-table-cell/>
          <table:table-cell table:number-columns-repeated="16378" table:style-name="ce1"/>
        </table:table-row>
        <table:table-row table:style-name="ro2">
          <table:table-cell/>
          <table:table-cell office:value-type="float" office:value="17" table:style-name="ce29">
            <text:p>17</text:p>
          </table:table-cell>
          <table:table-cell office:value-type="string" table:style-name="ce19">
            <text:p><text:a xlink:href="https://cerf.unocha.org/admin/Webservices/DetailFundingadv.aspx?paramID=178&amp;type=country&amp;extraID=178&amp;year=2015">Rwanda </text:a></text:p>
          </table:table-cell>
          <table:table-cell office:value-type="float" office:value="2498220" table:style-name="ce20">
            <text:p>2,498,220</text:p>
          </table:table-cell>
          <table:table-cell office:value-type="percentage" office:value="1.5900000000000001E-2" table:style-name="ce30">
            <text:p>1.59%</text:p>
          </table:table-cell>
          <table:covered-table-cell/>
          <table:table-cell table:number-columns-repeated="16378" table:style-name="ce1"/>
        </table:table-row>
        <table:table-row table:style-name="ro2">
          <table:table-cell/>
          <table:table-cell office:value-type="float" office:value="18" table:style-name="ce27">
            <text:p>18</text:p>
          </table:table-cell>
          <table:table-cell office:value-type="string" table:style-name="ce21">
            <text:p><text:a xlink:href="https://cerf.unocha.org/admin/Webservices/DetailFundingadv.aspx?paramID=34&amp;type=country&amp;extraID=34&amp;year=2015">Burundi </text:a></text:p>
          </table:table-cell>
          <table:table-cell office:value-type="float" office:value="2495246" table:style-name="ce22">
            <text:p>2,495,246</text:p>
          </table:table-cell>
          <table:table-cell office:value-type="percentage" office:value="1.5900000000000001E-2" table:style-name="ce28">
            <text:p>1.59%</text:p>
          </table:table-cell>
          <table:covered-table-cell/>
          <table:table-cell table:number-columns-repeated="16378" table:style-name="ce1"/>
        </table:table-row>
        <table:table-row table:style-name="ro24">
          <table:table-cell/>
          <table:table-cell office:value-type="float" office:value="19" table:style-name="ce29">
            <text:p>19</text:p>
          </table:table-cell>
          <table:table-cell office:value-type="string" table:style-name="ce19">
            <text:p><text:a xlink:href="https://cerf.unocha.org/admin/Webservices/DetailFundingadv.aspx?paramID=126&amp;type=country&amp;extraID=126&amp;year=2015">Madagascar </text:a></text:p>
          </table:table-cell>
          <table:table-cell office:value-type="float" office:value="2294798" table:style-name="ce20">
            <text:p>2,294,798</text:p>
          </table:table-cell>
          <table:table-cell office:value-type="percentage" office:value="1.46E-2" table:style-name="ce30">
            <text:p>1.46%</text:p>
          </table:table-cell>
          <table:covered-table-cell/>
          <table:table-cell table:number-columns-repeated="16378" table:style-name="ce1"/>
        </table:table-row>
        <table:table-row table:style-name="ro23">
          <table:table-cell/>
          <table:table-cell office:value-type="float" office:value="20" table:style-name="ce27">
            <text:p>20</text:p>
          </table:table-cell>
          <table:table-cell office:value-type="string" table:style-name="ce21">
            <text:p><text:a xlink:href="https://cerf.unocha.org/admin/Webservices/DetailFundingadv.aspx?paramID=112&amp;type=country&amp;extraID=112&amp;year=2015">Korea, Democratic People's Republic of </text:a></text:p>
          </table:table-cell>
          <table:table-cell office:value-type="float" office:value="2000285" table:style-name="ce22">
            <text:p>2,000,285</text:p>
          </table:table-cell>
          <table:table-cell office:value-type="percentage" office:value="1.2699999999999999E-2" table:style-name="ce28">
            <text:p>1.27%</text:p>
          </table:table-cell>
          <table:covered-table-cell/>
          <table:table-cell table:number-columns-repeated="16378" table:style-name="ce1"/>
        </table:table-row>
        <table:table-row table:style-name="ro25">
          <table:table-cell/>
          <table:table-cell office:value-type="float" office:value="21" table:style-name="ce29">
            <text:p>21</text:p>
          </table:table-cell>
          <table:table-cell office:value-type="string" table:style-name="ce19">
            <text:p><text:a xlink:href="https://cerf.unocha.org/admin/Webservices/DetailFundingadv.aspx?paramID=121&amp;type=country&amp;extraID=121&amp;year=2015">Libyan Arab Jamahiriya </text:a></text:p>
          </table:table-cell>
          <table:table-cell office:value-type="float" office:value="1491012" table:style-name="ce20">
            <text:p>1,491,012</text:p>
          </table:table-cell>
          <table:table-cell office:value-type="percentage" office:value="9.4999999999999998E-3" table:style-name="ce30">
            <text:p>0.95%</text:p>
          </table:table-cell>
          <table:covered-table-cell/>
          <table:table-cell table:number-columns-repeated="16378" table:style-name="ce1"/>
        </table:table-row>
        <table:table-row table:style-name="ro2">
          <table:table-cell/>
          <table:table-cell office:value-type="float" office:value="22" table:style-name="ce27">
            <text:p>22</text:p>
          </table:table-cell>
          <table:table-cell office:value-type="string" table:style-name="ce21">
            <text:p><text:a xlink:href="https://cerf.unocha.org/admin/Webservices/DetailFundingadv.aspx?paramID=42&amp;type=country&amp;extraID=42&amp;year=2015">Chad </text:a></text:p>
          </table:table-cell>
          <table:table-cell office:value-type="float" office:value="401616" table:style-name="ce22">
            <text:p>401,616</text:p>
          </table:table-cell>
          <table:table-cell office:value-type="percentage" office:value="2.5999999999999999E-3" table:style-name="ce28">
            <text:p>0.26%</text:p>
          </table:table-cell>
          <table:covered-table-cell/>
          <table:table-cell table:number-columns-repeated="16378" table:style-name="ce1"/>
        </table:table-row>
        <table:table-row table:style-name="ro21">
          <table:table-cell/>
          <table:table-cell table:style-name="ce31"/>
          <table:table-cell office:value-type="string" table:style-name="ce32">
            <text:p>Total</text:p>
          </table:table-cell>
          <table:table-cell office:value-type="float" office:value="157217877" table:style-name="ce33">
            <text:p>157,217,877</text:p>
          </table:table-cell>
          <table:table-cell office:value-type="percentage" office:value="1" table:style-name="ce34">
            <text:p>100%</text:p>
          </table:table-cell>
          <table:covered-table-cell/>
          <table:table-cell table:number-columns-repeated="16378" table:style-name="ce1"/>
        </table:table-row>
        <table:table-row table:style-name="ro21">
          <table:table-cell/>
          <table:table-cell table:number-columns-spanned="6" table:number-rows-spanned="1" table:style-name="ce44"/>
          <table:covered-table-cell table:number-columns-repeated="5"/>
          <table:table-cell table:number-columns-repeated="16377"/>
        </table:table-row>
        <table:table-row table:number-rows-repeated="1048550" table:style-name="ro2">
          <table:table-cell table:number-columns-repeated="16384"/>
        </table:table-row>
      </table:table>
      <table:table table:name="CERF_2014" table:style-name="ta3">
        <table:table-column table:style-name="co5" table:default-cell-style-name="ce11"/>
        <table:table-column table:style-name="co5" table:number-columns-repeated="16383" table:default-cell-style-name="ce1"/>
        <table:table-row table:style-name="ro2">
          <table:table-cell table:style-name="ce11"/>
          <table:table-cell table:number-columns-repeated="16383" table:style-name="ce11"/>
        </table:table-row>
        <table:table-row table:style-name="ro21">
          <table:table-cell table:style-name="ce11"/>
          <table:table-cell office:value-type="string" table:style-name="ce11">
            <text:p>Rank</text:p>
          </table:table-cell>
          <table:table-cell office:value-type="string" table:style-name="ce11">
            <text:p>Country</text:p>
          </table:table-cell>
          <table:table-cell office:value-type="string" table:style-name="ce11">
            <text:p>US$D</text:p>
          </table:table-cell>
          <table:table-cell office:value-type="string" table:style-name="ce11">
            <text:p>% of total</text:p>
          </table:table-cell>
          <table:table-cell table:number-columns-repeated="16379" table:style-name="ce11"/>
        </table:table-row>
        <table:table-row table:style-name="ro26">
          <table:table-cell/>
          <table:table-cell office:value-type="float" office:value="1" table:style-name="ce23">
            <text:p>1</text:p>
          </table:table-cell>
          <table:table-cell office:value-type="string" table:style-name="ce24">
            <text:p><text:a xlink:href="https://cerf.unocha.org/admin/Webservices/DetailFundingadv.aspx?paramID=320&amp;type=country&amp;extraID=320&amp;year=2014">South Sudan </text:a></text:p>
          </table:table-cell>
          <table:table-cell office:value-type="float" office:value="53671180" table:style-name="ce25">
            <text:p>53,671,180</text:p>
          </table:table-cell>
          <table:table-cell office:value-type="percentage" office:value="0.11650000000000001" table:style-name="ce26">
            <text:p>11.65%</text:p>
          </table:table-cell>
          <table:table-cell table:number-columns-spanned="1" table:number-rows-spanned="46" table:style-name="ce43"/>
          <table:table-cell table:number-columns-repeated="16378"/>
        </table:table-row>
        <table:table-row table:style-name="ro27">
          <table:table-cell/>
          <table:table-cell office:value-type="float" office:value="2" table:style-name="ce27">
            <text:p>2</text:p>
          </table:table-cell>
          <table:table-cell office:value-type="string" table:style-name="ce21">
            <text:p><text:a xlink:href="https://cerf.unocha.org/admin/Webservices/DetailFundingadv.aspx?paramID=200&amp;type=country&amp;extraID=200&amp;year=2014">Republic of the Sudan </text:a></text:p>
          </table:table-cell>
          <table:table-cell office:value-type="float" office:value="43218935" table:style-name="ce22">
            <text:p>43,218,935</text:p>
          </table:table-cell>
          <table:table-cell office:value-type="percentage" office:value="9.3799999999999994E-2" table:style-name="ce28">
            <text:p>9.38%</text:p>
          </table:table-cell>
          <table:covered-table-cell/>
          <table:table-cell table:number-columns-repeated="16378"/>
        </table:table-row>
        <table:table-row table:style-name="ro2">
          <table:table-cell/>
          <table:table-cell office:value-type="float" office:value="3" table:style-name="ce29">
            <text:p>3</text:p>
          </table:table-cell>
          <table:table-cell office:value-type="string" table:style-name="ce19">
            <text:p><text:a xlink:href="https://cerf.unocha.org/admin/Webservices/DetailFundingadv.aspx?paramID=67&amp;type=country&amp;extraID=67&amp;year=2014">Ethiopia </text:a></text:p>
          </table:table-cell>
          <table:table-cell office:value-type="float" office:value="32576320" table:style-name="ce20">
            <text:p>32,576,320</text:p>
          </table:table-cell>
          <table:table-cell office:value-type="percentage" office:value="7.0699999999999999E-2" table:style-name="ce30">
            <text:p>7.07%</text:p>
          </table:table-cell>
          <table:covered-table-cell/>
          <table:table-cell table:number-columns-repeated="16378"/>
        </table:table-row>
        <table:table-row table:style-name="ro2">
          <table:table-cell/>
          <table:table-cell office:value-type="float" office:value="4" table:style-name="ce27">
            <text:p>4</text:p>
          </table:table-cell>
          <table:table-cell office:value-type="string" table:style-name="ce21">
            <text:p><text:a xlink:href="https://cerf.unocha.org/admin/Webservices/DetailFundingadv.aspx?paramID=100&amp;type=country&amp;extraID=100&amp;year=2014">Iraq </text:a></text:p>
          </table:table-cell>
          <table:table-cell office:value-type="float" office:value="25675458" table:style-name="ce22">
            <text:p>25,675,458</text:p>
          </table:table-cell>
          <table:table-cell office:value-type="percentage" office:value="5.57E-2" table:style-name="ce28">
            <text:p>5.57%</text:p>
          </table:table-cell>
          <table:covered-table-cell/>
          <table:table-cell table:number-columns-repeated="16378"/>
        </table:table-row>
        <table:table-row table:style-name="ro27">
          <table:table-cell/>
          <table:table-cell office:value-type="float" office:value="5" table:style-name="ce29">
            <text:p>5</text:p>
          </table:table-cell>
          <table:table-cell office:value-type="string" table:style-name="ce19">
            <text:p><text:a xlink:href="https://cerf.unocha.org/admin/Webservices/DetailFundingadv.aspx?paramID=41&amp;type=country&amp;extraID=41&amp;year=2014">Central African Republic </text:a></text:p>
          </table:table-cell>
          <table:table-cell office:value-type="float" office:value="25138067" table:style-name="ce20">
            <text:p>25,138,067</text:p>
          </table:table-cell>
          <table:table-cell office:value-type="percentage" office:value="5.4600000000000003E-2" table:style-name="ce30">
            <text:p>5.46%</text:p>
          </table:table-cell>
          <table:covered-table-cell/>
          <table:table-cell table:number-columns-repeated="16378"/>
        </table:table-row>
        <table:table-row table:style-name="ro2">
          <table:table-cell/>
          <table:table-cell office:value-type="float" office:value="6" table:style-name="ce27">
            <text:p>6</text:p>
          </table:table-cell>
          <table:table-cell office:value-type="string" table:style-name="ce21">
            <text:p><text:a xlink:href="https://cerf.unocha.org/admin/Webservices/DetailFundingadv.aspx?paramID=110&amp;type=country&amp;extraID=110&amp;year=2014">Kenya </text:a></text:p>
          </table:table-cell>
          <table:table-cell office:value-type="float" office:value="23640491" table:style-name="ce22">
            <text:p>23,640,491</text:p>
          </table:table-cell>
          <table:table-cell office:value-type="percentage" office:value="5.1299999999999998E-2" table:style-name="ce28">
            <text:p>5.13%</text:p>
          </table:table-cell>
          <table:covered-table-cell/>
          <table:table-cell table:number-columns-repeated="16378"/>
        </table:table-row>
        <table:table-row table:style-name="ro2">
          <table:table-cell/>
          <table:table-cell office:value-type="float" office:value="7" table:style-name="ce29">
            <text:p>7</text:p>
          </table:table-cell>
          <table:table-cell office:value-type="string" table:style-name="ce19">
            <text:p><text:a xlink:href="https://cerf.unocha.org/admin/Webservices/DetailFundingadv.aspx?paramID=42&amp;type=country&amp;extraID=42&amp;year=2014">Chad </text:a></text:p>
          </table:table-cell>
          <table:table-cell office:value-type="float" office:value="22721805" table:style-name="ce20">
            <text:p>22,721,805</text:p>
          </table:table-cell>
          <table:table-cell office:value-type="percentage" office:value="4.9299999999999997E-2" table:style-name="ce30">
            <text:p>4.93%</text:p>
          </table:table-cell>
          <table:covered-table-cell/>
          <table:table-cell table:number-columns-repeated="16378"/>
        </table:table-row>
        <table:table-row table:style-name="ro2">
          <table:table-cell/>
          <table:table-cell office:value-type="float" office:value="8" table:style-name="ce27">
            <text:p>8</text:p>
          </table:table-cell>
          <table:table-cell office:value-type="string" table:style-name="ce21">
            <text:p><text:a xlink:href="https://cerf.unocha.org/admin/Webservices/DetailFundingadv.aspx?paramID=193&amp;type=country&amp;extraID=193&amp;year=2014">Somalia </text:a></text:p>
          </table:table-cell>
          <table:table-cell office:value-type="float" office:value="21443999" table:style-name="ce22">
            <text:p>21,443,999</text:p>
          </table:table-cell>
          <table:table-cell office:value-type="percentage" office:value="4.65E-2" table:style-name="ce28">
            <text:p>4.65%</text:p>
          </table:table-cell>
          <table:covered-table-cell/>
          <table:table-cell table:number-columns-repeated="16378"/>
        </table:table-row>
        <table:table-row table:style-name="ro24">
          <table:table-cell/>
          <table:table-cell office:value-type="float" office:value="9" table:style-name="ce29">
            <text:p>9</text:p>
          </table:table-cell>
          <table:table-cell office:value-type="string" table:style-name="ce19">
            <text:p><text:a xlink:href="https://cerf.unocha.org/admin/Webservices/DetailFundingadv.aspx?paramID=36&amp;type=country&amp;extraID=36&amp;year=2014">Cameroon </text:a></text:p>
          </table:table-cell>
          <table:table-cell office:value-type="float" office:value="18318375" table:style-name="ce20">
            <text:p>18,318,375</text:p>
          </table:table-cell>
          <table:table-cell office:value-type="percentage" office:value="3.9800000000000002E-2" table:style-name="ce30">
            <text:p>3.98%</text:p>
          </table:table-cell>
          <table:covered-table-cell/>
          <table:table-cell table:number-columns-repeated="16378"/>
        </table:table-row>
        <table:table-row table:style-name="ro2">
          <table:table-cell/>
          <table:table-cell office:value-type="float" office:value="10" table:style-name="ce27">
            <text:p>10</text:p>
          </table:table-cell>
          <table:table-cell office:value-type="string" table:style-name="ce21">
            <text:p><text:a xlink:href="https://cerf.unocha.org/admin/Webservices/DetailFundingadv.aspx?paramID=220&amp;type=country&amp;extraID=220&amp;year=2014">Uganda </text:a></text:p>
          </table:table-cell>
          <table:table-cell office:value-type="float" office:value="15938751" table:style-name="ce22">
            <text:p>15,938,751</text:p>
          </table:table-cell>
          <table:table-cell office:value-type="percentage" office:value="3.4599999999999999E-2" table:style-name="ce28">
            <text:p>3.46%</text:p>
          </table:table-cell>
          <table:covered-table-cell/>
          <table:table-cell table:number-columns-repeated="16378"/>
        </table:table-row>
        <table:table-row table:style-name="ro2">
          <table:table-cell/>
          <table:table-cell office:value-type="float" office:value="11" table:style-name="ce29">
            <text:p>11</text:p>
          </table:table-cell>
          <table:table-cell office:value-type="string" table:style-name="ce19">
            <text:p><text:a xlink:href="https://cerf.unocha.org/admin/Webservices/DetailFundingadv.aspx?paramID=163&amp;type=country&amp;extraID=163&amp;year=2014">Pakistan </text:a></text:p>
          </table:table-cell>
          <table:table-cell office:value-type="float" office:value="14377917" table:style-name="ce20">
            <text:p>14,377,917</text:p>
          </table:table-cell>
          <table:table-cell office:value-type="percentage" office:value="3.1199999999999999E-2" table:style-name="ce30">
            <text:p>3.12%</text:p>
          </table:table-cell>
          <table:covered-table-cell/>
          <table:table-cell table:number-columns-repeated="16378"/>
        </table:table-row>
        <table:table-row table:style-name="ro2">
          <table:table-cell/>
          <table:table-cell office:value-type="float" office:value="12" table:style-name="ce27">
            <text:p>12</text:p>
          </table:table-cell>
          <table:table-cell office:value-type="string" table:style-name="ce21">
            <text:p><text:a xlink:href="https://cerf.unocha.org/admin/Webservices/DetailFundingadv.aspx?paramID=237&amp;type=country&amp;extraID=237&amp;year=2014">Yemen </text:a></text:p>
          </table:table-cell>
          <table:table-cell office:value-type="float" office:value="13897833" table:style-name="ce22">
            <text:p>13,897,833</text:p>
          </table:table-cell>
          <table:table-cell office:value-type="percentage" office:value="3.0200000000000001E-2" table:style-name="ce28">
            <text:p>3.02%</text:p>
          </table:table-cell>
          <table:covered-table-cell/>
          <table:table-cell table:number-columns-repeated="16378"/>
        </table:table-row>
        <table:table-row table:style-name="ro2">
          <table:table-cell/>
          <table:table-cell office:value-type="float" office:value="13" table:style-name="ce29">
            <text:p>13</text:p>
          </table:table-cell>
          <table:table-cell office:value-type="string" table:style-name="ce19">
            <text:p><text:a xlink:href="https://cerf.unocha.org/admin/Webservices/DetailFundingadv.aspx?paramID=155&amp;type=country&amp;extraID=155&amp;year=2014">Niger </text:a></text:p>
          </table:table-cell>
          <table:table-cell office:value-type="float" office:value="13143781" table:style-name="ce20">
            <text:p>13,143,781</text:p>
          </table:table-cell>
          <table:table-cell office:value-type="percentage" office:value="2.8500000000000001E-2" table:style-name="ce30">
            <text:p>2.85%</text:p>
          </table:table-cell>
          <table:covered-table-cell/>
          <table:table-cell table:number-columns-repeated="16378"/>
        </table:table-row>
        <table:table-row table:style-name="ro2">
          <table:table-cell/>
          <table:table-cell office:value-type="float" office:value="14" table:style-name="ce27">
            <text:p>14</text:p>
          </table:table-cell>
          <table:table-cell office:value-type="string" table:style-name="ce21">
            <text:p><text:a xlink:href="https://cerf.unocha.org/admin/Webservices/DetailFundingadv.aspx?paramID=130&amp;type=country&amp;extraID=130&amp;year=2014">Mali </text:a></text:p>
          </table:table-cell>
          <table:table-cell office:value-type="float" office:value="11443365" table:style-name="ce22">
            <text:p>11,443,365</text:p>
          </table:table-cell>
          <table:table-cell office:value-type="percentage" office:value="2.4799999999999999E-2" table:style-name="ce28">
            <text:p>2.48%</text:p>
          </table:table-cell>
          <table:covered-table-cell/>
          <table:table-cell table:number-columns-repeated="16378"/>
        </table:table-row>
        <table:table-row table:style-name="ro25">
          <table:table-cell/>
          <table:table-cell office:value-type="float" office:value="15" table:style-name="ce29">
            <text:p>15</text:p>
          </table:table-cell>
          <table:table-cell office:value-type="string" table:style-name="ce19">
            <text:p><text:a xlink:href="https://cerf.unocha.org/admin/Webservices/DetailFundingadv.aspx?paramID=249&amp;type=country&amp;extraID=249&amp;year=2014">Palestinian territory, occupied </text:a></text:p>
          </table:table-cell>
          <table:table-cell office:value-type="float" office:value="10825145" table:style-name="ce20">
            <text:p>10,825,145</text:p>
          </table:table-cell>
          <table:table-cell office:value-type="percentage" office:value="2.35E-2" table:style-name="ce30">
            <text:p>2.35%</text:p>
          </table:table-cell>
          <table:covered-table-cell/>
          <table:table-cell table:number-columns-repeated="16378"/>
        </table:table-row>
        <table:table-row table:style-name="ro2">
          <table:table-cell/>
          <table:table-cell office:value-type="float" office:value="16" table:style-name="ce27">
            <text:p>16</text:p>
          </table:table-cell>
          <table:table-cell office:value-type="string" table:style-name="ce21">
            <text:p><text:a xlink:href="https://cerf.unocha.org/admin/Webservices/DetailFundingadv.aspx?paramID=91&amp;type=country&amp;extraID=91&amp;year=2014">Haiti </text:a></text:p>
          </table:table-cell>
          <table:table-cell office:value-type="float" office:value="8873437" table:style-name="ce22">
            <text:p>8,873,437</text:p>
          </table:table-cell>
          <table:table-cell office:value-type="percentage" office:value="1.9300000000000001E-2" table:style-name="ce28">
            <text:p>1.93%</text:p>
          </table:table-cell>
          <table:covered-table-cell/>
          <table:table-cell table:number-columns-repeated="16378"/>
        </table:table-row>
        <table:table-row table:style-name="ro2">
          <table:table-cell/>
          <table:table-cell office:value-type="float" office:value="17" table:style-name="ce29">
            <text:p>17</text:p>
          </table:table-cell>
          <table:table-cell office:value-type="string" table:style-name="ce19">
            <text:p><text:a xlink:href="https://cerf.unocha.org/admin/Webservices/DetailFundingadv.aspx?paramID=88&amp;type=country&amp;extraID=88&amp;year=2014">Guinea </text:a></text:p>
          </table:table-cell>
          <table:table-cell office:value-type="float" office:value="8354749" table:style-name="ce20">
            <text:p>8,354,749</text:p>
          </table:table-cell>
          <table:table-cell office:value-type="percentage" office:value="1.8100000000000002E-2" table:style-name="ce30">
            <text:p>1.81%</text:p>
          </table:table-cell>
          <table:covered-table-cell/>
          <table:table-cell table:number-columns-repeated="16378"/>
        </table:table-row>
        <table:table-row table:style-name="ro23">
          <table:table-cell/>
          <table:table-cell office:value-type="float" office:value="18" table:style-name="ce27">
            <text:p>18</text:p>
          </table:table-cell>
          <table:table-cell office:value-type="string" table:style-name="ce21">
            <text:p><text:a xlink:href="https://cerf.unocha.org/admin/Webservices/DetailFundingadv.aspx?paramID=239&amp;type=country&amp;extraID=239&amp;year=2014">Congo, The Democratic Republic of the </text:a></text:p>
          </table:table-cell>
          <table:table-cell office:value-type="float" office:value="6956312" table:style-name="ce22">
            <text:p>6,956,312</text:p>
          </table:table-cell>
          <table:table-cell office:value-type="percentage" office:value="1.5100000000000001E-2" table:style-name="ce28">
            <text:p>1.51%</text:p>
          </table:table-cell>
          <table:covered-table-cell/>
          <table:table-cell table:number-columns-repeated="16378"/>
        </table:table-row>
        <table:table-row table:style-name="ro23">
          <table:table-cell/>
          <table:table-cell office:value-type="float" office:value="19" table:style-name="ce29">
            <text:p>19</text:p>
          </table:table-cell>
          <table:table-cell office:value-type="string" table:style-name="ce19">
            <text:p><text:a xlink:href="https://cerf.unocha.org/admin/Webservices/DetailFundingadv.aspx?paramID=112&amp;type=country&amp;extraID=112&amp;year=2014">Korea, Democratic People's Republic of </text:a></text:p>
          </table:table-cell>
          <table:table-cell office:value-type="float" office:value="6497012" table:style-name="ce20">
            <text:p>6,497,012</text:p>
          </table:table-cell>
          <table:table-cell office:value-type="percentage" office:value="1.41E-2" table:style-name="ce30">
            <text:p>1.41%</text:p>
          </table:table-cell>
          <table:covered-table-cell/>
          <table:table-cell table:number-columns-repeated="16378"/>
        </table:table-row>
        <table:table-row table:style-name="ro24">
          <table:table-cell/>
          <table:table-cell office:value-type="float" office:value="20" table:style-name="ce27">
            <text:p>20</text:p>
          </table:table-cell>
          <table:table-cell office:value-type="string" table:style-name="ce21">
            <text:p><text:a xlink:href="https://cerf.unocha.org/admin/Webservices/DetailFundingadv.aspx?paramID=145&amp;type=country&amp;extraID=145&amp;year=2014">Myanmar </text:a></text:p>
          </table:table-cell>
          <table:table-cell office:value-type="float" office:value="5532909" table:style-name="ce22">
            <text:p>5,532,909</text:p>
          </table:table-cell>
          <table:table-cell office:value-type="percentage" office:value="1.2E-2" table:style-name="ce28">
            <text:p>1.20%</text:p>
          </table:table-cell>
          <table:covered-table-cell/>
          <table:table-cell table:number-columns-repeated="16378"/>
        </table:table-row>
        <table:table-row table:style-name="ro24">
          <table:table-cell/>
          <table:table-cell office:value-type="float" office:value="21" table:style-name="ce29">
            <text:p>21</text:p>
          </table:table-cell>
          <table:table-cell office:value-type="string" table:style-name="ce19">
            <text:p><text:a xlink:href="https://cerf.unocha.org/admin/Webservices/DetailFundingadv.aspx?paramID=87&amp;type=country&amp;extraID=87&amp;year=2014">Guatemala </text:a></text:p>
          </table:table-cell>
          <table:table-cell office:value-type="float" office:value="5445619" table:style-name="ce20">
            <text:p>5,445,619</text:p>
          </table:table-cell>
          <table:table-cell office:value-type="percentage" office:value="1.18E-2" table:style-name="ce30">
            <text:p>1.18%</text:p>
          </table:table-cell>
          <table:covered-table-cell/>
          <table:table-cell table:number-columns-repeated="16378"/>
        </table:table-row>
        <table:table-row table:style-name="ro2">
          <table:table-cell/>
          <table:table-cell office:value-type="float" office:value="22" table:style-name="ce27">
            <text:p>22</text:p>
          </table:table-cell>
          <table:table-cell office:value-type="string" table:style-name="ce21">
            <text:p><text:a xlink:href="https://cerf.unocha.org/admin/Webservices/DetailFundingadv.aspx?paramID=156&amp;type=country&amp;extraID=156&amp;year=2014">Nigeria </text:a></text:p>
          </table:table-cell>
          <table:table-cell office:value-type="float" office:value="5004954" table:style-name="ce22">
            <text:p>5,004,954</text:p>
          </table:table-cell>
          <table:table-cell office:value-type="percentage" office:value="1.09E-2" table:style-name="ce28">
            <text:p>1.09%</text:p>
          </table:table-cell>
          <table:covered-table-cell/>
          <table:table-cell table:number-columns-repeated="16378"/>
        </table:table-row>
        <table:table-row table:style-name="ro24">
          <table:table-cell/>
          <table:table-cell office:value-type="float" office:value="23" table:style-name="ce29">
            <text:p>23</text:p>
          </table:table-cell>
          <table:table-cell office:value-type="string" table:style-name="ce19">
            <text:p><text:a xlink:href="https://cerf.unocha.org/admin/Webservices/DetailFundingadv.aspx?paramID=47&amp;type=country&amp;extraID=47&amp;year=2014">Colombia </text:a></text:p>
          </table:table-cell>
          <table:table-cell office:value-type="float" office:value="4505910" table:style-name="ce20">
            <text:p>4,505,910</text:p>
          </table:table-cell>
          <table:table-cell office:value-type="percentage" office:value="9.7999999999999997E-3" table:style-name="ce30">
            <text:p>0.98%</text:p>
          </table:table-cell>
          <table:covered-table-cell/>
          <table:table-cell table:number-columns-repeated="16378"/>
        </table:table-row>
        <table:table-row table:style-name="ro2">
          <table:table-cell/>
          <table:table-cell office:value-type="float" office:value="24" table:style-name="ce27">
            <text:p>24</text:p>
          </table:table-cell>
          <table:table-cell office:value-type="string" table:style-name="ce21">
            <text:p><text:a xlink:href="https://cerf.unocha.org/admin/Webservices/DetailFundingadv.aspx?paramID=186&amp;type=country&amp;extraID=186&amp;year=2014">Senegal </text:a></text:p>
          </table:table-cell>
          <table:table-cell office:value-type="float" office:value="4500298" table:style-name="ce22">
            <text:p>4,500,298</text:p>
          </table:table-cell>
          <table:table-cell office:value-type="percentage" office:value="9.7999999999999997E-3" table:style-name="ce28">
            <text:p>0.98%</text:p>
          </table:table-cell>
          <table:covered-table-cell/>
          <table:table-cell table:number-columns-repeated="16378"/>
        </table:table-row>
        <table:table-row table:style-name="ro24">
          <table:table-cell/>
          <table:table-cell office:value-type="float" office:value="25" table:style-name="ce29">
            <text:p>25</text:p>
          </table:table-cell>
          <table:table-cell office:value-type="string" table:style-name="ce19">
            <text:p><text:a xlink:href="https://cerf.unocha.org/admin/Webservices/DetailFundingadv.aspx?paramID=188&amp;type=country&amp;extraID=188&amp;year=2014">Sierra Leone </text:a></text:p>
          </table:table-cell>
          <table:table-cell office:value-type="float" office:value="4497599" table:style-name="ce20">
            <text:p>4,497,599</text:p>
          </table:table-cell>
          <table:table-cell office:value-type="percentage" office:value="9.7999999999999997E-3" table:style-name="ce30">
            <text:p>0.98%</text:p>
          </table:table-cell>
          <table:covered-table-cell/>
          <table:table-cell table:number-columns-repeated="16378"/>
        </table:table-row>
        <table:table-row table:style-name="ro2">
          <table:table-cell/>
          <table:table-cell office:value-type="float" office:value="26" table:style-name="ce27">
            <text:p>26</text:p>
          </table:table-cell>
          <table:table-cell office:value-type="string" table:style-name="ce21">
            <text:p><text:a xlink:href="https://cerf.unocha.org/admin/Webservices/DetailFundingadv.aspx?paramID=58&amp;type=country&amp;extraID=58&amp;year=2014">Djibouti </text:a></text:p>
          </table:table-cell>
          <table:table-cell office:value-type="float" office:value="3997512" table:style-name="ce22">
            <text:p>3,997,512</text:p>
          </table:table-cell>
          <table:table-cell office:value-type="percentage" office:value="8.6999999999999994E-3" table:style-name="ce28">
            <text:p>0.87%</text:p>
          </table:table-cell>
          <table:covered-table-cell/>
          <table:table-cell table:number-columns-repeated="16378"/>
        </table:table-row>
        <table:table-row table:style-name="ro24">
          <table:table-cell/>
          <table:table-cell office:value-type="float" office:value="27" table:style-name="ce29">
            <text:p>27</text:p>
          </table:table-cell>
          <table:table-cell office:value-type="string" table:style-name="ce19">
            <text:p><text:a xlink:href="https://cerf.unocha.org/admin/Webservices/DetailFundingadv.aspx?paramID=1&amp;type=country&amp;extraID=1&amp;year=2014">Afghanistan </text:a></text:p>
          </table:table-cell>
          <table:table-cell office:value-type="float" office:value="3991021" table:style-name="ce20">
            <text:p>3,991,021</text:p>
          </table:table-cell>
          <table:table-cell office:value-type="percentage" office:value="8.6999999999999994E-3" table:style-name="ce30">
            <text:p>0.87%</text:p>
          </table:table-cell>
          <table:covered-table-cell/>
          <table:table-cell table:number-columns-repeated="16378"/>
        </table:table-row>
        <table:table-row table:style-name="ro2">
          <table:table-cell/>
          <table:table-cell office:value-type="float" office:value="28" table:style-name="ce27">
            <text:p>28</text:p>
          </table:table-cell>
          <table:table-cell office:value-type="string" table:style-name="ce21">
            <text:p><text:a xlink:href="https://cerf.unocha.org/admin/Webservices/DetailFundingadv.aspx?paramID=221&amp;type=country&amp;extraID=221&amp;year=2014">Ukraine </text:a></text:p>
          </table:table-cell>
          <table:table-cell office:value-type="float" office:value="3975226" table:style-name="ce22">
            <text:p>3,975,226</text:p>
          </table:table-cell>
          <table:table-cell office:value-type="percentage" office:value="8.6E-3" table:style-name="ce28">
            <text:p>0.86%</text:p>
          </table:table-cell>
          <table:covered-table-cell/>
          <table:table-cell table:number-columns-repeated="16378"/>
        </table:table-row>
        <table:table-row table:style-name="ro24">
          <table:table-cell/>
          <table:table-cell office:value-type="float" office:value="29" table:style-name="ce29">
            <text:p>29</text:p>
          </table:table-cell>
          <table:table-cell office:value-type="string" table:style-name="ce19">
            <text:p><text:a xlink:href="https://cerf.unocha.org/admin/Webservices/DetailFundingadv.aspx?paramID=33&amp;type=country&amp;extraID=33&amp;year=2014">Burkina Faso </text:a></text:p>
          </table:table-cell>
          <table:table-cell office:value-type="float" office:value="3929038" table:style-name="ce20">
            <text:p>3,929,038</text:p>
          </table:table-cell>
          <table:table-cell office:value-type="percentage" office:value="8.5000000000000006E-3" table:style-name="ce30">
            <text:p>0.85%</text:p>
          </table:table-cell>
          <table:covered-table-cell/>
          <table:table-cell table:number-columns-repeated="16378"/>
        </table:table-row>
        <table:table-row table:style-name="ro2">
          <table:table-cell/>
          <table:table-cell office:value-type="float" office:value="30" table:style-name="ce27">
            <text:p>30</text:p>
          </table:table-cell>
          <table:table-cell office:value-type="string" table:style-name="ce21">
            <text:p><text:a xlink:href="https://cerf.unocha.org/admin/Webservices/DetailFundingadv.aspx?paramID=49&amp;type=country&amp;extraID=49&amp;year=2014">Congo </text:a></text:p>
          </table:table-cell>
          <table:table-cell office:value-type="float" office:value="3760849" table:style-name="ce22">
            <text:p>3,760,849</text:p>
          </table:table-cell>
          <table:table-cell office:value-type="percentage" office:value="8.2000000000000007E-3" table:style-name="ce28">
            <text:p>0.82%</text:p>
          </table:table-cell>
          <table:covered-table-cell/>
          <table:table-cell table:number-columns-repeated="16378"/>
        </table:table-row>
        <table:table-row table:style-name="ro24">
          <table:table-cell/>
          <table:table-cell office:value-type="float" office:value="31" table:style-name="ce29">
            <text:p>31</text:p>
          </table:table-cell>
          <table:table-cell office:value-type="string" table:style-name="ce19">
            <text:p><text:a xlink:href="https://cerf.unocha.org/admin/Webservices/DetailFundingadv.aspx?paramID=134&amp;type=country&amp;extraID=134&amp;year=2014">Mauritania </text:a></text:p>
          </table:table-cell>
          <table:table-cell office:value-type="float" office:value="3464476" table:style-name="ce20">
            <text:p>3,464,476</text:p>
          </table:table-cell>
          <table:table-cell office:value-type="percentage" office:value="7.4999999999999997E-3" table:style-name="ce30">
            <text:p>0.75%</text:p>
          </table:table-cell>
          <table:covered-table-cell/>
          <table:table-cell table:number-columns-repeated="16378"/>
        </table:table-row>
        <table:table-row table:style-name="ro25">
          <table:table-cell/>
          <table:table-cell office:value-type="float" office:value="32" table:style-name="ce27">
            <text:p>32</text:p>
          </table:table-cell>
          <table:table-cell office:value-type="string" table:style-name="ce21">
            <text:p><text:a xlink:href="https://cerf.unocha.org/admin/Webservices/DetailFundingadv.aspx?paramID=121&amp;type=country&amp;extraID=121&amp;year=2014">Libyan Arab Jamahiriya </text:a></text:p>
          </table:table-cell>
          <table:table-cell office:value-type="float" office:value="3370496" table:style-name="ce22">
            <text:p>3,370,496</text:p>
          </table:table-cell>
          <table:table-cell office:value-type="percentage" office:value="7.3000000000000001E-3" table:style-name="ce28">
            <text:p>0.73%</text:p>
          </table:table-cell>
          <table:covered-table-cell/>
          <table:table-cell table:number-columns-repeated="16378"/>
        </table:table-row>
        <table:table-row table:style-name="ro2">
          <table:table-cell/>
          <table:table-cell office:value-type="float" office:value="33" table:style-name="ce29">
            <text:p>33</text:p>
          </table:table-cell>
          <table:table-cell office:value-type="string" table:style-name="ce19">
            <text:p><text:a xlink:href="https://cerf.unocha.org/admin/Webservices/DetailFundingadv.aspx?paramID=25&amp;type=country&amp;extraID=25&amp;year=2014">Bolivia </text:a></text:p>
          </table:table-cell>
          <table:table-cell office:value-type="float" office:value="3175301" table:style-name="ce20">
            <text:p>3,175,301</text:p>
          </table:table-cell>
          <table:table-cell office:value-type="percentage" office:value="6.8999999999999999E-3" table:style-name="ce30">
            <text:p>0.69%</text:p>
          </table:table-cell>
          <table:covered-table-cell/>
          <table:table-cell table:number-columns-repeated="16378"/>
        </table:table-row>
        <table:table-row table:style-name="ro24">
          <table:table-cell/>
          <table:table-cell office:value-type="float" office:value="34" table:style-name="ce27">
            <text:p>34</text:p>
          </table:table-cell>
          <table:table-cell office:value-type="string" table:style-name="ce21">
            <text:p><text:a xlink:href="https://cerf.unocha.org/admin/Webservices/DetailFundingadv.aspx?paramID=167&amp;type=country&amp;extraID=167&amp;year=2014">Paraguay </text:a></text:p>
          </table:table-cell>
          <table:table-cell office:value-type="float" office:value="2817063" table:style-name="ce22">
            <text:p>2,817,063</text:p>
          </table:table-cell>
          <table:table-cell office:value-type="percentage" office:value="6.1000000000000004E-3" table:style-name="ce28">
            <text:p>0.61%</text:p>
          </table:table-cell>
          <table:covered-table-cell/>
          <table:table-cell table:number-columns-repeated="16378"/>
        </table:table-row>
        <table:table-row table:style-name="ro24">
          <table:table-cell/>
          <table:table-cell office:value-type="float" office:value="35" table:style-name="ce29">
            <text:p>35</text:p>
          </table:table-cell>
          <table:table-cell office:value-type="string" table:style-name="ce19">
            <text:p><text:a xlink:href="https://cerf.unocha.org/admin/Webservices/DetailFundingadv.aspx?paramID=93&amp;type=country&amp;extraID=93&amp;year=2014">Honduras </text:a></text:p>
          </table:table-cell>
          <table:table-cell office:value-type="float" office:value="2600021" table:style-name="ce20">
            <text:p>2,600,021</text:p>
          </table:table-cell>
          <table:table-cell office:value-type="percentage" office:value="5.5999999999999999E-3" table:style-name="ce30">
            <text:p>0.56%</text:p>
          </table:table-cell>
          <table:covered-table-cell/>
          <table:table-cell table:number-columns-repeated="16378"/>
        </table:table-row>
        <table:table-row table:style-name="ro2">
          <table:table-cell/>
          <table:table-cell office:value-type="float" office:value="36" table:style-name="ce27">
            <text:p>36</text:p>
          </table:table-cell>
          <table:table-cell office:value-type="string" table:style-name="ce21">
            <text:p><text:a xlink:href="https://cerf.unocha.org/admin/Webservices/DetailFundingadv.aspx?paramID=244&amp;type=country&amp;extraID=244&amp;year=2014">Eritrea </text:a></text:p>
          </table:table-cell>
          <table:table-cell office:value-type="float" office:value="2489251" table:style-name="ce22">
            <text:p>2,489,251</text:p>
          </table:table-cell>
          <table:table-cell office:value-type="percentage" office:value="5.4000000000000003E-3" table:style-name="ce28">
            <text:p>0.54%</text:p>
          </table:table-cell>
          <table:covered-table-cell/>
          <table:table-cell table:number-columns-repeated="16378"/>
        </table:table-row>
        <table:table-row table:style-name="ro2">
          <table:table-cell/>
          <table:table-cell office:value-type="float" office:value="37" table:style-name="ce29">
            <text:p>37</text:p>
          </table:table-cell>
          <table:table-cell office:value-type="string" table:style-name="ce19">
            <text:p><text:a xlink:href="https://cerf.unocha.org/admin/Webservices/DetailFundingadv.aspx?paramID=77&amp;type=country&amp;extraID=77&amp;year=2014">Gambia </text:a></text:p>
          </table:table-cell>
          <table:table-cell office:value-type="float" office:value="2474424" table:style-name="ce20">
            <text:p>2,474,424</text:p>
          </table:table-cell>
          <table:table-cell office:value-type="percentage" office:value="5.4000000000000003E-3" table:style-name="ce30">
            <text:p>0.54%</text:p>
          </table:table-cell>
          <table:covered-table-cell/>
          <table:table-cell table:number-columns-repeated="16378"/>
        </table:table-row>
        <table:table-row table:style-name="ro2">
          <table:table-cell/>
          <table:table-cell office:value-type="float" office:value="38" table:style-name="ce27">
            <text:p>38</text:p>
          </table:table-cell>
          <table:table-cell office:value-type="string" table:style-name="ce21">
            <text:p><text:a xlink:href="https://cerf.unocha.org/admin/Webservices/DetailFundingadv.aspx?paramID=238&amp;type=country&amp;extraID=238&amp;year=2014">Serbia </text:a></text:p>
          </table:table-cell>
          <table:table-cell office:value-type="float" office:value="2164276" table:style-name="ce22">
            <text:p>2,164,276</text:p>
          </table:table-cell>
          <table:table-cell office:value-type="percentage" office:value="4.7000000000000002E-3" table:style-name="ce28">
            <text:p>0.47%</text:p>
          </table:table-cell>
          <table:covered-table-cell/>
          <table:table-cell table:number-columns-repeated="16378"/>
        </table:table-row>
        <table:table-row table:style-name="ro24">
          <table:table-cell/>
          <table:table-cell office:value-type="float" office:value="39" table:style-name="ce29">
            <text:p>39</text:p>
          </table:table-cell>
          <table:table-cell office:value-type="string" table:style-name="ce19">
            <text:p><text:a xlink:href="https://cerf.unocha.org/admin/Webservices/DetailFundingadv.aspx?paramID=196&amp;type=country&amp;extraID=196&amp;year=2014">Sri Lanka </text:a></text:p>
          </table:table-cell>
          <table:table-cell office:value-type="float" office:value="2052680" table:style-name="ce20">
            <text:p>2,052,680</text:p>
          </table:table-cell>
          <table:table-cell office:value-type="percentage" office:value="4.4999999999999997E-3" table:style-name="ce30">
            <text:p>0.45%</text:p>
          </table:table-cell>
          <table:covered-table-cell/>
          <table:table-cell table:number-columns-repeated="16378"/>
        </table:table-row>
        <table:table-row table:style-name="ro25">
          <table:table-cell/>
          <table:table-cell office:value-type="float" office:value="40" table:style-name="ce27">
            <text:p>40</text:p>
          </table:table-cell>
          <table:table-cell office:value-type="string" table:style-name="ce21">
            <text:p><text:a xlink:href="https://cerf.unocha.org/admin/Webservices/DetailFundingadv.aspx?paramID=26&amp;type=country&amp;extraID=26&amp;year=2014">Bosnia and Herzegovina </text:a></text:p>
          </table:table-cell>
          <table:table-cell office:value-type="float" office:value="2032306" table:style-name="ce22">
            <text:p>2,032,306</text:p>
          </table:table-cell>
          <table:table-cell office:value-type="percentage" office:value="4.4000000000000003E-3" table:style-name="ce28">
            <text:p>0.44%</text:p>
          </table:table-cell>
          <table:covered-table-cell/>
          <table:table-cell table:number-columns-repeated="16378"/>
        </table:table-row>
        <table:table-row table:style-name="ro2">
          <table:table-cell/>
          <table:table-cell office:value-type="float" office:value="41" table:style-name="ce29">
            <text:p>41</text:p>
          </table:table-cell>
          <table:table-cell office:value-type="string" table:style-name="ce19">
            <text:p><text:a xlink:href="https://cerf.unocha.org/admin/Webservices/DetailFundingadv.aspx?paramID=34&amp;type=country&amp;extraID=34&amp;year=2014">Burundi </text:a></text:p>
          </table:table-cell>
          <table:table-cell office:value-type="float" office:value="1978455" table:style-name="ce20">
            <text:p>1,978,455</text:p>
          </table:table-cell>
          <table:table-cell office:value-type="percentage" office:value="4.3E-3" table:style-name="ce30">
            <text:p>0.43%</text:p>
          </table:table-cell>
          <table:covered-table-cell/>
          <table:table-cell table:number-columns-repeated="16378"/>
        </table:table-row>
        <table:table-row table:style-name="ro2">
          <table:table-cell/>
          <table:table-cell office:value-type="float" office:value="42" table:style-name="ce27">
            <text:p>42</text:p>
          </table:table-cell>
          <table:table-cell office:value-type="string" table:style-name="ce21">
            <text:p><text:a xlink:href="https://cerf.unocha.org/admin/Webservices/DetailFundingadv.aspx?paramID=120&amp;type=country&amp;extraID=120&amp;year=2014">Liberia </text:a></text:p>
          </table:table-cell>
          <table:table-cell office:value-type="float" office:value="1907059" table:style-name="ce22">
            <text:p>1,907,059</text:p>
          </table:table-cell>
          <table:table-cell office:value-type="percentage" office:value="4.1000000000000003E-3" table:style-name="ce28">
            <text:p>0.41%</text:p>
          </table:table-cell>
          <table:covered-table-cell/>
          <table:table-cell table:number-columns-repeated="16378"/>
        </table:table-row>
        <table:table-row table:style-name="ro2">
          <table:table-cell/>
          <table:table-cell office:value-type="float" office:value="43" table:style-name="ce29">
            <text:p>43</text:p>
          </table:table-cell>
          <table:table-cell office:value-type="string" table:style-name="ce19">
            <text:p><text:a xlink:href="https://cerf.unocha.org/admin/Webservices/DetailFundingadv.aspx?paramID=148&amp;type=country&amp;extraID=148&amp;year=2014">Nepal </text:a></text:p>
          </table:table-cell>
          <table:table-cell office:value-type="float" office:value="1870201" table:style-name="ce20">
            <text:p>1,870,201</text:p>
          </table:table-cell>
          <table:table-cell office:value-type="percentage" office:value="4.1000000000000003E-3" table:style-name="ce30">
            <text:p>0.41%</text:p>
          </table:table-cell>
          <table:covered-table-cell/>
          <table:table-cell table:number-columns-repeated="16378"/>
        </table:table-row>
        <table:table-row table:style-name="ro24">
          <table:table-cell/>
          <table:table-cell office:value-type="float" office:value="44" table:style-name="ce27">
            <text:p>44</text:p>
          </table:table-cell>
          <table:table-cell office:value-type="string" table:style-name="ce21">
            <text:p><text:a xlink:href="https://cerf.unocha.org/admin/Webservices/DetailFundingadv.aspx?paramID=192&amp;type=country&amp;extraID=192&amp;year=2014">Solomon Islands </text:a></text:p>
          </table:table-cell>
          <table:table-cell office:value-type="float" office:value="1776122" table:style-name="ce22">
            <text:p>1,776,122</text:p>
          </table:table-cell>
          <table:table-cell office:value-type="percentage" office:value="3.8999999999999998E-3" table:style-name="ce28">
            <text:p>0.39%</text:p>
          </table:table-cell>
          <table:covered-table-cell/>
          <table:table-cell table:number-columns-repeated="16378"/>
        </table:table-row>
        <table:table-row table:style-name="ro24">
          <table:table-cell/>
          <table:table-cell office:value-type="float" office:value="45" table:style-name="ce29">
            <text:p>45</text:p>
          </table:table-cell>
          <table:table-cell office:value-type="string" table:style-name="ce19">
            <text:p><text:a xlink:href="https://cerf.unocha.org/admin/Webservices/DetailFundingadv.aspx?paramID=241&amp;type=country&amp;extraID=241&amp;year=2014">Zimbabwe </text:a></text:p>
          </table:table-cell>
          <table:table-cell office:value-type="float" office:value="773181" table:style-name="ce20">
            <text:p>773,181</text:p>
          </table:table-cell>
          <table:table-cell office:value-type="percentage" office:value="1.6999999999999999E-3" table:style-name="ce30">
            <text:p>0.17%</text:p>
          </table:table-cell>
          <table:covered-table-cell/>
          <table:table-cell table:number-columns-repeated="16378"/>
        </table:table-row>
        <table:table-row table:style-name="ro21">
          <table:table-cell/>
          <table:table-cell table:style-name="ce31"/>
          <table:table-cell office:value-type="string" table:style-name="ce32">
            <text:p>Total</text:p>
          </table:table-cell>
          <table:table-cell office:value-type="float" office:value="460799180" table:style-name="ce33">
            <text:p>460,799,180</text:p>
          </table:table-cell>
          <table:table-cell office:value-type="percentage" office:value="1" table:style-name="ce34">
            <text:p>100%</text:p>
          </table:table-cell>
          <table:covered-table-cell/>
          <table:table-cell table:number-columns-repeated="16378"/>
        </table:table-row>
        <table:table-row table:style-name="ro21">
          <table:table-cell/>
          <table:table-cell table:number-columns-spanned="6" table:number-rows-spanned="1" table:style-name="ce44"/>
          <table:covered-table-cell table:number-columns-repeated="5"/>
          <table:table-cell table:number-columns-repeated="16377"/>
        </table:table-row>
        <table:table-row table:number-rows-repeated="1048527" table:style-name="ro2">
          <table:table-cell table:number-columns-repeated="16384"/>
        </table:table-row>
      </table:table>
      <table:database-ranges>
        <table:database-range table:target-range-address="FTS_export.A7:FTS_export.AO230" table:display-filter-buttons="true">
          <table:filter>
            <table:filter-condition table:field-number="6" table:value="2015" table:operator="="/>
          </table:filter>
          <table:sort>
            <table:sort-by table:field-number="12"/>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style:font-face style:name="Tahoma" svg:font-family="Tahoma"/>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36P0" number:language="en" number:country="US">
      <number:day/>
      <number:text>-</number:text>
      <number:month number:textual="true"/>
      <number:text>-</number:text>
      <number:year number:style="long"/>
    </number:date-style>
    <number:text-style style:name="N36">
      <number:text-content/>
      <style:map style:condition="value()&gt;=0" style:apply-style-name="N36P0"/>
    </number:text-style>
    <number:number-style style:name="N37">
      <number:number number:decimal-places="1" number:min-integer-digits="1"/>
    </number:number-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1" number:min-integer-digits="1" number:grouping="true"/>
      <number:text> </number:text>
    </number:number-style>
    <number:number-style style:name="N39P1">
      <number:text>-</number:text>
      <number:number number:decimal-places="1"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_50_0_37__32_-_32_Accent1" style:display-name="20% - Accent1" style:family="table-cell" style:data-style-name="N0">
      <style:table-cell-properties fo:background-color="#FEF9D0"/>
      <style:text-properties fo:color="#000000"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DCF4F2"/>
      <style:text-properties fo:color="#000000"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FEEBCE"/>
      <style:text-properties fo:color="#000000"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DEF4E9"/>
      <style:text-properties fo:color="#000000"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EBE0F8"/>
      <style:text-properties fo:color="#000000"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ECFCFA"/>
      <style:text-properties fo:color="#000000"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FDF2A1"/>
      <style:text-properties fo:color="#000000"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BBE9E6"/>
      <style:text-properties fo:color="#000000"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FDD69D"/>
      <style:text-properties fo:color="#000000"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BFE9D4"/>
      <style:text-properties fo:color="#000000"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D9C2F2"/>
      <style:text-properties fo:color="#000000"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DAFAF7"/>
      <style:text-properties fo:color="#000000"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FBEB73"/>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99DFDA"/>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BC26D"/>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A0DEBF"/>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6A5EB"/>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C9F7F3"/>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F9DD16"/>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56C9C1"/>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F99B0C"/>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61C994"/>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169DE"/>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A6F2EB"/>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F9DD16"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FCEF8C"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FBEB73"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otal" style:family="table-cell" style:data-style-name="N0">
      <style:table-cell-properties fo:border-top="thin solid #F9DD16" fo:border-bottom="thin double #F9DD16"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f9dd16" draw:opacity="100%" draw:stroke="solid" svg:stroke-width="0.02778in" svg:stroke-color="#b7a20d"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eta:initial-creator>
    <dc:creator>catl</dc:creator>
    <meta:creation-date>2006-11-14T14:07:21Z</meta:creation-date>
    <dc:date>2015-05-13T11:16:44Z</dc:date>
    <meta:print-date>2006-11-14T15:10:05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2">
      <style:graphic-properties draw:fill="solid" draw:fill-color="#f99b0c"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0.5pt" svg:width="360.0pt" chart:style-name="Crt0">
        <chart:plot-area chart:style-name="Plt0">
          <chart:axis chart:dimension="x" chart:name="primary-x" chart:style-name="Axs0">
            <chart:categories table:cell-range-address="Fig_1___Top_donors.$B$4:.$B$13"/>
          </chart:axis>
          <chart:axis chart:dimension="y" chart:name="primary-y" chart:style-name="Axs1">
            <chart:title chart:style-name="AT01">
              <text:p text:style-name="a0" text:class-names="" text:cond-style-name="">US$ millions</text:p>
            </chart:title>
            <chart:grid chart:class="major" chart:style-name="GMa1"/>
          </chart:axis>
          <chart:series chart:values-cell-range-address="Fig_1___Top_donors.$C$4:.$C$13" chart:class="chart:bar" chart:attached-axis="primary-y" chart:style-name="G0S0">
            <chart:data-point chart:repeated="2"/>
            <chart:data-point chart:style-name="G0S0P2"/>
            <chart:data-point chart:repeated="7"/>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0S1P4" style:data-style-name="N0">
      <style:chart-properties chart:link-data-style-to-source="true" chart:data-label-number="non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tyle:style>
    <style:style style:family="chart" style:name="G0S1P5" style:data-style-name="N0">
      <style:chart-properties chart:link-data-style-to-source="true" chart:data-label-number="non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6" style:data-style-name="N0">
      <style:chart-properties chart:link-data-style-to-source="true" chart:data-label-number="non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7" style:data-style-name="N0">
      <style:chart-properties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8" style:data-style-name="N0">
      <style:chart-properties chart:link-data-style-to-source="true" chart:data-label-number="non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9" style:data-style-name="N0">
      <style:chart-properties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P1" style:data-style-name="N0">
      <style:chart-properties chart:link-data-style-to-source="true" chart:data-label-number="non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7"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0" style:data-style-name="N0">
      <style:chart-properties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9" style:data-style-name="N0">
      <style:chart-properties chart:link-data-style-to-source="true" chart:data-label-number="valu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1" style:data-style-name="N0">
      <style:chart-properties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2" style:data-style-name="N0">
      <style:chart-properties chart:link-data-style-to-source="true" chart:data-label-number="non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3" style:data-style-name="N0">
      <style:chart-properties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304.5pt" svg:width="448.5pt" chart:style-name="Crt0">
        <chart:legend chart:legend-position="bottom" chart:legend-align="center" chart:style-name="Lgnd"/>
        <chart:plot-area chart:style-name="Plt0">
          <chart:axis chart:dimension="x" chart:name="primary-x" chart:style-name="Axs0">
            <chart:categories table:cell-range-address="Fig_2_comm_pledged.$B$4:.$B$13"/>
          </chart:axis>
          <chart:axis chart:dimension="y" chart:name="primary-y" chart:style-name="Axs1">
            <chart:grid chart:class="major" chart:style-name="GMa1"/>
          </chart:axis>
          <chart:series chart:values-cell-range-address="Fig_2_comm_pledged.$C$4:.$C$13" chart:class="chart:bar" chart:attached-axis="primary-y" chart:style-name="G0S0">
            <chart:data-point/>
            <chart:data-point chart:style-name="G0S0P1"/>
            <chart:data-point chart:repeated="5"/>
            <chart:data-point chart:style-name="G0S0P7"/>
            <chart:data-point/>
            <chart:data-point chart:style-name="G0S0P9"/>
          </chart:series>
          <chart:series chart:values-cell-range-address="Fig_2_comm_pledged.$D$4:.$D$13" chart:class="chart:bar" chart:attached-axis="primary-y" chart:style-name="G0S1">
            <chart:data-point chart:style-name="G0S1P0"/>
            <chart:data-point chart:style-name="G0S1P1"/>
            <chart:data-point chart:style-name="G0S1P2"/>
            <chart:data-point chart:style-name="G0S1P3"/>
            <chart:data-point chart:style-name="G0S1P4"/>
            <chart:data-point chart:style-name="G0S1P5"/>
            <chart:data-point chart:style-name="G0S1P6"/>
            <chart:data-point chart:style-name="G0S1P7"/>
            <chart:data-point chart:style-name="G0S1P8"/>
            <chart:data-point chart:style-name="G0S1P9"/>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37">
      <number:number number:decimal-places="1" number:min-integer-digits="1"/>
      <number:text>%</number:text>
    </number:percentage-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ddc412" draw:opacity="100%" draw:stroke="none"/>
    </style:style>
    <style:style style:family="chart" style:name="G0S0P1">
      <style:graphic-properties draw:fill="solid" draw:fill-color="#4bb2ab" draw:opacity="100%" draw:stroke="none"/>
    </style:style>
    <style:style style:family="chart" style:name="G0S0P2">
      <style:graphic-properties draw:fill="solid" draw:fill-color="#dd8909" draw:opacity="100%" draw:stroke="none"/>
    </style:style>
    <style:style style:family="chart" style:name="G0S0P3">
      <style:graphic-properties draw:fill="solid" draw:fill-color="#55b282" draw:opacity="100%" draw:stroke="none"/>
    </style:style>
    <style:style style:family="chart" style:name="G0S0P4">
      <style:graphic-properties draw:fill="solid" draw:fill-color="#8e5cc4" draw:opacity="100%" draw:stroke="none"/>
    </style:style>
    <style:style style:family="chart" style:name="G0S0P5">
      <style:graphic-properties draw:fill="solid" draw:fill-color="#93d6d0" draw:opacity="100%" draw:stroke="none"/>
    </style:style>
    <style:style style:family="chart" style:name="G0S0P6">
      <style:graphic-properties draw:fill="solid" draw:fill-color="#fae585" draw:opacity="100%" draw:stroke="none"/>
    </style:style>
    <style:style style:family="chart" style:name="G0S0P7" style:data-style-name="N37">
      <style:chart-properties chart:link-data-style-to-source="false" chart:data-label-number="percentage" chart:data-label-text="false" chart:data-label-symbol="false"/>
      <style:graphic-properties draw:fill="solid" draw:fill-color="#95d7d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8" style:data-style-name="N37">
      <style:chart-properties chart:link-data-style-to-source="false" chart:data-label-number="percentage" chart:data-label-text="false" chart:data-label-symbol="false"/>
      <style:graphic-properties draw:fill="solid" draw:fill-color="#fab985"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44.5pt" svg:width="396.75pt" chart:style-name="Crt0">
        <chart:legend svg:x="246.5355118110236pt" svg:y="16.6696062992126pt" chart:style-name="Lgnd"/>
        <chart:plot-area svg:x="57.29889763779528pt" svg:y="48.2811811023622pt" svg:width="169.9376377952756pt" svg:height="169.9376377952756pt" chart:style-name="Plt0">
          <chart:axis chart:dimension="x">
            <chart:categories table:cell-range-address="Fig_3_-_Sectors.$C$5:.$C$13"/>
          </chart:axis>
          <chart:axis chart:dimension="y"/>
          <chart:series chart:label-cell-address="Fig_3_-_Sectors.$D$4" chart:values-cell-range-address="Fig_3_-_Sectors.$D$5:.$D$13"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data-point chart:style-name="G0S0P6"/>
            <chart:data-point chart:style-name="G0S0P7"/>
            <chart:data-point chart:style-name="G0S0P8"/>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graphic-properties draw:fill="solid" draw:fill-color="#ddc412" draw:opacity="100%" draw:stroke="none"/>
    </style:style>
    <style:style style:family="chart" style:name="G0S0P1">
      <style:graphic-properties draw:fill="solid" draw:fill-color="#4bb2ab" draw:opacity="100%" draw:stroke="none"/>
    </style:style>
    <style:style style:family="chart" style:name="G0S0P2">
      <style:graphic-properties draw:fill="solid" draw:fill-color="#dd8909" draw:opacity="100%" draw:stroke="none"/>
    </style:style>
    <style:style style:family="chart" style:name="G0S0P3">
      <style:graphic-properties draw:fill="solid" draw:fill-color="#55b282" draw:opacity="100%" draw:stroke="none"/>
    </style:style>
    <style:style style:family="chart" style:name="G0S0P4">
      <style:graphic-properties draw:fill="solid" draw:fill-color="#8e5cc4" draw:opacity="100%" draw:stroke="none"/>
    </style:style>
    <style:style style:family="chart" style:name="G0S0P5">
      <style:graphic-properties draw:fill="solid" draw:fill-color="#93d6d0" draw:opacity="100%" draw:stroke="none"/>
    </style:style>
    <style:style style:family="chart" style:name="G0S0" style:data-style-name="N0">
      <style:chart-properties chart:symbol-type="none" chart:connect-bars="false" chart:pie-offset="0" chart:solid-type="cuboid" chart:link-data-style-to-source="true" chart:data-label-number="percentage" chart:data-label-text="fals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73.7500787401575pt" svg:width="351.0pt" chart:style-name="Crt0">
        <chart:legend svg:x="216.762125984252pt" svg:y="30.66409448818898pt" chart:style-name="Lgnd"/>
        <chart:plot-area chart:style-name="Plt0">
          <chart:axis chart:dimension="x">
            <chart:categories table:cell-range-address="Fig_4_-_CERF_sectors.$C$5:.$C$10"/>
          </chart:axis>
          <chart:axis chart:dimension="y"/>
          <chart:series chart:label-cell-address="Fig_4_-_CERF_sectors.$D$4" chart:values-cell-range-address="Fig_4_-_CERF_sectors.$D$5:.$D$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percentage-style style:name="N14">
      <number:number number:decimal-places="2" number:min-integer-digits="1"/>
      <number:text>%</number:text>
    </number:percentage-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graphic-properties draw:fill="solid" draw:fill-color="#ddc412" draw:opacity="100%" draw:stroke="none"/>
    </style:style>
    <style:style style:family="chart" style:name="G0S0P1">
      <style:graphic-properties draw:fill="solid" draw:fill-color="#4bb2ab" draw:opacity="100%" draw:stroke="none"/>
    </style:style>
    <style:style style:family="chart" style:name="G0S0P2">
      <style:graphic-properties draw:fill="solid" draw:fill-color="#dd8909" draw:opacity="100%" draw:stroke="none"/>
    </style:style>
    <style:style style:family="chart" style:name="G0S0P3">
      <style:graphic-properties draw:fill="solid" draw:fill-color="#55b282" draw:opacity="100%" draw:stroke="none"/>
    </style:style>
    <style:style style:family="chart" style:name="G0S0P4">
      <style:graphic-properties draw:fill="solid" draw:fill-color="#8e5cc4" draw:opacity="100%" draw:stroke="none"/>
    </style:style>
    <style:style style:family="chart" style:name="G0S0P5" style:data-style-name="N14">
      <style:chart-properties chart:link-data-style-to-source="false" chart:data-label-number="percentage" chart:data-label-text="true" chart:data-label-symbol="false"/>
      <style:graphic-properties draw:fill="solid" draw:fill-color="#93d6d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percentage" chart:data-label-text="true" chart:data-label-symbol="false"/>
      <style:graphic-properties draw:fill="solid" draw:fill-color="#f9dd16"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61.75pt" svg:width="502.5pt" chart:style-name="Crt0">
        <chart:plot-area chart:style-name="Plt0">
          <chart:axis chart:dimension="x">
            <chart:categories table:cell-range-address="Fig_5_-_Channels_of_delivery.$C$5:.$C$10"/>
          </chart:axis>
          <chart:axis chart:dimension="y"/>
          <chart:series chart:values-cell-range-address="Fig_5_-_Channels_of_delivery.$D$5:.$D$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number:percentage-style style:name="N13">
      <number:number number:decimal-places="0" number:min-integer-digits="1"/>
      <number:text>%</number:text>
    </number:percentage-style>
    <style:style style:family="chart" style:name="Axs2" style:data-style-name="N13">
      <style:chart-properties chart:gap-width="150" chart:overlap="0" chart:link-data-style-to-source="true" chart:visible="true" chart:logarithmic="false" chart:maximum="1"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tyle:style>
    <style:style style:family="chart" style:name="Axs3"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1S0" style:data-style-name="N0">
      <style:chart-properties chart:symbol-type="none" chart:connect-bars="false" chart:solid-type="cuboid" chart:stacked="false" chart:percentage="false" chart:link-data-style-to-source="true" chart:data-label-number="value" chart:data-label-text="false" chart:data-label-symbol="false"/>
      <style:graphic-properties draw:fill="none" draw:stroke="solid" svg:stroke-width="0.03125in" svg:stroke-color="#f9990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P0" style:data-style-name="N0">
      <style:chart-properties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data-style-name="N0">
      <style:chart-properties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data-style-name="N0">
      <style:chart-properties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3" style:data-style-name="N0">
      <style:chart-properties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56c9c1"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40.0pt" svg:width="469.5pt" chart:style-name="Crt0">
        <chart:legend chart:legend-position="end" chart:legend-align="center" chart:style-name="Lgnd"/>
        <chart:plot-area chart:style-name="Plt0">
          <chart:axis chart:dimension="x" chart:name="primary-x" chart:style-name="Axs0">
            <chart:categories table:cell-range-address="Fig_6_DPP_funding.$B$3:.$F$3"/>
          </chart:axis>
          <chart:axis chart:dimension="y" chart:name="primary-y" chart:style-name="Axs1">
            <chart:title chart:style-name="AT01">
              <text:p text:style-name="a0" text:class-names="" text:cond-style-name="">US$ millions</text:p>
            </chart:title>
            <chart:grid chart:class="major" chart:style-name="GMa1"/>
          </chart:axis>
          <chart:axis chart:dimension="y" chart:name="secondary-y" chart:style-name="Axs2"/>
          <chart:axis chart:dimension="x" chart:name="secondary-X" chart:style-name="Axs3"/>
          <chart:series chart:label-cell-address="Fig_6_DPP_funding.$A$4" chart:values-cell-range-address="Fig_6_DPP_funding.$B$4:.$F$4" chart:class="chart:bar" chart:attached-axis="primary-y" chart:style-name="G0S0">
            <chart:data-point chart:style-name="G0S0P0"/>
            <chart:data-point chart:style-name="G0S0P1"/>
            <chart:data-point chart:style-name="G0S0P2"/>
            <chart:data-point chart:style-name="G0S0P3"/>
            <chart:data-point chart:style-name="G0S0P4"/>
          </chart:series>
          <chart:series chart:label-cell-address="Fig_6_DPP_funding.$A$5" chart:values-cell-range-address="Fig_6_DPP_funding.$B$5:.$F$5" chart:class="chart:line" chart:attached-axis="secondary-y" chart:style-name="G1S0">
            <chart:data-point chart:repeated="5"/>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